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f4c210" style:family="table" style:master-page-name="ta-mp-0x1f4c210">
      <style:table-properties table:display="true" style:writing-mode="lr-tb"/>
    </style:style>
    <style:style style:name="ta-0x1f4c400" style:family="table" style:master-page-name="ta-mp-0x1f4c400">
      <style:table-properties table:display="true" style:writing-mode="lr-tb"/>
    </style:style>
    <style:style style:name="ta-0x1f4c5f0" style:family="table" style:master-page-name="ta-mp-0x1f4c5f0">
      <style:table-properties table:display="true" style:writing-mode="lr-tb"/>
    </style:style>
    <style:style style:name="ta-0x1f4c9d0" style:family="table" style:master-page-name="ta-mp-0x1f4c9d0">
      <style:table-properties table:display="true" style:writing-mode="lr-tb"/>
    </style:style>
    <style:style style:name="ta-0x1f4c7e0" style:family="table" style:master-page-name="ta-mp-0x1f4c7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20550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551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552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554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553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08.75pt" style:use-optimal-column-width="false"/>
    </style:style>
    <style:style style:name="ACOL-2" style:family="table-column">
      <style:table-column-properties style:column-width="120.75pt" style:use-optimal-column-width="false"/>
    </style:style>
    <style:style style:name="ACOL-3" style:family="table-column">
      <style:table-column-properties style:column-width="132.75pt" style:use-optimal-column-width="false"/>
    </style:style>
    <style:style style:name="ACOL-4" style:family="table-column">
      <style:table-column-properties style:column-width="146.25pt" style:use-optimal-column-width="false"/>
    </style:style>
    <style:style style:name="ACOL-5" style:family="table-column">
      <style:table-column-properties style:column-width="150.75pt" style:use-optimal-column-width="false"/>
    </style:style>
    <style:style style:name="ACOL-6" style:family="table-column"/>
    <style:style style:name="ACOL-7" style:family="table-column">
      <style:table-column-properties style:column-width="257.25pt" style:use-optimal-column-width="false"/>
    </style:style>
    <style:style style:name="ACOL-8" style:family="table-column">
      <style:table-column-properties style:column-width="124.50pt" style:use-optimal-column-width="true"/>
    </style:style>
    <style:style style:name="ACOL-9" style:family="table-column">
      <style:table-column-properties style:column-width="124.50pt" style:use-optimal-column-width="false"/>
    </style:style>
    <style:style style:name="ACOL-10" style:family="table-column">
      <style:table-column-properties style:column-width="149.25pt" style:use-optimal-column-width="true"/>
    </style:style>
    <style:style style:name="ACOL-11" style:family="table-column">
      <style:table-column-properties style:column-width="149.25pt" style:use-optimal-column-width="false"/>
    </style:style>
    <style:style style:name="ACOL-12" style:family="table-column">
      <style:table-column-properties style:column-width="263.25pt" style:use-optimal-column-width="false"/>
    </style:style>
    <style:style style:name="ACOL-13" style:family="table-column">
      <style:table-column-properties style:column-width="143.25pt" style:use-optimal-column-width="false"/>
    </style:style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1f4c21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0" table:number-columns-repeated="250"/>
        <table:table-row table:style-name="AROW-1">
          <table:table-cell table:style-name="Gnumeric-default" office:value-type="string" office:string-value="admin">
            <text:p>admin</text:p>
          </table:table-cell>
          <table:table-cell table:style-name="Gnumeric-default" office:value-type="string" office:string-value="admin admin">
            <text:p>admin admi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1]&amp;&quot;-&quot;&amp;[.D1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philp66">
            <text:p>aphilp66</text:p>
          </table:table-cell>
          <table:table-cell table:style-name="Gnumeric-default" office:value-type="string" office:string-value="Alex Philp">
            <text:p>Alex Philp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2]&amp;&quot;-&quot;&amp;[.D2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lesueur">
            <text:p>clesueur</text:p>
          </table:table-cell>
          <table:table-cell table:style-name="Gnumeric-default" office:value-type="string" office:string-value="Chris LeSueur">
            <text:p>Chris LeSueu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3]&amp;&quot;-&quot;&amp;[.D3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reece">
            <text:p>creece</text:p>
          </table:table-cell>
          <table:table-cell table:style-name="Gnumeric-default" office:value-type="string" office:string-value="Clive Reece">
            <text:p>Clive Reece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4]&amp;&quot;-&quot;&amp;[.D4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ubewerx_usa">
            <text:p>cubewerx_usa</text:p>
          </table:table-cell>
          <table:table-cell table:style-name="Gnumeric-default" office:value-type="string" office:string-value="Jeff Harrison">
            <text:p>Jeff Harriso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5]&amp;&quot;-&quot;&amp;[.D5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anmad78">
            <text:p>danmad78</text:p>
          </table:table-cell>
          <table:table-cell table:style-name="Gnumeric-default" office:value-type="string" office:string-value="Dan Madigan">
            <text:p>Dan Madiga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6]&amp;&quot;-&quot;&amp;[.D6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emocarl">
            <text:p>democarl</text:p>
          </table:table-cell>
          <table:table-cell table:style-name="Gnumeric-default" office:value-type="string" office:string-value="Darren Baird">
            <text:p>Darren Baird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7]&amp;&quot;-&quot;&amp;[.D7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onmck">
            <text:p>donmck</text:p>
          </table:table-cell>
          <table:table-cell table:style-name="Gnumeric-default" office:value-type="string" office:string-value="Don McKenna">
            <text:p>Don McKenna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8]&amp;&quot;-&quot;&amp;[.D8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pra">
            <text:p>dpra</text:p>
          </table:table-cell>
          <table:table-cell table:style-name="Gnumeric-default" office:value-type="string" office:string-value="Josh Hevenor">
            <text:p>Josh Heveno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9]&amp;&quot;-&quot;&amp;[.D9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zimble">
            <text:p>dzimble</text:p>
          </table:table-cell>
          <table:table-cell table:style-name="Gnumeric-default" office:value-type="string" office:string-value="Daniel Zimble">
            <text:p>Daniel Zimble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10]&amp;&quot;-&quot;&amp;[.D10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ekeighan">
            <text:p>ekeighan</text:p>
          </table:table-cell>
          <table:table-cell table:style-name="Gnumeric-default" office:value-type="string" office:string-value="Edric Keighan">
            <text:p>Edric Keigha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11]&amp;&quot;-&quot;&amp;[.D11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ESRI_admin">
            <text:p>ESRI_admin</text:p>
          </table:table-cell>
          <table:table-cell table:style-name="Gnumeric-default" office:value-type="string" office:string-value="ESRI_ADMIN ESRI_ADMIN">
            <text:p>ESRI_ADMIN ESRI_ADMI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12]&amp;&quot;-&quot;&amp;[.D12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frank_m_roberts">
            <text:p>frank_m_roberts</text:p>
          </table:table-cell>
          <table:table-cell table:style-name="Gnumeric-default" office:value-type="string" office:string-value="Frank Roberts">
            <text:p>Frank Roberts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13]&amp;&quot;-&quot;&amp;[.D13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eoref">
            <text:p>georef</text:p>
          </table:table-cell>
          <table:table-cell table:style-name="Gnumeric-default" office:value-type="string" office:string-value="John Davidson">
            <text:p>John Davidso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14]&amp;&quot;-&quot;&amp;[.D14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ercoh">
            <text:p>gercoh</text:p>
          </table:table-cell>
          <table:table-cell table:style-name="Gnumeric-default" office:value-type="string" office:string-value="Gercoh Gercoh">
            <text:p>Gercoh Gercoh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15]&amp;&quot;-&quot;&amp;[.D15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isuser">
            <text:p>gisuser</text:p>
          </table:table-cell>
          <table:table-cell table:style-name="Gnumeric-default" office:value-type="string" office:string-value="Glenn Letham">
            <text:p>Glenn Letham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16]&amp;&quot;-&quot;&amp;[.D16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Hayakawa">
            <text:p>Hayakawa</text:p>
          </table:table-cell>
          <table:table-cell table:style-name="Gnumeric-default" office:value-type="string" office:string-value="T H">
            <text:p>T H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17]&amp;&quot;-&quot;&amp;[.D17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hisashi">
            <text:p>hisashi</text:p>
          </table:table-cell>
          <table:table-cell table:style-name="Gnumeric-default" office:value-type="string" office:string-value="Ishimoto Hisashi">
            <text:p>Ishimoto Hisashi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18]&amp;&quot;-&quot;&amp;[.D18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hurricane">
            <text:p>hurricane</text:p>
          </table:table-cell>
          <table:table-cell table:style-name="Gnumeric-default" office:value-type="string" office:string-value="Hurricane Channel">
            <text:p>Hurricane Channel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19]&amp;&quot;-&quot;&amp;[.D19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lundquist1955">
            <text:p>jlundquist1955</text:p>
          </table:table-cell>
          <table:table-cell table:style-name="Gnumeric-default" office:value-type="string" office:string-value="John Lundquist">
            <text:p>John Lundquist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20]&amp;&quot;-&quot;&amp;[.D20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indsay">
            <text:p>lindsay</text:p>
          </table:table-cell>
          <table:table-cell table:style-name="Gnumeric-default" office:value-type="string" office:string-value="Lindsay Hernstrom">
            <text:p>Lindsay Hernstrom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21]&amp;&quot;-&quot;&amp;[.D21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ymanj">
            <text:p>lymanj</text:p>
          </table:table-cell>
          <table:table-cell table:style-name="Gnumeric-default" office:value-type="string" office:string-value="Jeremy Lyman">
            <text:p>Jeremy Lyma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22]&amp;&quot;-&quot;&amp;[.D22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aponics">
            <text:p>Maponics</text:p>
          </table:table-cell>
          <table:table-cell table:style-name="Gnumeric-default" office:value-type="string" office:string-value="Gloria Dufield">
            <text:p>Gloria Dufield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23]&amp;&quot;-&quot;&amp;[.D23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ark5705">
            <text:p>mark5705</text:p>
          </table:table-cell>
          <table:table-cell table:style-name="Gnumeric-default" office:value-type="string" office:string-value="Mark Wagaman">
            <text:p>Mark Wagama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24]&amp;&quot;-&quot;&amp;[.D24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arten">
            <text:p>marten</text:p>
          </table:table-cell>
          <table:table-cell table:style-name="Gnumeric-default" office:value-type="string" office:string-value="Marten Hogeweg">
            <text:p>Marten Hogeweg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25]&amp;&quot;-&quot;&amp;[.D25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atke002">
            <text:p>matke002</text:p>
          </table:table-cell>
          <table:table-cell table:style-name="Gnumeric-default" office:value-type="string" office:string-value="Milos Matkovic">
            <text:p>Milos Matkovic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26]&amp;&quot;-&quot;&amp;[.D26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hogeweg">
            <text:p>mhogeweg</text:p>
          </table:table-cell>
          <table:table-cell table:style-name="Gnumeric-default" office:value-type="string" office:string-value="Marten Hogeweg">
            <text:p>Marten Hogeweg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27]&amp;&quot;-&quot;&amp;[.D27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ytopo.com">
            <text:p>mytopo.com</text:p>
          </table:table-cell>
          <table:table-cell table:style-name="Gnumeric-default" office:value-type="string" office:string-value="Paige Darden">
            <text:p>Paige Darde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28]&amp;&quot;-&quot;&amp;[.D28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eognathodus">
            <text:p>Neognathodus</text:p>
          </table:table-cell>
          <table:table-cell table:style-name="Gnumeric-default" office:value-type="string" office:string-value="Dixon Van Hofwegen">
            <text:p>Dixon Van Hofwege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29]&amp;&quot;-&quot;&amp;[.D29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unatech">
            <text:p>nunatech</text:p>
          </table:table-cell>
          <table:table-cell table:style-name="Gnumeric-default" office:value-type="string" office:string-value="Allison Gaylord">
            <text:p>Allison Gaylord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30]&amp;&quot;-&quot;&amp;[.D30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bottenb">
            <text:p>pbottenb</text:p>
          </table:table-cell>
          <table:table-cell table:style-name="Gnumeric-default" office:value-type="string" office:string-value="Peter Bottenberg">
            <text:p>Peter Bottenberg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31]&amp;&quot;-&quot;&amp;[.D31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inde111308">
            <text:p>pinde111308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32]&amp;&quot;-&quot;&amp;[.D32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inde22">
            <text:p>pinde22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33]&amp;&quot;-&quot;&amp;[.D33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INDEFU">
            <text:p>PINDEFU</text:p>
          </table:table-cell>
          <table:table-cell table:style-name="Gnumeric-default" office:value-type="string" office:string-value="Pinde Fu">
            <text:p>Pinde Fu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34]&amp;&quot;-&quot;&amp;[.D34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royal">
            <text:p>proyal</text:p>
          </table:table-cell>
          <table:table-cell table:style-name="Gnumeric-default" office:value-type="string" office:string-value="Philip Royal">
            <text:p>Philip Royal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35]&amp;&quot;-&quot;&amp;[.D35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ublisher">
            <text:p>publisher</text:p>
          </table:table-cell>
          <table:table-cell table:style-name="Gnumeric-default" office:value-type="string" office:string-value="Publisher Publisher">
            <text:p>Publisher Publis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36]&amp;&quot;-&quot;&amp;[.D36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vretano">
            <text:p>pvretano</text:p>
          </table:table-cell>
          <table:table-cell table:style-name="Gnumeric-default" office:value-type="string" office:string-value="Panagiotis (Peter) A. Vretanos">
            <text:p>Panagiotis (Peter) A. Vretanos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37]&amp;&quot;-&quot;&amp;[.D37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eligma">
            <text:p>seligma</text:p>
          </table:table-cell>
          <table:table-cell table:style-name="Gnumeric-default" office:value-type="string" office:string-value="Martha Selig">
            <text:p>Martha Selig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38]&amp;&quot;-&quot;&amp;[.D38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yangwm">
            <text:p>yangwm</text:p>
          </table:table-cell>
          <table:table-cell table:style-name="Gnumeric-default" office:value-type="string" office:string-value="Yang Yang">
            <text:p>Yang Yang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Commercial">
            <text:p>Commercial</text:p>
          </table:table-cell>
          <table:table-cell table:style-name="Gnumeric-default" table:formula="of:=SUBSTITUTE(SUBSTITUTE(SUBSTITUTE(LOWER([.C39]&amp;&quot;-&quot;&amp;[.D39]);&quot;,&quot;;&quot;&quot;);&quot; &quot;;&quot;-&quot;);&quot;'&quot;;&quot;&quot;)" office:value-type="string" office:string-value="other-commercial">
            <text:p>other-commerci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nthonya">
            <text:p>anthonya</text:p>
          </table:table-cell>
          <table:table-cell table:style-name="Gnumeric-default" office:value-type="string" office:string-value="Anthony Arieas">
            <text:p>Anthony Arieas</text:p>
          </table:table-cell>
          <table:table-cell table:style-name="Gnumeric-default" office:value-type="string" office:string-value="West Sacramento, CA">
            <text:p>West Sacramento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40]&amp;&quot;-&quot;&amp;[.D40]);&quot;,&quot;;&quot;&quot;);&quot; &quot;;&quot;-&quot;);&quot;'&quot;;&quot;&quot;)" office:value-type="string" office:string-value="west-sacramento-ca-local-government">
            <text:p>west-sacramento-ca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owguy">
            <text:p>lowguy</text:p>
          </table:table-cell>
          <table:table-cell table:style-name="Gnumeric-default" office:value-type="string" office:string-value="Scott Wolfe">
            <text:p>Scott Wolfe</text:p>
          </table:table-cell>
          <table:table-cell table:style-name="Gnumeric-default" office:value-type="string" office:string-value="Westlake Village, CA">
            <text:p>Westlake Village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41]&amp;&quot;-&quot;&amp;[.D41]);&quot;,&quot;;&quot;&quot;);&quot; &quot;;&quot;-&quot;);&quot;'&quot;;&quot;&quot;)" office:value-type="string" office:string-value="westlake-village-ca-local-government">
            <text:p>westlake-village-ca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isintern">
            <text:p>gisintern</text:p>
          </table:table-cell>
          <table:table-cell table:style-name="Gnumeric-default" office:value-type="string" office:string-value="Andrew Maps">
            <text:p>Andrew Maps</text:p>
          </table:table-cell>
          <table:table-cell table:style-name="Gnumeric-default" office:value-type="string" office:string-value="Westchester, NY">
            <text:p>Westchester, NY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42]&amp;&quot;-&quot;&amp;[.D42]);&quot;,&quot;;&quot;&quot;);&quot; &quot;;&quot;-&quot;);&quot;'&quot;;&quot;&quot;)" office:value-type="string" office:string-value="westchester-ny-local-government">
            <text:p>westchester-ny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oscow">
            <text:p>moscow</text:p>
          </table:table-cell>
          <table:table-cell table:style-name="Gnumeric-default" office:value-type="string" office:string-value="Sam Weir">
            <text:p>Sam Weir</text:p>
          </table:table-cell>
          <table:table-cell table:style-name="Gnumeric-default" office:value-type="string" office:string-value="Westchester, NY">
            <text:p>Westchester, NY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43]&amp;&quot;-&quot;&amp;[.D43]);&quot;,&quot;;&quot;&quot;);&quot; &quot;;&quot;-&quot;);&quot;'&quot;;&quot;&quot;)" office:value-type="string" office:string-value="westchester-ny-local-government">
            <text:p>westchester-ny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oscow1974">
            <text:p>moscow1974</text:p>
          </table:table-cell>
          <table:table-cell table:style-name="Gnumeric-default" office:value-type="string" office:string-value="Sam Wear">
            <text:p>Sam Wear</text:p>
          </table:table-cell>
          <table:table-cell table:style-name="Gnumeric-default" office:value-type="string" office:string-value="Westchester, NY">
            <text:p>Westchester, NY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44]&amp;&quot;-&quot;&amp;[.D44]);&quot;,&quot;;&quot;&quot;);&quot; &quot;;&quot;-&quot;);&quot;'&quot;;&quot;&quot;)" office:value-type="string" office:string-value="westchester-ny-local-government">
            <text:p>westchester-ny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wcgis2004">
            <text:p>wcgis2004</text:p>
          </table:table-cell>
          <table:table-cell table:style-name="Gnumeric-default" office:value-type="string" office:string-value="Xiaobo Cui">
            <text:p>Xiaobo Cui</text:p>
          </table:table-cell>
          <table:table-cell table:style-name="Gnumeric-default" office:value-type="string" office:string-value="Westchester, NY">
            <text:p>Westchester, NY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45]&amp;&quot;-&quot;&amp;[.D45]);&quot;,&quot;;&quot;&quot;);&quot; &quot;;&quot;-&quot;);&quot;'&quot;;&quot;&quot;)" office:value-type="string" office:string-value="westchester-ny-local-government">
            <text:p>westchester-ny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landwehr">
            <text:p>jlandwehr</text:p>
          </table:table-cell>
          <table:table-cell table:style-name="Gnumeric-default" office:value-type="string" office:string-value="James Landwehr">
            <text:p>James Landwehr</text:p>
          </table:table-cell>
          <table:table-cell table:style-name="Gnumeric-default" office:value-type="string" office:string-value="Waukesha, WI">
            <text:p>Waukesha, WI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46]&amp;&quot;-&quot;&amp;[.D46]);&quot;,&quot;;&quot;&quot;);&quot; &quot;;&quot;-&quot;);&quot;'&quot;;&quot;&quot;)" office:value-type="string" office:string-value="waukesha-wi-local-government">
            <text:p>waukesha-wi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washoegis">
            <text:p>washoegis</text:p>
          </table:table-cell>
          <table:table-cell table:style-name="Gnumeric-default" office:value-type="string" office:string-value="Matthew Lawton">
            <text:p>Matthew Lawton</text:p>
          </table:table-cell>
          <table:table-cell table:style-name="Gnumeric-default" office:value-type="string" office:string-value="Washoe, NV">
            <text:p>Washoe, NV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47]&amp;&quot;-&quot;&amp;[.D47]);&quot;,&quot;;&quot;&quot;);&quot; &quot;;&quot;-&quot;);&quot;'&quot;;&quot;&quot;)" office:value-type="string" office:string-value="washoe-nv-local-government">
            <text:p>washoe-nv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arter_vickery">
            <text:p>carter_vickery</text:p>
          </table:table-cell>
          <table:table-cell table:style-name="Gnumeric-default" office:value-type="string" office:string-value="Carter Vickery">
            <text:p>Carter Vickery</text:p>
          </table:table-cell>
          <table:table-cell table:style-name="Gnumeric-default" office:value-type="string" office:string-value="Wake, NC">
            <text:p>Wake, NC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48]&amp;&quot;-&quot;&amp;[.D48]);&quot;,&quot;;&quot;&quot;);&quot; &quot;;&quot;-&quot;);&quot;'&quot;;&quot;&quot;)" office:value-type="string" office:string-value="wake-nc-local-government">
            <text:p>wake-nc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maginot">
            <text:p>bmaginot</text:p>
          </table:table-cell>
          <table:table-cell table:style-name="Gnumeric-default" office:value-type="string" office:string-value="Barbara maginot">
            <text:p>Barbara maginot</text:p>
          </table:table-cell>
          <table:table-cell table:style-name="Gnumeric-default" office:value-type="string" office:string-value="Volusia, FL">
            <text:p>Volusia, FL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49]&amp;&quot;-&quot;&amp;[.D49]);&quot;,&quot;;&quot;&quot;);&quot; &quot;;&quot;-&quot;);&quot;'&quot;;&quot;&quot;)" office:value-type="string" office:string-value="volusia-fl-local-government">
            <text:p>volusia-fl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herb357">
            <text:p>herb357</text:p>
          </table:table-cell>
          <table:table-cell table:style-name="Gnumeric-default" office:value-type="string" office:string-value="Eric Herbert">
            <text:p>Eric Herbert</text:p>
          </table:table-cell>
          <table:table-cell table:style-name="Gnumeric-default" office:value-type="string" office:string-value="Sarpy, NE">
            <text:p>Sarpy, NE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50]&amp;&quot;-&quot;&amp;[.D50]);&quot;,&quot;;&quot;&quot;);&quot; &quot;;&quot;-&quot;);&quot;'&quot;;&quot;&quot;)" office:value-type="string" office:string-value="sarpy-ne-local-government">
            <text:p>sarpy-ne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cruzcounty">
            <text:p>scruzcounty</text:p>
          </table:table-cell>
          <table:table-cell table:style-name="Gnumeric-default" office:value-type="string" office:string-value="Paul Garcia">
            <text:p>Paul Garcia</text:p>
          </table:table-cell>
          <table:table-cell table:style-name="Gnumeric-default" office:value-type="string" office:string-value="Santa Cruz, CA">
            <text:p>Santa Cruz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51]&amp;&quot;-&quot;&amp;[.D51]);&quot;,&quot;;&quot;&quot;);&quot; &quot;;&quot;-&quot;);&quot;'&quot;;&quot;&quot;)" office:value-type="string" office:string-value="santa-cruz-ca-local-government">
            <text:p>santa-cruz-ca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ickrodr">
            <text:p>rickrodr</text:p>
          </table:table-cell>
          <table:table-cell table:style-name="Gnumeric-default" office:value-type="string" office:string-value="Ricardo Rodriguez">
            <text:p>Ricardo Rodriguez</text:p>
          </table:table-cell>
          <table:table-cell table:style-name="Gnumeric-default" office:value-type="string" office:string-value="San Jose, CA">
            <text:p>San Jose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52]&amp;&quot;-&quot;&amp;[.D52]);&quot;,&quot;;&quot;&quot;);&quot; &quot;;&quot;-&quot;);&quot;'&quot;;&quot;&quot;)" office:value-type="string" office:string-value="san-jose-ca-local-government">
            <text:p>san-jose-ca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hofmockel">
            <text:p>jhofmockel</text:p>
          </table:table-cell>
          <table:table-cell table:style-name="Gnumeric-default" office:value-type="string" office:string-value="John Hofmockel">
            <text:p>John Hofmockel</text:p>
          </table:table-cell>
          <table:table-cell table:style-name="Gnumeric-default" office:value-type="string" office:string-value="San Diego, CA">
            <text:p>San Diego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53]&amp;&quot;-&quot;&amp;[.D53]);&quot;,&quot;;&quot;&quot;);&quot; &quot;;&quot;-&quot;);&quot;'&quot;;&quot;&quot;)" office:value-type="string" office:string-value="san-diego-ca-local-government">
            <text:p>san-diego-ca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acog">
            <text:p>aacog</text:p>
          </table:table-cell>
          <table:table-cell table:style-name="Gnumeric-default"/>
          <table:table-cell table:style-name="Gnumeric-default" office:value-type="string" office:string-value="San Antonio, TX">
            <text:p>San Antonio, TX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54]&amp;&quot;-&quot;&amp;[.D54]);&quot;,&quot;;&quot;&quot;);&quot; &quot;;&quot;-&quot;);&quot;'&quot;;&quot;&quot;)" office:value-type="string" office:string-value="san-antonio-tx-local-government">
            <text:p>san-antonio-tx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jonallred">
            <text:p>ajonallred</text:p>
          </table:table-cell>
          <table:table-cell table:style-name="Gnumeric-default" office:value-type="string" office:string-value="Antoni Allred">
            <text:p>Antoni Allred</text:p>
          </table:table-cell>
          <table:table-cell table:style-name="Gnumeric-default" office:value-type="string" office:string-value="Salt Lake City, UT">
            <text:p>Salt Lake City, UT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55]&amp;&quot;-&quot;&amp;[.D55]);&quot;,&quot;;&quot;&quot;);&quot; &quot;;&quot;-&quot;);&quot;'&quot;;&quot;&quot;)" office:value-type="string" office:string-value="salt-lake-city-ut-local-government">
            <text:p>salt-lake-city-ut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imeedubois">
            <text:p>aimeedubois</text:p>
          </table:table-cell>
          <table:table-cell table:style-name="Gnumeric-default" office:value-type="string" office:string-value="Aimee Dubois">
            <text:p>Aimee Dubois</text:p>
          </table:table-cell>
          <table:table-cell table:style-name="Gnumeric-default" office:value-type="string" office:string-value="Saco, ME">
            <text:p>Saco, ME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56]&amp;&quot;-&quot;&amp;[.D56]);&quot;,&quot;;&quot;&quot;);&quot; &quot;;&quot;-&quot;);&quot;'&quot;;&quot;&quot;)" office:value-type="string" office:string-value="saco-me-local-government">
            <text:p>saco-me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doolan">
            <text:p>cdoolan</text:p>
          </table:table-cell>
          <table:table-cell table:style-name="Gnumeric-default" office:value-type="string" office:string-value="Christine Doolan">
            <text:p>Christine Doolan</text:p>
          </table:table-cell>
          <table:table-cell table:style-name="Gnumeric-default" office:value-type="string" office:string-value="Rockland, NY">
            <text:p>Rockland, NY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57]&amp;&quot;-&quot;&amp;[.D57]);&quot;,&quot;;&quot;&quot;);&quot; &quot;;&quot;-&quot;);&quot;'&quot;;&quot;&quot;)" office:value-type="string" office:string-value="rockland-ny-local-government">
            <text:p>rockland-ny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vasupilla">
            <text:p>vasupilla</text:p>
          </table:table-cell>
          <table:table-cell table:style-name="Gnumeric-default" office:value-type="string" office:string-value="Punarvasu Pillalamarri">
            <text:p>Punarvasu Pillalamarri</text:p>
          </table:table-cell>
          <table:table-cell table:style-name="Gnumeric-default" office:value-type="string" office:string-value="Riverside, CA">
            <text:p>Riverside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58]&amp;&quot;-&quot;&amp;[.D58]);&quot;,&quot;;&quot;&quot;);&quot; &quot;;&quot;-&quot;);&quot;'&quot;;&quot;&quot;)" office:value-type="string" office:string-value="riverside-ca-local-government">
            <text:p>riverside-ca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etro-drc">
            <text:p>metro-drc</text:p>
          </table:table-cell>
          <table:table-cell table:style-name="Gnumeric-default" office:value-type="string" office:string-value="Steve Erickson">
            <text:p>Steve Erickson</text:p>
          </table:table-cell>
          <table:table-cell table:style-name="Gnumeric-default" office:value-type="string" office:string-value="Portland, OR">
            <text:p>Portland, OR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59]&amp;&quot;-&quot;&amp;[.D59]);&quot;,&quot;;&quot;&quot;);&quot; &quot;;&quot;-&quot;);&quot;'&quot;;&quot;&quot;)" office:value-type="string" office:string-value="portland-or-local-government">
            <text:p>portland-or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shelton">
            <text:p>jshelton</text:p>
          </table:table-cell>
          <table:table-cell table:style-name="Gnumeric-default" office:value-type="string" office:string-value="Josh Shelton">
            <text:p>Josh Shelton</text:p>
          </table:table-cell>
          <table:table-cell table:style-name="Gnumeric-default" office:value-type="string" office:string-value="Pend Oreille, WA">
            <text:p>Pend Oreille, W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60]&amp;&quot;-&quot;&amp;[.D60]);&quot;,&quot;;&quot;&quot;);&quot; &quot;;&quot;-&quot;);&quot;'&quot;;&quot;&quot;)" office:value-type="string" office:string-value="pend-oreille-wa-local-government">
            <text:p>pend-oreille-wa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herschbach">
            <text:p>therschbach</text:p>
          </table:table-cell>
          <table:table-cell table:style-name="Gnumeric-default" office:value-type="string" office:string-value="Thomas Herschbach">
            <text:p>Thomas Herschbach</text:p>
          </table:table-cell>
          <table:table-cell table:style-name="Gnumeric-default" office:value-type="string" office:string-value="Palmer, AK">
            <text:p>Palmer, AK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61]&amp;&quot;-&quot;&amp;[.D61]);&quot;,&quot;;&quot;&quot;);&quot; &quot;;&quot;-&quot;);&quot;'&quot;;&quot;&quot;)" office:value-type="string" office:string-value="palmer-ak-local-government">
            <text:p>palmer-ak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OremUTGIS">
            <text:p>OremUTGIS</text:p>
          </table:table-cell>
          <table:table-cell table:style-name="Gnumeric-default" office:value-type="string" office:string-value="Roger Dunn">
            <text:p>Roger Dunn</text:p>
          </table:table-cell>
          <table:table-cell table:style-name="Gnumeric-default" office:value-type="string" office:string-value="Orem, UT">
            <text:p>Orem, UT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62]&amp;&quot;-&quot;&amp;[.D62]);&quot;,&quot;;&quot;&quot;);&quot; &quot;;&quot;-&quot;);&quot;'&quot;;&quot;&quot;)" office:value-type="string" office:string-value="orem-ut-local-government">
            <text:p>orem-ut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fgis">
            <text:p>cfgis</text:p>
          </table:table-cell>
          <table:table-cell table:style-name="Gnumeric-default" office:value-type="string" office:string-value="Michael Digby">
            <text:p>Michael Digby</text:p>
          </table:table-cell>
          <table:table-cell table:style-name="Gnumeric-default" office:value-type="string" office:string-value="Orange, FL">
            <text:p>Orange, FL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63]&amp;&quot;-&quot;&amp;[.D63]);&quot;,&quot;;&quot;&quot;);&quot; &quot;;&quot;-&quot;);&quot;'&quot;;&quot;&quot;)" office:value-type="string" office:string-value="orange-fl-local-government">
            <text:p>orange-fl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bourova">
            <text:p>mbourova</text:p>
          </table:table-cell>
          <table:table-cell table:style-name="Gnumeric-default" office:value-type="string" office:string-value="Mira Bourova">
            <text:p>Mira Bourova</text:p>
          </table:table-cell>
          <table:table-cell table:style-name="Gnumeric-default" office:value-type="string" office:string-value="Orange, FL">
            <text:p>Orange, FL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64]&amp;&quot;-&quot;&amp;[.D64]);&quot;,&quot;;&quot;&quot;);&quot; &quot;;&quot;-&quot;);&quot;'&quot;;&quot;&quot;)" office:value-type="string" office:string-value="orange-fl-local-government">
            <text:p>orange-fl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schonlau">
            <text:p>mschonlau</text:p>
          </table:table-cell>
          <table:table-cell table:style-name="Gnumeric-default" office:value-type="string" office:string-value="Michael Schonlau">
            <text:p>Michael Schonlau</text:p>
          </table:table-cell>
          <table:table-cell table:style-name="Gnumeric-default" office:value-type="string" office:string-value="Omaha, NE">
            <text:p>Omaha, NE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65]&amp;&quot;-&quot;&amp;[.D65]);&quot;,&quot;;&quot;&quot;);&quot; &quot;;&quot;-&quot;);&quot;'&quot;;&quot;&quot;)" office:value-type="string" office:string-value="omaha-ne-local-government">
            <text:p>omaha-ne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roeckers">
            <text:p>groeckers</text:p>
          </table:table-cell>
          <table:table-cell table:style-name="Gnumeric-default" office:value-type="string" office:string-value="Grete Roeckers">
            <text:p>Grete Roeckers</text:p>
          </table:table-cell>
          <table:table-cell table:style-name="Gnumeric-default" office:value-type="string" office:string-value="Olympia, WA">
            <text:p>Olympia, W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66]&amp;&quot;-&quot;&amp;[.D66]);&quot;,&quot;;&quot;&quot;);&quot; &quot;;&quot;-&quot;);&quot;'&quot;;&quot;&quot;)" office:value-type="string" office:string-value="olympia-wa-local-government">
            <text:p>olympia-wa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s6599">
            <text:p>bs6599</text:p>
          </table:table-cell>
          <table:table-cell table:style-name="Gnumeric-default" office:value-type="string" office:string-value="Benjamin Scott">
            <text:p>Benjamin Scott</text:p>
          </table:table-cell>
          <table:table-cell table:style-name="Gnumeric-default" office:value-type="string" office:string-value="Newport News City, VA">
            <text:p>Newport News City, V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67]&amp;&quot;-&quot;&amp;[.D67]);&quot;,&quot;;&quot;&quot;);&quot; &quot;;&quot;-&quot;);&quot;'&quot;;&quot;&quot;)" office:value-type="string" office:string-value="newport-news-city-va-local-government">
            <text:p>newport-news-city-va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apaCountyGIS">
            <text:p>NapaCountyGIS</text:p>
          </table:table-cell>
          <table:table-cell table:style-name="Gnumeric-default" office:value-type="string" office:string-value="Mignon Everett">
            <text:p>Mignon Everett</text:p>
          </table:table-cell>
          <table:table-cell table:style-name="Gnumeric-default" office:value-type="string" office:string-value="Napa, CA">
            <text:p>Napa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68]&amp;&quot;-&quot;&amp;[.D68]);&quot;,&quot;;&quot;&quot;);&quot; &quot;;&quot;-&quot;);&quot;'&quot;;&quot;&quot;)" office:value-type="string" office:string-value="napa-ca-local-government">
            <text:p>napa-ca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etroGIS">
            <text:p>MetroGIS</text:p>
          </table:table-cell>
          <table:table-cell table:style-name="Gnumeric-default" office:value-type="string" office:string-value="Mark Kotz">
            <text:p>Mark Kotz</text:p>
          </table:table-cell>
          <table:table-cell table:style-name="Gnumeric-default" office:value-type="string" office:string-value="Minneapolis, MN">
            <text:p>Minneapolis, MN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69]&amp;&quot;-&quot;&amp;[.D69]);&quot;,&quot;;&quot;&quot;);&quot; &quot;;&quot;-&quot;);&quot;'&quot;;&quot;&quot;)" office:value-type="string" office:string-value="minneapolis-mn-local-government">
            <text:p>minneapolis-mn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olson">
            <text:p>nolson</text:p>
          </table:table-cell>
          <table:table-cell table:style-name="Gnumeric-default" office:value-type="string" office:string-value="Nancy Olson">
            <text:p>Nancy Olson</text:p>
          </table:table-cell>
          <table:table-cell table:style-name="Gnumeric-default" office:value-type="string" office:string-value="Milwaukee, WI">
            <text:p>Milwaukee, WI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70]&amp;&quot;-&quot;&amp;[.D70]);&quot;,&quot;;&quot;&quot;);&quot; &quot;;&quot;-&quot;);&quot;'&quot;;&quot;&quot;)" office:value-type="string" office:string-value="milwaukee-wi-local-government">
            <text:p>milwaukee-wi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imolaur">
            <text:p>simolaur</text:p>
          </table:table-cell>
          <table:table-cell table:style-name="Gnumeric-default" office:value-type="string" office:string-value="Laura Simonetti">
            <text:p>Laura Simonetti</text:p>
          </table:table-cell>
          <table:table-cell table:style-name="Gnumeric-default" office:value-type="string" office:string-value="Mifflin, PA">
            <text:p>Mifflin, P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71]&amp;&quot;-&quot;&amp;[.D71]);&quot;,&quot;;&quot;&quot;);&quot; &quot;;&quot;-&quot;);&quot;'&quot;;&quot;&quot;)" office:value-type="string" office:string-value="mifflin-pa-local-government">
            <text:p>mifflin-pa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arkmurphy">
            <text:p>markmurphy</text:p>
          </table:table-cell>
          <table:table-cell table:style-name="Gnumeric-default" office:value-type="string" office:string-value="Mark Murphy">
            <text:p>Mark Murphy</text:p>
          </table:table-cell>
          <table:table-cell table:style-name="Gnumeric-default" office:value-type="string" office:string-value="Manatee, FL">
            <text:p>Manatee, FL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72]&amp;&quot;-&quot;&amp;[.D72]);&quot;,&quot;;&quot;&quot;);&quot; &quot;;&quot;-&quot;);&quot;'&quot;;&quot;&quot;)" office:value-type="string" office:string-value="manatee-fl-local-government">
            <text:p>manatee-fl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arkgreninger">
            <text:p>markgreninger</text:p>
          </table:table-cell>
          <table:table-cell table:style-name="Gnumeric-default" office:value-type="string" office:string-value="Mark Greninger">
            <text:p>Mark Greninger</text:p>
          </table:table-cell>
          <table:table-cell table:style-name="Gnumeric-default" office:value-type="string" office:string-value="Los Angeles, CA">
            <text:p>Los Angeles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73]&amp;&quot;-&quot;&amp;[.D73]);&quot;,&quot;;&quot;&quot;);&quot; &quot;;&quot;-&quot;);&quot;'&quot;;&quot;&quot;)" office:value-type="string" office:string-value="los-angeles-ca-local-government">
            <text:p>los-angeles-ca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ickFranchino">
            <text:p>NickFranchino</text:p>
          </table:table-cell>
          <table:table-cell table:style-name="Gnumeric-default" office:value-type="string" office:string-value="Nick Franchino">
            <text:p>Nick Franchino</text:p>
          </table:table-cell>
          <table:table-cell table:style-name="Gnumeric-default" office:value-type="string" office:string-value="Los Angeles, CA">
            <text:p>Los Angeles, C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74]&amp;&quot;-&quot;&amp;[.D74]);&quot;,&quot;;&quot;&quot;);&quot; &quot;;&quot;-&quot;);&quot;'&quot;;&quot;&quot;)" office:value-type="string" office:string-value="los-angeles-ca-local-government">
            <text:p>los-angeles-ca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huntsvillegis">
            <text:p>huntsvillegis</text:p>
          </table:table-cell>
          <table:table-cell table:style-name="Gnumeric-default" office:value-type="string" office:string-value="Timothy Barnes">
            <text:p>Timothy Barnes</text:p>
          </table:table-cell>
          <table:table-cell table:style-name="Gnumeric-default" office:value-type="string" office:string-value="Huntsville, AL">
            <text:p>Huntsville, AL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75]&amp;&quot;-&quot;&amp;[.D75]);&quot;,&quot;;&quot;&quot;);&quot; &quot;;&quot;-&quot;);&quot;'&quot;;&quot;&quot;)" office:value-type="string" office:string-value="huntsville-al-local-government">
            <text:p>huntsville-al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WUPPDR">
            <text:p>WUPPDR</text:p>
          </table:table-cell>
          <table:table-cell table:style-name="Gnumeric-default" office:value-type="string" office:string-value="Nels Anderson">
            <text:p>Nels Anderson</text:p>
          </table:table-cell>
          <table:table-cell table:style-name="Gnumeric-default" office:value-type="string" office:string-value="Houghton, MI">
            <text:p>Houghton, MI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76]&amp;&quot;-&quot;&amp;[.D76]);&quot;,&quot;;&quot;&quot;);&quot; &quot;;&quot;-&quot;);&quot;'&quot;;&quot;&quot;)" office:value-type="string" office:string-value="houghton-mi-local-government">
            <text:p>houghton-mi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hcmetadata">
            <text:p>hcmetadata</text:p>
          </table:table-cell>
          <table:table-cell table:style-name="Gnumeric-default" office:value-type="string" office:string-value="Mark Dickson">
            <text:p>Mark Dickson</text:p>
          </table:table-cell>
          <table:table-cell table:style-name="Gnumeric-default" office:value-type="string" office:string-value="Hillsborough, FL">
            <text:p>Hillsborough, FL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77]&amp;&quot;-&quot;&amp;[.D77]);&quot;,&quot;;&quot;&quot;);&quot; &quot;;&quot;-&quot;);&quot;'&quot;;&quot;&quot;)" office:value-type="string" office:string-value="hillsborough-fl-local-government">
            <text:p>hillsborough-fl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C_GIS">
            <text:p>LC_GIS</text:p>
          </table:table-cell>
          <table:table-cell table:style-name="Gnumeric-default" office:value-type="string" office:string-value="RJ Zimmer">
            <text:p>RJ Zimmer</text:p>
          </table:table-cell>
          <table:table-cell table:style-name="Gnumeric-default" office:value-type="string" office:string-value="Helena, MT">
            <text:p>Helena, MT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78]&amp;&quot;-&quot;&amp;[.D78]);&quot;,&quot;;&quot;&quot;);&quot; &quot;;&quot;-&quot;);&quot;'&quot;;&quot;&quot;)" office:value-type="string" office:string-value="helena-mt-local-government">
            <text:p>helena-mt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bpuckett">
            <text:p>jbpuckett</text:p>
          </table:table-cell>
          <table:table-cell table:style-name="Gnumeric-default" office:value-type="string" office:string-value="Sharon Stevenson">
            <text:p>Sharon Stevenson</text:p>
          </table:table-cell>
          <table:table-cell table:style-name="Gnumeric-default" office:value-type="string" office:string-value="Gwinnett, GA">
            <text:p>Gwinnett, GA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79]&amp;&quot;-&quot;&amp;[.D79]);&quot;,&quot;;&quot;&quot;);&quot; &quot;;&quot;-&quot;);&quot;'&quot;;&quot;&quot;)" office:value-type="string" office:string-value="gwinnett-ga-local-government">
            <text:p>gwinnett-ga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ownOfGroton">
            <text:p>TownOfGroton</text:p>
          </table:table-cell>
          <table:table-cell table:style-name="Gnumeric-default" office:value-type="string" office:string-value="Andrew Bowne">
            <text:p>Andrew Bowne</text:p>
          </table:table-cell>
          <table:table-cell table:style-name="Gnumeric-default" office:value-type="string" office:string-value="Groton, CT">
            <text:p>Groton, CT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80]&amp;&quot;-&quot;&amp;[.D80]);&quot;,&quot;;&quot;&quot;);&quot; &quot;;&quot;-&quot;);&quot;'&quot;;&quot;&quot;)" office:value-type="string" office:string-value="groton-ct-local-government">
            <text:p>groton-ct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barnell">
            <text:p>bbarnell</text:p>
          </table:table-cell>
          <table:table-cell table:style-name="Gnumeric-default" office:value-type="string" office:string-value="Brad Barnell">
            <text:p>Brad Barnell</text:p>
          </table:table-cell>
          <table:table-cell table:style-name="Gnumeric-default" office:value-type="string" office:string-value="Greenwood, SC">
            <text:p>Greenwood, SC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81]&amp;&quot;-&quot;&amp;[.D81]);&quot;,&quot;;&quot;&quot;);&quot; &quot;;&quot;-&quot;);&quot;'&quot;;&quot;&quot;)" office:value-type="string" office:string-value="greenwood-sc-local-government">
            <text:p>greenwood-sc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barnell12">
            <text:p>bbarnell12</text:p>
          </table:table-cell>
          <table:table-cell table:style-name="Gnumeric-default"/>
          <table:table-cell table:style-name="Gnumeric-default" office:value-type="string" office:string-value="Greenwood, SC">
            <text:p>Greenwood, SC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82]&amp;&quot;-&quot;&amp;[.D82]);&quot;,&quot;;&quot;&quot;);&quot; &quot;;&quot;-&quot;);&quot;'&quot;;&quot;&quot;)" office:value-type="string" office:string-value="greenwood-sc-local-government">
            <text:p>greenwood-sc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allatinCountyGIS">
            <text:p>GallatinCountyGIS</text:p>
          </table:table-cell>
          <table:table-cell table:style-name="Gnumeric-default" office:value-type="string" office:string-value="Allen Armstrong">
            <text:p>Allen Armstrong</text:p>
          </table:table-cell>
          <table:table-cell table:style-name="Gnumeric-default" office:value-type="string" office:string-value="Gallatin, MT">
            <text:p>Gallatin, MT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83]&amp;&quot;-&quot;&amp;[.D83]);&quot;,&quot;;&quot;&quot;);&quot; &quot;;&quot;-&quot;);&quot;'&quot;;&quot;&quot;)" office:value-type="string" office:string-value="gallatin-mt-local-government">
            <text:p>gallatin-mt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EnterpriseGIS_FredCo">
            <text:p>EnterpriseGIS_FredCo</text:p>
          </table:table-cell>
          <table:table-cell table:style-name="Gnumeric-default" office:value-type="string" office:string-value="Tara Wolf">
            <text:p>Tara Wolf</text:p>
          </table:table-cell>
          <table:table-cell table:style-name="Gnumeric-default" office:value-type="string" office:string-value="Frederick, MD">
            <text:p>Frederick, MD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84]&amp;&quot;-&quot;&amp;[.D84]);&quot;,&quot;;&quot;&quot;);&quot; &quot;;&quot;-&quot;);&quot;'&quot;;&quot;&quot;)" office:value-type="string" office:string-value="frederick-md-local-government">
            <text:p>frederick-md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elhami">
            <text:p>selhami</text:p>
          </table:table-cell>
          <table:table-cell table:style-name="Gnumeric-default" office:value-type="string" office:string-value="Shoreh Elhami">
            <text:p>Shoreh Elhami</text:p>
          </table:table-cell>
          <table:table-cell table:style-name="Gnumeric-default" office:value-type="string" office:string-value="Delaware, OH">
            <text:p>Delaware, OH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85]&amp;&quot;-&quot;&amp;[.D85]);&quot;,&quot;;&quot;&quot;);&quot; &quot;;&quot;-&quot;);&quot;'&quot;;&quot;&quot;)" office:value-type="string" office:string-value="delaware-oh-local-government">
            <text:p>delaware-oh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vrpc">
            <text:p>mvrpc</text:p>
          </table:table-cell>
          <table:table-cell table:style-name="Gnumeric-default" office:value-type="string" office:string-value="Michael Lucas">
            <text:p>Michael Lucas</text:p>
          </table:table-cell>
          <table:table-cell table:style-name="Gnumeric-default" office:value-type="string" office:string-value="Dayton, OH">
            <text:p>Dayton, OH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86]&amp;&quot;-&quot;&amp;[.D86]);&quot;,&quot;;&quot;&quot;);&quot; &quot;;&quot;-&quot;);&quot;'&quot;;&quot;&quot;)" office:value-type="string" office:string-value="dayton-oh-local-government">
            <text:p>dayton-oh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kleeson">
            <text:p>kleeson</text:p>
          </table:table-cell>
          <table:table-cell table:style-name="Gnumeric-default" office:value-type="string" office:string-value="Kevin Leeson">
            <text:p>Kevin Leeson</text:p>
          </table:table-cell>
          <table:table-cell table:style-name="Gnumeric-default" office:value-type="string" office:string-value="Cuyahoa, OH">
            <text:p>Cuyahoa, OH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87]&amp;&quot;-&quot;&amp;[.D87]);&quot;,&quot;;&quot;&quot;);&quot; &quot;;&quot;-&quot;);&quot;'&quot;;&quot;&quot;)" office:value-type="string" office:string-value="cuyahoa-oh-local-government">
            <text:p>cuyahoa-oh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wheatley">
            <text:p>bwheatley</text:p>
          </table:table-cell>
          <table:table-cell table:style-name="Gnumeric-default" office:value-type="string" office:string-value="Brendy Wheatley">
            <text:p>Brendy Wheatley</text:p>
          </table:table-cell>
          <table:table-cell table:style-name="Gnumeric-default" office:value-type="string" office:string-value="Charleston, SC">
            <text:p>Charleston, SC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88]&amp;&quot;-&quot;&amp;[.D88]);&quot;,&quot;;&quot;&quot;);&quot; &quot;;&quot;-&quot;);&quot;'&quot;;&quot;&quot;)" office:value-type="string" office:string-value="charleston-sc-local-government">
            <text:p>charleston-sc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tmartonis">
            <text:p>dtmartonis</text:p>
          </table:table-cell>
          <table:table-cell table:style-name="Gnumeric-default" office:value-type="string" office:string-value="Daniel Martonis">
            <text:p>Daniel Martonis</text:p>
          </table:table-cell>
          <table:table-cell table:style-name="Gnumeric-default" office:value-type="string" office:string-value="Cattaraugus, NY">
            <text:p>Cattaraugus, NY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89]&amp;&quot;-&quot;&amp;[.D89]);&quot;,&quot;;&quot;&quot;);&quot; &quot;;&quot;-&quot;);&quot;'&quot;;&quot;&quot;)" office:value-type="string" office:string-value="cattaraugus-ny-local-government">
            <text:p>cattaraugus-ny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roome">
            <text:p>broome</text:p>
          </table:table-cell>
          <table:table-cell table:style-name="Gnumeric-default" office:value-type="string" office:string-value="Douglas English">
            <text:p>Douglas English</text:p>
          </table:table-cell>
          <table:table-cell table:style-name="Gnumeric-default" office:value-type="string" office:string-value="Broome, NY">
            <text:p>Broome, NY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90]&amp;&quot;-&quot;&amp;[.D90]);&quot;,&quot;;&quot;&quot;);&quot; &quot;;&quot;-&quot;);&quot;'&quot;;&quot;&quot;)" office:value-type="string" office:string-value="broome-ny-local-government">
            <text:p>broome-ny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henderson">
            <text:p>jhenderson</text:p>
          </table:table-cell>
          <table:table-cell table:style-name="Gnumeric-default" office:value-type="string" office:string-value="Jon Henderson">
            <text:p>Jon Henderson</text:p>
          </table:table-cell>
          <table:table-cell table:style-name="Gnumeric-default" office:value-type="string" office:string-value="Bozeman, MT">
            <text:p>Bozeman, MT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91]&amp;&quot;-&quot;&amp;[.D91]);&quot;,&quot;;&quot;&quot;);&quot; &quot;;&quot;-&quot;);&quot;'&quot;;&quot;&quot;)" office:value-type="string" office:string-value="bozeman-mt-local-government">
            <text:p>bozeman-mt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.Haley">
            <text:p>L.Haley</text:p>
          </table:table-cell>
          <table:table-cell table:style-name="Gnumeric-default" office:value-type="string" office:string-value="Laura Haley">
            <text:p>Laura Haley</text:p>
          </table:table-cell>
          <table:table-cell table:style-name="Gnumeric-default" office:value-type="string" office:string-value="Bloomington, IN">
            <text:p>Bloomington, IN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92]&amp;&quot;-&quot;&amp;[.D92]);&quot;,&quot;;&quot;&quot;);&quot; &quot;;&quot;-&quot;);&quot;'&quot;;&quot;&quot;)" office:value-type="string" office:string-value="bloomington-in-local-government">
            <text:p>bloomington-in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adams">
            <text:p>dadams</text:p>
          </table:table-cell>
          <table:table-cell table:style-name="Gnumeric-default" office:value-type="string" office:string-value="Douglas Adams">
            <text:p>Douglas Adams</text:p>
          </table:table-cell>
          <table:table-cell table:style-name="Gnumeric-default" office:value-type="string" office:string-value="Baltimore, MD">
            <text:p>Baltimore, MD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93]&amp;&quot;-&quot;&amp;[.D93]);&quot;,&quot;;&quot;&quot;);&quot; &quot;;&quot;-&quot;);&quot;'&quot;;&quot;&quot;)" office:value-type="string" office:string-value="baltimore-md-local-government">
            <text:p>baltimore-md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cisson">
            <text:p>dcisson</text:p>
          </table:table-cell>
          <table:table-cell table:style-name="Gnumeric-default" office:value-type="string" office:string-value="Dominick Cisson">
            <text:p>Dominick Cisson</text:p>
          </table:table-cell>
          <table:table-cell table:style-name="Gnumeric-default" office:value-type="string" office:string-value="Arapahoe, CO">
            <text:p>Arapahoe, CO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94]&amp;&quot;-&quot;&amp;[.D94]);&quot;,&quot;;&quot;&quot;);&quot; &quot;;&quot;-&quot;);&quot;'&quot;;&quot;&quot;)" office:value-type="string" office:string-value="arapahoe-co-local-government">
            <text:p>arapahoe-co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ob_t1">
            <text:p>bob_t1</text:p>
          </table:table-cell>
          <table:table-cell table:style-name="Gnumeric-default" office:value-type="string" office:string-value="Robert Jensen">
            <text:p>Robert Jensen</text:p>
          </table:table-cell>
          <table:table-cell table:style-name="Gnumeric-default" office:value-type="string" office:string-value="Alachua, FL">
            <text:p>Alachua, FL</text:p>
          </table:table-cell>
          <table:table-cell table:style-name="Gnumeric-default" office:value-type="string" office:string-value="Local Government">
            <text:p>Local Government</text:p>
          </table:table-cell>
          <table:table-cell table:style-name="Gnumeric-default" table:formula="of:=SUBSTITUTE(SUBSTITUTE(SUBSTITUTE(LOWER([.C95]&amp;&quot;-&quot;&amp;[.D95]);&quot;,&quot;;&quot;&quot;);&quot; &quot;;&quot;-&quot;);&quot;'&quot;;&quot;&quot;)" office:value-type="string" office:string-value="alachua-fl-local-government">
            <text:p>alachua-fl-local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saligoe">
            <text:p>jsaligoe</text:p>
          </table:table-cell>
          <table:table-cell table:style-name="Gnumeric-default" office:value-type="string" office:string-value="Jill Saligoe-Simmel">
            <text:p>Jill Saligoe-Simmel</text:p>
          </table:table-cell>
          <table:table-cell table:style-name="Gnumeric-default" office:value-type="string" office:string-value="State of Indiana">
            <text:p>State of Indiana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 table:formula="of:=SUBSTITUTE(SUBSTITUTE(SUBSTITUTE(LOWER([.C96]&amp;&quot;-&quot;&amp;[.D96]);&quot;,&quot;;&quot;&quot;);&quot; &quot;;&quot;-&quot;);&quot;'&quot;;&quot;&quot;)" office:value-type="string" office:string-value="state-of-indiana-non-profit">
            <text:p>state-of-indiana-non-profi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erco67">
            <text:p>gerco67</text:p>
          </table:table-cell>
          <table:table-cell table:style-name="Gnumeric-default" office:value-type="string" office:string-value="Gerco Hoogeweg">
            <text:p>Gerco Hoogeweg</text:p>
          </table:table-cell>
          <table:table-cell table:style-name="Gnumeric-default" office:value-type="string" office:string-value="Redlands, CA">
            <text:p>Redlands, CA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 table:formula="of:=SUBSTITUTE(SUBSTITUTE(SUBSTITUTE(LOWER([.C97]&amp;&quot;-&quot;&amp;[.D97]);&quot;,&quot;;&quot;&quot;);&quot; &quot;;&quot;-&quot;);&quot;'&quot;;&quot;&quot;)" office:value-type="string" office:string-value="redlands-ca-non-profit">
            <text:p>redlands-ca-non-profi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IRGIS">
            <text:p>CIRGIS</text:p>
          </table:table-cell>
          <table:table-cell table:style-name="Gnumeric-default" office:value-type="string" office:string-value="Paul Van Zuyle">
            <text:p>Paul Van Zuyle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 table:formula="of:=SUBSTITUTE(SUBSTITUTE(SUBSTITUTE(LOWER([.C98]&amp;&quot;-&quot;&amp;[.D98]);&quot;,&quot;;&quot;&quot;);&quot; &quot;;&quot;-&quot;);&quot;'&quot;;&quot;&quot;)" office:value-type="string" office:string-value="other-non-profit">
            <text:p>other-non-profi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ata123">
            <text:p>data123</text:p>
          </table:table-cell>
          <table:table-cell table:style-name="Gnumeric-default" office:value-type="string" office:string-value="Richard Nezelek">
            <text:p>Richard Nezelek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 table:formula="of:=SUBSTITUTE(SUBSTITUTE(SUBSTITUTE(LOWER([.C99]&amp;&quot;-&quot;&amp;[.D99]);&quot;,&quot;;&quot;&quot;);&quot; &quot;;&quot;-&quot;);&quot;'&quot;;&quot;&quot;)" office:value-type="string" office:string-value="other-non-profit">
            <text:p>other-non-profi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kreed">
            <text:p>kreed</text:p>
          </table:table-cell>
          <table:table-cell table:style-name="Gnumeric-default" office:value-type="string" office:string-value="Kurt Reed">
            <text:p>Kurt Reed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 table:formula="of:=SUBSTITUTE(SUBSTITUTE(SUBSTITUTE(LOWER([.C100]&amp;&quot;-&quot;&amp;[.D100]);&quot;,&quot;;&quot;&quot;);&quot; &quot;;&quot;-&quot;);&quot;'&quot;;&quot;&quot;)" office:value-type="string" office:string-value="other-non-profit">
            <text:p>other-non-profi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ipc">
            <text:p>nipc</text:p>
          </table:table-cell>
          <table:table-cell table:style-name="Gnumeric-default" office:value-type="string" office:string-value="Mike Hoather">
            <text:p>Mike Hoa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 table:formula="of:=SUBSTITUTE(SUBSTITUTE(SUBSTITUTE(LOWER([.C101]&amp;&quot;-&quot;&amp;[.D101]);&quot;,&quot;;&quot;&quot;);&quot; &quot;;&quot;-&quot;);&quot;'&quot;;&quot;&quot;)" office:value-type="string" office:string-value="other-non-profit">
            <text:p>other-non-profi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cvdanryan">
            <text:p>pcvdanryan</text:p>
          </table:table-cell>
          <table:table-cell table:style-name="Gnumeric-default" office:value-type="string" office:string-value="Dan Ryan">
            <text:p>Dan Rya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 table:formula="of:=SUBSTITUTE(SUBSTITUTE(SUBSTITUTE(LOWER([.C102]&amp;&quot;-&quot;&amp;[.D102]);&quot;,&quot;;&quot;&quot;);&quot; &quot;;&quot;-&quot;);&quot;'&quot;;&quot;&quot;)" office:value-type="string" office:string-value="other-non-profit">
            <text:p>other-non-profi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giencke">
            <text:p>pgiencke</text:p>
          </table:table-cell>
          <table:table-cell table:style-name="Gnumeric-default" office:value-type="string" office:string-value="Pete Giencke">
            <text:p>Pete Giencke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 table:formula="of:=SUBSTITUTE(SUBSTITUTE(SUBSTITUTE(LOWER([.C103]&amp;&quot;-&quot;&amp;[.D103]);&quot;,&quot;;&quot;&quot;);&quot; &quot;;&quot;-&quot;);&quot;'&quot;;&quot;&quot;)" office:value-type="string" office:string-value="other-non-profit">
            <text:p>other-non-profi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miller0124">
            <text:p>smiller0124</text:p>
          </table:table-cell>
          <table:table-cell table:style-name="Gnumeric-default" office:value-type="string" office:string-value="Stephan Miller">
            <text:p>Stephan Mill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 table:formula="of:=SUBSTITUTE(SUBSTITUTE(SUBSTITUTE(LOWER([.C104]&amp;&quot;-&quot;&amp;[.D104]);&quot;,&quot;;&quot;&quot;);&quot; &quot;;&quot;-&quot;);&quot;'&quot;;&quot;&quot;)" office:value-type="string" office:string-value="other-non-profit">
            <text:p>other-non-profi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sweet">
            <text:p>tsweet</text:p>
          </table:table-cell>
          <table:table-cell table:style-name="Gnumeric-default" office:value-type="string" office:string-value="Tom Sweet">
            <text:p>Tom Sweet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 table:formula="of:=SUBSTITUTE(SUBSTITUTE(SUBSTITUTE(LOWER([.C105]&amp;&quot;-&quot;&amp;[.D105]);&quot;,&quot;;&quot;&quot;);&quot; &quot;;&quot;-&quot;);&quot;'&quot;;&quot;&quot;)" office:value-type="string" office:string-value="other-non-profit">
            <text:p>other-non-profi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AG">
            <text:p>MAG</text:p>
          </table:table-cell>
          <table:table-cell table:style-name="Gnumeric-default" office:value-type="string" office:string-value="Jason Howard">
            <text:p>Jason Howard</text:p>
          </table:table-cell>
          <table:table-cell table:style-name="Gnumeric-default" office:value-type="string" office:string-value="Maricopa, AZ">
            <text:p>Maricopa, AZ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 table:formula="of:=SUBSTITUTE(SUBSTITUTE(SUBSTITUTE(LOWER([.C106]&amp;&quot;-&quot;&amp;[.D106]);&quot;,&quot;;&quot;&quot;);&quot; &quot;;&quot;-&quot;);&quot;'&quot;;&quot;&quot;)" office:value-type="string" office:string-value="maricopa-az-non-profit">
            <text:p>maricopa-az-non-profi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amona">
            <text:p>ramona</text:p>
          </table:table-cell>
          <table:table-cell table:style-name="Gnumeric-default" office:value-type="string" office:string-value="Boice Tomlin">
            <text:p>Boice Tomlin</text:p>
          </table:table-cell>
          <table:table-cell table:style-name="Gnumeric-default" office:value-type="string" office:string-value="Bel Air, MD">
            <text:p>Bel Air, MD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 table:formula="of:=SUBSTITUTE(SUBSTITUTE(SUBSTITUTE(LOWER([.C107]&amp;&quot;-&quot;&amp;[.D107]);&quot;,&quot;;&quot;&quot;);&quot; &quot;;&quot;-&quot;);&quot;'&quot;;&quot;&quot;)" office:value-type="string" office:string-value="bel-air-md-non-profit">
            <text:p>bel-air-md-non-profi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fbiasi">
            <text:p>fbiasi</text:p>
          </table:table-cell>
          <table:table-cell table:style-name="Gnumeric-default" office:value-type="string" office:string-value="Frank Biasi">
            <text:p>Frank Biasi</text:p>
          </table:table-cell>
          <table:table-cell table:style-name="Gnumeric-default" office:value-type="string" office:string-value="Arlington, VA">
            <text:p>Arlington, VA</text:p>
          </table:table-cell>
          <table:table-cell table:style-name="Gnumeric-default" office:value-type="string" office:string-value="Non-Profit">
            <text:p>Non-Profit</text:p>
          </table:table-cell>
          <table:table-cell table:style-name="Gnumeric-default" table:formula="of:=SUBSTITUTE(SUBSTITUTE(SUBSTITUTE(LOWER([.C108]&amp;&quot;-&quot;&amp;[.D108]);&quot;,&quot;;&quot;&quot;);&quot; &quot;;&quot;-&quot;);&quot;'&quot;;&quot;&quot;)" office:value-type="string" office:string-value="arlington-va-non-profit">
            <text:p>arlington-va-non-profi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oastwatch">
            <text:p>coastwatch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hter">
            <text:p>Ohter</text:p>
          </table:table-cell>
          <table:table-cell table:style-name="Gnumeric-default" table:formula="of:=SUBSTITUTE(SUBSTITUTE(SUBSTITUTE(LOWER([.C109]&amp;&quot;-&quot;&amp;[.D109]);&quot;,&quot;;&quot;&quot;);&quot; &quot;;&quot;-&quot;);&quot;'&quot;;&quot;&quot;)" office:value-type="string" office:string-value="other-ohter">
            <text:p>other-oht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guile_Delaz">
            <text:p>Aguile_Delaz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10]&amp;&quot;-&quot;&amp;[.D11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jdakota">
            <text:p>ajdakota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11]&amp;&quot;-&quot;&amp;[.D11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llanWright">
            <text:p>AllanWright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12]&amp;&quot;-&quot;&amp;[.D11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lnhp">
            <text:p>alnhp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13]&amp;&quot;-&quot;&amp;[.D11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pwbe">
            <text:p>apwbe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14]&amp;&quot;-&quot;&amp;[.D11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ries04">
            <text:p>aries04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15]&amp;&quot;-&quot;&amp;[.D11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vngr566">
            <text:p>avngr566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16]&amp;&quot;-&quot;&amp;[.D11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zmetanode">
            <text:p>azmetanode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17]&amp;&quot;-&quot;&amp;[.D11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abyblue0914">
            <text:p>babyblue0914</text:p>
          </table:table-cell>
          <table:table-cell table:style-name="Gnumeric-default" office:value-type="string" office:string-value="ddd zh">
            <text:p>ddd zh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18]&amp;&quot;-&quot;&amp;[.D11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eaverson">
            <text:p>beaverson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19]&amp;&quot;-&quot;&amp;[.D11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ronxlord">
            <text:p>bronxlord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20]&amp;&quot;-&quot;&amp;[.D12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runettep">
            <text:p>brunettep</text:p>
          </table:table-cell>
          <table:table-cell table:style-name="Gnumeric-default" office:value-type="string" office:string-value="Peter Brunette">
            <text:p>Peter Brunette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21]&amp;&quot;-&quot;&amp;[.D12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ims">
            <text:p>cims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22]&amp;&quot;-&quot;&amp;[.D12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ive1em">
            <text:p>cive1em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23]&amp;&quot;-&quot;&amp;[.D12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kohrt">
            <text:p>ckohrt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24]&amp;&quot;-&quot;&amp;[.D12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oM3ta">
            <text:p>coM3ta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25]&amp;&quot;-&quot;&amp;[.D12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wfritz">
            <text:p>cwfritz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26]&amp;&quot;-&quot;&amp;[.D12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aniballari">
            <text:p>daniballari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27]&amp;&quot;-&quot;&amp;[.D12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annocahig">
            <text:p>dannocahig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28]&amp;&quot;-&quot;&amp;[.D12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avidkirouac">
            <text:p>davidkirouac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29]&amp;&quot;-&quot;&amp;[.D12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avinci7">
            <text:p>davinci7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30]&amp;&quot;-&quot;&amp;[.D13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giordano">
            <text:p>dgiordano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31]&amp;&quot;-&quot;&amp;[.D13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hklein">
            <text:p>dhklein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32]&amp;&quot;-&quot;&amp;[.D13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igitalglobe2004">
            <text:p>digitalglobe2004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33]&amp;&quot;-&quot;&amp;[.D13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irc_dirc">
            <text:p>dirc_dirc</text:p>
          </table:table-cell>
          <table:table-cell table:style-name="Gnumeric-default" office:value-type="string" office:string-value="Daniel Isaac Rogel Castro">
            <text:p>Daniel Isaac Rogel Castro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34]&amp;&quot;-&quot;&amp;[.D13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lorenzini">
            <text:p>dlorenzini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35]&amp;&quot;-&quot;&amp;[.D13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nrmetadata">
            <text:p>dnrmetadata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36]&amp;&quot;-&quot;&amp;[.D13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pmac66">
            <text:p>dpmac66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37]&amp;&quot;-&quot;&amp;[.D13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ub43">
            <text:p>dub43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38]&amp;&quot;-&quot;&amp;[.D13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vyoung">
            <text:p>dvyoung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39]&amp;&quot;-&quot;&amp;[.D13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wunneburger">
            <text:p>dwunneburger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40]&amp;&quot;-&quot;&amp;[.D14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edmcnierney">
            <text:p>edmcnierne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41]&amp;&quot;-&quot;&amp;[.D14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eendrulat">
            <text:p>eendrulat</text:p>
          </table:table-cell>
          <table:table-cell table:style-name="Gnumeric-default" office:value-type="string" office:string-value="Erik Endrulat">
            <text:p>Erik Endrulat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42]&amp;&quot;-&quot;&amp;[.D14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isClimateChange">
            <text:p>gisClimateChange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43]&amp;&quot;-&quot;&amp;[.D14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kx598">
            <text:p>gkx598</text:p>
          </table:table-cell>
          <table:table-cell table:style-name="Gnumeric-default" office:value-type="string" office:string-value="Jyunjie Huang">
            <text:p>Jyunjie Huang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44]&amp;&quot;-&quot;&amp;[.D14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lobexplorer">
            <text:p>globexplorer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45]&amp;&quot;-&quot;&amp;[.D14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longsworth">
            <text:p>glongsworth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46]&amp;&quot;-&quot;&amp;[.D14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mu">
            <text:p>gmu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47]&amp;&quot;-&quot;&amp;[.D14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osadmin">
            <text:p>gosadmin</text:p>
          </table:table-cell>
          <table:table-cell table:style-name="Gnumeric-default" office:value-type="string" office:string-value="gosamin">
            <text:p>gosami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48]&amp;&quot;-&quot;&amp;[.D14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wreid">
            <text:p>gwreid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49]&amp;&quot;-&quot;&amp;[.D14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hchoi">
            <text:p>hchoi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50]&amp;&quot;-&quot;&amp;[.D15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iai">
            <text:p>iai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51]&amp;&quot;-&quot;&amp;[.D15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inteller">
            <text:p>inteller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52]&amp;&quot;-&quot;&amp;[.D15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cothran">
            <text:p>jcothran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53]&amp;&quot;-&quot;&amp;[.D15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dahlin">
            <text:p>jdahlin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54]&amp;&quot;-&quot;&amp;[.D15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ed4167">
            <text:p>jed4167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55]&amp;&quot;-&quot;&amp;[.D15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ehaga">
            <text:p>jehaga</text:p>
          </table:table-cell>
          <table:table-cell table:style-name="Gnumeric-default" office:value-type="string" office:string-value="James Haga">
            <text:p>James Haga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56]&amp;&quot;-&quot;&amp;[.D15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erry.roy">
            <text:p>jerry.ro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57]&amp;&quot;-&quot;&amp;[.D15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esposo">
            <text:p>jesposo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58]&amp;&quot;-&quot;&amp;[.D15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hustler">
            <text:p>jhustler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59]&amp;&quot;-&quot;&amp;[.D15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imbash">
            <text:p>jimbash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60]&amp;&quot;-&quot;&amp;[.D16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imgrose">
            <text:p>jimgrose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61]&amp;&quot;-&quot;&amp;[.D16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kf715">
            <text:p>jkf715</text:p>
          </table:table-cell>
          <table:table-cell table:style-name="Gnumeric-default" office:value-type="string" office:string-value="Jamie Fung">
            <text:p>Jamie Fung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62]&amp;&quot;-&quot;&amp;[.D16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oeabc">
            <text:p>joeabc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63]&amp;&quot;-&quot;&amp;[.D16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placy">
            <text:p>jplac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64]&amp;&quot;-&quot;&amp;[.D16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rikert">
            <text:p>jrikert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65]&amp;&quot;-&quot;&amp;[.D16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vgriffis">
            <text:p>jvgriffis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66]&amp;&quot;-&quot;&amp;[.D16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K12Node">
            <text:p>K12Node</text:p>
          </table:table-cell>
          <table:table-cell table:style-name="Gnumeric-default" office:value-type="string" office:string-value="Susan Lindell Radke">
            <text:p>Susan Lindell Radke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67]&amp;&quot;-&quot;&amp;[.D16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KevinMulligan">
            <text:p>KevinMulligan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68]&amp;&quot;-&quot;&amp;[.D16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kwaters">
            <text:p>kwaters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69]&amp;&quot;-&quot;&amp;[.D16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aBarbera">
            <text:p>LaBarbera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70]&amp;&quot;-&quot;&amp;[.D17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abnetIndex">
            <text:p>LabnetIndex</text:p>
          </table:table-cell>
          <table:table-cell table:style-name="Gnumeric-default" office:value-type="string" office:string-value="Larry Cooper">
            <text:p>Larry Coop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71]&amp;&quot;-&quot;&amp;[.D17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auralynnkelly">
            <text:p>lauralynnkell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72]&amp;&quot;-&quot;&amp;[.D17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cabrera">
            <text:p>lcabrera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73]&amp;&quot;-&quot;&amp;[.D17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egacy">
            <text:p>legac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74]&amp;&quot;-&quot;&amp;[.D17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moore">
            <text:p>lmoore</text:p>
          </table:table-cell>
          <table:table-cell table:style-name="Gnumeric-default" office:value-type="string" office:string-value="Larry Moore">
            <text:p>Larry Moore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75]&amp;&quot;-&quot;&amp;[.D17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ovison">
            <text:p>lovison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76]&amp;&quot;-&quot;&amp;[.D17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apcontext">
            <text:p>mapcontext</text:p>
          </table:table-cell>
          <table:table-cell table:style-name="Gnumeric-default" office:value-type="string" office:string-value="Map Server Admin">
            <text:p>Map Server Admi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77]&amp;&quot;-&quot;&amp;[.D17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braymen">
            <text:p>mbraymen</text:p>
          </table:table-cell>
          <table:table-cell table:style-name="Gnumeric-default" office:value-type="string" office:string-value="Michael Braymen">
            <text:p>Michael Brayme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78]&amp;&quot;-&quot;&amp;[.D17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domarat">
            <text:p>mdomarat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79]&amp;&quot;-&quot;&amp;[.D17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ercierj">
            <text:p>mercierj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80]&amp;&quot;-&quot;&amp;[.D18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etzger">
            <text:p>metzger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81]&amp;&quot;-&quot;&amp;[.D18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fwiltse66">
            <text:p>mfwiltse66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82]&amp;&quot;-&quot;&amp;[.D18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nre">
            <text:p>mnre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83]&amp;&quot;-&quot;&amp;[.D18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olloy">
            <text:p>mollo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84]&amp;&quot;-&quot;&amp;[.D18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sdeq">
            <text:p>msdeq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85]&amp;&quot;-&quot;&amp;[.D18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unigis">
            <text:p>munigis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86]&amp;&quot;-&quot;&amp;[.D18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ASAULRAC">
            <text:p>NASAULRAC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87]&amp;&quot;-&quot;&amp;[.D18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cpc">
            <text:p>ncpc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88]&amp;&quot;-&quot;&amp;[.D18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pms">
            <text:p>npms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89]&amp;&quot;-&quot;&amp;[.D18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oaklandcounty">
            <text:p>oaklandcount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90]&amp;&quot;-&quot;&amp;[.D19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ocgi">
            <text:p>ocgi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91]&amp;&quot;-&quot;&amp;[.D19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ASDA">
            <text:p>PASDA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92]&amp;&quot;-&quot;&amp;[.D19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diaz">
            <text:p>pdiaz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93]&amp;&quot;-&quot;&amp;[.D19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ixxures">
            <text:p>pixxures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94]&amp;&quot;-&quot;&amp;[.D19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ratima">
            <text:p>Pratima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95]&amp;&quot;-&quot;&amp;[.D19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quayle">
            <text:p>quayle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96]&amp;&quot;-&quot;&amp;[.D19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helz">
            <text:p>rhelz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97]&amp;&quot;-&quot;&amp;[.D19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memme">
            <text:p>rmemme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98]&amp;&quot;-&quot;&amp;[.D19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mmcjjc">
            <text:p>rmmcjjc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199]&amp;&quot;-&quot;&amp;[.D19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RBDIN">
            <text:p>RRBDIN</text:p>
          </table:table-cell>
          <table:table-cell table:style-name="Gnumeric-default" office:value-type="string" office:string-value="Susanne Maeder">
            <text:p>Susanne Maed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200]&amp;&quot;-&quot;&amp;[.D20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TSD">
            <text:p>RTSD</text:p>
          </table:table-cell>
          <table:table-cell table:style-name="Gnumeric-default" office:value-type="string" office:string-value="Anurak Tahong">
            <text:p>Anurak Tahong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201]&amp;&quot;-&quot;&amp;[.D20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cigis">
            <text:p>scigis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202]&amp;&quot;-&quot;&amp;[.D20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EDAC">
            <text:p>SEDAC</text:p>
          </table:table-cell>
          <table:table-cell table:style-name="Gnumeric-default" office:value-type="string" office:string-value="Merlie Hansen">
            <text:p>Merlie Hansen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203]&amp;&quot;-&quot;&amp;[.D20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Iwebadmin">
            <text:p>SIwebadmin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204]&amp;&quot;-&quot;&amp;[.D20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vinayagamoorthy">
            <text:p>svinayagamoorth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205]&amp;&quot;-&quot;&amp;[.D205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errafly">
            <text:p>terrafly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206]&amp;&quot;-&quot;&amp;[.D206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errainpro">
            <text:p>Terrainpro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207]&amp;&quot;-&quot;&amp;[.D207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errasip">
            <text:p>terrasip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208]&amp;&quot;-&quot;&amp;[.D208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ina_freeman">
            <text:p>tina_freeman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209]&amp;&quot;-&quot;&amp;[.D209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venu_456">
            <text:p>venu_456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210]&amp;&quot;-&quot;&amp;[.D210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vnrgc">
            <text:p>vnrgc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211]&amp;&quot;-&quot;&amp;[.D211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weidu">
            <text:p>weidu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212]&amp;&quot;-&quot;&amp;[.D212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wri">
            <text:p>wri</text:p>
          </table:table-cell>
          <table:table-cell table:style-name="Gnumeric-default"/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213]&amp;&quot;-&quot;&amp;[.D213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Zsolt">
            <text:p>Zsolt</text:p>
          </table:table-cell>
          <table:table-cell table:style-name="Gnumeric-default" office:value-type="string" office:string-value="Zsolt Nagy">
            <text:p>Zsolt Nagy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office:value-type="string" office:string-value="Other">
            <text:p>Other</text:p>
          </table:table-cell>
          <table:table-cell table:style-name="Gnumeric-default" table:formula="of:=SUBSTITUTE(SUBSTITUTE(SUBSTITUTE(LOWER([.C214]&amp;&quot;-&quot;&amp;[.D214]);&quot;,&quot;;&quot;&quot;);&quot; &quot;;&quot;-&quot;);&quot;'&quot;;&quot;&quot;)" office:value-type="string" office:string-value="other-other">
            <text:p>other-oth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vaplanman">
            <text:p>vaplanman</text:p>
          </table:table-cell>
          <table:table-cell table:style-name="Gnumeric-default" office:value-type="string" office:string-value="Lyle Hornbaker">
            <text:p>Lyle Hornbaker</text:p>
          </table:table-cell>
          <table:table-cell table:style-name="Gnumeric-default" office:value-type="string" office:string-value="State of Virginia">
            <text:p>State of Virgini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15]&amp;&quot;-&quot;&amp;[.D215]);&quot;,&quot;;&quot;&quot;);&quot; &quot;;&quot;-&quot;);&quot;'&quot;;&quot;&quot;)" office:value-type="string" office:string-value="state-of-virginia-state-government">
            <text:p>state-of-virgini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harpie">
            <text:p>sharpie</text:p>
          </table:table-cell>
          <table:table-cell table:style-name="Gnumeric-default" office:value-type="string" office:string-value="Steve Sharp">
            <text:p>Steve Sharp</text:p>
          </table:table-cell>
          <table:table-cell table:style-name="Gnumeric-default" office:value-type="string" office:string-value="State of Vermont">
            <text:p>State of Vermont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16]&amp;&quot;-&quot;&amp;[.D216]);&quot;,&quot;;&quot;&quot;);&quot; &quot;;&quot;-&quot;);&quot;'&quot;;&quot;&quot;)" office:value-type="string" office:string-value="state-of-vermont-state-government">
            <text:p>state-of-vermont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peters">
            <text:p>mpeters</text:p>
          </table:table-cell>
          <table:table-cell table:style-name="Gnumeric-default" office:value-type="string" office:string-value="Matt Peter">
            <text:p>Matt Peter</text:p>
          </table:table-cell>
          <table:table-cell table:style-name="Gnumeric-default" office:value-type="string" office:string-value="State of Utah">
            <text:p>State of Utah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17]&amp;&quot;-&quot;&amp;[.D217]);&quot;,&quot;;&quot;&quot;);&quot; &quot;;&quot;-&quot;);&quot;'&quot;;&quot;&quot;)" office:value-type="string" office:string-value="state-of-utah-state-government">
            <text:p>state-of-utah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teaf">
            <text:p>tteaf</text:p>
          </table:table-cell>
          <table:table-cell table:style-name="Gnumeric-default" office:value-type="string" office:string-value="Tim Teaford">
            <text:p>Tim Teaford</text:p>
          </table:table-cell>
          <table:table-cell table:style-name="Gnumeric-default" office:value-type="string" office:string-value="State of South Dakota">
            <text:p>State of South Dakot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18]&amp;&quot;-&quot;&amp;[.D218]);&quot;,&quot;;&quot;&quot;);&quot; &quot;;&quot;-&quot;);&quot;'&quot;;&quot;&quot;)" office:value-type="string" office:string-value="state-of-south-dakota-state-government">
            <text:p>state-of-south-dakot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idemgis">
            <text:p>ridemgis</text:p>
          </table:table-cell>
          <table:table-cell table:style-name="Gnumeric-default" office:value-type="string" office:string-value="Paul Jordan">
            <text:p>Paul Jordan</text:p>
          </table:table-cell>
          <table:table-cell table:style-name="Gnumeric-default" office:value-type="string" office:string-value="State of Rhode Island">
            <text:p>State of Rhode Island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19]&amp;&quot;-&quot;&amp;[.D219]);&quot;,&quot;;&quot;&quot;);&quot; &quot;;&quot;-&quot;);&quot;'&quot;;&quot;&quot;)" office:value-type="string" office:string-value="state-of-rhode-island-state-government">
            <text:p>state-of-rhode-island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xp7">
            <text:p>cxp7</text:p>
          </table:table-cell>
          <table:table-cell table:style-name="Gnumeric-default" office:value-type="string" office:string-value="Chris Pfeiffer">
            <text:p>Chris Pfeiffer</text:p>
          </table:table-cell>
          <table:table-cell table:style-name="Gnumeric-default" office:value-type="string" office:string-value="State of Pennsylvania">
            <text:p>State of Pennsylvani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20]&amp;&quot;-&quot;&amp;[.D220]);&quot;,&quot;;&quot;&quot;);&quot; &quot;;&quot;-&quot;);&quot;'&quot;;&quot;&quot;)" office:value-type="string" office:string-value="state-of-pennsylvania-state-government">
            <text:p>state-of-pennsylvani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cude">
            <text:p>ccude</text:p>
          </table:table-cell>
          <table:table-cell table:style-name="Gnumeric-default" office:value-type="string" office:string-value="Curtis Cude">
            <text:p>Curtis Cude</text:p>
          </table:table-cell>
          <table:table-cell table:style-name="Gnumeric-default" office:value-type="string" office:string-value="State of Oregon">
            <text:p>State of Oregon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21]&amp;&quot;-&quot;&amp;[.D221]);&quot;,&quot;;&quot;&quot;);&quot; &quot;;&quot;-&quot;);&quot;'&quot;;&quot;&quot;)" office:value-type="string" office:string-value="state-of-oregon-state-government">
            <text:p>state-of-oregon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sisco">
            <text:p>jsisco</text:p>
          </table:table-cell>
          <table:table-cell table:style-name="Gnumeric-default" office:value-type="string" office:string-value="Josh Sisco">
            <text:p>Josh Sisco</text:p>
          </table:table-cell>
          <table:table-cell table:style-name="Gnumeric-default" office:value-type="string" office:string-value="State of Oregon">
            <text:p>State of Oregon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22]&amp;&quot;-&quot;&amp;[.D222]);&quot;,&quot;;&quot;&quot;);&quot; &quot;;&quot;-&quot;);&quot;'&quot;;&quot;&quot;)" office:value-type="string" office:string-value="state-of-oregon-state-government">
            <text:p>state-of-oregon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oregongeo">
            <text:p>oregongeo</text:p>
          </table:table-cell>
          <table:table-cell table:style-name="Gnumeric-default" office:value-type="string" office:string-value="John Kuschell">
            <text:p>John Kuschell</text:p>
          </table:table-cell>
          <table:table-cell table:style-name="Gnumeric-default" office:value-type="string" office:string-value="State of Oregon">
            <text:p>State of Oregon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23]&amp;&quot;-&quot;&amp;[.D223]);&quot;,&quot;;&quot;&quot;);&quot; &quot;;&quot;-&quot;);&quot;'&quot;;&quot;&quot;)" office:value-type="string" office:string-value="state-of-oregon-state-government">
            <text:p>state-of-oregon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psughru">
            <text:p>mpsughru</text:p>
          </table:table-cell>
          <table:table-cell table:style-name="Gnumeric-default" office:value-type="string" office:string-value="Michael Sughru">
            <text:p>Michael Sughru</text:p>
          </table:table-cell>
          <table:table-cell table:style-name="Gnumeric-default" office:value-type="string" office:string-value="State of Oklahoma">
            <text:p>State of Oklahom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24]&amp;&quot;-&quot;&amp;[.D224]);&quot;,&quot;;&quot;&quot;);&quot; &quot;;&quot;-&quot;);&quot;'&quot;;&quot;&quot;)" office:value-type="string" office:string-value="state-of-oklahoma-state-government">
            <text:p>state-of-oklahom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oitogrip">
            <text:p>oitogrip</text:p>
          </table:table-cell>
          <table:table-cell table:style-name="Gnumeric-default" office:value-type="string" office:string-value="Jennifer McFarland">
            <text:p>Jennifer McFarland</text:p>
          </table:table-cell>
          <table:table-cell table:style-name="Gnumeric-default" office:value-type="string" office:string-value="State of Ohio">
            <text:p>State of Ohio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25]&amp;&quot;-&quot;&amp;[.D225]);&quot;,&quot;;&quot;&quot;);&quot; &quot;;&quot;-&quot;);&quot;'&quot;;&quot;&quot;)" office:value-type="string" office:string-value="state-of-ohio-state-government">
            <text:p>state-of-ohio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baird1">
            <text:p>tbaird1</text:p>
          </table:table-cell>
          <table:table-cell table:style-name="Gnumeric-default" office:value-type="string" office:string-value="Thomas Baird">
            <text:p>Thomas Baird</text:p>
          </table:table-cell>
          <table:table-cell table:style-name="Gnumeric-default" office:value-type="string" office:string-value="State of Ohio">
            <text:p>State of Ohio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26]&amp;&quot;-&quot;&amp;[.D226]);&quot;,&quot;;&quot;&quot;);&quot; &quot;;&quot;-&quot;);&quot;'&quot;;&quot;&quot;)" office:value-type="string" office:string-value="state-of-ohio-state-government">
            <text:p>state-of-ohio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nutsch">
            <text:p>bnutsch</text:p>
          </table:table-cell>
          <table:table-cell table:style-name="Gnumeric-default" office:value-type="string" office:string-value="Bob Nutsch">
            <text:p>Bob Nutsch</text:p>
          </table:table-cell>
          <table:table-cell table:style-name="Gnumeric-default" office:value-type="string" office:string-value="State of North Dakota">
            <text:p>State of North Dakot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27]&amp;&quot;-&quot;&amp;[.D227]);&quot;,&quot;;&quot;&quot;);&quot; &quot;;&quot;-&quot;);&quot;'&quot;;&quot;&quot;)" office:value-type="string" office:string-value="state-of-north-dakota-state-government">
            <text:p>state-of-north-dakot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gia">
            <text:p>cgia</text:p>
          </table:table-cell>
          <table:table-cell table:style-name="Gnumeric-default" office:value-type="string" office:string-value="David Giordano">
            <text:p>David Giordano</text:p>
          </table:table-cell>
          <table:table-cell table:style-name="Gnumeric-default" office:value-type="string" office:string-value="State of North Carolina">
            <text:p>State of North Carolin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28]&amp;&quot;-&quot;&amp;[.D228]);&quot;,&quot;;&quot;&quot;);&quot; &quot;;&quot;-&quot;);&quot;'&quot;;&quot;&quot;)" office:value-type="string" office:string-value="state-of-north-carolina-state-government">
            <text:p>state-of-north-carolin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speaker">
            <text:p>lspeaker</text:p>
          </table:table-cell>
          <table:table-cell table:style-name="Gnumeric-default" office:value-type="string" office:string-value="Lisa Speaker">
            <text:p>Lisa Speaker</text:p>
          </table:table-cell>
          <table:table-cell table:style-name="Gnumeric-default" office:value-type="string" office:string-value="State of North Carolina">
            <text:p>State of North Carolin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29]&amp;&quot;-&quot;&amp;[.D229]);&quot;,&quot;;&quot;&quot;);&quot; &quot;;&quot;-&quot;);&quot;'&quot;;&quot;&quot;)" office:value-type="string" office:string-value="state-of-north-carolina-state-government">
            <text:p>state-of-north-carolin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c1map">
            <text:p>nc1map</text:p>
          </table:table-cell>
          <table:table-cell table:style-name="Gnumeric-default" office:value-type="string" office:string-value="David Giordano">
            <text:p>David Giordano</text:p>
          </table:table-cell>
          <table:table-cell table:style-name="Gnumeric-default" office:value-type="string" office:string-value="State of North Carolina">
            <text:p>State of North Carolin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30]&amp;&quot;-&quot;&amp;[.D230]);&quot;,&quot;;&quot;&quot;);&quot; &quot;;&quot;-&quot;);&quot;'&quot;;&quot;&quot;)" office:value-type="string" office:string-value="state-of-north-carolina-state-government">
            <text:p>state-of-north-carolin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LTorrijos">
            <text:p>RLTorrijos</text:p>
          </table:table-cell>
          <table:table-cell table:style-name="Gnumeric-default" office:value-type="string" office:string-value="Ricardo LopezTorrijos">
            <text:p>Ricardo LopezTorrijos</text:p>
          </table:table-cell>
          <table:table-cell table:style-name="Gnumeric-default" office:value-type="string" office:string-value="State of New York">
            <text:p>State of New York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31]&amp;&quot;-&quot;&amp;[.D231]);&quot;,&quot;;&quot;&quot;);&quot; &quot;;&quot;-&quot;);&quot;'&quot;;&quot;&quot;)" office:value-type="string" office:string-value="state-of-new-york-state-government">
            <text:p>state-of-new-york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ustagder">
            <text:p>austagder</text:p>
          </table:table-cell>
          <table:table-cell table:style-name="Gnumeric-default" office:value-type="string" office:string-value="John DAgostino">
            <text:p>John DAgostino</text:p>
          </table:table-cell>
          <table:table-cell table:style-name="Gnumeric-default" office:value-type="string" office:string-value="State of New Jersey">
            <text:p>State of New Jersey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32]&amp;&quot;-&quot;&amp;[.D232]);&quot;,&quot;;&quot;&quot;);&quot; &quot;;&quot;-&quot;);&quot;'&quot;;&quot;&quot;)" office:value-type="string" office:string-value="state-of-new-jersey-state-government">
            <text:p>state-of-new-jersey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konopkae">
            <text:p>konopkae</text:p>
          </table:table-cell>
          <table:table-cell table:style-name="Gnumeric-default" office:value-type="string" office:string-value="Eidth Konopka">
            <text:p>Eidth Konopka</text:p>
          </table:table-cell>
          <table:table-cell table:style-name="Gnumeric-default" office:value-type="string" office:string-value="State of New Jersey">
            <text:p>State of New Jersey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33]&amp;&quot;-&quot;&amp;[.D233]);&quot;,&quot;;&quot;&quot;);&quot; &quot;;&quot;-&quot;);&quot;'&quot;;&quot;&quot;)" office:value-type="string" office:string-value="state-of-new-jersey-state-government">
            <text:p>state-of-new-jersey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atfish">
            <text:p>catfish</text:p>
          </table:table-cell>
          <table:table-cell table:style-name="Gnumeric-default" office:value-type="string" office:string-value="Stewart Kirkpatrick">
            <text:p>Stewart Kirkpatrick</text:p>
          </table:table-cell>
          <table:table-cell table:style-name="Gnumeric-default" office:value-type="string" office:string-value="State of Montana">
            <text:p>State of Montan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34]&amp;&quot;-&quot;&amp;[.D234]);&quot;,&quot;;&quot;&quot;);&quot; &quot;;&quot;-&quot;);&quot;'&quot;;&quot;&quot;)" office:value-type="string" office:string-value="state-of-montana-state-government">
            <text:p>state-of-montan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daumiller">
            <text:p>gdaumiller</text:p>
          </table:table-cell>
          <table:table-cell table:style-name="Gnumeric-default" office:value-type="string" office:string-value="Gerald Daumiller">
            <text:p>Gerald Daumiller</text:p>
          </table:table-cell>
          <table:table-cell table:style-name="Gnumeric-default" office:value-type="string" office:string-value="State of Montana">
            <text:p>State of Montan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35]&amp;&quot;-&quot;&amp;[.D235]);&quot;,&quot;;&quot;&quot;);&quot; &quot;;&quot;-&quot;);&quot;'&quot;;&quot;&quot;)" office:value-type="string" office:string-value="state-of-montana-state-government">
            <text:p>state-of-montan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linton.little">
            <text:p>clinton.little</text:p>
          </table:table-cell>
          <table:table-cell table:style-name="Gnumeric-default" office:value-type="string" office:string-value="Clinton Little">
            <text:p>Clinton Little</text:p>
          </table:table-cell>
          <table:table-cell table:style-name="Gnumeric-default" office:value-type="string" office:string-value="State of Minnesota">
            <text:p>State of Minnesot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36]&amp;&quot;-&quot;&amp;[.D236]);&quot;,&quot;;&quot;&quot;);&quot; &quot;;&quot;-&quot;);&quot;'&quot;;&quot;&quot;)" office:value-type="string" office:string-value="state-of-minnesota-state-government">
            <text:p>state-of-minnesot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mic">
            <text:p>lmic</text:p>
          </table:table-cell>
          <table:table-cell table:style-name="Gnumeric-default" office:value-type="string" office:string-value="Susanne Maeder">
            <text:p>Susanne Maeder</text:p>
          </table:table-cell>
          <table:table-cell table:style-name="Gnumeric-default" office:value-type="string" office:string-value="State of Minnesota">
            <text:p>State of Minnesot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37]&amp;&quot;-&quot;&amp;[.D237]);&quot;,&quot;;&quot;&quot;);&quot; &quot;;&quot;-&quot;);&quot;'&quot;;&quot;&quot;)" office:value-type="string" office:string-value="state-of-minnesota-state-government">
            <text:p>state-of-minnesot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ndot">
            <text:p>mndot</text:p>
          </table:table-cell>
          <table:table-cell table:style-name="Gnumeric-default" office:value-type="string" office:string-value="Susanne Maeder">
            <text:p>Susanne Maeder</text:p>
          </table:table-cell>
          <table:table-cell table:style-name="Gnumeric-default" office:value-type="string" office:string-value="State of Minnesota">
            <text:p>State of Minnesot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38]&amp;&quot;-&quot;&amp;[.D238]);&quot;,&quot;;&quot;&quot;);&quot; &quot;;&quot;-&quot;);&quot;'&quot;;&quot;&quot;)" office:value-type="string" office:string-value="state-of-minnesota-state-government">
            <text:p>state-of-minnesot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pca">
            <text:p>mpca</text:p>
          </table:table-cell>
          <table:table-cell table:style-name="Gnumeric-default" office:value-type="string" office:string-value="Susanne Maeder">
            <text:p>Susanne Maeder</text:p>
          </table:table-cell>
          <table:table-cell table:style-name="Gnumeric-default" office:value-type="string" office:string-value="State of Minnesota">
            <text:p>State of Minnesot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39]&amp;&quot;-&quot;&amp;[.D239]);&quot;,&quot;;&quot;&quot;);&quot; &quot;;&quot;-&quot;);&quot;'&quot;;&quot;&quot;)" office:value-type="string" office:string-value="state-of-minnesota-state-government">
            <text:p>state-of-minnesot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omaki">
            <text:p>romaki</text:p>
          </table:table-cell>
          <table:table-cell table:style-name="Gnumeric-default" office:value-type="string" office:string-value="Tim Loesch">
            <text:p>Tim Loesch</text:p>
          </table:table-cell>
          <table:table-cell table:style-name="Gnumeric-default" office:value-type="string" office:string-value="State of Minnesota">
            <text:p>State of Minnesot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40]&amp;&quot;-&quot;&amp;[.D240]);&quot;,&quot;;&quot;&quot;);&quot; &quot;;&quot;-&quot;);&quot;'&quot;;&quot;&quot;)" office:value-type="string" office:string-value="state-of-minnesota-state-government">
            <text:p>state-of-minnesot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dlime">
            <text:p>sdlime</text:p>
          </table:table-cell>
          <table:table-cell table:style-name="Gnumeric-default" office:value-type="string" office:string-value="Steve Lime">
            <text:p>Steve Lime</text:p>
          </table:table-cell>
          <table:table-cell table:style-name="Gnumeric-default" office:value-type="string" office:string-value="State of Minnesota">
            <text:p>State of Minnesot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41]&amp;&quot;-&quot;&amp;[.D241]);&quot;,&quot;;&quot;&quot;);&quot; &quot;;&quot;-&quot;);&quot;'&quot;;&quot;&quot;)" office:value-type="string" office:string-value="state-of-minnesota-state-government">
            <text:p>state-of-minnesot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freeman">
            <text:p>afreeman</text:p>
          </table:table-cell>
          <table:table-cell table:style-name="Gnumeric-default" office:value-type="string" office:string-value="Andrew Freckmann">
            <text:p>Andrew Freckmann</text:p>
          </table:table-cell>
          <table:table-cell table:style-name="Gnumeric-default" office:value-type="string" office:string-value="State of Massachusetts">
            <text:p>State of Massachusetts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42]&amp;&quot;-&quot;&amp;[.D242]);&quot;,&quot;;&quot;&quot;);&quot; &quot;;&quot;-&quot;);&quot;'&quot;;&quot;&quot;)" office:value-type="string" office:string-value="state-of-massachusetts-state-government">
            <text:p>state-of-massachusetts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assczm">
            <text:p>massczm</text:p>
          </table:table-cell>
          <table:table-cell table:style-name="Gnumeric-default" office:value-type="string" office:string-value="Daniel Sampson">
            <text:p>Daniel Sampson</text:p>
          </table:table-cell>
          <table:table-cell table:style-name="Gnumeric-default" office:value-type="string" office:string-value="State of Massachusetts">
            <text:p>State of Massachusetts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43]&amp;&quot;-&quot;&amp;[.D243]);&quot;,&quot;;&quot;&quot;);&quot; &quot;;&quot;-&quot;);&quot;'&quot;;&quot;&quot;)" office:value-type="string" office:string-value="state-of-massachusetts-state-government">
            <text:p>state-of-massachusetts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agic">
            <text:p>lagic</text:p>
          </table:table-cell>
          <table:table-cell table:style-name="Gnumeric-default" office:value-type="string" office:string-value="Joshua Kent">
            <text:p>Joshua Kent</text:p>
          </table:table-cell>
          <table:table-cell table:style-name="Gnumeric-default" office:value-type="string" office:string-value="State of Louisiana">
            <text:p>State of Louisian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44]&amp;&quot;-&quot;&amp;[.D244]);&quot;,&quot;;&quot;&quot;);&quot; &quot;;&quot;-&quot;);&quot;'&quot;;&quot;&quot;)" office:value-type="string" office:string-value="state-of-louisiana-state-government">
            <text:p>state-of-louisian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kentanness">
            <text:p>kentanness</text:p>
          </table:table-cell>
          <table:table-cell table:style-name="Gnumeric-default" office:value-type="string" office:string-value="Kent Anness">
            <text:p>Kent Anness</text:p>
          </table:table-cell>
          <table:table-cell table:style-name="Gnumeric-default" office:value-type="string" office:string-value="State of Kentucky">
            <text:p>State of Kentucky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45]&amp;&quot;-&quot;&amp;[.D245]);&quot;,&quot;;&quot;&quot;);&quot; &quot;;&quot;-&quot;);&quot;'&quot;;&quot;&quot;)" office:value-type="string" office:string-value="state-of-kentucky-state-government">
            <text:p>state-of-kentucky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ejabrams">
            <text:p>ejabrams</text:p>
          </table:table-cell>
          <table:table-cell table:style-name="Gnumeric-default" office:value-type="string" office:string-value="Eric Abrams">
            <text:p>Eric Abrams</text:p>
          </table:table-cell>
          <table:table-cell table:style-name="Gnumeric-default" office:value-type="string" office:string-value="State of Iowa">
            <text:p>State of Iow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46]&amp;&quot;-&quot;&amp;[.D246]);&quot;,&quot;;&quot;&quot;);&quot; &quot;;&quot;-&quot;);&quot;'&quot;;&quot;&quot;)" office:value-type="string" office:string-value="state-of-iowa-state-government">
            <text:p>state-of-iow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igic">
            <text:p>igic</text:p>
          </table:table-cell>
          <table:table-cell table:style-name="Gnumeric-default" office:value-type="string" office:string-value="Patrick Wilke-Brown">
            <text:p>Patrick Wilke-Brown</text:p>
          </table:table-cell>
          <table:table-cell table:style-name="Gnumeric-default" office:value-type="string" office:string-value="State of Iowa">
            <text:p>State of Iow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47]&amp;&quot;-&quot;&amp;[.D247]);&quot;,&quot;;&quot;&quot;);&quot; &quot;;&quot;-&quot;);&quot;'&quot;;&quot;&quot;)" office:value-type="string" office:string-value="state-of-iowa-state-government">
            <text:p>state-of-iow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odamerj">
            <text:p>bodamerj</text:p>
          </table:table-cell>
          <table:table-cell table:style-name="Gnumeric-default" office:value-type="string" office:string-value="Jonathan Bodamer">
            <text:p>Jonathan Bodamer</text:p>
          </table:table-cell>
          <table:table-cell table:style-name="Gnumeric-default" office:value-type="string" office:string-value="State of Illinois">
            <text:p>State of Illinois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48]&amp;&quot;-&quot;&amp;[.D248]);&quot;,&quot;;&quot;&quot;);&quot; &quot;;&quot;-&quot;);&quot;'&quot;;&quot;&quot;)" office:value-type="string" office:string-value="state-of-illinois-state-government">
            <text:p>state-of-illinois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irspeed">
            <text:p>Airspeed</text:p>
          </table:table-cell>
          <table:table-cell table:style-name="Gnumeric-default" office:value-type="string" office:string-value="Robert Smith">
            <text:p>Robert Smith</text:p>
          </table:table-cell>
          <table:table-cell table:style-name="Gnumeric-default" office:value-type="string" office:string-value="State of Idaho">
            <text:p>State of Idaho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49]&amp;&quot;-&quot;&amp;[.D249]);&quot;,&quot;;&quot;&quot;);&quot; &quot;;&quot;-&quot;);&quot;'&quot;;&quot;&quot;)" office:value-type="string" office:string-value="state-of-idaho-state-government">
            <text:p>state-of-idaho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irspeed99">
            <text:p>airspeed99</text:p>
          </table:table-cell>
          <table:table-cell table:style-name="Gnumeric-default" office:value-type="string" office:string-value="Bob Smith">
            <text:p>Bob Smith</text:p>
          </table:table-cell>
          <table:table-cell table:style-name="Gnumeric-default" office:value-type="string" office:string-value="State of Idaho">
            <text:p>State of Idaho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50]&amp;&quot;-&quot;&amp;[.D250]);&quot;,&quot;;&quot;&quot;);&quot; &quot;;&quot;-&quot;);&quot;'&quot;;&quot;&quot;)" office:value-type="string" office:string-value="state-of-idaho-state-government">
            <text:p>state-of-idaho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eorgia_clearinghouse">
            <text:p>georgia_clearinghouse</text:p>
          </table:table-cell>
          <table:table-cell table:style-name="Gnumeric-default" office:value-type="string" office:string-value="Georgia Clearinghouse">
            <text:p>Georgia Clearinghouse</text:p>
          </table:table-cell>
          <table:table-cell table:style-name="Gnumeric-default" office:value-type="string" office:string-value="State of Georgia">
            <text:p>State of Georgi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51]&amp;&quot;-&quot;&amp;[.D251]);&quot;,&quot;;&quot;&quot;);&quot; &quot;;&quot;-&quot;);&quot;'&quot;;&quot;&quot;)" office:value-type="string" office:string-value="state-of-georgia-state-government">
            <text:p>state-of-georgi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FDEP">
            <text:p>FDEP</text:p>
          </table:table-cell>
          <table:table-cell table:style-name="Gnumeric-default" office:value-type="string" office:string-value="Aparna Bokey">
            <text:p>Aparna Bokey</text:p>
          </table:table-cell>
          <table:table-cell table:style-name="Gnumeric-default" office:value-type="string" office:string-value="State of Florida">
            <text:p>State of Florid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52]&amp;&quot;-&quot;&amp;[.D252]);&quot;,&quot;;&quot;&quot;);&quot; &quot;;&quot;-&quot;);&quot;'&quot;;&quot;&quot;)" office:value-type="string" office:string-value="state-of-florida-state-government">
            <text:p>state-of-florid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dmario">
            <text:p>mdmario</text:p>
          </table:table-cell>
          <table:table-cell table:style-name="Gnumeric-default" office:value-type="string" office:string-value="Mario Field">
            <text:p>Mario Field</text:p>
          </table:table-cell>
          <table:table-cell table:style-name="Gnumeric-default" office:value-type="string" office:string-value="State of District of Columbia">
            <text:p>State of District of Columbi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53]&amp;&quot;-&quot;&amp;[.D253]);&quot;,&quot;;&quot;&quot;);&quot; &quot;;&quot;-&quot;);&quot;'&quot;;&quot;&quot;)" office:value-type="string" office:string-value="state-of-district-of-columbia-state-government">
            <text:p>state-of-district-of-columbi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ike.mahaffie">
            <text:p>mike.mahaffie</text:p>
          </table:table-cell>
          <table:table-cell table:style-name="Gnumeric-default" office:value-type="string" office:string-value="Mike Mahaffie">
            <text:p>Mike Mahaffie</text:p>
          </table:table-cell>
          <table:table-cell table:style-name="Gnumeric-default" office:value-type="string" office:string-value="State of Delaware">
            <text:p>State of Delaware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54]&amp;&quot;-&quot;&amp;[.D254]);&quot;,&quot;;&quot;&quot;);&quot; &quot;;&quot;-&quot;);&quot;'&quot;;&quot;&quot;)" office:value-type="string" office:string-value="state-of-delaware-state-government">
            <text:p>state-of-delaware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dwolfffgdc">
            <text:p>cdwolfffgdc</text:p>
          </table:table-cell>
          <table:table-cell table:style-name="Gnumeric-default" office:value-type="string" office:string-value="Craig Wolff">
            <text:p>Craig Wolff</text:p>
          </table:table-cell>
          <table:table-cell table:style-name="Gnumeric-default" office:value-type="string" office:string-value="State of California">
            <text:p>State of Californi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55]&amp;&quot;-&quot;&amp;[.D255]);&quot;,&quot;;&quot;&quot;);&quot; &quot;;&quot;-&quot;);&quot;'&quot;;&quot;&quot;)" office:value-type="string" office:string-value="state-of-california-state-government">
            <text:p>state-of-californi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kunkel36">
            <text:p>rkunkel36</text:p>
          </table:table-cell>
          <table:table-cell table:style-name="Gnumeric-default" office:value-type="string" office:string-value="Roger Kunkel">
            <text:p>Roger Kunkel</text:p>
          </table:table-cell>
          <table:table-cell table:style-name="Gnumeric-default" office:value-type="string" office:string-value="State of California">
            <text:p>State of Californi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56]&amp;&quot;-&quot;&amp;[.D256]);&quot;,&quot;;&quot;&quot;);&quot; &quot;;&quot;-&quot;);&quot;'&quot;;&quot;&quot;)" office:value-type="string" office:string-value="state-of-california-state-government">
            <text:p>state-of-californi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gio">
            <text:p>agio</text:p>
          </table:table-cell>
          <table:table-cell table:style-name="Gnumeric-default" office:value-type="string" office:string-value="AGIO GeoStor">
            <text:p>AGIO GeoStor</text:p>
          </table:table-cell>
          <table:table-cell table:style-name="Gnumeric-default" office:value-type="string" office:string-value="State of Arkansas">
            <text:p>State of Arkansas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57]&amp;&quot;-&quot;&amp;[.D257]);&quot;,&quot;;&quot;&quot;);&quot; &quot;;&quot;-&quot;);&quot;'&quot;;&quot;&quot;)" office:value-type="string" office:string-value="state-of-arkansas-state-government">
            <text:p>state-of-arkansas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co">
            <text:p>sco</text:p>
          </table:table-cell>
          <table:table-cell table:style-name="Gnumeric-default" office:value-type="string" office:string-value="Jason Howard">
            <text:p>Jason Howard</text:p>
          </table:table-cell>
          <table:table-cell table:style-name="Gnumeric-default" office:value-type="string" office:string-value="State of Arizona">
            <text:p>State of Arizon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58]&amp;&quot;-&quot;&amp;[.D258]);&quot;,&quot;;&quot;&quot;);&quot; &quot;;&quot;-&quot;);&quot;'&quot;;&quot;&quot;)" office:value-type="string" office:string-value="state-of-arizona-state-government">
            <text:p>state-of-arizon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gdc">
            <text:p>asgdc</text:p>
          </table:table-cell>
          <table:table-cell table:style-name="Gnumeric-default" office:value-type="string" office:string-value="Marty Martin">
            <text:p>Marty Martin</text:p>
          </table:table-cell>
          <table:table-cell table:style-name="Gnumeric-default" office:value-type="string" office:string-value="State of Alaska">
            <text:p>State of Alask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59]&amp;&quot;-&quot;&amp;[.D259]);&quot;,&quot;;&quot;&quot;);&quot; &quot;;&quot;-&quot;);&quot;'&quot;;&quot;&quot;)" office:value-type="string" office:string-value="state-of-alaska-state-government">
            <text:p>state-of-alask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etaman">
            <text:p>metaman</text:p>
          </table:table-cell>
          <table:table-cell table:style-name="Gnumeric-default" office:value-type="string" office:string-value="Ken Papp">
            <text:p>Ken Papp</text:p>
          </table:table-cell>
          <table:table-cell table:style-name="Gnumeric-default" office:value-type="string" office:string-value="State of Alaska">
            <text:p>State of Alask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60]&amp;&quot;-&quot;&amp;[.D260]);&quot;,&quot;;&quot;&quot;);&quot; &quot;;&quot;-&quot;);&quot;'&quot;;&quot;&quot;)" office:value-type="string" office:string-value="state-of-alaska-state-government">
            <text:p>state-of-alask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patterson">
            <text:p>ppatterson</text:p>
          </table:table-cell>
          <table:table-cell table:style-name="Gnumeric-default" office:value-type="string" office:string-value="Philip Patterson">
            <text:p>Philip Patterson</text:p>
          </table:table-cell>
          <table:table-cell table:style-name="Gnumeric-default" office:value-type="string" office:string-value="State of Alabama">
            <text:p>State of Alabam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61]&amp;&quot;-&quot;&amp;[.D261]);&quot;,&quot;;&quot;&quot;);&quot; &quot;;&quot;-&quot;);&quot;'&quot;;&quot;&quot;)" office:value-type="string" office:string-value="state-of-alabama-state-government">
            <text:p>state-of-alabam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ethking">
            <text:p>bethking</text:p>
          </table:table-cell>
          <table:table-cell table:style-name="Gnumeric-default" office:value-type="string" office:string-value="Beth king">
            <text:p>Beth king</text:p>
          </table:table-cell>
          <table:table-cell table:style-name="Gnumeric-default" office:value-type="string" office:string-value="Centre, PA">
            <text:p>Centre, PA</text:p>
          </table:table-cell>
          <table:table-cell table:style-name="Gnumeric-default" office:value-type="string" office:string-value="State Government">
            <text:p>State Government</text:p>
          </table:table-cell>
          <table:table-cell table:style-name="Gnumeric-default" table:formula="of:=SUBSTITUTE(SUBSTITUTE(SUBSTITUTE(LOWER([.C262]&amp;&quot;-&quot;&amp;[.D262]);&quot;,&quot;;&quot;&quot;);&quot; &quot;;&quot;-&quot;);&quot;'&quot;;&quot;&quot;)" office:value-type="string" office:string-value="centre-pa-state-government">
            <text:p>centre-pa-state-governme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ljackson">
            <text:p>bljackson</text:p>
          </table:table-cell>
          <table:table-cell table:style-name="Gnumeric-default" office:value-type="string" office:string-value="Berne Jackson">
            <text:p>Berne Jackson</text:p>
          </table:table-cell>
          <table:table-cell table:style-name="Gnumeric-default" office:value-type="string" office:string-value="Plummer, ID">
            <text:p>Plummer, ID</text:p>
          </table:table-cell>
          <table:table-cell table:style-name="Gnumeric-default" office:value-type="string" office:string-value="Tribal">
            <text:p>Tribal</text:p>
          </table:table-cell>
          <table:table-cell table:style-name="Gnumeric-default" table:formula="of:=SUBSTITUTE(SUBSTITUTE(SUBSTITUTE(LOWER([.C263]&amp;&quot;-&quot;&amp;[.D263]);&quot;,&quot;;&quot;&quot;);&quot; &quot;;&quot;-&quot;);&quot;'&quot;;&quot;&quot;)" office:value-type="string" office:string-value="plummer-id-tribal">
            <text:p>plummer-id-trib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float" office:value="521265">
            <text:p>521265</text:p>
          </table:table-cell>
          <table:table-cell table:style-name="Gnumeric-default" office:value-type="string" office:string-value="Dan Gardner">
            <text:p>Dan Gardner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64]&amp;&quot;-&quot;&amp;[.D264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float" office:value="4215348">
            <text:p>4215348</text:p>
          </table:table-cell>
          <table:table-cell table:style-name="Gnumeric-default" office:value-type="string" office:string-value="A Huseman">
            <text:p>A Huseman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65]&amp;&quot;-&quot;&amp;[.D265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eo130">
            <text:p>aeo130</text:p>
          </table:table-cell>
          <table:table-cell table:style-name="Gnumeric-default" office:value-type="string" office:string-value="Amy Ozeki">
            <text:p>Amy Ozeki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66]&amp;&quot;-&quot;&amp;[.D266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lex">
            <text:p>alex</text:p>
          </table:table-cell>
          <table:table-cell table:style-name="Gnumeric-default" office:value-type="string" office:string-value="Alexander Kashef">
            <text:p>Alexander Kashef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67]&amp;&quot;-&quot;&amp;[.D267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mf289">
            <text:p>amf289</text:p>
          </table:table-cell>
          <table:table-cell table:style-name="Gnumeric-default" office:value-type="string" office:string-value="Anna Fairweather">
            <text:p>Anna Fairweather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68]&amp;&quot;-&quot;&amp;[.D268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gou65">
            <text:p>bgou65</text:p>
          </table:table-cell>
          <table:table-cell table:style-name="Gnumeric-default" office:value-type="string" office:string-value="Brian Goudreau">
            <text:p>Brian Goudreau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69]&amp;&quot;-&quot;&amp;[.D269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pliszka">
            <text:p>bpliszka</text:p>
          </table:table-cell>
          <table:table-cell table:style-name="Gnumeric-default" office:value-type="string" office:string-value="Bob Pliszka">
            <text:p>Bob Pliszka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70]&amp;&quot;-&quot;&amp;[.D270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ryceb04">
            <text:p>bryceb04</text:p>
          </table:table-cell>
          <table:table-cell table:style-name="Gnumeric-default" office:value-type="string" office:string-value="Bryce Batchman">
            <text:p>Bryce Batchman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71]&amp;&quot;-&quot;&amp;[.D271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jh336">
            <text:p>djh336</text:p>
          </table:table-cell>
          <table:table-cell table:style-name="Gnumeric-default" office:value-type="string" office:string-value="Doug Hamilton">
            <text:p>Doug Hamilton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72]&amp;&quot;-&quot;&amp;[.D272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JS1105">
            <text:p>DJS1105</text:p>
          </table:table-cell>
          <table:table-cell table:style-name="Gnumeric-default" office:value-type="string" office:string-value="David Stephenson">
            <text:p>David Stephenson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73]&amp;&quot;-&quot;&amp;[.D273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ead185">
            <text:p>ead185</text:p>
          </table:table-cell>
          <table:table-cell table:style-name="Gnumeric-default" office:value-type="string" office:string-value="Edwin Damaso">
            <text:p>Edwin Damaso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74]&amp;&quot;-&quot;&amp;[.D274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fieldsg">
            <text:p>fieldsg</text:p>
          </table:table-cell>
          <table:table-cell table:style-name="Gnumeric-default" office:value-type="string" office:string-value="George Fields">
            <text:p>George Fields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75]&amp;&quot;-&quot;&amp;[.D275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ed294">
            <text:p>jed294</text:p>
          </table:table-cell>
          <table:table-cell table:style-name="Gnumeric-default" office:value-type="string" office:string-value="Jennifer Dady">
            <text:p>Jennifer Dady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76]&amp;&quot;-&quot;&amp;[.D276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esgould">
            <text:p>jesgould</text:p>
          </table:table-cell>
          <table:table-cell table:style-name="Gnumeric-default" office:value-type="string" office:string-value="Jessica Gould">
            <text:p>Jessica Gould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77]&amp;&quot;-&quot;&amp;[.D277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kompanek">
            <text:p>jkompanek</text:p>
          </table:table-cell>
          <table:table-cell table:style-name="Gnumeric-default" office:value-type="string" office:string-value="James Kompanek">
            <text:p>James Kompanek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78]&amp;&quot;-&quot;&amp;[.D278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wiseley">
            <text:p>lwiseley</text:p>
          </table:table-cell>
          <table:table-cell table:style-name="Gnumeric-default" office:value-type="string" office:string-value="Lucas Wiseley">
            <text:p>Lucas Wiseley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79]&amp;&quot;-&quot;&amp;[.D279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JK">
            <text:p>MJK</text:p>
          </table:table-cell>
          <table:table-cell table:style-name="Gnumeric-default" office:value-type="string" office:string-value="Marcus klem">
            <text:p>Marcus klem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80]&amp;&quot;-&quot;&amp;[.D280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reil">
            <text:p>mreil</text:p>
          </table:table-cell>
          <table:table-cell table:style-name="Gnumeric-default" office:value-type="string" office:string-value="Michael Reil">
            <text:p>Michael Reil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81]&amp;&quot;-&quot;&amp;[.D281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gaudet">
            <text:p>ngaudet</text:p>
          </table:table-cell>
          <table:table-cell table:style-name="Gnumeric-default" office:value-type="string" office:string-value="Nevin Gaudet">
            <text:p>Nevin Gaudet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82]&amp;&quot;-&quot;&amp;[.D282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jb4">
            <text:p>njb4</text:p>
          </table:table-cell>
          <table:table-cell table:style-name="Gnumeric-default" office:value-type="string" office:string-value="Neal Barnett">
            <text:p>Neal Barnett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83]&amp;&quot;-&quot;&amp;[.D283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uthann">
            <text:p>ruthann</text:p>
          </table:table-cell>
          <table:table-cell table:style-name="Gnumeric-default" office:value-type="string" office:string-value="Ruth Trudell">
            <text:p>Ruth Trudell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84]&amp;&quot;-&quot;&amp;[.D284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freytes">
            <text:p>sfreytes</text:p>
          </table:table-cell>
          <table:table-cell table:style-name="Gnumeric-default" office:value-type="string" office:string-value="Sara Freytes">
            <text:p>Sara Freytes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85]&amp;&quot;-&quot;&amp;[.D285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koda1">
            <text:p>skoda1</text:p>
          </table:table-cell>
          <table:table-cell table:style-name="Gnumeric-default" office:value-type="string" office:string-value="Timothy Eby">
            <text:p>Timothy Eby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86]&amp;&quot;-&quot;&amp;[.D286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magar">
            <text:p>smagar</text:p>
          </table:table-cell>
          <table:table-cell table:style-name="Gnumeric-default" office:value-type="string" office:string-value="Donald Smith">
            <text:p>Donald Smith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87]&amp;&quot;-&quot;&amp;[.D287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prillaman">
            <text:p>sprillaman</text:p>
          </table:table-cell>
          <table:table-cell table:style-name="Gnumeric-default" office:value-type="string" office:string-value="Susan Prillaman">
            <text:p>Susan Prillaman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88]&amp;&quot;-&quot;&amp;[.D288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tm174">
            <text:p>stm174</text:p>
          </table:table-cell>
          <table:table-cell table:style-name="Gnumeric-default" office:value-type="string" office:string-value="Susan McClendon">
            <text:p>Susan McClendon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89]&amp;&quot;-&quot;&amp;[.D289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heutte">
            <text:p>theutte</text:p>
          </table:table-cell>
          <table:table-cell table:style-name="Gnumeric-default" office:value-type="string" office:string-value="Tom Heutte">
            <text:p>Tom Heutte</text:p>
          </table:table-cell>
          <table:table-cell table:style-name="Gnumeric-default" office:value-type="string" office:string-value="University Park, PA">
            <text:p>University Park, P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90]&amp;&quot;-&quot;&amp;[.D290]);&quot;,&quot;;&quot;&quot;);&quot; &quot;;&quot;-&quot;);&quot;'&quot;;&quot;&quot;)" office:value-type="string" office:string-value="university-park-pa-university">
            <text:p>university-park-p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geeraer">
            <text:p>dgeeraer</text:p>
          </table:table-cell>
          <table:table-cell table:style-name="Gnumeric-default" office:value-type="string" office:string-value="David Geeraerts">
            <text:p>David Geeraerts</text:p>
          </table:table-cell>
          <table:table-cell table:style-name="Gnumeric-default" office:value-type="string" office:string-value="Towson, MD">
            <text:p>Towson, MD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91]&amp;&quot;-&quot;&amp;[.D291]);&quot;,&quot;;&quot;&quot;);&quot; &quot;;&quot;-&quot;);&quot;'&quot;;&quot;&quot;)" office:value-type="string" office:string-value="towson-md-university">
            <text:p>towson-md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koontz">
            <text:p>ckoontz</text:p>
          </table:table-cell>
          <table:table-cell table:style-name="Gnumeric-default" office:value-type="string" office:string-value="Christie Koontz">
            <text:p>Christie Koontz</text:p>
          </table:table-cell>
          <table:table-cell table:style-name="Gnumeric-default" office:value-type="string" office:string-value="Tallahassee, FL">
            <text:p>Tallahassee, FL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92]&amp;&quot;-&quot;&amp;[.D292]);&quot;,&quot;;&quot;&quot;);&quot; &quot;;&quot;-&quot;);&quot;'&quot;;&quot;&quot;)" office:value-type="string" office:string-value="tallahassee-fl-university">
            <text:p>tallahassee-fl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hodge">
            <text:p>shodge</text:p>
          </table:table-cell>
          <table:table-cell table:style-name="Gnumeric-default" office:value-type="string" office:string-value="Stephen Hodge">
            <text:p>Stephen Hodge</text:p>
          </table:table-cell>
          <table:table-cell table:style-name="Gnumeric-default" office:value-type="string" office:string-value="Tallahassee, FL">
            <text:p>Tallahassee, FL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93]&amp;&quot;-&quot;&amp;[.D293]);&quot;,&quot;;&quot;&quot;);&quot; &quot;;&quot;-&quot;);&quot;'&quot;;&quot;&quot;)" office:value-type="string" office:string-value="tallahassee-fl-university">
            <text:p>tallahassee-fl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jordan_uw">
            <text:p>bjordan_uw</text:p>
          </table:table-cell>
          <table:table-cell table:style-name="Gnumeric-default" office:value-type="string" office:string-value="William Jordan">
            <text:p>William Jordan</text:p>
          </table:table-cell>
          <table:table-cell table:style-name="Gnumeric-default" office:value-type="string" office:string-value="Seattle, WA">
            <text:p>Seattle, W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94]&amp;&quot;-&quot;&amp;[.D294]);&quot;,&quot;;&quot;&quot;);&quot; &quot;;&quot;-&quot;);&quot;'&quot;;&quot;&quot;)" office:value-type="string" office:string-value="seattle-wa-university">
            <text:p>seattle-w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dip">
            <text:p>cdip</text:p>
          </table:table-cell>
          <table:table-cell table:style-name="Gnumeric-default" office:value-type="string" office:string-value="Julie Thomas">
            <text:p>Julie Thomas</text:p>
          </table:table-cell>
          <table:table-cell table:style-name="Gnumeric-default" office:value-type="string" office:string-value="San Diego, CA">
            <text:p>San Diego, C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95]&amp;&quot;-&quot;&amp;[.D295]);&quot;,&quot;;&quot;&quot;);&quot; &quot;;&quot;-&quot;);&quot;'&quot;;&quot;&quot;)" office:value-type="string" office:string-value="san-diego-ca-university">
            <text:p>san-diego-c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DSU">
            <text:p>SDSU</text:p>
          </table:table-cell>
          <table:table-cell table:style-name="Gnumeric-default" office:value-type="string" office:string-value="David McKinsey">
            <text:p>David McKinsey</text:p>
          </table:table-cell>
          <table:table-cell table:style-name="Gnumeric-default" office:value-type="string" office:string-value="San Diego, CA">
            <text:p>San Diego, C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96]&amp;&quot;-&quot;&amp;[.D296]);&quot;,&quot;;&quot;&quot;);&quot; &quot;;&quot;-&quot;);&quot;'&quot;;&quot;&quot;)" office:value-type="string" office:string-value="san-diego-ca-university">
            <text:p>san-diego-c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falke">
            <text:p>sfalke</text:p>
          </table:table-cell>
          <table:table-cell table:style-name="Gnumeric-default" office:value-type="string" office:string-value="Stefan Falke">
            <text:p>Stefan Falke</text:p>
          </table:table-cell>
          <table:table-cell table:style-name="Gnumeric-default" office:value-type="string" office:string-value="Saint Louis, MO">
            <text:p>Saint Louis, MO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97]&amp;&quot;-&quot;&amp;[.D297]);&quot;,&quot;;&quot;&quot;);&quot; &quot;;&quot;-&quot;);&quot;'&quot;;&quot;&quot;)" office:value-type="string" office:string-value="saint-louis-mo-university">
            <text:p>saint-louis-mo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uncanald">
            <text:p>duncanald</text:p>
          </table:table-cell>
          <table:table-cell table:style-name="Gnumeric-default" office:value-type="string" office:string-value="Duncan Aldrich">
            <text:p>Duncan Aldrich</text:p>
          </table:table-cell>
          <table:table-cell table:style-name="Gnumeric-default" office:value-type="string" office:string-value="Reno, NV">
            <text:p>Reno, NV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98]&amp;&quot;-&quot;&amp;[.D298]);&quot;,&quot;;&quot;&quot;);&quot; &quot;;&quot;-&quot;);&quot;'&quot;;&quot;&quot;)" office:value-type="string" office:string-value="reno-nv-university">
            <text:p>reno-nv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webekeit">
            <text:p>webekeit</text:p>
          </table:table-cell>
          <table:table-cell table:style-name="Gnumeric-default" office:value-type="string" office:string-value="Keith Weber">
            <text:p>Keith Weber</text:p>
          </table:table-cell>
          <table:table-cell table:style-name="Gnumeric-default" office:value-type="string" office:string-value="Pocatello, ID">
            <text:p>Pocatello, ID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299]&amp;&quot;-&quot;&amp;[.D299]);&quot;,&quot;;&quot;&quot;);&quot; &quot;;&quot;-&quot;);&quot;'&quot;;&quot;&quot;)" office:value-type="string" office:string-value="pocatello-id-university">
            <text:p>pocatello-id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lesea">
            <text:p>plesea</text:p>
          </table:table-cell>
          <table:table-cell table:style-name="Gnumeric-default" office:value-type="string" office:string-value="Lucian Plesea">
            <text:p>Lucian Plesea</text:p>
          </table:table-cell>
          <table:table-cell table:style-name="Gnumeric-default" office:value-type="string" office:string-value="Pasadena, CA">
            <text:p>Pasadena, C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00]&amp;&quot;-&quot;&amp;[.D300]);&quot;,&quot;;&quot;&quot;);&quot; &quot;;&quot;-&quot;);&quot;'&quot;;&quot;&quot;)" office:value-type="string" office:string-value="pasadena-ca-university">
            <text:p>pasadena-c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fmercer">
            <text:p>bfmercer</text:p>
          </table:table-cell>
          <table:table-cell table:style-name="Gnumeric-default" office:value-type="string" office:string-value="Leah Nash">
            <text:p>Leah Nash</text:p>
          </table:table-cell>
          <table:table-cell table:style-name="Gnumeric-default" office:value-type="string" office:string-value="Norman, OK">
            <text:p>Norman, OK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01]&amp;&quot;-&quot;&amp;[.D301]);&quot;,&quot;;&quot;&quot;);&quot; &quot;;&quot;-&quot;);&quot;'&quot;;&quot;&quot;)" office:value-type="string" office:string-value="norman-ok-university">
            <text:p>norman-ok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yetman">
            <text:p>gyetman</text:p>
          </table:table-cell>
          <table:table-cell table:style-name="Gnumeric-default" office:value-type="string" office:string-value="Greg Yetman">
            <text:p>Greg Yetman</text:p>
          </table:table-cell>
          <table:table-cell table:style-name="Gnumeric-default" office:value-type="string" office:string-value="New York, NY">
            <text:p>New York, NY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02]&amp;&quot;-&quot;&amp;[.D302]);&quot;,&quot;;&quot;&quot;);&quot; &quot;;&quot;-&quot;);&quot;'&quot;;&quot;&quot;)" office:value-type="string" office:string-value="new-york-ny-university">
            <text:p>new-york-ny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downs">
            <text:p>rdowns</text:p>
          </table:table-cell>
          <table:table-cell table:style-name="Gnumeric-default" office:value-type="string" office:string-value="Robert Downs">
            <text:p>Robert Downs</text:p>
          </table:table-cell>
          <table:table-cell table:style-name="Gnumeric-default" office:value-type="string" office:string-value="New York, NY">
            <text:p>New York, NY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03]&amp;&quot;-&quot;&amp;[.D303]);&quot;,&quot;;&quot;&quot;);&quot; &quot;;&quot;-&quot;);&quot;'&quot;;&quot;&quot;)" office:value-type="string" office:string-value="new-york-ny-university">
            <text:p>new-york-ny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wvgis">
            <text:p>wvgis</text:p>
          </table:table-cell>
          <table:table-cell table:style-name="Gnumeric-default" office:value-type="string" office:string-value="Eric Hopkins">
            <text:p>Eric Hopkins</text:p>
          </table:table-cell>
          <table:table-cell table:style-name="Gnumeric-default" office:value-type="string" office:string-value="Morgantown, WV">
            <text:p>Morgantown, WV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04]&amp;&quot;-&quot;&amp;[.D304]);&quot;,&quot;;&quot;&quot;);&quot; &quot;;&quot;-&quot;);&quot;'&quot;;&quot;&quot;)" office:value-type="string" office:string-value="morgantown-wv-university">
            <text:p>morgantown-wv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dsweet">
            <text:p>mdsweet</text:p>
          </table:table-cell>
          <table:table-cell table:style-name="Gnumeric-default" office:value-type="string" office:string-value="Michael Sweet">
            <text:p>Michael Sweet</text:p>
          </table:table-cell>
          <table:table-cell table:style-name="Gnumeric-default" office:value-type="string" office:string-value="Missoula, MT">
            <text:p>Missoula, MT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05]&amp;&quot;-&quot;&amp;[.D305]);&quot;,&quot;;&quot;&quot;);&quot; &quot;;&quot;-&quot;);&quot;'&quot;;&quot;&quot;)" office:value-type="string" office:string-value="missoula-mt-university">
            <text:p>missoula-mt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adhavsinghk">
            <text:p>madhavsinghk</text:p>
          </table:table-cell>
          <table:table-cell table:style-name="Gnumeric-default" office:value-type="string" office:string-value="Clifton Abbott">
            <text:p>Clifton Abbott</text:p>
          </table:table-cell>
          <table:table-cell table:style-name="Gnumeric-default" office:value-type="string" office:string-value="Mississippi State, MS">
            <text:p>Mississippi State, MS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06]&amp;&quot;-&quot;&amp;[.D306]);&quot;,&quot;;&quot;&quot;);&quot; &quot;;&quot;-&quot;);&quot;'&quot;;&quot;&quot;)" office:value-type="string" office:string-value="mississippi-state-ms-university">
            <text:p>mississippi-state-ms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hgis">
            <text:p>nhgis</text:p>
          </table:table-cell>
          <table:table-cell table:style-name="Gnumeric-default" office:value-type="string" office:string-value="Petra Noble">
            <text:p>Petra Noble</text:p>
          </table:table-cell>
          <table:table-cell table:style-name="Gnumeric-default" office:value-type="string" office:string-value="Minneapolis, MN">
            <text:p>Minneapolis, MN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07]&amp;&quot;-&quot;&amp;[.D307]);&quot;,&quot;;&quot;&quot;);&quot; &quot;;&quot;-&quot;);&quot;'&quot;;&quot;&quot;)" office:value-type="string" office:string-value="minneapolis-mn-university">
            <text:p>minneapolis-mn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rbdc">
            <text:p>mrbdc</text:p>
          </table:table-cell>
          <table:table-cell table:style-name="Gnumeric-default" office:value-type="string" office:string-value="Susanne Maeder">
            <text:p>Susanne Maeder</text:p>
          </table:table-cell>
          <table:table-cell table:style-name="Gnumeric-default" office:value-type="string" office:string-value="Mankato, MN">
            <text:p>Mankato, MN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08]&amp;&quot;-&quot;&amp;[.D308]);&quot;,&quot;;&quot;&quot;);&quot; &quot;;&quot;-&quot;);&quot;'&quot;;&quot;&quot;)" office:value-type="string" office:string-value="mankato-mn-university">
            <text:p>mankato-mn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wisclinc">
            <text:p>wisclinc</text:p>
          </table:table-cell>
          <table:table-cell table:style-name="Gnumeric-default" office:value-type="string" office:string-value="AJ Wortley">
            <text:p>AJ Wortley</text:p>
          </table:table-cell>
          <table:table-cell table:style-name="Gnumeric-default" office:value-type="string" office:string-value="Madison, WI">
            <text:p>Madison, WI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09]&amp;&quot;-&quot;&amp;[.D309]);&quot;,&quot;;&quot;&quot;);&quot; &quot;;&quot;-&quot;);&quot;'&quot;;&quot;&quot;)" office:value-type="string" office:string-value="madison-wi-university">
            <text:p>madison-wi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knelson">
            <text:p>knelson</text:p>
          </table:table-cell>
          <table:table-cell table:style-name="Gnumeric-default" office:value-type="string" office:string-value="Ken Nelson">
            <text:p>Ken Nelson</text:p>
          </table:table-cell>
          <table:table-cell table:style-name="Gnumeric-default" office:value-type="string" office:string-value="Lawrence, KS">
            <text:p>Lawrence, KS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10]&amp;&quot;-&quot;&amp;[.D310]);&quot;,&quot;;&quot;&quot;);&quot; &quot;;&quot;-&quot;);&quot;'&quot;;&quot;&quot;)" office:value-type="string" office:string-value="lawrence-ks-university">
            <text:p>lawrence-ks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oakleaf">
            <text:p>joakleaf</text:p>
          </table:table-cell>
          <table:table-cell table:style-name="Gnumeric-default" office:value-type="string" office:string-value="Jim Oakleaf">
            <text:p>Jim Oakleaf</text:p>
          </table:table-cell>
          <table:table-cell table:style-name="Gnumeric-default" office:value-type="string" office:string-value="Laramie, WY">
            <text:p>Laramie, WY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11]&amp;&quot;-&quot;&amp;[.D311]);&quot;,&quot;;&quot;&quot;);&quot; &quot;;&quot;-&quot;);&quot;'&quot;;&quot;&quot;)" office:value-type="string" office:string-value="laramie-wy-university">
            <text:p>laramie-wy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IGISsouth">
            <text:p>RIGISsouth</text:p>
          </table:table-cell>
          <table:table-cell table:style-name="Gnumeric-default" office:value-type="string" office:string-value="Greg Bonynge">
            <text:p>Greg Bonynge</text:p>
          </table:table-cell>
          <table:table-cell table:style-name="Gnumeric-default" office:value-type="string" office:string-value="Kingston, RI">
            <text:p>Kingston, RI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12]&amp;&quot;-&quot;&amp;[.D312]);&quot;,&quot;;&quot;&quot;);&quot; &quot;;&quot;-&quot;);&quot;'&quot;;&quot;&quot;)" office:value-type="string" office:string-value="kingston-ri-university">
            <text:p>kingston-ri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kgjenkins">
            <text:p>kgjenkins</text:p>
          </table:table-cell>
          <table:table-cell table:style-name="Gnumeric-default" office:value-type="string" office:string-value="Keith Jenkins">
            <text:p>Keith Jenkins</text:p>
          </table:table-cell>
          <table:table-cell table:style-name="Gnumeric-default" office:value-type="string" office:string-value="Ithaca, NY">
            <text:p>Ithaca, NY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13]&amp;&quot;-&quot;&amp;[.D313]);&quot;,&quot;;&quot;&quot;);&quot; &quot;;&quot;-&quot;);&quot;'&quot;;&quot;&quot;)" office:value-type="string" office:string-value="ithaca-ny-university">
            <text:p>ithaca-ny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uah">
            <text:p>uah</text:p>
          </table:table-cell>
          <table:table-cell table:style-name="Gnumeric-default" office:value-type="string" office:string-value="Ken Keiser">
            <text:p>Ken Keiser</text:p>
          </table:table-cell>
          <table:table-cell table:style-name="Gnumeric-default" office:value-type="string" office:string-value="Huntsville, AL">
            <text:p>Huntsville, AL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14]&amp;&quot;-&quot;&amp;[.D314]);&quot;,&quot;;&quot;&quot;);&quot; &quot;;&quot;-&quot;);&quot;'&quot;;&quot;&quot;)" office:value-type="string" office:string-value="huntsville-al-university">
            <text:p>huntsville-al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FGDL">
            <text:p>FGDL</text:p>
          </table:table-cell>
          <table:table-cell table:style-name="Gnumeric-default" office:value-type="string" office:string-value="Crystal Goodison">
            <text:p>Crystal Goodison</text:p>
          </table:table-cell>
          <table:table-cell table:style-name="Gnumeric-default" office:value-type="string" office:string-value="Gainesville, FL">
            <text:p>Gainesville, FL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15]&amp;&quot;-&quot;&amp;[.D315]);&quot;,&quot;;&quot;&quot;);&quot; &quot;;&quot;-&quot;);&quot;'&quot;;&quot;&quot;)" office:value-type="string" office:string-value="gainesville-fl-university">
            <text:p>gainesville-fl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iuliu">
            <text:p>liuliu</text:p>
          </table:table-cell>
          <table:table-cell table:style-name="Gnumeric-default" office:value-type="string" office:string-value="Zhongwei Liu">
            <text:p>Zhongwei Liu</text:p>
          </table:table-cell>
          <table:table-cell table:style-name="Gnumeric-default" office:value-type="string" office:string-value="Gainesville, FL">
            <text:p>Gainesville, FL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16]&amp;&quot;-&quot;&amp;[.D316]);&quot;,&quot;;&quot;&quot;);&quot; &quot;;&quot;-&quot;);&quot;'&quot;;&quot;&quot;)" office:value-type="string" office:string-value="gainesville-fl-university">
            <text:p>gainesville-fl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aullheinrich">
            <text:p>paullheinrich</text:p>
          </table:table-cell>
          <table:table-cell table:style-name="Gnumeric-default" office:value-type="string" office:string-value="Paul Heinrich">
            <text:p>Paul Heinrich</text:p>
          </table:table-cell>
          <table:table-cell table:style-name="Gnumeric-default" office:value-type="string" office:string-value="Flagstaff, AZ">
            <text:p>Flagstaff, AZ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17]&amp;&quot;-&quot;&amp;[.D317]);&quot;,&quot;;&quot;&quot;);&quot; &quot;;&quot;-&quot;);&quot;'&quot;;&quot;&quot;)" office:value-type="string" office:string-value="flagstaff-az-university">
            <text:p>flagstaff-az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izhenlong">
            <text:p>lizhenlong</text:p>
          </table:table-cell>
          <table:table-cell table:style-name="Gnumeric-default" office:value-type="string" office:string-value="Zhenlong Li">
            <text:p>Zhenlong Li</text:p>
          </table:table-cell>
          <table:table-cell table:style-name="Gnumeric-default" office:value-type="string" office:string-value="Fairfax, Virginia">
            <text:p>Fairfax, Virgini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18]&amp;&quot;-&quot;&amp;[.D318]);&quot;,&quot;;&quot;&quot;);&quot; &quot;;&quot;-&quot;);&quot;'&quot;;&quot;&quot;)" office:value-type="string" office:string-value="fairfax-virginia-university">
            <text:p>fairfax-virgini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eddy37">
            <text:p>reddy37</text:p>
          </table:table-cell>
          <table:table-cell table:style-name="Gnumeric-default" office:value-type="string" office:string-value="Wenwen Li">
            <text:p>Wenwen Li</text:p>
          </table:table-cell>
          <table:table-cell table:style-name="Gnumeric-default" office:value-type="string" office:string-value="Fairfax, Virginia">
            <text:p>Fairfax, Virgini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19]&amp;&quot;-&quot;&amp;[.D319]);&quot;,&quot;;&quot;&quot;);&quot; &quot;;&quot;-&quot;);&quot;'&quot;;&quot;&quot;)" office:value-type="string" office:string-value="fairfax-virginia-university">
            <text:p>fairfax-virgini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grymes">
            <text:p>cgrymes</text:p>
          </table:table-cell>
          <table:table-cell table:style-name="Gnumeric-default" office:value-type="string" office:string-value="Charlie Grymes">
            <text:p>Charlie Grymes</text:p>
          </table:table-cell>
          <table:table-cell table:style-name="Gnumeric-default" office:value-type="string" office:string-value="Fairfax, VA">
            <text:p>Fairfax, V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20]&amp;&quot;-&quot;&amp;[.D320]);&quot;,&quot;;&quot;&quot;);&quot; &quot;;&quot;-&quot;);&quot;'&quot;;&quot;&quot;)" office:value-type="string" office:string-value="fairfax-va-university">
            <text:p>fairfax-v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yang3">
            <text:p>cyang3</text:p>
          </table:table-cell>
          <table:table-cell table:style-name="Gnumeric-default" office:value-type="string" office:string-value="Chaowei Yang">
            <text:p>Chaowei Yang</text:p>
          </table:table-cell>
          <table:table-cell table:style-name="Gnumeric-default" office:value-type="string" office:string-value="Fairfax, VA">
            <text:p>Fairfax, V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21]&amp;&quot;-&quot;&amp;[.D321]);&quot;,&quot;;&quot;&quot;);&quot; &quot;;&quot;-&quot;);&quot;'&quot;;&quot;&quot;)" office:value-type="string" office:string-value="fairfax-va-university">
            <text:p>fairfax-v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kbreezo">
            <text:p>akbreezo</text:p>
          </table:table-cell>
          <table:table-cell table:style-name="Gnumeric-default" office:value-type="string" office:string-value="Bree Witteveen">
            <text:p>Bree Witteveen</text:p>
          </table:table-cell>
          <table:table-cell table:style-name="Gnumeric-default" office:value-type="string" office:string-value="Fairbanks, AK">
            <text:p>Fairbanks, AK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22]&amp;&quot;-&quot;&amp;[.D322]);&quot;,&quot;;&quot;&quot;);&quot; &quot;;&quot;-&quot;);&quot;'&quot;;&quot;&quot;)" office:value-type="string" office:string-value="fairbanks-ak-university">
            <text:p>fairbanks-ak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UA_GINA">
            <text:p>UA_GINA</text:p>
          </table:table-cell>
          <table:table-cell table:style-name="Gnumeric-default" office:value-type="string" office:string-value="Cheryl Haase">
            <text:p>Cheryl Haase</text:p>
          </table:table-cell>
          <table:table-cell table:style-name="Gnumeric-default" office:value-type="string" office:string-value="Fairbanks, AK">
            <text:p>Fairbanks, AK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23]&amp;&quot;-&quot;&amp;[.D323]);&quot;,&quot;;&quot;&quot;);&quot; &quot;;&quot;-&quot;);&quot;'&quot;;&quot;&quot;)" office:value-type="string" office:string-value="fairbanks-ak-university">
            <text:p>fairbanks-ak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FayRubin">
            <text:p>FayRubin</text:p>
          </table:table-cell>
          <table:table-cell table:style-name="Gnumeric-default" office:value-type="string" office:string-value="Fay Rubin">
            <text:p>Fay Rubin</text:p>
          </table:table-cell>
          <table:table-cell table:style-name="Gnumeric-default" office:value-type="string" office:string-value="Durham, NH">
            <text:p>Durham, NH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24]&amp;&quot;-&quot;&amp;[.D324]);&quot;,&quot;;&quot;&quot;);&quot; &quot;;&quot;-&quot;);&quot;'&quot;;&quot;&quot;)" office:value-type="string" office:string-value="durham-nh-university">
            <text:p>durham-nh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eepseadawn59">
            <text:p>deepseadawn59</text:p>
          </table:table-cell>
          <table:table-cell table:style-name="Gnumeric-default" office:value-type="string" office:string-value="Dawn Wright">
            <text:p>Dawn Wright</text:p>
          </table:table-cell>
          <table:table-cell table:style-name="Gnumeric-default" office:value-type="string" office:string-value="Corvallis, OR">
            <text:p>Corvallis, OR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25]&amp;&quot;-&quot;&amp;[.D325]);&quot;,&quot;;&quot;&quot;);&quot; &quot;;&quot;-&quot;);&quot;'&quot;;&quot;&quot;)" office:value-type="string" office:string-value="corvallis-or-university">
            <text:p>corvallis-or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OregonSDE">
            <text:p>OregonSDE</text:p>
          </table:table-cell>
          <table:table-cell table:style-name="Gnumeric-default" office:value-type="string" office:string-value="Marc Rempel">
            <text:p>Marc Rempel</text:p>
          </table:table-cell>
          <table:table-cell table:style-name="Gnumeric-default" office:value-type="string" office:string-value="Corvallis, OR">
            <text:p>Corvallis, OR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26]&amp;&quot;-&quot;&amp;[.D326]);&quot;,&quot;;&quot;&quot;);&quot; &quot;;&quot;-&quot;);&quot;'&quot;;&quot;&quot;)" office:value-type="string" office:string-value="corvallis-or-university">
            <text:p>corvallis-or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fiez">
            <text:p>tfiez</text:p>
          </table:table-cell>
          <table:table-cell table:style-name="Gnumeric-default" office:value-type="string" office:string-value="Marc Rempel">
            <text:p>Marc Rempel</text:p>
          </table:table-cell>
          <table:table-cell table:style-name="Gnumeric-default" office:value-type="string" office:string-value="Corvallis, OR">
            <text:p>Corvallis, OR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27]&amp;&quot;-&quot;&amp;[.D327]);&quot;,&quot;;&quot;&quot;);&quot; &quot;;&quot;-&quot;);&quot;'&quot;;&quot;&quot;)" office:value-type="string" office:string-value="corvallis-or-university">
            <text:p>corvallis-or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ast-net">
            <text:p>cast-net</text:p>
          </table:table-cell>
          <table:table-cell table:style-name="Gnumeric-default" office:value-type="string" office:string-value="Melissa Mills">
            <text:p>Melissa Mills</text:p>
          </table:table-cell>
          <table:table-cell table:style-name="Gnumeric-default" office:value-type="string" office:string-value="Columbia, SC">
            <text:p>Columbia, SC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28]&amp;&quot;-&quot;&amp;[.D328]);&quot;,&quot;;&quot;&quot;);&quot; &quot;;&quot;-&quot;);&quot;'&quot;;&quot;&quot;)" office:value-type="string" office:string-value="columbia-sc-university">
            <text:p>columbia-sc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inger69">
            <text:p>ginger69</text:p>
          </table:table-cell>
          <table:table-cell table:style-name="Gnumeric-default" office:value-type="string" office:string-value="Ginger Ogburn-Matthews">
            <text:p>Ginger Ogburn-Matthews</text:p>
          </table:table-cell>
          <table:table-cell table:style-name="Gnumeric-default" office:value-type="string" office:string-value="Columbia, SC">
            <text:p>Columbia, SC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29]&amp;&quot;-&quot;&amp;[.D329]);&quot;,&quot;;&quot;&quot;);&quot; &quot;;&quot;-&quot;);&quot;'&quot;;&quot;&quot;)" office:value-type="string" office:string-value="columbia-sc-university">
            <text:p>columbia-sc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sdis">
            <text:p>msdis</text:p>
          </table:table-cell>
          <table:table-cell table:style-name="Gnumeric-default" office:value-type="string" office:string-value="Mark Duewell">
            <text:p>Mark Duewell</text:p>
          </table:table-cell>
          <table:table-cell table:style-name="Gnumeric-default" office:value-type="string" office:string-value="Columbia, MO">
            <text:p>Columbia, MO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30]&amp;&quot;-&quot;&amp;[.D330]);&quot;,&quot;;&quot;&quot;);&quot; &quot;;&quot;-&quot;);&quot;'&quot;;&quot;&quot;)" office:value-type="string" office:string-value="columbia-mo-university">
            <text:p>columbia-mo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FIRMS">
            <text:p>FIRMS</text:p>
          </table:table-cell>
          <table:table-cell table:style-name="Gnumeric-default" office:value-type="string" office:string-value="Minnie Wong">
            <text:p>Minnie Wong</text:p>
          </table:table-cell>
          <table:table-cell table:style-name="Gnumeric-default" office:value-type="string" office:string-value="College Park, MD">
            <text:p>College Park, MD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31]&amp;&quot;-&quot;&amp;[.D331]);&quot;,&quot;;&quot;&quot;);&quot; &quot;;&quot;-&quot;);&quot;'&quot;;&quot;&quot;)" office:value-type="string" office:string-value="college-park-md-university">
            <text:p>college-park-md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uciumd">
            <text:p>luciumd</text:p>
          </table:table-cell>
          <table:table-cell table:style-name="Gnumeric-default" office:value-type="string" office:string-value="Diane Davies">
            <text:p>Diane Davies</text:p>
          </table:table-cell>
          <table:table-cell table:style-name="Gnumeric-default" office:value-type="string" office:string-value="College Park, MD">
            <text:p>College Park, MD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32]&amp;&quot;-&quot;&amp;[.D332]);&quot;,&quot;;&quot;&quot;);&quot; &quot;;&quot;-&quot;);&quot;'&quot;;&quot;&quot;)" office:value-type="string" office:string-value="college-park-md-university">
            <text:p>college-park-md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godfrey">
            <text:p>bgodfrey</text:p>
          </table:table-cell>
          <table:table-cell table:style-name="Gnumeric-default" office:value-type="string" office:string-value="Bruce Godfrey">
            <text:p>Bruce Godfrey</text:p>
          </table:table-cell>
          <table:table-cell table:style-name="Gnumeric-default" office:value-type="string" office:string-value="Coeur d'Alene, Idaho">
            <text:p>Coeur d'Alene, Idaho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33]&amp;&quot;-&quot;&amp;[.D333]);&quot;,&quot;;&quot;&quot;);&quot; &quot;;&quot;-&quot;);&quot;'&quot;;&quot;&quot;)" office:value-type="string" office:string-value="coeur-dalene-idaho-university">
            <text:p>coeur-dalene-idaho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maene">
            <text:p>cmaene</text:p>
          </table:table-cell>
          <table:table-cell table:style-name="Gnumeric-default" office:value-type="string" office:string-value="Chieko Maene">
            <text:p>Chieko Maene</text:p>
          </table:table-cell>
          <table:table-cell table:style-name="Gnumeric-default" office:value-type="string" office:string-value="Chicago, IL">
            <text:p>Chicago, IL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34]&amp;&quot;-&quot;&amp;[.D334]);&quot;,&quot;;&quot;&quot;);&quot; &quot;;&quot;-&quot;);&quot;'&quot;;&quot;&quot;)" office:value-type="string" office:string-value="chicago-il-university">
            <text:p>chicago-il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UMCON">
            <text:p>LUMCON</text:p>
          </table:table-cell>
          <table:table-cell table:style-name="Gnumeric-default" office:value-type="string" office:string-value="Brenda Chauvin">
            <text:p>Brenda Chauvin</text:p>
          </table:table-cell>
          <table:table-cell table:style-name="Gnumeric-default" office:value-type="string" office:string-value="Chauvin, LA">
            <text:p>Chauvin, LA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35]&amp;&quot;-&quot;&amp;[.D335]);&quot;,&quot;;&quot;&quot;);&quot; &quot;;&quot;-&quot;);&quot;'&quot;;&quot;&quot;)" office:value-type="string" office:string-value="chauvin-la-university">
            <text:p>chauvin-la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aurerj">
            <text:p>maurerj</text:p>
          </table:table-cell>
          <table:table-cell table:style-name="Gnumeric-default" office:value-type="string" office:string-value="John Maurer">
            <text:p>John Maurer</text:p>
          </table:table-cell>
          <table:table-cell table:style-name="Gnumeric-default" office:value-type="string" office:string-value="Boulder, CO">
            <text:p>Boulder, CO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36]&amp;&quot;-&quot;&amp;[.D336]);&quot;,&quot;;&quot;&quot;);&quot; &quot;;&quot;-&quot;);&quot;'&quot;;&quot;&quot;)" office:value-type="string" office:string-value="boulder-co-university">
            <text:p>boulder-co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rcermak3">
            <text:p>jrcermak3</text:p>
          </table:table-cell>
          <table:table-cell table:style-name="Gnumeric-default" office:value-type="string" office:string-value="Rob Cermak">
            <text:p>Rob Cermak</text:p>
          </table:table-cell>
          <table:table-cell table:style-name="Gnumeric-default" office:value-type="string" office:string-value="Anchorage, AK">
            <text:p>Anchorage, AK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37]&amp;&quot;-&quot;&amp;[.D337]);&quot;,&quot;;&quot;&quot;);&quot; &quot;;&quot;-&quot;);&quot;'&quot;;&quot;&quot;)" office:value-type="string" office:string-value="anchorage-ak-university">
            <text:p>anchorage-ak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kbene">
            <text:p>kbene</text:p>
          </table:table-cell>
          <table:table-cell table:style-name="Gnumeric-default" office:value-type="string" office:string-value="Karl Benedict">
            <text:p>Karl Benedict</text:p>
          </table:table-cell>
          <table:table-cell table:style-name="Gnumeric-default" office:value-type="string" office:string-value="Albuquerque, NM">
            <text:p>Albuquerque, NM</text:p>
          </table:table-cell>
          <table:table-cell table:style-name="Gnumeric-default" office:value-type="string" office:string-value="University">
            <text:p>University</text:p>
          </table:table-cell>
          <table:table-cell table:style-name="Gnumeric-default" table:formula="of:=SUBSTITUTE(SUBSTITUTE(SUBSTITUTE(LOWER([.C338]&amp;&quot;-&quot;&amp;[.D338]);&quot;,&quot;;&quot;&quot;);&quot; &quot;;&quot;-&quot;);&quot;'&quot;;&quot;&quot;)" office:value-type="string" office:string-value="albuquerque-nm-university">
            <text:p>albuquerque-nm-univers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musialek">
            <text:p>cmusialek</text:p>
          </table:table-cell>
          <table:table-cell table:style-name="Gnumeric-default" office:value-type="string" office:string-value="Chris Musialek">
            <text:p>Chris Musialek</text:p>
          </table:table-cell>
          <table:table-cell table:style-name="Gnumeric-default" office:value-type="string" office:string-value="eop/White-House">
            <text:p>eop/White-House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39]);&quot;/&quot;;&quot;-&quot;);&quot;&amp;&quot;;&quot;&quot;)" office:value-type="string" office:string-value="eop-white-house">
            <text:p>eop-white-hous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usanSullivan">
            <text:p>SusanSullivan</text:p>
          </table:table-cell>
          <table:table-cell table:style-name="Gnumeric-default" office:value-type="string" office:string-value="Susan Sullivan">
            <text:p>Susan Sullivan</text:p>
          </table:table-cell>
          <table:table-cell table:style-name="Gnumeric-default" office:value-type="string" office:string-value="VA/OM">
            <text:p>VA/OM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40]);&quot;/&quot;;&quot;-&quot;);&quot;&amp;&quot;;&quot;&quot;)" office:value-type="string" office:string-value="va-om">
            <text:p>va-om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kmcleroy">
            <text:p>kmcleroy</text:p>
          </table:table-cell>
          <table:table-cell table:style-name="Gnumeric-default" office:value-type="string" office:string-value="Kristie McLeroy">
            <text:p>Kristie McLeroy</text:p>
          </table:table-cell>
          <table:table-cell table:style-name="Gnumeric-default" office:value-type="string" office:string-value="USDA/NRCS">
            <text:p>USDA/NRC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41]);&quot;/&quot;;&quot;-&quot;);&quot;&amp;&quot;;&quot;&quot;)" office:value-type="string" office:string-value="usda-nrcs">
            <text:p>usda-nrc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freich">
            <text:p>pfreich</text:p>
          </table:table-cell>
          <table:table-cell table:style-name="Gnumeric-default" office:value-type="string" office:string-value="Paul Reich">
            <text:p>Paul Reich</text:p>
          </table:table-cell>
          <table:table-cell table:style-name="Gnumeric-default" office:value-type="string" office:string-value="USDA/NRCS">
            <text:p>USDA/NRC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42]);&quot;/&quot;;&quot;-&quot;);&quot;&amp;&quot;;&quot;&quot;)" office:value-type="string" office:string-value="usda-nrcs">
            <text:p>usda-nrc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nechero">
            <text:p>snechero</text:p>
          </table:table-cell>
          <table:table-cell table:style-name="Gnumeric-default" office:value-type="string" office:string-value="Steve Nechero">
            <text:p>Steve Nechero</text:p>
          </table:table-cell>
          <table:table-cell table:style-name="Gnumeric-default" office:value-type="string" office:string-value="USDA/NRCS">
            <text:p>USDA/NRC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43]);&quot;/&quot;;&quot;-&quot;);&quot;&amp;&quot;;&quot;&quot;)" office:value-type="string" office:string-value="usda-nrcs">
            <text:p>usda-nrc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ASS22030">
            <text:p>NASS22030</text:p>
          </table:table-cell>
          <table:table-cell table:style-name="Gnumeric-default" office:value-type="string" office:string-value="Patrick Willis">
            <text:p>Patrick Willis</text:p>
          </table:table-cell>
          <table:table-cell table:style-name="Gnumeric-default" office:value-type="string" office:string-value="USDA/NASS">
            <text:p>USDA/NAS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44]);&quot;/&quot;;&quot;-&quot;);&quot;&amp;&quot;;&quot;&quot;)" office:value-type="string" office:string-value="usda-nass">
            <text:p>usda-na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kent.williams">
            <text:p>kent.williams</text:p>
          </table:table-cell>
          <table:table-cell table:style-name="Gnumeric-default" office:value-type="string" office:string-value="Kent Williams">
            <text:p>Kent Williams</text:p>
          </table:table-cell>
          <table:table-cell table:style-name="Gnumeric-default" office:value-type="string" office:string-value="USDA/FSA">
            <text:p>USDA/FS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45]);&quot;/&quot;;&quot;-&quot;);&quot;&amp;&quot;;&quot;&quot;)" office:value-type="string" office:string-value="usda-fsa">
            <text:p>usda-fs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shadley">
            <text:p>mshadley</text:p>
          </table:table-cell>
          <table:table-cell table:style-name="Gnumeric-default" office:value-type="string" office:string-value="Michael Hadley">
            <text:p>Michael Hadley</text:p>
          </table:table-cell>
          <table:table-cell table:style-name="Gnumeric-default" office:value-type="string" office:string-value="USDA/FSA">
            <text:p>USDA/FS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46]);&quot;/&quot;;&quot;-&quot;);&quot;&amp;&quot;;&quot;&quot;)" office:value-type="string" office:string-value="usda-fsa">
            <text:p>usda-fs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AIP_update">
            <text:p>NAIP_update</text:p>
          </table:table-cell>
          <table:table-cell table:style-name="Gnumeric-default" office:value-type="string" office:string-value="Bridget Barlow">
            <text:p>Bridget Barlow</text:p>
          </table:table-cell>
          <table:table-cell table:style-name="Gnumeric-default" office:value-type="string" office:string-value="USDA/FSA">
            <text:p>USDA/FS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47]);&quot;/&quot;;&quot;-&quot;);&quot;&amp;&quot;;&quot;&quot;)" office:value-type="string" office:string-value="usda-fsa">
            <text:p>usda-fs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kanalley">
            <text:p>bkanalley</text:p>
          </table:table-cell>
          <table:table-cell table:style-name="Gnumeric-default" office:value-type="string" office:string-value="Betsy Kanalley">
            <text:p>Betsy Kanalley</text:p>
          </table:table-cell>
          <table:table-cell table:style-name="Gnumeric-default" office:value-type="string" office:string-value="USDA/FS">
            <text:p>USDA/F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48]);&quot;/&quot;;&quot;-&quot;);&quot;&amp;&quot;;&quot;&quot;)" office:value-type="string" office:string-value="usda-fs">
            <text:p>usda-f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reeve">
            <text:p>greeve</text:p>
          </table:table-cell>
          <table:table-cell table:style-name="Gnumeric-default" office:value-type="string" office:string-value="Greg Reeve">
            <text:p>Greg Reeve</text:p>
          </table:table-cell>
          <table:table-cell table:style-name="Gnumeric-default" office:value-type="string" office:string-value="USDA/FS">
            <text:p>USDA/F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49]);&quot;/&quot;;&quot;-&quot;);&quot;&amp;&quot;;&quot;&quot;)" office:value-type="string" office:string-value="usda-fs">
            <text:p>usda-f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aco500">
            <text:p>jaco500</text:p>
          </table:table-cell>
          <table:table-cell table:style-name="Gnumeric-default" office:value-type="string" office:string-value="Bob Baldwin">
            <text:p>Bob Baldwin</text:p>
          </table:table-cell>
          <table:table-cell table:style-name="Gnumeric-default" office:value-type="string" office:string-value="USDA/FAS">
            <text:p>USDA/FA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50]);&quot;/&quot;;&quot;-&quot;);&quot;&amp;&quot;;&quot;&quot;)" office:value-type="string" office:string-value="usda-fas">
            <text:p>usda-fa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hicks">
            <text:p>bhicks</text:p>
          </table:table-cell>
          <table:table-cell table:style-name="Gnumeric-default" office:value-type="string" office:string-value="Bradley Hicks">
            <text:p>Bradley Hicks</text:p>
          </table:table-cell>
          <table:table-cell table:style-name="Gnumeric-default" office:value-type="string" office:string-value="USDA/APHIS">
            <text:p>USDA/APHI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51]);&quot;/&quot;;&quot;-&quot;);&quot;&amp;&quot;;&quot;&quot;)" office:value-type="string" office:string-value="usda-aphis">
            <text:p>usda-aphi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vamaps">
            <text:p>tvamaps</text:p>
          </table:table-cell>
          <table:table-cell table:style-name="Gnumeric-default" office:value-type="string" office:string-value="Robert Wilson">
            <text:p>Robert Wilson</text:p>
          </table:table-cell>
          <table:table-cell table:style-name="Gnumeric-default" office:value-type="string" office:string-value="TVA">
            <text:p>TV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52]);&quot;/&quot;;&quot;-&quot;);&quot;&amp;&quot;;&quot;&quot;)" office:value-type="string" office:string-value="tva">
            <text:p>tv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float" office:value="456118">
            <text:p>456118</text:p>
          </table:table-cell>
          <table:table-cell table:style-name="Gnumeric-default" office:value-type="string" office:string-value="Richard Chard">
            <text:p>Richard Chard</text:p>
          </table:table-cell>
          <table:table-cell table:style-name="Gnumeric-default" office:value-type="string" office:string-value="SSA">
            <text:p>SS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53]);&quot;/&quot;;&quot;-&quot;);&quot;&amp;&quot;;&quot;&quot;)" office:value-type="string" office:string-value="ssa">
            <text:p>ss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mcging">
            <text:p>jmcging</text:p>
          </table:table-cell>
          <table:table-cell table:style-name="Gnumeric-default" office:value-type="string" office:string-value="John McGing">
            <text:p>John McGing</text:p>
          </table:table-cell>
          <table:table-cell table:style-name="Gnumeric-default" office:value-type="string" office:string-value="SSA">
            <text:p>SS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54]);&quot;/&quot;;&quot;-&quot;);&quot;&amp;&quot;;&quot;&quot;)" office:value-type="string" office:string-value="ssa">
            <text:p>ss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nadeau">
            <text:p>dnadeau</text:p>
          </table:table-cell>
          <table:table-cell table:style-name="Gnumeric-default" office:value-type="string" office:string-value="Denis Nadeau">
            <text:p>Denis Nadeau</text:p>
          </table:table-cell>
          <table:table-cell table:style-name="Gnumeric-default" office:value-type="string" office:string-value="NASA">
            <text:p>NAS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55]);&quot;/&quot;;&quot;-&quot;);&quot;&amp;&quot;;&quot;&quot;)" office:value-type="string" office:string-value="nasa">
            <text:p>nas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stevens1979">
            <text:p>tstevens1979</text:p>
          </table:table-cell>
          <table:table-cell table:style-name="Gnumeric-default" office:value-type="string" office:string-value="Tyler Stevens">
            <text:p>Tyler Stevens</text:p>
          </table:table-cell>
          <table:table-cell table:style-name="Gnumeric-default" office:value-type="string" office:string-value="NASA">
            <text:p>NAS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56]);&quot;/&quot;;&quot;-&quot;);&quot;&amp;&quot;;&quot;&quot;)" office:value-type="string" office:string-value="nasa">
            <text:p>nas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wyang">
            <text:p>wyang</text:p>
          </table:table-cell>
          <table:table-cell table:style-name="Gnumeric-default" office:value-type="string" office:string-value="Wenli Yang">
            <text:p>Wenli Yang</text:p>
          </table:table-cell>
          <table:table-cell table:style-name="Gnumeric-default" office:value-type="string" office:string-value="NASA">
            <text:p>NAS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57]);&quot;/&quot;;&quot;-&quot;);&quot;&amp;&quot;;&quot;&quot;)" office:value-type="string" office:string-value="nasa">
            <text:p>nas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rettnara">
            <text:p>Brettnara</text:p>
          </table:table-cell>
          <table:table-cell table:style-name="Gnumeric-default" office:value-type="string" office:string-value="Brett Abrams">
            <text:p>Brett Abrams</text:p>
          </table:table-cell>
          <table:table-cell table:style-name="Gnumeric-default" office:value-type="string" office:string-value="NARA">
            <text:p>NAR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58]);&quot;/&quot;;&quot;-&quot;);&quot;&amp;&quot;;&quot;&quot;)" office:value-type="string" office:string-value="nara">
            <text:p>nar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sperling">
            <text:p>jsperling</text:p>
          </table:table-cell>
          <table:table-cell table:style-name="Gnumeric-default" office:value-type="string" office:string-value="Jon Sperling">
            <text:p>Jon Sperling</text:p>
          </table:table-cell>
          <table:table-cell table:style-name="Gnumeric-default" office:value-type="string" office:string-value="HUD">
            <text:p>HUD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59]);&quot;/&quot;;&quot;-&quot;);&quot;&amp;&quot;;&quot;&quot;)" office:value-type="string" office:string-value="hud">
            <text:p>hu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oletteH">
            <text:p>ColetteH</text:p>
          </table:table-cell>
          <table:table-cell table:style-name="Gnumeric-default" office:value-type="string" office:string-value="Colette Hochstein">
            <text:p>Colette Hochstein</text:p>
          </table:table-cell>
          <table:table-cell table:style-name="Gnumeric-default" office:value-type="string" office:string-value="HHS/NIH">
            <text:p>HHS/NIH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60]);&quot;/&quot;;&quot;-&quot;);&quot;&amp;&quot;;&quot;&quot;)" office:value-type="string" office:string-value="hhs-nih">
            <text:p>hhs-nih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Cohen">
            <text:p>TCohen</text:p>
          </table:table-cell>
          <table:table-cell table:style-name="Gnumeric-default" office:value-type="string" office:string-value="Terri Cohen">
            <text:p>Terri Cohen</text:p>
          </table:table-cell>
          <table:table-cell table:style-name="Gnumeric-default" office:value-type="string" office:string-value="HHS/HRSA">
            <text:p>HHS/HRS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61]);&quot;/&quot;;&quot;-&quot;);&quot;&amp;&quot;;&quot;&quot;)" office:value-type="string" office:string-value="hhs-hrsa">
            <text:p>hhs-hrs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brantley">
            <text:p>dbrantley</text:p>
          </table:table-cell>
          <table:table-cell table:style-name="Gnumeric-default" office:value-type="string" office:string-value="Dabo Brantley">
            <text:p>Dabo Brantley</text:p>
          </table:table-cell>
          <table:table-cell table:style-name="Gnumeric-default" office:value-type="string" office:string-value="HHS/CDC">
            <text:p>HHS/CDC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62]);&quot;/&quot;;&quot;-&quot;);&quot;&amp;&quot;;&quot;&quot;)" office:value-type="string" office:string-value="hhs-cdc">
            <text:p>hhs-cdc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anmelnick">
            <text:p>danmelnick</text:p>
          </table:table-cell>
          <table:table-cell table:style-name="Gnumeric-default" office:value-type="string" office:string-value="Dan Melnick">
            <text:p>Dan Melnick</text:p>
          </table:table-cell>
          <table:table-cell table:style-name="Gnumeric-default" office:value-type="string" office:string-value="HHS">
            <text:p>HH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63]);&quot;/&quot;;&quot;-&quot;);&quot;&amp;&quot;;&quot;&quot;)" office:value-type="string" office:string-value="hhs">
            <text:p>hh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adparcel">
            <text:p>cadparcel</text:p>
          </table:table-cell>
          <table:table-cell table:style-name="Gnumeric-default" office:value-type="string" office:string-value="FGDC Cadsubcommittee">
            <text:p>FGDC Cadsubcommittee</text:p>
          </table:table-cell>
          <table:table-cell table:style-name="Gnumeric-default" office:value-type="string" office:string-value="FGDC">
            <text:p>FGDC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64]);&quot;/&quot;;&quot;-&quot;);&quot;&amp;&quot;;&quot;&quot;)" office:value-type="string" office:string-value="fgdc">
            <text:p>fgdc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FGDC">
            <text:p>FGDC</text:p>
          </table:table-cell>
          <table:table-cell table:style-name="Gnumeric-default" office:value-type="string" office:string-value="Melissa Wegner">
            <text:p>Melissa Wegner</text:p>
          </table:table-cell>
          <table:table-cell table:style-name="Gnumeric-default" office:value-type="string" office:string-value="FGDC">
            <text:p>FGDC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65]);&quot;/&quot;;&quot;-&quot;);&quot;&amp;&quot;;&quot;&quot;)" office:value-type="string" office:string-value="fgdc">
            <text:p>fgdc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OS_Wayne">
            <text:p>GOS_Wayne</text:p>
          </table:table-cell>
          <table:table-cell table:style-name="Gnumeric-default" office:value-type="string" office:string-value="Lynda Wayne">
            <text:p>Lynda Wayne</text:p>
          </table:table-cell>
          <table:table-cell table:style-name="Gnumeric-default" office:value-type="string" office:string-value="FGDC">
            <text:p>FGDC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66]);&quot;/&quot;;&quot;-&quot;);&quot;&amp;&quot;;&quot;&quot;)" office:value-type="string" office:string-value="fgdc">
            <text:p>fgdc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EPA_HARVEST">
            <text:p>EPA_HARVEST</text:p>
          </table:table-cell>
          <table:table-cell table:style-name="Gnumeric-default" office:value-type="string" office:string-value="Jessica Zichichi">
            <text:p>Jessica Zichichi</text:p>
          </table:table-cell>
          <table:table-cell table:style-name="Gnumeric-default" office:value-type="string" office:string-value="EPA">
            <text:p>EP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67]);&quot;/&quot;;&quot;-&quot;);&quot;&amp;&quot;;&quot;&quot;)" office:value-type="string" office:string-value="epa">
            <text:p>ep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ddsnces">
            <text:p>sddsnces</text:p>
          </table:table-cell>
          <table:table-cell table:style-name="Gnumeric-default" office:value-type="string" office:string-value="Tai Phan">
            <text:p>Tai Phan</text:p>
          </table:table-cell>
          <table:table-cell table:style-name="Gnumeric-default" office:value-type="string" office:string-value="ED">
            <text:p>ED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68]);&quot;/&quot;;&quot;-&quot;);&quot;&amp;&quot;;&quot;&quot;)" office:value-type="string" office:string-value="ed">
            <text:p>e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ts_gis">
            <text:p>bts_gis</text:p>
          </table:table-cell>
          <table:table-cell table:style-name="Gnumeric-default" office:value-type="string" office:string-value="Raquel Wright">
            <text:p>Raquel Wright</text:p>
          </table:table-cell>
          <table:table-cell table:style-name="Gnumeric-default" office:value-type="string" office:string-value="DOT/FTA">
            <text:p>DOT/FT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69]);&quot;/&quot;;&quot;-&quot;);&quot;&amp;&quot;;&quot;&quot;)" office:value-type="string" office:string-value="dot-fta">
            <text:p>dot-ft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SUGeographer">
            <text:p>LSUGeographer</text:p>
          </table:table-cell>
          <table:table-cell table:style-name="Gnumeric-default" office:value-type="string" office:string-value="Dennis Nicholas">
            <text:p>Dennis Nicholas</text:p>
          </table:table-cell>
          <table:table-cell table:style-name="Gnumeric-default" office:value-type="string" office:string-value="DOT/FAA">
            <text:p>DOT/F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70]);&quot;/&quot;;&quot;-&quot;);&quot;&amp;&quot;;&quot;&quot;)" office:value-type="string" office:string-value="dot-faa">
            <text:p>dot-f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oevans">
            <text:p>oevans</text:p>
          </table:table-cell>
          <table:table-cell table:style-name="Gnumeric-default" office:value-type="string" office:string-value="Owen Evans">
            <text:p>Owen Evans</text:p>
          </table:table-cell>
          <table:table-cell table:style-name="Gnumeric-default" office:value-type="string" office:string-value="DOT/FAA">
            <text:p>DOT/F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71]);&quot;/&quot;;&quot;-&quot;);&quot;&amp;&quot;;&quot;&quot;)" office:value-type="string" office:string-value="dot-faa">
            <text:p>dot-f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apanalysis">
            <text:p>gapanalysis</text:p>
          </table:table-cell>
          <table:table-cell table:style-name="Gnumeric-default" office:value-type="string" office:string-value="Jill Maxwell">
            <text:p>Jill Maxwell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72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pjohnson">
            <text:p>apjohnson</text:p>
          </table:table-cell>
          <table:table-cell table:style-name="Gnumeric-default" office:value-type="string" office:string-value="AnniePat Johnson">
            <text:p>AnniePat Johnson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73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dwyer">
            <text:p>bdwyer</text:p>
          </table:table-cell>
          <table:table-cell table:style-name="Gnumeric-default" office:value-type="string" office:string-value="Brendan Dwyer">
            <text:p>Brendan Dwyer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74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ellingson">
            <text:p>bellingson</text:p>
          </table:table-cell>
          <table:table-cell table:style-name="Gnumeric-default" office:value-type="string" office:string-value="Bryon Ellingson">
            <text:p>Bryon Ellingson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75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iosteward">
            <text:p>Biosteward</text:p>
          </table:table-cell>
          <table:table-cell table:style-name="Gnumeric-default" office:value-type="string" office:string-value="Dan Phillips">
            <text:p>Dan Phillips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76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jfisher">
            <text:p>bjfisher</text:p>
          </table:table-cell>
          <table:table-cell table:style-name="Gnumeric-default" office:value-type="string" office:string-value="Bruce Fisher">
            <text:p>Bruce Fisher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77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jones">
            <text:p>bjones</text:p>
          </table:table-cell>
          <table:table-cell table:style-name="Gnumeric-default" office:value-type="string" office:string-value="Brenda Jones">
            <text:p>Brenda Jones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78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urbanma">
            <text:p>burbanma</text:p>
          </table:table-cell>
          <table:table-cell table:style-name="Gnumeric-default" office:value-type="string" office:string-value="Gita  Urban-Mathieux">
            <text:p>Gita <text:s/>Urban-Mathieux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79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atteam">
            <text:p>catteam</text:p>
          </table:table-cell>
          <table:table-cell table:style-name="Gnumeric-default" office:value-type="string" office:string-value="Catalog Team Rolla MO">
            <text:p>Catalog Team Rolla MO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80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hoong">
            <text:p>choong</text:p>
          </table:table-cell>
          <table:table-cell table:style-name="Gnumeric-default" office:value-type="string" office:string-value="Connie Hoong">
            <text:p>Connie Hoong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81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lampitt">
            <text:p>Clampitt</text:p>
          </table:table-cell>
          <table:table-cell table:style-name="Gnumeric-default" office:value-type="string" office:string-value="Lance Clampitt">
            <text:p>Lance Clampitt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82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rssp_gos">
            <text:p>crssp_gos</text:p>
          </table:table-cell>
          <table:table-cell table:style-name="Gnumeric-default" office:value-type="string" office:string-value="Michael Benson">
            <text:p>Michael Benson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83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skinner">
            <text:p>cskinner</text:p>
          </table:table-cell>
          <table:table-cell table:style-name="Gnumeric-default" office:value-type="string" office:string-value="Chris Skinner">
            <text:p>Chris Skinner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84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an_admin">
            <text:p>dan_admin</text:p>
          </table:table-cell>
          <table:table-cell table:style-name="Gnumeric-default" office:value-type="string" office:string-value="Dan Sandhaus">
            <text:p>Dan Sandhaus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85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avegreenlee">
            <text:p>davegreenlee</text:p>
          </table:table-cell>
          <table:table-cell table:style-name="Gnumeric-default" office:value-type="string" office:string-value="Dave Greenlee">
            <text:p>Dave Greenlee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86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dnebert">
            <text:p>ddnebert</text:p>
          </table:table-cell>
          <table:table-cell table:style-name="Gnumeric-default" office:value-type="string" office:string-value="Doug Nebert">
            <text:p>Doug Nebert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87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onnaMRoy">
            <text:p>DonnaMRoy</text:p>
          </table:table-cell>
          <table:table-cell table:style-name="Gnumeric-default" office:value-type="string" office:string-value="Donna Roy">
            <text:p>Donna Roy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88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polette">
            <text:p>dpolette</text:p>
          </table:table-cell>
          <table:table-cell table:style-name="Gnumeric-default" office:value-type="string" office:string-value="Danial Polette">
            <text:p>Danial Polette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89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sandhaus">
            <text:p>dsandhaus</text:p>
          </table:table-cell>
          <table:table-cell table:style-name="Gnumeric-default" office:value-type="string" office:string-value="Dan Sandhaus">
            <text:p>Dan Sandhaus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90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schenk">
            <text:p>dschenk</text:p>
          </table:table-cell>
          <table:table-cell table:style-name="Gnumeric-default" office:value-type="string" office:string-value="Doug Schenk">
            <text:p>Doug Schenk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91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shughes">
            <text:p>dshughes</text:p>
          </table:table-cell>
          <table:table-cell table:style-name="Gnumeric-default" office:value-type="string" office:string-value="Steve Skelton">
            <text:p>Steve Skelton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92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ehlen">
            <text:p>ehlen</text:p>
          </table:table-cell>
          <table:table-cell table:style-name="Gnumeric-default" office:value-type="string" office:string-value="Danielle Ehlen">
            <text:p>Danielle Ehlen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93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eros_repo">
            <text:p>eros_repo</text:p>
          </table:table-cell>
          <table:table-cell table:style-name="Gnumeric-default" office:value-type="string" office:string-value="Wyatt Anderson">
            <text:p>Wyatt Anderson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94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eoleaders">
            <text:p>geoleaders</text:p>
          </table:table-cell>
          <table:table-cell table:style-name="Gnumeric-default" office:value-type="string" office:string-value="Panagiotis (Peter) A. Vretanos">
            <text:p>Panagiotis (Peter) A. Vretanos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95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esch">
            <text:p>gesch</text:p>
          </table:table-cell>
          <table:table-cell table:style-name="Gnumeric-default" office:value-type="string" office:string-value="Dean Gesch">
            <text:p>Dean Gesch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96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hhenkel">
            <text:p>hhenkel</text:p>
          </table:table-cell>
          <table:table-cell table:style-name="Gnumeric-default" office:value-type="string" office:string-value="Heather Henkel">
            <text:p>Heather Henkel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97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hwolter">
            <text:p>hwolter</text:p>
          </table:table-cell>
          <table:table-cell table:style-name="Gnumeric-default" office:value-type="string" office:string-value="Henry Wolter">
            <text:p>Henry Wolter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98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dcoles">
            <text:p>jdcoles</text:p>
          </table:table-cell>
          <table:table-cell table:style-name="Gnumeric-default" office:value-type="string" office:string-value="Jacque Fahsholtz">
            <text:p>Jacque Fahsholtz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399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mauck">
            <text:p>jmauck</text:p>
          </table:table-cell>
          <table:table-cell table:style-name="Gnumeric-default" office:value-type="string" office:string-value="Jim Mauck">
            <text:p>Jim Mauck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00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maxwell">
            <text:p>jmaxwell</text:p>
          </table:table-cell>
          <table:table-cell table:style-name="Gnumeric-default" office:value-type="string" office:string-value="Jill Maxwell">
            <text:p>Jill Maxwell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01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murphey">
            <text:p>jmurphey</text:p>
          </table:table-cell>
          <table:table-cell table:style-name="Gnumeric-default" office:value-type="string" office:string-value="John Murphey">
            <text:p>John Murphey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02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omalley">
            <text:p>jomalley</text:p>
          </table:table-cell>
          <table:table-cell table:style-name="Gnumeric-default" office:value-type="string" office:string-value="John O">
            <text:p>John O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03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pdonnelly">
            <text:p>jpdonnelly</text:p>
          </table:table-cell>
          <table:table-cell table:style-name="Gnumeric-default" office:value-type="string" office:string-value="Jay Donnelly">
            <text:p>Jay Donnelly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04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anfear">
            <text:p>lanfear</text:p>
          </table:table-cell>
          <table:table-cell table:style-name="Gnumeric-default" office:value-type="string" office:string-value="Michael Ierardi">
            <text:p>Michael Ierardi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05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aberry">
            <text:p>maberry</text:p>
          </table:table-cell>
          <table:table-cell table:style-name="Gnumeric-default" office:value-type="string" office:string-value="Megan Berry">
            <text:p>Megan Berry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06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cooley">
            <text:p>mcooley</text:p>
          </table:table-cell>
          <table:table-cell table:style-name="Gnumeric-default" office:value-type="string" office:string-value="Michael Cooley">
            <text:p>Michael Cooley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07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ierardi">
            <text:p>mierardi</text:p>
          </table:table-cell>
          <table:table-cell table:style-name="Gnumeric-default" office:value-type="string" office:string-value="Michael Ierardi">
            <text:p>Michael Ierardi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08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lbooth">
            <text:p>nlbooth</text:p>
          </table:table-cell>
          <table:table-cell table:style-name="Gnumeric-default" office:value-type="string" office:string-value="Nate Booth">
            <text:p>Nate Booth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09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dollison">
            <text:p>rdollison</text:p>
          </table:table-cell>
          <table:table-cell table:style-name="Gnumeric-default" office:value-type="string" office:string-value="Rob Dollison">
            <text:p>Rob Dollison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10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finn">
            <text:p>sfinn</text:p>
          </table:table-cell>
          <table:table-cell table:style-name="Gnumeric-default" office:value-type="string" office:string-value="Sean Finn">
            <text:p>Sean Finn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11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neiers">
            <text:p>sneiers</text:p>
          </table:table-cell>
          <table:table-cell table:style-name="Gnumeric-default" office:value-type="string" office:string-value="Susan Neiers">
            <text:p>Susan Neiers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12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sobie">
            <text:p>ssobie</text:p>
          </table:table-cell>
          <table:table-cell table:style-name="Gnumeric-default" office:value-type="string" office:string-value="Steven Sobieszczyk">
            <text:p>Steven Sobieszczyk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13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fuller">
            <text:p>tfuller</text:p>
          </table:table-cell>
          <table:table-cell table:style-name="Gnumeric-default" office:value-type="string" office:string-value="Tracy Fuller">
            <text:p>Tracy Fuller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14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haluska">
            <text:p>thaluska</text:p>
          </table:table-cell>
          <table:table-cell table:style-name="Gnumeric-default" office:value-type="string" office:string-value="Tana Haluska">
            <text:p>Tana Haluska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15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singh">
            <text:p>tsingh</text:p>
          </table:table-cell>
          <table:table-cell table:style-name="Gnumeric-default" office:value-type="string" office:string-value="Theresa Singh">
            <text:p>Theresa Singh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16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USGS_EROS_IADD">
            <text:p>USGS_EROS_IADD</text:p>
          </table:table-cell>
          <table:table-cell table:style-name="Gnumeric-default" office:value-type="string" office:string-value="IADD Team Member">
            <text:p>IADD Team Member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17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USGSInfoBank">
            <text:p>USGSInfoBank</text:p>
          </table:table-cell>
          <table:table-cell table:style-name="Gnumeric-default" office:value-type="string" office:string-value="Clint Steele">
            <text:p>Clint Steele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18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USGS_National_Map">
            <text:p>USGS_National_Map</text:p>
          </table:table-cell>
          <table:table-cell table:style-name="Gnumeric-default" office:value-type="string" office:string-value="Rob Dollison">
            <text:p>Rob Dollison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19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USGS_NGTOC">
            <text:p>USGS_NGTOC</text:p>
          </table:table-cell>
          <table:table-cell table:style-name="Gnumeric-default" office:value-type="string" office:string-value="Steve Skelton">
            <text:p>Steve Skelton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20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usgs_ngtoc_hqsp">
            <text:p>usgs_ngtoc_hqsp</text:p>
          </table:table-cell>
          <table:table-cell table:style-name="Gnumeric-default" office:value-type="string" office:string-value="Steve Skelton">
            <text:p>Steve Skelton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21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USGSPS">
            <text:p>USGSPS</text:p>
          </table:table-cell>
          <table:table-cell table:style-name="Gnumeric-default" office:value-type="string" office:string-value="Jerry Ornelas">
            <text:p>Jerry Ornelas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22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VHutchison">
            <text:p>VHutchison</text:p>
          </table:table-cell>
          <table:table-cell table:style-name="Gnumeric-default" office:value-type="string" office:string-value="Vivian Hutchison">
            <text:p>Vivian Hutchison</text:p>
          </table:table-cell>
          <table:table-cell table:style-name="Gnumeric-default" office:value-type="string" office:string-value="DOI/USGS">
            <text:p>DOI/USG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23]);&quot;/&quot;;&quot;-&quot;);&quot;&amp;&quot;;&quot;&quot;)" office:value-type="string" office:string-value="doi-usgs">
            <text:p>doi-usg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tezel">
            <text:p>mtezel</text:p>
          </table:table-cell>
          <table:table-cell table:style-name="Gnumeric-default" office:value-type="string" office:string-value="Mark Tezel">
            <text:p>Mark Tezel</text:p>
          </table:table-cell>
          <table:table-cell table:style-name="Gnumeric-default" office:value-type="string" office:string-value="DOI/NPS">
            <text:p>DOI/NP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24]);&quot;/&quot;;&quot;-&quot;);&quot;&amp;&quot;;&quot;&quot;)" office:value-type="string" office:string-value="doi-nps">
            <text:p>doi-np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atastore">
            <text:p>datastore</text:p>
          </table:table-cell>
          <table:table-cell table:style-name="Gnumeric-default" office:value-type="string" office:string-value="Datastore NR-GIS">
            <text:p>Datastore NR-GIS</text:p>
          </table:table-cell>
          <table:table-cell table:style-name="Gnumeric-default" office:value-type="string" office:string-value="DOI/NPS">
            <text:p>DOI/NP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25]);&quot;/&quot;;&quot;-&quot;);&quot;&amp;&quot;;&quot;&quot;)" office:value-type="string" office:string-value="doi-nps">
            <text:p>doi-np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eb_green_fws.gov">
            <text:p>deb_green_fws.gov</text:p>
          </table:table-cell>
          <table:table-cell table:style-name="Gnumeric-default" office:value-type="string" office:string-value="Deb Green">
            <text:p>Deb Green</text:p>
          </table:table-cell>
          <table:table-cell table:style-name="Gnumeric-default" office:value-type="string" office:string-value="DOI/FWS">
            <text:p>DOI/FW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26]);&quot;/&quot;;&quot;-&quot;);&quot;&amp;&quot;;&quot;&quot;)" office:value-type="string" office:string-value="doi-fws">
            <text:p>doi-fw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fwsgis">
            <text:p>fwsgis</text:p>
          </table:table-cell>
          <table:table-cell table:style-name="Gnumeric-default" office:value-type="string" office:string-value="Chris Lett">
            <text:p>Chris Lett</text:p>
          </table:table-cell>
          <table:table-cell table:style-name="Gnumeric-default" office:value-type="string" office:string-value="DOI/FWS">
            <text:p>DOI/FW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27]);&quot;/&quot;;&quot;-&quot;);&quot;&amp;&quot;;&quot;&quot;)" office:value-type="string" office:string-value="doi-fws">
            <text:p>doi-fw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steffy">
            <text:p>jsteffy</text:p>
          </table:table-cell>
          <table:table-cell table:style-name="Gnumeric-default" office:value-type="string" office:string-value="Jay Steffy">
            <text:p>Jay Steffy</text:p>
          </table:table-cell>
          <table:table-cell table:style-name="Gnumeric-default" office:value-type="string" office:string-value="DOI/FWS">
            <text:p>DOI/FW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28]);&quot;/&quot;;&quot;-&quot;);&quot;&amp;&quot;;&quot;&quot;)" office:value-type="string" office:string-value="doi-fws">
            <text:p>doi-fw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taylor67">
            <text:p>ctaylor67</text:p>
          </table:table-cell>
          <table:table-cell table:style-name="Gnumeric-default" office:value-type="string" office:string-value="Christine Taylor">
            <text:p>Christine Taylor</text:p>
          </table:table-cell>
          <table:table-cell table:style-name="Gnumeric-default" office:value-type="string" office:string-value="DOI/BOE">
            <text:p>DOI/BOE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29]);&quot;/&quot;;&quot;-&quot;);&quot;&amp;&quot;;&quot;&quot;)" office:value-type="string" office:string-value="doi-boe">
            <text:p>doi-bo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MS_MBB">
            <text:p>MMS_MBB</text:p>
          </table:table-cell>
          <table:table-cell table:style-name="Gnumeric-default" office:value-type="string" office:string-value="Jim Fulmer">
            <text:p>Jim Fulmer</text:p>
          </table:table-cell>
          <table:table-cell table:style-name="Gnumeric-default" office:value-type="string" office:string-value="DOI/BOE">
            <text:p>DOI/BOE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30]);&quot;/&quot;;&quot;-&quot;);&quot;&amp;&quot;;&quot;&quot;)" office:value-type="string" office:string-value="doi-boe">
            <text:p>doi-bo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agismgr">
            <text:p>cagismgr</text:p>
          </table:table-cell>
          <table:table-cell table:style-name="Gnumeric-default" office:value-type="string" office:string-value="Bob Milton">
            <text:p>Bob Milton</text:p>
          </table:table-cell>
          <table:table-cell table:style-name="Gnumeric-default" office:value-type="string" office:string-value="DOI/BLM">
            <text:p>DOI/BLM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31]);&quot;/&quot;;&quot;-&quot;);&quot;&amp;&quot;;&quot;&quot;)" office:value-type="string" office:string-value="doi-blm">
            <text:p>doi-blm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pyles">
            <text:p>gpyles</text:p>
          </table:table-cell>
          <table:table-cell table:style-name="Gnumeric-default" office:value-type="string" office:string-value="Virginia Pyles">
            <text:p>Virginia Pyles</text:p>
          </table:table-cell>
          <table:table-cell table:style-name="Gnumeric-default" office:value-type="string" office:string-value="DOI/BLM">
            <text:p>DOI/BLM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32]);&quot;/&quot;;&quot;-&quot;);&quot;&amp;&quot;;&quot;&quot;)" office:value-type="string" office:string-value="doi-blm">
            <text:p>doi-blm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oshsisco">
            <text:p>joshsisco</text:p>
          </table:table-cell>
          <table:table-cell table:style-name="Gnumeric-default" office:value-type="string" office:string-value="Josh Sisco">
            <text:p>Josh Sisco</text:p>
          </table:table-cell>
          <table:table-cell table:style-name="Gnumeric-default" office:value-type="string" office:string-value="DOI/BLM">
            <text:p>DOI/BLM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33]);&quot;/&quot;;&quot;-&quot;);&quot;&amp;&quot;;&quot;&quot;)" office:value-type="string" office:string-value="doi-blm">
            <text:p>doi-blm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reitsma">
            <text:p>jreitsma</text:p>
          </table:table-cell>
          <table:table-cell table:style-name="Gnumeric-default" office:value-type="string" office:string-value="John Reitsma">
            <text:p>John Reitsma</text:p>
          </table:table-cell>
          <table:table-cell table:style-name="Gnumeric-default" office:value-type="string" office:string-value="DOI/BLM">
            <text:p>DOI/BLM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34]);&quot;/&quot;;&quot;-&quot;);&quot;&amp;&quot;;&quot;&quot;)" office:value-type="string" office:string-value="doi-blm">
            <text:p>doi-blm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et76">
            <text:p>set76</text:p>
          </table:table-cell>
          <table:table-cell table:style-name="Gnumeric-default" office:value-type="string" office:string-value="Sean Triplett">
            <text:p>Sean Triplett</text:p>
          </table:table-cell>
          <table:table-cell table:style-name="Gnumeric-default" office:value-type="string" office:string-value="DOI/BLM">
            <text:p>DOI/BLM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35]);&quot;/&quot;;&quot;-&quot;);&quot;&amp;&quot;;&quot;&quot;)" office:value-type="string" office:string-value="doi-blm">
            <text:p>doi-blm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RFPMoore">
            <text:p>RFPMoore</text:p>
          </table:table-cell>
          <table:table-cell table:style-name="Gnumeric-default" office:value-type="string" office:string-value="Richard Moore">
            <text:p>Richard Moore</text:p>
          </table:table-cell>
          <table:table-cell table:style-name="Gnumeric-default" office:value-type="string" office:string-value="DOI/BIA">
            <text:p>DOI/BI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36]);&quot;/&quot;;&quot;-&quot;);&quot;&amp;&quot;;&quot;&quot;)" office:value-type="string" office:string-value="doi-bia">
            <text:p>doi-bi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giri">
            <text:p>giri</text:p>
          </table:table-cell>
          <table:table-cell table:style-name="Gnumeric-default" office:value-type="string" office:string-value="Giri Palanisamy">
            <text:p>Giri Palanisamy</text:p>
          </table:table-cell>
          <table:table-cell table:style-name="Gnumeric-default" office:value-type="string" office:string-value="DOE/OSTI">
            <text:p>DOE/OSTI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37]);&quot;/&quot;;&quot;-&quot;);&quot;&amp;&quot;;&quot;&quot;)" office:value-type="string" office:string-value="doe-osti">
            <text:p>doe-osti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gray">
            <text:p>pgray</text:p>
          </table:table-cell>
          <table:table-cell table:style-name="Gnumeric-default" office:value-type="string" office:string-value="Pamela Gray-Hann">
            <text:p>Pamela Gray-Hann</text:p>
          </table:table-cell>
          <table:table-cell table:style-name="Gnumeric-default" office:value-type="string" office:string-value="DOE/OSTI">
            <text:p>DOE/OSTI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38]);&quot;/&quot;;&quot;-&quot;);&quot;&amp;&quot;;&quot;&quot;)" office:value-type="string" office:string-value="doe-osti">
            <text:p>doe-osti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lindsley">
            <text:p>lindsley</text:p>
          </table:table-cell>
          <table:table-cell table:style-name="Gnumeric-default" office:value-type="string" office:string-value="Chris Lindsley">
            <text:p>Chris Lindsley</text:p>
          </table:table-cell>
          <table:table-cell table:style-name="Gnumeric-default" office:value-type="string" office:string-value="DOE/EIA">
            <text:p>DOE/EI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39]);&quot;/&quot;;&quot;-&quot;);&quot;&amp;&quot;;&quot;&quot;)" office:value-type="string" office:string-value="doe-eia">
            <text:p>doe-ei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PA_Portal">
            <text:p>BPA_Portal</text:p>
          </table:table-cell>
          <table:table-cell table:style-name="Gnumeric-default" office:value-type="string" office:string-value="Eric Lowrance">
            <text:p>Eric Lowrance</text:p>
          </table:table-cell>
          <table:table-cell table:style-name="Gnumeric-default" office:value-type="string" office:string-value="DOE">
            <text:p>DOE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40]);&quot;/&quot;;&quot;-&quot;);&quot;&amp;&quot;;&quot;&quot;)" office:value-type="string" office:string-value="doe">
            <text:p>do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DOE_GSPMO">
            <text:p>DOE_GSPMO</text:p>
          </table:table-cell>
          <table:table-cell table:style-name="Gnumeric-default" office:value-type="string" office:string-value="Stephen Bryce">
            <text:p>Stephen Bryce</text:p>
          </table:table-cell>
          <table:table-cell table:style-name="Gnumeric-default" office:value-type="string" office:string-value="DOE">
            <text:p>DOE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41]);&quot;/&quot;;&quot;-&quot;);&quot;&amp;&quot;;&quot;&quot;)" office:value-type="string" office:string-value="doe">
            <text:p>do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ccreedy">
            <text:p>mccreedy</text:p>
          </table:table-cell>
          <table:table-cell table:style-name="Gnumeric-default" office:value-type="string" office:string-value="Frank McCreedy">
            <text:p>Frank McCreedy</text:p>
          </table:table-cell>
          <table:table-cell table:style-name="Gnumeric-default" office:value-type="string" office:string-value="DOD/NAVY">
            <text:p>DOD/NAVY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42]);&quot;/&quot;;&quot;-&quot;);&quot;&amp;&quot;;&quot;&quot;)" office:value-type="string" office:string-value="dod-navy">
            <text:p>dod-nav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ateaston">
            <text:p>pateaston</text:p>
          </table:table-cell>
          <table:table-cell table:style-name="Gnumeric-default" office:value-type="string" office:string-value="Patrick Easton">
            <text:p>Patrick Easton</text:p>
          </table:table-cell>
          <table:table-cell table:style-name="Gnumeric-default" office:value-type="string" office:string-value="DOD/AT&amp;L">
            <text:p>DOD/AT&amp;L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43]);&quot;/&quot;;&quot;-&quot;);&quot;&amp;&quot;;&quot;&quot;)" office:value-type="string" office:string-value="dod-atl">
            <text:p>dod-at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krl">
            <text:p>krl</text:p>
          </table:table-cell>
          <table:table-cell table:style-name="Gnumeric-default" office:value-type="string" office:string-value="Keith LeClaire">
            <text:p>Keith LeClaire</text:p>
          </table:table-cell>
          <table:table-cell table:style-name="Gnumeric-default" office:value-type="string" office:string-value="DOD/ARMY">
            <text:p>DOD/ARMY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44]);&quot;/&quot;;&quot;-&quot;);&quot;&amp;&quot;;&quot;&quot;)" office:value-type="string" office:string-value="dod-army">
            <text:p>dod-arm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sullivanc">
            <text:p>sullivanc</text:p>
          </table:table-cell>
          <table:table-cell table:style-name="Gnumeric-default" office:value-type="string" office:string-value="Charlene Sylvester">
            <text:p>Charlene Sylvester</text:p>
          </table:table-cell>
          <table:table-cell table:style-name="Gnumeric-default" office:value-type="string" office:string-value="DOD/ARMY">
            <text:p>DOD/ARMY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45]);&quot;/&quot;;&quot;-&quot;);&quot;&amp;&quot;;&quot;&quot;)" office:value-type="string" office:string-value="dod-army">
            <text:p>dod-arm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brugen">
            <text:p>brugen</text:p>
          </table:table-cell>
          <table:table-cell table:style-name="Gnumeric-default" office:value-type="string" office:string-value="Bill Rugen">
            <text:p>Bill Rugen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46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fenimore">
            <text:p>cfenimore</text:p>
          </table:table-cell>
          <table:table-cell table:style-name="Gnumeric-default" office:value-type="string" office:string-value="Chris Fenimore">
            <text:p>Chris Fenimore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47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LASS_meta">
            <text:p>CLASS_meta</text:p>
          </table:table-cell>
          <table:table-cell table:style-name="Gnumeric-default" office:value-type="string" office:string-value="Anna Milan">
            <text:p>Anna Milan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48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emily.fergusson">
            <text:p>emily.fergusson</text:p>
          </table:table-cell>
          <table:table-cell table:style-name="Gnumeric-default" office:value-type="string" office:string-value="Emily Fergusson">
            <text:p>Emily Fergusson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49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Bosch777">
            <text:p>JBosch777</text:p>
          </table:table-cell>
          <table:table-cell table:style-name="Gnumeric-default" office:value-type="string" office:string-value="Julie Bosch">
            <text:p>Julie Bosch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50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kowens">
            <text:p>kowens</text:p>
          </table:table-cell>
          <table:table-cell table:style-name="Gnumeric-default" office:value-type="string" office:string-value="Randy Warren">
            <text:p>Randy Warren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51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elissa">
            <text:p>melissa</text:p>
          </table:table-cell>
          <table:table-cell table:style-name="Gnumeric-default" office:value-type="string" office:string-value="Melissa Ide">
            <text:p>Melissa Ide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52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CDDC">
            <text:p>NCDDC</text:p>
          </table:table-cell>
          <table:table-cell table:style-name="Gnumeric-default" office:value-type="string" office:string-value="Kathy Martinolich">
            <text:p>Kathy Martinolich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53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cddc_bsg">
            <text:p>ncddc_bsg</text:p>
          </table:table-cell>
          <table:table-cell table:style-name="Gnumeric-default" office:value-type="string" office:string-value="Betsy Schenck-Gardner">
            <text:p>Betsy Schenck-Gardner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54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gdc_meta">
            <text:p>ngdc_meta</text:p>
          </table:table-cell>
          <table:table-cell table:style-name="Gnumeric-default" office:value-type="string" office:string-value="Anna Milan">
            <text:p>Anna Milan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55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OAA">
            <text:p>NOAA</text:p>
          </table:table-cell>
          <table:table-cell table:style-name="Gnumeric-default" office:value-type="string" office:string-value="Sarah OConnor">
            <text:p>Sarah OConnor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56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OAA_CoRIS">
            <text:p>NOAA_CoRIS</text:p>
          </table:table-cell>
          <table:table-cell table:style-name="Gnumeric-default" office:value-type="string" office:string-value="Sarah OConnor">
            <text:p>Sarah OConnor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57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OAA_NODC">
            <text:p>NOAA_NODC</text:p>
          </table:table-cell>
          <table:table-cell table:style-name="Gnumeric-default" office:value-type="string" office:string-value="NODC DataOfficer">
            <text:p>NODC DataOfficer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58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oaanos">
            <text:p>noaanos</text:p>
          </table:table-cell>
          <table:table-cell table:style-name="Gnumeric-default" office:value-type="string" office:string-value="Phil Herndon">
            <text:p>Phil Herndon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59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OAA_NOS">
            <text:p>NOAA_NOS</text:p>
          </table:table-cell>
          <table:table-cell table:style-name="Gnumeric-default" office:value-type="string" office:string-value="Sarah OConnor">
            <text:p>Sarah OConnor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60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NOAA_NOS2">
            <text:p>NOAA_NOS2</text:p>
          </table:table-cell>
          <table:table-cell table:style-name="Gnumeric-default" office:value-type="string" office:string-value="Sarah OConnor">
            <text:p>Sarah OConnor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61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hersh2">
            <text:p>phersh2</text:p>
          </table:table-cell>
          <table:table-cell table:style-name="Gnumeric-default" office:value-type="string" office:string-value="Paul Hershberg">
            <text:p>Paul Hershberg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62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lgrimm">
            <text:p>plgrimm</text:p>
          </table:table-cell>
          <table:table-cell table:style-name="Gnumeric-default" office:value-type="string" office:string-value="Peter Grimm">
            <text:p>Peter Grimm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63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PSMFCGIS">
            <text:p>PSMFCGIS</text:p>
          </table:table-cell>
          <table:table-cell table:style-name="Gnumeric-default" office:value-type="string" office:string-value="Van Hare">
            <text:p>Van Hare</text:p>
          </table:table-cell>
          <table:table-cell table:style-name="Gnumeric-default" office:value-type="string" office:string-value="DOC/NOAA">
            <text:p>DOC/NOA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64]);&quot;/&quot;;&quot;-&quot;);&quot;&amp;&quot;;&quot;&quot;)" office:value-type="string" office:string-value="doc-noaa">
            <text:p>doc-noa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ensus">
            <text:p>census</text:p>
          </table:table-cell>
          <table:table-cell table:style-name="Gnumeric-default" office:value-type="string" office:string-value="Matthew McCready">
            <text:p>Matthew McCready</text:p>
          </table:table-cell>
          <table:table-cell table:style-name="Gnumeric-default" office:value-type="string" office:string-value="DOC/CENSUS">
            <text:p>DOC/CENSU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65]);&quot;/&quot;;&quot;-&quot;);&quot;&amp;&quot;;&quot;&quot;)" office:value-type="string" office:string-value="doc-census">
            <text:p>doc-cens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ensus2007_1">
            <text:p>census2007_1</text:p>
          </table:table-cell>
          <table:table-cell table:style-name="Gnumeric-default" office:value-type="string" office:string-value="Marten Hogeweg">
            <text:p>Marten Hogeweg</text:p>
          </table:table-cell>
          <table:table-cell table:style-name="Gnumeric-default" office:value-type="string" office:string-value="DOC/CENSUS">
            <text:p>DOC/CENSU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66]);&quot;/&quot;;&quot;-&quot;);&quot;&amp;&quot;;&quot;&quot;)" office:value-type="string" office:string-value="doc-census">
            <text:p>doc-cens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ensus2007_2">
            <text:p>census2007_2</text:p>
          </table:table-cell>
          <table:table-cell table:style-name="Gnumeric-default" office:value-type="string" office:string-value="Marten Hogeweg">
            <text:p>Marten Hogeweg</text:p>
          </table:table-cell>
          <table:table-cell table:style-name="Gnumeric-default" office:value-type="string" office:string-value="DOC/CENSUS">
            <text:p>DOC/CENSU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67]);&quot;/&quot;;&quot;-&quot;);&quot;&amp;&quot;;&quot;&quot;)" office:value-type="string" office:string-value="doc-census">
            <text:p>doc-cens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ensus2007_3">
            <text:p>census2007_3</text:p>
          </table:table-cell>
          <table:table-cell table:style-name="Gnumeric-default" office:value-type="string" office:string-value="Marten Hogeweg">
            <text:p>Marten Hogeweg</text:p>
          </table:table-cell>
          <table:table-cell table:style-name="Gnumeric-default" office:value-type="string" office:string-value="DOC/CENSUS">
            <text:p>DOC/CENSU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68]);&quot;/&quot;;&quot;-&quot;);&quot;&amp;&quot;;&quot;&quot;)" office:value-type="string" office:string-value="doc-census">
            <text:p>doc-cens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ensus2007_4">
            <text:p>census2007_4</text:p>
          </table:table-cell>
          <table:table-cell table:style-name="Gnumeric-default" office:value-type="string" office:string-value="Marten Hogeweg">
            <text:p>Marten Hogeweg</text:p>
          </table:table-cell>
          <table:table-cell table:style-name="Gnumeric-default" office:value-type="string" office:string-value="DOC/CENSUS">
            <text:p>DOC/CENSU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69]);&quot;/&quot;;&quot;-&quot;);&quot;&amp;&quot;;&quot;&quot;)" office:value-type="string" office:string-value="doc-census">
            <text:p>doc-cens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ensus2007_5">
            <text:p>census2007_5</text:p>
          </table:table-cell>
          <table:table-cell table:style-name="Gnumeric-default" office:value-type="string" office:string-value="Marten Hogeweg">
            <text:p>Marten Hogeweg</text:p>
          </table:table-cell>
          <table:table-cell table:style-name="Gnumeric-default" office:value-type="string" office:string-value="DOC/CENSUS">
            <text:p>DOC/CENSU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70]);&quot;/&quot;;&quot;-&quot;);&quot;&amp;&quot;;&quot;&quot;)" office:value-type="string" office:string-value="doc-census">
            <text:p>doc-cens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ensus2007_6">
            <text:p>census2007_6</text:p>
          </table:table-cell>
          <table:table-cell table:style-name="Gnumeric-default" office:value-type="string" office:string-value="Marten Hogeweg">
            <text:p>Marten Hogeweg</text:p>
          </table:table-cell>
          <table:table-cell table:style-name="Gnumeric-default" office:value-type="string" office:string-value="DOC/CENSUS">
            <text:p>DOC/CENSU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71]);&quot;/&quot;;&quot;-&quot;);&quot;&amp;&quot;;&quot;&quot;)" office:value-type="string" office:string-value="doc-census">
            <text:p>doc-cens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ensus2009_1">
            <text:p>census2009_1</text:p>
          </table:table-cell>
          <table:table-cell table:style-name="Gnumeric-default" office:value-type="string" office:string-value="Marten Hogeweg">
            <text:p>Marten Hogeweg</text:p>
          </table:table-cell>
          <table:table-cell table:style-name="Gnumeric-default" office:value-type="string" office:string-value="DOC/CENSUS">
            <text:p>DOC/CENSU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72]);&quot;/&quot;;&quot;-&quot;);&quot;&amp;&quot;;&quot;&quot;)" office:value-type="string" office:string-value="doc-census">
            <text:p>doc-cens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ensus2009_2">
            <text:p>census2009_2</text:p>
          </table:table-cell>
          <table:table-cell table:style-name="Gnumeric-default" office:value-type="string" office:string-value="Marten Hogeweg">
            <text:p>Marten Hogeweg</text:p>
          </table:table-cell>
          <table:table-cell table:style-name="Gnumeric-default" office:value-type="string" office:string-value="DOC/CENSUS">
            <text:p>DOC/CENSU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73]);&quot;/&quot;;&quot;-&quot;);&quot;&amp;&quot;;&quot;&quot;)" office:value-type="string" office:string-value="doc-census">
            <text:p>doc-cens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ensus2009_3">
            <text:p>census2009_3</text:p>
          </table:table-cell>
          <table:table-cell table:style-name="Gnumeric-default" office:value-type="string" office:string-value="Marten Hogeweg">
            <text:p>Marten Hogeweg</text:p>
          </table:table-cell>
          <table:table-cell table:style-name="Gnumeric-default" office:value-type="string" office:string-value="DOC/CENSUS">
            <text:p>DOC/CENSU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74]);&quot;/&quot;;&quot;-&quot;);&quot;&amp;&quot;;&quot;&quot;)" office:value-type="string" office:string-value="doc-census">
            <text:p>doc-cens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ensus2009_4">
            <text:p>census2009_4</text:p>
          </table:table-cell>
          <table:table-cell table:style-name="Gnumeric-default" office:value-type="string" office:string-value="Marten Hogeweg">
            <text:p>Marten Hogeweg</text:p>
          </table:table-cell>
          <table:table-cell table:style-name="Gnumeric-default" office:value-type="string" office:string-value="DOC/CENSUS">
            <text:p>DOC/CENSU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75]);&quot;/&quot;;&quot;-&quot;);&quot;&amp;&quot;;&quot;&quot;)" office:value-type="string" office:string-value="doc-census">
            <text:p>doc-cens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ensus2009_5">
            <text:p>census2009_5</text:p>
          </table:table-cell>
          <table:table-cell table:style-name="Gnumeric-default" office:value-type="string" office:string-value="Marten Hogeweg">
            <text:p>Marten Hogeweg</text:p>
          </table:table-cell>
          <table:table-cell table:style-name="Gnumeric-default" office:value-type="string" office:string-value="DOC/CENSUS">
            <text:p>DOC/CENSU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76]);&quot;/&quot;;&quot;-&quot;);&quot;&amp;&quot;;&quot;&quot;)" office:value-type="string" office:string-value="doc-census">
            <text:p>doc-cens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ensus2009_6">
            <text:p>census2009_6</text:p>
          </table:table-cell>
          <table:table-cell table:style-name="Gnumeric-default" office:value-type="string" office:string-value="Marten Hogeweg">
            <text:p>Marten Hogeweg</text:p>
          </table:table-cell>
          <table:table-cell table:style-name="Gnumeric-default" office:value-type="string" office:string-value="DOC/CENSUS">
            <text:p>DOC/CENSU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77]);&quot;/&quot;;&quot;-&quot;);&quot;&amp;&quot;;&quot;&quot;)" office:value-type="string" office:string-value="doc-census">
            <text:p>doc-cens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ensus2010">
            <text:p>census2010</text:p>
          </table:table-cell>
          <table:table-cell table:style-name="Gnumeric-default" office:value-type="string" office:string-value="Pinde Fu">
            <text:p>Pinde Fu</text:p>
          </table:table-cell>
          <table:table-cell table:style-name="Gnumeric-default" office:value-type="string" office:string-value="DOC/CENSUS">
            <text:p>DOC/CENSU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78]);&quot;/&quot;;&quot;-&quot;);&quot;&amp;&quot;;&quot;&quot;)" office:value-type="string" office:string-value="doc-census">
            <text:p>doc-cens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fusar001">
            <text:p>fusar001</text:p>
          </table:table-cell>
          <table:table-cell table:style-name="Gnumeric-default" office:value-type="string" office:string-value="Randy Fusaro">
            <text:p>Randy Fusaro</text:p>
          </table:table-cell>
          <table:table-cell table:style-name="Gnumeric-default" office:value-type="string" office:string-value="DOC/CENSUS">
            <text:p>DOC/CENSU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79]);&quot;/&quot;;&quot;-&quot;);&quot;&amp;&quot;;&quot;&quot;)" office:value-type="string" office:string-value="doc-census">
            <text:p>doc-cens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CETC">
            <text:p>CETC</text:p>
          </table:table-cell>
          <table:table-cell table:style-name="Gnumeric-default" office:value-type="string" office:string-value="Rod Erickson">
            <text:p>Rod Erickson</text:p>
          </table:table-cell>
          <table:table-cell table:style-name="Gnumeric-default" office:value-type="string" office:string-value="DHS/USCG">
            <text:p>DHS/USCG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80]);&quot;/&quot;;&quot;-&quot;);&quot;&amp;&quot;;&quot;&quot;)" office:value-type="string" office:string-value="dhs-uscg">
            <text:p>dhs-uscg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FEMA_IER">
            <text:p>FEMA_IER</text:p>
          </table:table-cell>
          <table:table-cell table:style-name="Gnumeric-default" office:value-type="string" office:string-value="Rick Boyle">
            <text:p>Rick Boyle</text:p>
          </table:table-cell>
          <table:table-cell table:style-name="Gnumeric-default" office:value-type="string" office:string-value="DHS/FEMA">
            <text:p>DHS/FEM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81]);&quot;/&quot;;&quot;-&quot;);&quot;&amp;&quot;;&quot;&quot;)" office:value-type="string" office:string-value="dhs-fema">
            <text:p>dhs-fem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FEMA_MIP">
            <text:p>FEMA_MIP</text:p>
          </table:table-cell>
          <table:table-cell table:style-name="Gnumeric-default" office:value-type="string" office:string-value="Eliza Ledwell">
            <text:p>Eliza Ledwell</text:p>
          </table:table-cell>
          <table:table-cell table:style-name="Gnumeric-default" office:value-type="string" office:string-value="DHS/FEMA">
            <text:p>DHS/FEM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82]);&quot;/&quot;;&quot;-&quot;);&quot;&amp;&quot;;&quot;&quot;)" office:value-type="string" office:string-value="dhs-fema">
            <text:p>dhs-fem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jomarmal">
            <text:p>jomarmal</text:p>
          </table:table-cell>
          <table:table-cell table:style-name="Gnumeric-default" office:value-type="string" office:string-value="Jomar Maldonado">
            <text:p>Jomar Maldonado</text:p>
          </table:table-cell>
          <table:table-cell table:style-name="Gnumeric-default" office:value-type="string" office:string-value="DHS/FEMA">
            <text:p>DHS/FEM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83]);&quot;/&quot;;&quot;-&quot;);&quot;&amp;&quot;;&quot;&quot;)" office:value-type="string" office:string-value="dhs-fema">
            <text:p>dhs-fem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mdomaratz">
            <text:p>mdomaratz</text:p>
          </table:table-cell>
          <table:table-cell table:style-name="Gnumeric-default" office:value-type="string" office:string-value="Scott McAfee">
            <text:p>Scott McAfee</text:p>
          </table:table-cell>
          <table:table-cell table:style-name="Gnumeric-default" office:value-type="string" office:string-value="DHS/FEMA">
            <text:p>DHS/FEMA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84]);&quot;/&quot;;&quot;-&quot;);&quot;&amp;&quot;;&quot;&quot;)" office:value-type="string" office:string-value="dhs-fema">
            <text:p>dhs-fema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thomas.mccarty">
            <text:p>thomas.mccarty</text:p>
          </table:table-cell>
          <table:table-cell table:style-name="Gnumeric-default" office:value-type="string" office:string-value="Tom McCarty">
            <text:p>Tom McCarty</text:p>
          </table:table-cell>
          <table:table-cell table:style-name="Gnumeric-default" office:value-type="string" office:string-value="DHS">
            <text:p>DHS</text:p>
          </table:table-cell>
          <table:table-cell table:style-name="Gnumeric-default" office:value-type="string" office:string-value="Federal Government">
            <text:p>Federal Government</text:p>
          </table:table-cell>
          <table:table-cell table:style-name="Gnumeric-default" table:formula="of:=SUBSTITUTE(SUBSTITUTE(LOWER([.C485]);&quot;/&quot;;&quot;-&quot;);&quot;&amp;&quot;;&quot;&quot;)" office:value-type="string" office:string-value="dhs">
            <text:p>dhs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5050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1f4c400" table:print="true">
        <office:forms form:automatic-focus="false" form:apply-design-mode="false">
          <form:form/>
        </office:forms>
        <table:table-column table:default-cell-style-name="ACE-0x2055188" table:style-name="ACOL-4"/>
        <table:table-column table:default-cell-style-name="ACE-0x2055188" table:style-name="ACOL-0" table:number-columns-repeated="2"/>
        <table:table-column table:default-cell-style-name="ACE-0x2055188" table:style-name="ACOL-7"/>
        <table:table-column table:default-cell-style-name="ACE-0x2055188" table:style-name="ACOL-0"/>
        <table:table-column table:default-cell-style-name="ACE-0x2055188" table:style-name="ACOL-0"/>
        <table:table-column table:default-cell-style-name="ACE-0x2055188" table:style-name="ACOL-0" table:number-columns-repeated="250"/>
        <table:table-row table:style-name="AROW-1">
          <table:table-cell table:style-name="ACE-0x2055188"/>
          <table:table-cell table:style-name="ACE-0x2055188" office:value-type="string" office:string-value="Agency">
            <text:p>Agency</text:p>
          </table:table-cell>
          <table:table-cell table:style-name="ACE-0x2055188" office:value-type="string" office:string-value="Sub Agency">
            <text:p>Sub Agency</text:p>
          </table:table-cell>
          <table:table-cell table:style-name="ACE-0x2055188" office:value-type="string" office:string-value="Name">
            <text:p>Nam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]=&quot;-&quot;;[.B2];[.B2]&amp;&quot;-&quot;&amp;[.C2]));&quot;&amp;&quot;;&quot;&quot;);&quot; &quot;;&quot;-&quot;)" office:value-type="string" office:string-value="abmc">
            <text:p>abmc</text:p>
          </table:table-cell>
          <table:table-cell table:style-name="ACE-0x2055188" office:value-type="string" office:string-value="ABMC">
            <text:p>ABM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American Battle Monuments Commission">
            <text:p>American Battle Monuments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]=&quot;-&quot;;[.B3];[.B3]&amp;&quot;-&quot;&amp;[.C3]));&quot;&amp;&quot;;&quot;&quot;);&quot; &quot;;&quot;-&quot;)" office:value-type="string" office:string-value="angtp">
            <text:p>angtp</text:p>
          </table:table-cell>
          <table:table-cell table:style-name="ACE-0x2055188" office:value-type="string" office:string-value="ANGTP">
            <text:p>ANGTP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Alaska Natural Gas Transportation Projects">
            <text:p>Alaska Natural Gas Transportation Project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]=&quot;-&quot;;[.B4];[.B4]&amp;&quot;-&quot;&amp;[.C4]));&quot;&amp;&quot;;&quot;&quot;);&quot; &quot;;&quot;-&quot;)" office:value-type="string" office:string-value="arc">
            <text:p>arc</text:p>
          </table:table-cell>
          <table:table-cell table:style-name="ACE-0x2055188" office:value-type="string" office:string-value="ARC">
            <text:p>AR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Appalachian Regional Commission">
            <text:p>Appalachian Regional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]=&quot;-&quot;;[.B5];[.B5]&amp;&quot;-&quot;&amp;[.C5]));&quot;&amp;&quot;;&quot;&quot;);&quot; &quot;;&quot;-&quot;)" office:value-type="string" office:string-value="bbg">
            <text:p>bbg</text:p>
          </table:table-cell>
          <table:table-cell table:style-name="ACE-0x2055188" office:value-type="string" office:string-value="BBG">
            <text:p>BBG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Broadcasting Board of Governors">
            <text:p>Broadcasting Board of Governor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]=&quot;-&quot;;[.B6];[.B6]&amp;&quot;-&quot;&amp;[.C6]));&quot;&amp;&quot;;&quot;&quot;);&quot; &quot;;&quot;-&quot;)" office:value-type="string" office:string-value="cbo">
            <text:p>cbo</text:p>
          </table:table-cell>
          <table:table-cell table:style-name="ACE-0x2055188" office:value-type="string" office:string-value="CBO">
            <text:p>CBO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Congressional Budget Office">
            <text:p>Congressional Budget Off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]=&quot;-&quot;;[.B7];[.B7]&amp;&quot;-&quot;&amp;[.C7]));&quot;&amp;&quot;;&quot;&quot;);&quot; &quot;;&quot;-&quot;)" office:value-type="string" office:string-value="ccff">
            <text:p>ccff</text:p>
          </table:table-cell>
          <table:table-cell table:style-name="ACE-0x2055188" office:value-type="string" office:string-value="CCFF">
            <text:p>CCFF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Christopher Columbus Fellowship Foundation">
            <text:p>Christopher Columbus Fellowship Found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]=&quot;-&quot;;[.B8];[.B8]&amp;&quot;-&quot;&amp;[.C8]));&quot;&amp;&quot;;&quot;&quot;);&quot; &quot;;&quot;-&quot;)" office:value-type="string" office:string-value="cftc">
            <text:p>cftc</text:p>
          </table:table-cell>
          <table:table-cell table:style-name="ACE-0x2055188" office:value-type="string" office:string-value="CFTC">
            <text:p>CFT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Commodity Futures Trading Commission">
            <text:p>Commodity Futures Trading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]=&quot;-&quot;;[.B9];[.B9]&amp;&quot;-&quot;&amp;[.C9]));&quot;&amp;&quot;;&quot;&quot;);&quot; &quot;;&quot;-&quot;)" office:value-type="string" office:string-value="cns">
            <text:p>cns</text:p>
          </table:table-cell>
          <table:table-cell table:style-name="ACE-0x2055188" office:value-type="string" office:string-value="CNS">
            <text:p>CNS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Corporation for National and Community Service">
            <text:p>Corporation for National and Community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]=&quot;-&quot;;[.B10];[.B10]&amp;&quot;-&quot;&amp;[.C10]));&quot;&amp;&quot;;&quot;&quot;);&quot; &quot;;&quot;-&quot;)" office:value-type="string" office:string-value="cpsc">
            <text:p>cpsc</text:p>
          </table:table-cell>
          <table:table-cell table:style-name="ACE-0x2055188" office:value-type="string" office:string-value="CPSC">
            <text:p>CPS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Consumer Product Safety Commission">
            <text:p>US Consumer Product Safety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]=&quot;-&quot;;[.B11];[.B11]&amp;&quot;-&quot;&amp;[.C11]));&quot;&amp;&quot;;&quot;&quot;);&quot; &quot;;&quot;-&quot;)" office:value-type="string" office:string-value="csb">
            <text:p>csb</text:p>
          </table:table-cell>
          <table:table-cell table:style-name="ACE-0x2055188" office:value-type="string" office:string-value="CSB">
            <text:p>CS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Chemical Safety Board">
            <text:p>Chemical Safety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]=&quot;-&quot;;[.B12];[.B12]&amp;&quot;-&quot;&amp;[.C12]));&quot;&amp;&quot;;&quot;&quot;);&quot; &quot;;&quot;-&quot;)" office:value-type="string" office:string-value="csosa">
            <text:p>csosa</text:p>
          </table:table-cell>
          <table:table-cell table:style-name="ACE-0x2055188" office:value-type="string" office:string-value="CSOSA">
            <text:p>CSOS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Court Services and Offender Supervision Agency">
            <text:p>Court Services and Offender Supervision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]=&quot;-&quot;;[.B13];[.B13]&amp;&quot;-&quot;&amp;[.C13]));&quot;&amp;&quot;;&quot;&quot;);&quot; &quot;;&quot;-&quot;)" office:value-type="string" office:string-value="dhs">
            <text:p>dhs</text:p>
          </table:table-cell>
          <table:table-cell table:style-name="ACE-0x2055188" office:value-type="string" office:string-value="DHS">
            <text:p>DHS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Homeland Security">
            <text:p>Department of Homeland Securit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]=&quot;-&quot;;[.B14];[.B14]&amp;&quot;-&quot;&amp;[.C14]));&quot;&amp;&quot;;&quot;&quot;);&quot; &quot;;&quot;-&quot;)" office:value-type="string" office:string-value="dhs-fema">
            <text:p>dhs-fema</text:p>
          </table:table-cell>
          <table:table-cell table:style-name="ACE-0x2055188" office:value-type="string" office:string-value="DHS">
            <text:p>DHS</text:p>
          </table:table-cell>
          <table:table-cell table:style-name="ACE-0x2055188" office:value-type="string" office:string-value="FEMA">
            <text:p>FEMA</text:p>
          </table:table-cell>
          <table:table-cell table:style-name="ACE-0x2055188" office:value-type="string" office:string-value="Federal Emergency Management Agency">
            <text:p>Federal Emergency Management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]=&quot;-&quot;;[.B15];[.B15]&amp;&quot;-&quot;&amp;[.C15]));&quot;&amp;&quot;;&quot;&quot;);&quot; &quot;;&quot;-&quot;)" office:value-type="string" office:string-value="dhs-ice">
            <text:p>dhs-ice</text:p>
          </table:table-cell>
          <table:table-cell table:style-name="ACE-0x2055188" office:value-type="string" office:string-value="DHS">
            <text:p>DHS</text:p>
          </table:table-cell>
          <table:table-cell table:style-name="ACE-0x2055188" office:value-type="string" office:string-value="ICE">
            <text:p>ICE</text:p>
          </table:table-cell>
          <table:table-cell table:style-name="ACE-0x2055188" office:value-type="string" office:string-value="U.S. Immigration and Customs Enforcement">
            <text:p>U.S. Immigration and Customs Enforce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]=&quot;-&quot;;[.B16];[.B16]&amp;&quot;-&quot;&amp;[.C16]));&quot;&amp;&quot;;&quot;&quot;);&quot; &quot;;&quot;-&quot;)" office:value-type="string" office:string-value="dhs-oha">
            <text:p>dhs-oha</text:p>
          </table:table-cell>
          <table:table-cell table:style-name="ACE-0x2055188" office:value-type="string" office:string-value="DHS">
            <text:p>DHS</text:p>
          </table:table-cell>
          <table:table-cell table:style-name="ACE-0x2055188" office:value-type="string" office:string-value="OHA">
            <text:p>OHA</text:p>
          </table:table-cell>
          <table:table-cell table:style-name="ACE-0x2055188" office:value-type="string" office:string-value="Office of Health Affairs">
            <text:p>Office of Health Affair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]=&quot;-&quot;;[.B17];[.B17]&amp;&quot;-&quot;&amp;[.C17]));&quot;&amp;&quot;;&quot;&quot;);&quot; &quot;;&quot;-&quot;)" office:value-type="string" office:string-value="dhs-ois">
            <text:p>dhs-ois</text:p>
          </table:table-cell>
          <table:table-cell table:style-name="ACE-0x2055188" office:value-type="string" office:string-value="DHS">
            <text:p>DHS</text:p>
          </table:table-cell>
          <table:table-cell table:style-name="ACE-0x2055188" office:value-type="string" office:string-value="OIS">
            <text:p>OIS</text:p>
          </table:table-cell>
          <table:table-cell table:style-name="ACE-0x2055188" office:value-type="string" office:string-value="Office of Immigration Statistics">
            <text:p>Office of Immigration Statistic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]=&quot;-&quot;;[.B18];[.B18]&amp;&quot;-&quot;&amp;[.C18]));&quot;&amp;&quot;;&quot;&quot;);&quot; &quot;;&quot;-&quot;)" office:value-type="string" office:string-value="dhs-uscg">
            <text:p>dhs-uscg</text:p>
          </table:table-cell>
          <table:table-cell table:style-name="ACE-0x2055188" office:value-type="string" office:string-value="DHS">
            <text:p>DHS</text:p>
          </table:table-cell>
          <table:table-cell table:style-name="ACE-0x2055188" office:value-type="string" office:string-value="USCG">
            <text:p>USCG</text:p>
          </table:table-cell>
          <table:table-cell table:style-name="ACE-0x2055188" office:value-type="string" office:string-value="U.S. Coast Guard">
            <text:p>U.S. Coast Gu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]=&quot;-&quot;;[.B19];[.B19]&amp;&quot;-&quot;&amp;[.C19]));&quot;&amp;&quot;;&quot;&quot;);&quot; &quot;;&quot;-&quot;)" office:value-type="string" office:string-value="dhs-uscis">
            <text:p>dhs-uscis</text:p>
          </table:table-cell>
          <table:table-cell table:style-name="ACE-0x2055188" office:value-type="string" office:string-value="DHS">
            <text:p>DHS</text:p>
          </table:table-cell>
          <table:table-cell table:style-name="ACE-0x2055188" office:value-type="string" office:string-value="USCIS">
            <text:p>USCIS</text:p>
          </table:table-cell>
          <table:table-cell table:style-name="ACE-0x2055188" office:value-type="string" office:string-value="U.S. Citizenship and Immigration Services">
            <text:p>U.S. Citizenship and Immigration Serv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]=&quot;-&quot;;[.B20];[.B20]&amp;&quot;-&quot;&amp;[.C20]));&quot;&amp;&quot;;&quot;&quot;);&quot; &quot;;&quot;-&quot;)" office:value-type="string" office:string-value="dnfsb">
            <text:p>dnfsb</text:p>
          </table:table-cell>
          <table:table-cell table:style-name="ACE-0x2055188" office:value-type="string" office:string-value="DNFSB">
            <text:p>DNFS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fense Nuclear Facilities Safety Board">
            <text:p>Defense Nuclear Facilities Safety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]=&quot;-&quot;;[.B21];[.B21]&amp;&quot;-&quot;&amp;[.C21]));&quot;&amp;&quot;;&quot;&quot;);&quot; &quot;;&quot;-&quot;)" office:value-type="string" office:string-value="dni">
            <text:p>dni</text:p>
          </table:table-cell>
          <table:table-cell table:style-name="ACE-0x2055188" office:value-type="string" office:string-value="DNI">
            <text:p>DNI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irector of National Intelligence">
            <text:p>Director of National Intelligen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]=&quot;-&quot;;[.B22];[.B22]&amp;&quot;-&quot;&amp;[.C22]));&quot;&amp;&quot;;&quot;&quot;);&quot; &quot;;&quot;-&quot;)" office:value-type="string" office:string-value="doc">
            <text:p>doc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Commerce">
            <text:p>Department of Commer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]=&quot;-&quot;;[.B23];[.B23]&amp;&quot;-&quot;&amp;[.C23]));&quot;&amp;&quot;;&quot;&quot;);&quot; &quot;;&quot;-&quot;)" office:value-type="string" office:string-value="doc-bea">
            <text:p>doc-bea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BEA">
            <text:p>BEA</text:p>
          </table:table-cell>
          <table:table-cell table:style-name="ACE-0x2055188" office:value-type="string" office:string-value="Bureau of Economic Analysis">
            <text:p>Bureau of Economic Analysi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]=&quot;-&quot;;[.B24];[.B24]&amp;&quot;-&quot;&amp;[.C24]));&quot;&amp;&quot;;&quot;&quot;);&quot; &quot;;&quot;-&quot;)" office:value-type="string" office:string-value="doc-bis">
            <text:p>doc-bis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BIS">
            <text:p>BIS</text:p>
          </table:table-cell>
          <table:table-cell table:style-name="ACE-0x2055188" office:value-type="string" office:string-value="Bureau of Industry and Security">
            <text:p>Bureau of Industry and Securit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]=&quot;-&quot;;[.B25];[.B25]&amp;&quot;-&quot;&amp;[.C25]));&quot;&amp;&quot;;&quot;&quot;);&quot; &quot;;&quot;-&quot;)" office:value-type="string" office:string-value="doc-census">
            <text:p>doc-census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CENSUS">
            <text:p>CENSUS</text:p>
          </table:table-cell>
          <table:table-cell table:style-name="ACE-0x2055188" office:value-type="string" office:string-value="US Census Bureau">
            <text:p>US Census Bureau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6]=&quot;-&quot;;[.B26];[.B26]&amp;&quot;-&quot;&amp;[.C26]));&quot;&amp;&quot;;&quot;&quot;);&quot; &quot;;&quot;-&quot;)" office:value-type="string" office:string-value="doc-dmdc">
            <text:p>doc-dmdc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DMDC">
            <text:p>DMDC</text:p>
          </table:table-cell>
          <table:table-cell table:style-name="ACE-0x2055188" office:value-type="string" office:string-value="Defense Manpower Data Center">
            <text:p>Defense Manpower Data Cent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7]=&quot;-&quot;;[.B27];[.B27]&amp;&quot;-&quot;&amp;[.C27]));&quot;&amp;&quot;;&quot;&quot;);&quot; &quot;;&quot;-&quot;)" office:value-type="string" office:string-value="doc-eda">
            <text:p>doc-eda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EDA">
            <text:p>EDA</text:p>
          </table:table-cell>
          <table:table-cell table:style-name="ACE-0x2055188" office:value-type="string" office:string-value="Economic Development Administration">
            <text:p>Economic Development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8]=&quot;-&quot;;[.B28];[.B28]&amp;&quot;-&quot;&amp;[.C28]));&quot;&amp;&quot;;&quot;&quot;);&quot; &quot;;&quot;-&quot;)" office:value-type="string" office:string-value="doc-ita">
            <text:p>doc-ita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ITA">
            <text:p>ITA</text:p>
          </table:table-cell>
          <table:table-cell table:style-name="ACE-0x2055188" office:value-type="string" office:string-value="International Trade Administration">
            <text:p>International Trade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9]=&quot;-&quot;;[.B29];[.B29]&amp;&quot;-&quot;&amp;[.C29]));&quot;&amp;&quot;;&quot;&quot;);&quot; &quot;;&quot;-&quot;)" office:value-type="string" office:string-value="doc-mbda">
            <text:p>doc-mbda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MBDA">
            <text:p>MBDA</text:p>
          </table:table-cell>
          <table:table-cell table:style-name="ACE-0x2055188" office:value-type="string" office:string-value="Minority Business Development Agency">
            <text:p>Minority Business Development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0]=&quot;-&quot;;[.B30];[.B30]&amp;&quot;-&quot;&amp;[.C30]));&quot;&amp;&quot;;&quot;&quot;);&quot; &quot;;&quot;-&quot;)" office:value-type="string" office:string-value="doc-nist">
            <text:p>doc-nist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NIST">
            <text:p>NIST</text:p>
          </table:table-cell>
          <table:table-cell table:style-name="ACE-0x2055188" office:value-type="string" office:string-value="National Institute of Standards and Technology">
            <text:p>National Institute of Standards and Technolog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1]=&quot;-&quot;;[.B31];[.B31]&amp;&quot;-&quot;&amp;[.C31]));&quot;&amp;&quot;;&quot;&quot;);&quot; &quot;;&quot;-&quot;)" office:value-type="string" office:string-value="doc-noaa">
            <text:p>doc-noaa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NOAA">
            <text:p>NOAA</text:p>
          </table:table-cell>
          <table:table-cell table:style-name="ACE-0x2055188" office:value-type="string" office:string-value="National Oceanic and Atmospheric Administration">
            <text:p>National Oceanic and Atmospheric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2]=&quot;-&quot;;[.B32];[.B32]&amp;&quot;-&quot;&amp;[.C32]));&quot;&amp;&quot;;&quot;&quot;);&quot; &quot;;&quot;-&quot;)" office:value-type="string" office:string-value="doc-ntia">
            <text:p>doc-ntia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NTIA">
            <text:p>NTIA</text:p>
          </table:table-cell>
          <table:table-cell table:style-name="ACE-0x2055188" office:value-type="string" office:string-value="National Telecommunication and Information Administration">
            <text:p>National Telecommunication and Information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3]=&quot;-&quot;;[.B33];[.B33]&amp;&quot;-&quot;&amp;[.C33]));&quot;&amp;&quot;;&quot;&quot;);&quot; &quot;;&quot;-&quot;)" office:value-type="string" office:string-value="doc-ntis">
            <text:p>doc-ntis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NTIS">
            <text:p>NTIS</text:p>
          </table:table-cell>
          <table:table-cell table:style-name="ACE-0x2055188" office:value-type="string" office:string-value="National Technical Information Service">
            <text:p>National Technical Information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4]=&quot;-&quot;;[.B34];[.B34]&amp;&quot;-&quot;&amp;[.C34]));&quot;&amp;&quot;;&quot;&quot;);&quot; &quot;;&quot;-&quot;)" office:value-type="string" office:string-value="doc-nws">
            <text:p>doc-nws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NWS">
            <text:p>NWS</text:p>
          </table:table-cell>
          <table:table-cell table:style-name="ACE-0x2055188" office:value-type="string" office:string-value="National Weather Service">
            <text:p>National Weather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5]=&quot;-&quot;;[.B35];[.B35]&amp;&quot;-&quot;&amp;[.C35]));&quot;&amp;&quot;;&quot;&quot;);&quot; &quot;;&quot;-&quot;)" office:value-type="string" office:string-value="doc-uspto">
            <text:p>doc-uspto</text:p>
          </table:table-cell>
          <table:table-cell table:style-name="ACE-0x2055188" office:value-type="string" office:string-value="DOC">
            <text:p>DOC</text:p>
          </table:table-cell>
          <table:table-cell table:style-name="ACE-0x2055188" office:value-type="string" office:string-value="USPTO">
            <text:p>USPTO</text:p>
          </table:table-cell>
          <table:table-cell table:style-name="ACE-0x2055188" office:value-type="string" office:string-value="US Patent and Trademark Office">
            <text:p>US Patent and Trademark Off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6]=&quot;-&quot;;[.B36];[.B36]&amp;&quot;-&quot;&amp;[.C36]));&quot;&amp;&quot;;&quot;&quot;);&quot; &quot;;&quot;-&quot;)" office:value-type="string" office:string-value="dod">
            <text:p>dod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Defense">
            <text:p>Department of Defens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7]=&quot;-&quot;;[.B37];[.B37]&amp;&quot;-&quot;&amp;[.C37]));&quot;&amp;&quot;;&quot;&quot;);&quot; &quot;;&quot;-&quot;)" office:value-type="string" office:string-value="dod-airforce">
            <text:p>dod-airforce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AIRFORCE">
            <text:p>AIRFORCE</text:p>
          </table:table-cell>
          <table:table-cell table:style-name="ACE-0x2055188" office:value-type="string" office:string-value="Department of the Air Force">
            <text:p>Department of the Air For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8]=&quot;-&quot;;[.B38];[.B38]&amp;&quot;-&quot;&amp;[.C38]));&quot;&amp;&quot;;&quot;&quot;);&quot; &quot;;&quot;-&quot;)" office:value-type="string" office:string-value="dod-army">
            <text:p>dod-army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ARMY">
            <text:p>ARMY</text:p>
          </table:table-cell>
          <table:table-cell table:style-name="ACE-0x2055188" office:value-type="string" office:string-value="Department of the Army">
            <text:p>Department of the Arm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39]=&quot;-&quot;;[.B39];[.B39]&amp;&quot;-&quot;&amp;[.C39]));&quot;&amp;&quot;;&quot;&quot;);&quot; &quot;;&quot;-&quot;)" office:value-type="string" office:string-value="dod-atl">
            <text:p>dod-atl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AT&amp;L">
            <text:p>AT&amp;L</text:p>
          </table:table-cell>
          <table:table-cell table:style-name="ACE-0x2055188" office:value-type="string" office:string-value="Acquisition Technology and Logistics">
            <text:p>Acquisition Technology and Logistic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0]=&quot;-&quot;;[.B40];[.B40]&amp;&quot;-&quot;&amp;[.C40]));&quot;&amp;&quot;;&quot;&quot;);&quot; &quot;;&quot;-&quot;)" office:value-type="string" office:string-value="dod-bta">
            <text:p>dod-bta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BTA">
            <text:p>BTA</text:p>
          </table:table-cell>
          <table:table-cell table:style-name="ACE-0x2055188" office:value-type="string" office:string-value="Business Transformation Agency">
            <text:p>Business Transformation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1]=&quot;-&quot;;[.B41];[.B41]&amp;&quot;-&quot;&amp;[.C41]));&quot;&amp;&quot;;&quot;&quot;);&quot; &quot;;&quot;-&quot;)" office:value-type="string" office:string-value="dod-disdi">
            <text:p>dod-disdi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DISDI">
            <text:p>DISDI</text:p>
          </table:table-cell>
          <table:table-cell table:style-name="ACE-0x2055188" office:value-type="string" office:string-value="Defense Installation Spatial Data Infrastructure">
            <text:p>Defense Installation Spatial Data Infrastructur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2]=&quot;-&quot;;[.B42];[.B42]&amp;&quot;-&quot;&amp;[.C42]));&quot;&amp;&quot;;&quot;&quot;);&quot; &quot;;&quot;-&quot;)" office:value-type="string" office:string-value="dod-dla">
            <text:p>dod-dla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DLA">
            <text:p>DLA</text:p>
          </table:table-cell>
          <table:table-cell table:style-name="ACE-0x2055188" office:value-type="string" office:string-value="Defense Logistics Agency">
            <text:p>Defense Logistics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3]=&quot;-&quot;;[.B43];[.B43]&amp;&quot;-&quot;&amp;[.C43]));&quot;&amp;&quot;;&quot;&quot;);&quot; &quot;;&quot;-&quot;)" office:value-type="string" office:string-value="dod-dtic">
            <text:p>dod-dtic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DTIC">
            <text:p>DTIC</text:p>
          </table:table-cell>
          <table:table-cell table:style-name="ACE-0x2055188" office:value-type="string" office:string-value="Defense Technical Information Center">
            <text:p>Defense Technical Information Cent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4]=&quot;-&quot;;[.B44];[.B44]&amp;&quot;-&quot;&amp;[.C44]));&quot;&amp;&quot;;&quot;&quot;);&quot; &quot;;&quot;-&quot;)" office:value-type="string" office:string-value="dod-fhprp">
            <text:p>dod-fhprp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FHP&amp;RP">
            <text:p>FHP&amp;RP</text:p>
          </table:table-cell>
          <table:table-cell table:style-name="ACE-0x2055188" office:value-type="string" office:string-value="Force Health Protection and Readiness Programs">
            <text:p>Force Health Protection and Readiness Program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5]=&quot;-&quot;;[.B45];[.B45]&amp;&quot;-&quot;&amp;[.C45]));&quot;&amp;&quot;;&quot;&quot;);&quot; &quot;;&quot;-&quot;)" office:value-type="string" office:string-value="dod-fvap">
            <text:p>dod-fvap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FVAP">
            <text:p>FVAP</text:p>
          </table:table-cell>
          <table:table-cell table:style-name="ACE-0x2055188" office:value-type="string" office:string-value="Federal Voting Assistance Program">
            <text:p>Federal Voting Assistance Program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6]=&quot;-&quot;;[.B46];[.B46]&amp;&quot;-&quot;&amp;[.C46]));&quot;&amp;&quot;;&quot;&quot;);&quot; &quot;;&quot;-&quot;)" office:value-type="string" office:string-value="dod-hrtma">
            <text:p>dod-hrtma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HRTMA">
            <text:p>HRTMA</text:p>
          </table:table-cell>
          <table:table-cell table:style-name="ACE-0x2055188" office:value-type="string" office:string-value="Health Affairs Tricare Management Activity">
            <text:p>Health Affairs Tricare Management Activit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7]=&quot;-&quot;;[.B47];[.B47]&amp;&quot;-&quot;&amp;[.C47]));&quot;&amp;&quot;;&quot;&quot;);&quot; &quot;;&quot;-&quot;)" office:value-type="string" office:string-value="dod-navy">
            <text:p>dod-navy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NAVY">
            <text:p>NAVY</text:p>
          </table:table-cell>
          <table:table-cell table:style-name="ACE-0x2055188" office:value-type="string" office:string-value="Department of the Navy">
            <text:p>Department of the Nav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8]=&quot;-&quot;;[.B48];[.B48]&amp;&quot;-&quot;&amp;[.C48]));&quot;&amp;&quot;;&quot;&quot;);&quot; &quot;;&quot;-&quot;)" office:value-type="string" office:string-value="dod-usace">
            <text:p>dod-usace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USACE">
            <text:p>USACE</text:p>
          </table:table-cell>
          <table:table-cell table:style-name="ACE-0x2055188" office:value-type="string" office:string-value="US Army Corps of Engineers">
            <text:p>US Army Corps of Engineer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49]=&quot;-&quot;;[.B49];[.B49]&amp;&quot;-&quot;&amp;[.C49]));&quot;&amp;&quot;;&quot;&quot;);&quot; &quot;;&quot;-&quot;)" office:value-type="string" office:string-value="dod-usdpr">
            <text:p>dod-usdpr</text:p>
          </table:table-cell>
          <table:table-cell table:style-name="ACE-0x2055188" office:value-type="string" office:string-value="DOD">
            <text:p>DOD</text:p>
          </table:table-cell>
          <table:table-cell table:style-name="ACE-0x2055188" office:value-type="string" office:string-value="USDP&amp;R">
            <text:p>USDP&amp;R</text:p>
          </table:table-cell>
          <table:table-cell table:style-name="ACE-0x2055188" office:value-type="string" office:string-value="Under Secretary of Defense for Personnel and Readiness">
            <text:p>Under Secretary of Defense for Personnel and Readines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0]=&quot;-&quot;;[.B50];[.B50]&amp;&quot;-&quot;&amp;[.C50]));&quot;&amp;&quot;;&quot;&quot;);&quot; &quot;;&quot;-&quot;)" office:value-type="string" office:string-value="doe">
            <text:p>doe</text:p>
          </table:table-cell>
          <table:table-cell table:style-name="ACE-0x2055188" office:value-type="string" office:string-value="DOE">
            <text:p>DOE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Energy">
            <text:p>Department of Energ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1]=&quot;-&quot;;[.B51];[.B51]&amp;&quot;-&quot;&amp;[.C51]));&quot;&amp;&quot;;&quot;&quot;);&quot; &quot;;&quot;-&quot;)" office:value-type="string" office:string-value="doe-eia">
            <text:p>doe-eia</text:p>
          </table:table-cell>
          <table:table-cell table:style-name="ACE-0x2055188" office:value-type="string" office:string-value="DOE">
            <text:p>DOE</text:p>
          </table:table-cell>
          <table:table-cell table:style-name="ACE-0x2055188" office:value-type="string" office:string-value="EIA">
            <text:p>EIA</text:p>
          </table:table-cell>
          <table:table-cell table:style-name="ACE-0x2055188" office:value-type="string" office:string-value="Energy Information Administration">
            <text:p>Energy Information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2]=&quot;-&quot;;[.B52];[.B52]&amp;&quot;-&quot;&amp;[.C52]));&quot;&amp;&quot;;&quot;&quot;);&quot; &quot;;&quot;-&quot;)" office:value-type="string" office:string-value="doe-osti">
            <text:p>doe-osti</text:p>
          </table:table-cell>
          <table:table-cell table:style-name="ACE-0x2055188" office:value-type="string" office:string-value="DOE">
            <text:p>DOE</text:p>
          </table:table-cell>
          <table:table-cell table:style-name="ACE-0x2055188" office:value-type="string" office:string-value="OSTI">
            <text:p>OSTI</text:p>
          </table:table-cell>
          <table:table-cell table:style-name="ACE-0x2055188" office:value-type="string" office:string-value="Office of Scientific and Technical Information">
            <text:p>Office of Scientific and Technical Inform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3]=&quot;-&quot;;[.B53];[.B53]&amp;&quot;-&quot;&amp;[.C53]));&quot;&amp;&quot;;&quot;&quot;);&quot; &quot;;&quot;-&quot;)" office:value-type="string" office:string-value="doi">
            <text:p>doi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the Interior">
            <text:p>Department of the Interio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4]=&quot;-&quot;;[.B54];[.B54]&amp;&quot;-&quot;&amp;[.C54]));&quot;&amp;&quot;;&quot;&quot;);&quot; &quot;;&quot;-&quot;)" office:value-type="string" office:string-value="doi-bia">
            <text:p>doi-bia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BIA">
            <text:p>BIA</text:p>
          </table:table-cell>
          <table:table-cell table:style-name="ACE-0x2055188" office:value-type="string" office:string-value="Bureau of Indian Affairs">
            <text:p>Bureau of Indian Affair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5]=&quot;-&quot;;[.B55];[.B55]&amp;&quot;-&quot;&amp;[.C55]));&quot;&amp;&quot;;&quot;&quot;);&quot; &quot;;&quot;-&quot;)" office:value-type="string" office:string-value="doi-bie">
            <text:p>doi-bie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BIE">
            <text:p>BIE</text:p>
          </table:table-cell>
          <table:table-cell table:style-name="ACE-0x2055188" office:value-type="string" office:string-value="Bureau of Indian Education">
            <text:p>Bureau of Indian Educ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6]=&quot;-&quot;;[.B56];[.B56]&amp;&quot;-&quot;&amp;[.C56]));&quot;&amp;&quot;;&quot;&quot;);&quot; &quot;;&quot;-&quot;)" office:value-type="string" office:string-value="doi-blm">
            <text:p>doi-blm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BLM">
            <text:p>BLM</text:p>
          </table:table-cell>
          <table:table-cell table:style-name="ACE-0x2055188" office:value-type="string" office:string-value="Bureau of Land Management">
            <text:p>Bureau of Land Manage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7]=&quot;-&quot;;[.B57];[.B57]&amp;&quot;-&quot;&amp;[.C57]));&quot;&amp;&quot;;&quot;&quot;);&quot; &quot;;&quot;-&quot;)" office:value-type="string" office:string-value="doi-boe">
            <text:p>doi-boe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BOE">
            <text:p>BOE</text:p>
          </table:table-cell>
          <table:table-cell table:style-name="ACE-0x2055188" office:value-type="string" office:string-value="Bureau of Ocean Energy Management, Regulation and Enforcement">
            <text:p>Bureau of Ocean Energy Management, Regulation and Enforce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8]=&quot;-&quot;;[.B58];[.B58]&amp;&quot;-&quot;&amp;[.C58]));&quot;&amp;&quot;;&quot;&quot;);&quot; &quot;;&quot;-&quot;)" office:value-type="string" office:string-value="doi-fws">
            <text:p>doi-fws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FWS">
            <text:p>FWS</text:p>
          </table:table-cell>
          <table:table-cell table:style-name="ACE-0x2055188" office:value-type="string" office:string-value="US Fish and Wildlife Service">
            <text:p>US Fish and Wildlife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59]=&quot;-&quot;;[.B59];[.B59]&amp;&quot;-&quot;&amp;[.C59]));&quot;&amp;&quot;;&quot;&quot;);&quot; &quot;;&quot;-&quot;)" office:value-type="string" office:string-value="doi-nbc">
            <text:p>doi-nbc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NBC">
            <text:p>NBC</text:p>
          </table:table-cell>
          <table:table-cell table:style-name="ACE-0x2055188" office:value-type="string" office:string-value="National Business Center">
            <text:p>National Business Cent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0]=&quot;-&quot;;[.B60];[.B60]&amp;&quot;-&quot;&amp;[.C60]));&quot;&amp;&quot;;&quot;&quot;);&quot; &quot;;&quot;-&quot;)" office:value-type="string" office:string-value="doi-nps">
            <text:p>doi-nps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NPS">
            <text:p>NPS</text:p>
          </table:table-cell>
          <table:table-cell table:style-name="ACE-0x2055188" office:value-type="string" office:string-value="National Park Service">
            <text:p>National Park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1]=&quot;-&quot;;[.B61];[.B61]&amp;&quot;-&quot;&amp;[.C61]));&quot;&amp;&quot;;&quot;&quot;);&quot; &quot;;&quot;-&quot;)" office:value-type="string" office:string-value="doi-oha">
            <text:p>doi-oha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OHA">
            <text:p>OHA</text:p>
          </table:table-cell>
          <table:table-cell table:style-name="ACE-0x2055188" office:value-type="string" office:string-value="Office of Hearings and Appeals">
            <text:p>Office of Hearings and Appeal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2]=&quot;-&quot;;[.B62];[.B62]&amp;&quot;-&quot;&amp;[.C62]));&quot;&amp;&quot;;&quot;&quot;);&quot; &quot;;&quot;-&quot;)" office:value-type="string" office:string-value="doi-os">
            <text:p>doi-os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OS">
            <text:p>OS</text:p>
          </table:table-cell>
          <table:table-cell table:style-name="ACE-0x2055188" office:value-type="string" office:string-value="Office of the Solicitor">
            <text:p>Office of the Solicito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3]=&quot;-&quot;;[.B63];[.B63]&amp;&quot;-&quot;&amp;[.C63]));&quot;&amp;&quot;;&quot;&quot;);&quot; &quot;;&quot;-&quot;)" office:value-type="string" office:string-value="doi-osm">
            <text:p>doi-osm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OSM">
            <text:p>OSM</text:p>
          </table:table-cell>
          <table:table-cell table:style-name="ACE-0x2055188" office:value-type="string" office:string-value="Office of Surface Mining">
            <text:p>Office of Surface Mining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4]=&quot;-&quot;;[.B64];[.B64]&amp;&quot;-&quot;&amp;[.C64]));&quot;&amp;&quot;;&quot;&quot;);&quot; &quot;;&quot;-&quot;)" office:value-type="string" office:string-value="doi-usbr">
            <text:p>doi-usbr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USBR">
            <text:p>USBR</text:p>
          </table:table-cell>
          <table:table-cell table:style-name="ACE-0x2055188" office:value-type="string" office:string-value="US Bureau of Reclamation">
            <text:p>US Bureau of Reclam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5]=&quot;-&quot;;[.B65];[.B65]&amp;&quot;-&quot;&amp;[.C65]));&quot;&amp;&quot;;&quot;&quot;);&quot; &quot;;&quot;-&quot;)" office:value-type="string" office:string-value="doi-usgs">
            <text:p>doi-usgs</text:p>
          </table:table-cell>
          <table:table-cell table:style-name="ACE-0x2055188" office:value-type="string" office:string-value="DOI">
            <text:p>DOI</text:p>
          </table:table-cell>
          <table:table-cell table:style-name="ACE-0x2055188" office:value-type="string" office:string-value="USGS">
            <text:p>USGS</text:p>
          </table:table-cell>
          <table:table-cell table:style-name="ACE-0x2055188" office:value-type="string" office:string-value="US Geological Survey">
            <text:p>US Geological Surve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6]=&quot;-&quot;;[.B66];[.B66]&amp;&quot;-&quot;&amp;[.C66]));&quot;&amp;&quot;;&quot;&quot;);&quot; &quot;;&quot;-&quot;)" office:value-type="string" office:string-value="doj">
            <text:p>doj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Justice">
            <text:p>Department of Just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7]=&quot;-&quot;;[.B67];[.B67]&amp;&quot;-&quot;&amp;[.C67]));&quot;&amp;&quot;;&quot;&quot;);&quot; &quot;;&quot;-&quot;)" office:value-type="string" office:string-value="doj-atr">
            <text:p>doj-atr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ATR">
            <text:p>ATR</text:p>
          </table:table-cell>
          <table:table-cell table:style-name="ACE-0x2055188" office:value-type="string" office:string-value="Antitrust Division">
            <text:p>Antitrust Divi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8]=&quot;-&quot;;[.B68];[.B68]&amp;&quot;-&quot;&amp;[.C68]));&quot;&amp;&quot;;&quot;&quot;);&quot; &quot;;&quot;-&quot;)" office:value-type="string" office:string-value="doj-bia">
            <text:p>doj-bia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BIA">
            <text:p>BIA</text:p>
          </table:table-cell>
          <table:table-cell table:style-name="ACE-0x2055188" office:value-type="string" office:string-value="Board of Immigration Appeals">
            <text:p>Board of Immigration Appeal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69]=&quot;-&quot;;[.B69];[.B69]&amp;&quot;-&quot;&amp;[.C69]));&quot;&amp;&quot;;&quot;&quot;);&quot; &quot;;&quot;-&quot;)" office:value-type="string" office:string-value="doj-bjs">
            <text:p>doj-bjs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BJS">
            <text:p>BJS</text:p>
          </table:table-cell>
          <table:table-cell table:style-name="ACE-0x2055188" office:value-type="string" office:string-value="Bureau of Justice Statistics">
            <text:p>Bureau of Justice Statistic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0]=&quot;-&quot;;[.B70];[.B70]&amp;&quot;-&quot;&amp;[.C70]));&quot;&amp;&quot;;&quot;&quot;);&quot; &quot;;&quot;-&quot;)" office:value-type="string" office:string-value="doj-bop">
            <text:p>doj-bop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BOP">
            <text:p>BOP</text:p>
          </table:table-cell>
          <table:table-cell table:style-name="ACE-0x2055188" office:value-type="string" office:string-value="Bureau of Prison">
            <text:p>Bureau of Pris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1]=&quot;-&quot;;[.B71];[.B71]&amp;&quot;-&quot;&amp;[.C71]));&quot;&amp;&quot;;&quot;&quot;);&quot; &quot;;&quot;-&quot;)" office:value-type="string" office:string-value="doj-civ">
            <text:p>doj-civ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CIV">
            <text:p>CIV</text:p>
          </table:table-cell>
          <table:table-cell table:style-name="ACE-0x2055188" office:value-type="string" office:string-value="Civil Division">
            <text:p>Civil Divi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2]=&quot;-&quot;;[.B72];[.B72]&amp;&quot;-&quot;&amp;[.C72]));&quot;&amp;&quot;;&quot;&quot;);&quot; &quot;;&quot;-&quot;)" office:value-type="string" office:string-value="doj-cjis">
            <text:p>doj-cjis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CJIS">
            <text:p>CJIS</text:p>
          </table:table-cell>
          <table:table-cell table:style-name="ACE-0x2055188" office:value-type="string" office:string-value="Criminal Justice Information Services">
            <text:p>Criminal Justice Information Serv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3]=&quot;-&quot;;[.B73];[.B73]&amp;&quot;-&quot;&amp;[.C73]));&quot;&amp;&quot;;&quot;&quot;);&quot; &quot;;&quot;-&quot;)" office:value-type="string" office:string-value="doj-cops">
            <text:p>doj-cops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COPS">
            <text:p>COPS</text:p>
          </table:table-cell>
          <table:table-cell table:style-name="ACE-0x2055188" office:value-type="string" office:string-value="Community Oriented Policing Services">
            <text:p>Community Oriented Policing Serv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4]=&quot;-&quot;;[.B74];[.B74]&amp;&quot;-&quot;&amp;[.C74]));&quot;&amp;&quot;;&quot;&quot;);&quot; &quot;;&quot;-&quot;)" office:value-type="string" office:string-value="doj-crt">
            <text:p>doj-crt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CRT">
            <text:p>CRT</text:p>
          </table:table-cell>
          <table:table-cell table:style-name="ACE-0x2055188" office:value-type="string" office:string-value="Civil Rights Division">
            <text:p>Civil Rights Divi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5]=&quot;-&quot;;[.B75];[.B75]&amp;&quot;-&quot;&amp;[.C75]));&quot;&amp;&quot;;&quot;&quot;);&quot; &quot;;&quot;-&quot;)" office:value-type="string" office:string-value="doj-eoir">
            <text:p>doj-eoir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EOIR">
            <text:p>EOIR</text:p>
          </table:table-cell>
          <table:table-cell table:style-name="ACE-0x2055188" office:value-type="string" office:string-value="Executive Office for Immigration Review">
            <text:p>Executive Office for Immigration Review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6]=&quot;-&quot;;[.B76];[.B76]&amp;&quot;-&quot;&amp;[.C76]));&quot;&amp;&quot;;&quot;&quot;);&quot; &quot;;&quot;-&quot;)" office:value-type="string" office:string-value="doj-fbi">
            <text:p>doj-fbi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FBI">
            <text:p>FBI</text:p>
          </table:table-cell>
          <table:table-cell table:style-name="ACE-0x2055188" office:value-type="string" office:string-value="Federal Bureau of Investigation">
            <text:p>Federal Bureau of Investig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7]=&quot;-&quot;;[.B77];[.B77]&amp;&quot;-&quot;&amp;[.C77]));&quot;&amp;&quot;;&quot;&quot;);&quot; &quot;;&quot;-&quot;)" office:value-type="string" office:string-value="doj-olc">
            <text:p>doj-olc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OLC">
            <text:p>OLC</text:p>
          </table:table-cell>
          <table:table-cell table:style-name="ACE-0x2055188" office:value-type="string" office:string-value="Office of Legal Counsel">
            <text:p>Office of Legal Counsel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8]=&quot;-&quot;;[.B78];[.B78]&amp;&quot;-&quot;&amp;[.C78]));&quot;&amp;&quot;;&quot;&quot;);&quot; &quot;;&quot;-&quot;)" office:value-type="string" office:string-value="doj-usao">
            <text:p>doj-usao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USAO">
            <text:p>USAO</text:p>
          </table:table-cell>
          <table:table-cell table:style-name="ACE-0x2055188" office:value-type="string" office:string-value="US Attorney's Office">
            <text:p>US Attorney's Off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79]=&quot;-&quot;;[.B79];[.B79]&amp;&quot;-&quot;&amp;[.C79]));&quot;&amp;&quot;;&quot;&quot;);&quot; &quot;;&quot;-&quot;)" office:value-type="string" office:string-value="doj-ustp">
            <text:p>doj-ustp</text:p>
          </table:table-cell>
          <table:table-cell table:style-name="ACE-0x2055188" office:value-type="string" office:string-value="DOJ">
            <text:p>DOJ</text:p>
          </table:table-cell>
          <table:table-cell table:style-name="ACE-0x2055188" office:value-type="string" office:string-value="USTP">
            <text:p>USTP</text:p>
          </table:table-cell>
          <table:table-cell table:style-name="ACE-0x2055188" office:value-type="string" office:string-value="US Trustee Program">
            <text:p>US Trustee Program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0]=&quot;-&quot;;[.B80];[.B80]&amp;&quot;-&quot;&amp;[.C80]));&quot;&amp;&quot;;&quot;&quot;);&quot; &quot;;&quot;-&quot;)" office:value-type="string" office:string-value="dol">
            <text:p>dol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Labor">
            <text:p>Department of Labo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1]=&quot;-&quot;;[.B81];[.B81]&amp;&quot;-&quot;&amp;[.C81]));&quot;&amp;&quot;;&quot;&quot;);&quot; &quot;;&quot;-&quot;)" office:value-type="string" office:string-value="dol-bls">
            <text:p>dol-bls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BLS">
            <text:p>BLS</text:p>
          </table:table-cell>
          <table:table-cell table:style-name="ACE-0x2055188" office:value-type="string" office:string-value="Bureau of Labor Statistics">
            <text:p>Bureau of Labor Statistic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2]=&quot;-&quot;;[.B82];[.B82]&amp;&quot;-&quot;&amp;[.C82]));&quot;&amp;&quot;;&quot;&quot;);&quot; &quot;;&quot;-&quot;)" office:value-type="string" office:string-value="dol-brb">
            <text:p>dol-brb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BRB">
            <text:p>BRB</text:p>
          </table:table-cell>
          <table:table-cell table:style-name="ACE-0x2055188" office:value-type="string" office:string-value="Benefits Review Board">
            <text:p>Benefits Review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3]=&quot;-&quot;;[.B83];[.B83]&amp;&quot;-&quot;&amp;[.C83]));&quot;&amp;&quot;;&quot;&quot;);&quot; &quot;;&quot;-&quot;)" office:value-type="string" office:string-value="dol-ebsa">
            <text:p>dol-ebsa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EBSA">
            <text:p>EBSA</text:p>
          </table:table-cell>
          <table:table-cell table:style-name="ACE-0x2055188" office:value-type="string" office:string-value="Employee Benefits Security Administration">
            <text:p>Employee Benefits Securit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4]=&quot;-&quot;;[.B84];[.B84]&amp;&quot;-&quot;&amp;[.C84]));&quot;&amp;&quot;;&quot;&quot;);&quot; &quot;;&quot;-&quot;)" office:value-type="string" office:string-value="dol-ecab">
            <text:p>dol-ecab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ECAB">
            <text:p>ECAB</text:p>
          </table:table-cell>
          <table:table-cell table:style-name="ACE-0x2055188" office:value-type="string" office:string-value="Employees' Compensation Appeals Board">
            <text:p>Employees' Compensation Appeals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5]=&quot;-&quot;;[.B85];[.B85]&amp;&quot;-&quot;&amp;[.C85]));&quot;&amp;&quot;;&quot;&quot;);&quot; &quot;;&quot;-&quot;)" office:value-type="string" office:string-value="dol-eta">
            <text:p>dol-eta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ETA">
            <text:p>ETA</text:p>
          </table:table-cell>
          <table:table-cell table:style-name="ACE-0x2055188" office:value-type="string" office:string-value="Employment and Training Administration">
            <text:p>Employment and Training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6]=&quot;-&quot;;[.B86];[.B86]&amp;&quot;-&quot;&amp;[.C86]));&quot;&amp;&quot;;&quot;&quot;);&quot; &quot;;&quot;-&quot;)" office:value-type="string" office:string-value="dol-msha">
            <text:p>dol-msha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MSHA">
            <text:p>MSHA</text:p>
          </table:table-cell>
          <table:table-cell table:style-name="ACE-0x2055188" office:value-type="string" office:string-value="Mine Safety and Health Administration">
            <text:p>Mine Safety and Health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7]=&quot;-&quot;;[.B87];[.B87]&amp;&quot;-&quot;&amp;[.C87]));&quot;&amp;&quot;;&quot;&quot;);&quot; &quot;;&quot;-&quot;)" office:value-type="string" office:string-value="dol-oalj">
            <text:p>dol-oalj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OALJ">
            <text:p>OALJ</text:p>
          </table:table-cell>
          <table:table-cell table:style-name="ACE-0x2055188" office:value-type="string" office:string-value="Office of Administrative Law Judges">
            <text:p>Office of Administrative Law Judg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8]=&quot;-&quot;;[.B88];[.B88]&amp;&quot;-&quot;&amp;[.C88]));&quot;&amp;&quot;;&quot;&quot;);&quot; &quot;;&quot;-&quot;)" office:value-type="string" office:string-value="dol-oasp">
            <text:p>dol-oasp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OASP">
            <text:p>OASP</text:p>
          </table:table-cell>
          <table:table-cell table:style-name="ACE-0x2055188" office:value-type="string" office:string-value="Office of the Assistant Secretary for Policy">
            <text:p>Office of the Assistant Secretary for Poli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89]=&quot;-&quot;;[.B89];[.B89]&amp;&quot;-&quot;&amp;[.C89]));&quot;&amp;&quot;;&quot;&quot;);&quot; &quot;;&quot;-&quot;)" office:value-type="string" office:string-value="dol-ojc">
            <text:p>dol-ojc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OJC">
            <text:p>OJC</text:p>
          </table:table-cell>
          <table:table-cell table:style-name="ACE-0x2055188" office:value-type="string" office:string-value="Office of Job Corps">
            <text:p>Office of Job Corp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0]=&quot;-&quot;;[.B90];[.B90]&amp;&quot;-&quot;&amp;[.C90]));&quot;&amp;&quot;;&quot;&quot;);&quot; &quot;;&quot;-&quot;)" office:value-type="string" office:string-value="dol-osha">
            <text:p>dol-osha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OSHA">
            <text:p>OSHA</text:p>
          </table:table-cell>
          <table:table-cell table:style-name="ACE-0x2055188" office:value-type="string" office:string-value="Occupational Safety and Health Administration">
            <text:p>Occupational Safety and Health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1]=&quot;-&quot;;[.B91];[.B91]&amp;&quot;-&quot;&amp;[.C91]));&quot;&amp;&quot;;&quot;&quot;);&quot; &quot;;&quot;-&quot;)" office:value-type="string" office:string-value="dol-whd">
            <text:p>dol-whd</text:p>
          </table:table-cell>
          <table:table-cell table:style-name="ACE-0x2055188" office:value-type="string" office:string-value="DOL">
            <text:p>DOL</text:p>
          </table:table-cell>
          <table:table-cell table:style-name="ACE-0x2055188" office:value-type="string" office:string-value="WHD">
            <text:p>WHD</text:p>
          </table:table-cell>
          <table:table-cell table:style-name="ACE-0x2055188" office:value-type="string" office:string-value="Wage and Hour Division">
            <text:p>Wage and Hour Divi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2]=&quot;-&quot;;[.B92];[.B92]&amp;&quot;-&quot;&amp;[.C92]));&quot;&amp;&quot;;&quot;&quot;);&quot; &quot;;&quot;-&quot;)" office:value-type="string" office:string-value="dot">
            <text:p>dot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Transportation">
            <text:p>Department of Transport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3]=&quot;-&quot;;[.B93];[.B93]&amp;&quot;-&quot;&amp;[.C93]));&quot;&amp;&quot;;&quot;&quot;);&quot; &quot;;&quot;-&quot;)" office:value-type="string" office:string-value="dot-bts">
            <text:p>dot-bts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BTS">
            <text:p>BTS</text:p>
          </table:table-cell>
          <table:table-cell table:style-name="ACE-0x2055188" office:value-type="string" office:string-value="Bureau of Transportation Statistics">
            <text:p>Bureau of Transportation Statistic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4]=&quot;-&quot;;[.B94];[.B94]&amp;&quot;-&quot;&amp;[.C94]));&quot;&amp;&quot;;&quot;&quot;);&quot; &quot;;&quot;-&quot;)" office:value-type="string" office:string-value="dot-faa">
            <text:p>dot-fa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FAA">
            <text:p>FAA</text:p>
          </table:table-cell>
          <table:table-cell table:style-name="ACE-0x2055188" office:value-type="string" office:string-value="Federal Aviation Administration">
            <text:p>Federal Aviation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5]=&quot;-&quot;;[.B95];[.B95]&amp;&quot;-&quot;&amp;[.C95]));&quot;&amp;&quot;;&quot;&quot;);&quot; &quot;;&quot;-&quot;)" office:value-type="string" office:string-value="dot-fha">
            <text:p>dot-fh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FHA">
            <text:p>FHA</text:p>
          </table:table-cell>
          <table:table-cell table:style-name="ACE-0x2055188" office:value-type="string" office:string-value="Federal Highway Administration">
            <text:p>Federal Highwa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6]=&quot;-&quot;;[.B96];[.B96]&amp;&quot;-&quot;&amp;[.C96]));&quot;&amp;&quot;;&quot;&quot;);&quot; &quot;;&quot;-&quot;)" office:value-type="string" office:string-value="dot-fmcsa">
            <text:p>dot-fmcs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FMCSA">
            <text:p>FMCSA</text:p>
          </table:table-cell>
          <table:table-cell table:style-name="ACE-0x2055188" office:value-type="string" office:string-value="Federal Motor Carrier Safety Administration">
            <text:p>Federal Motor Carrier Safet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7]=&quot;-&quot;;[.B97];[.B97]&amp;&quot;-&quot;&amp;[.C97]));&quot;&amp;&quot;;&quot;&quot;);&quot; &quot;;&quot;-&quot;)" office:value-type="string" office:string-value="dot-fra">
            <text:p>dot-fr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FRA">
            <text:p>FRA</text:p>
          </table:table-cell>
          <table:table-cell table:style-name="ACE-0x2055188" office:value-type="string" office:string-value="Federal Railroad Administration">
            <text:p>Federal Railroad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8]=&quot;-&quot;;[.B98];[.B98]&amp;&quot;-&quot;&amp;[.C98]));&quot;&amp;&quot;;&quot;&quot;);&quot; &quot;;&quot;-&quot;)" office:value-type="string" office:string-value="dot-fta">
            <text:p>dot-ft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FTA">
            <text:p>FTA</text:p>
          </table:table-cell>
          <table:table-cell table:style-name="ACE-0x2055188" office:value-type="string" office:string-value="Federal Transit Administration">
            <text:p>Federal Transit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99]=&quot;-&quot;;[.B99];[.B99]&amp;&quot;-&quot;&amp;[.C99]));&quot;&amp;&quot;;&quot;&quot;);&quot; &quot;;&quot;-&quot;)" office:value-type="string" office:string-value="dot-ma">
            <text:p>dot-m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MA">
            <text:p>MA</text:p>
          </table:table-cell>
          <table:table-cell table:style-name="ACE-0x2055188" office:value-type="string" office:string-value="Maritime Administration">
            <text:p>Maritime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0]=&quot;-&quot;;[.B100];[.B100]&amp;&quot;-&quot;&amp;[.C100]));&quot;&amp;&quot;;&quot;&quot;);&quot; &quot;;&quot;-&quot;)" office:value-type="string" office:string-value="dot-nhtsa">
            <text:p>dot-nhts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NHTSA">
            <text:p>NHTSA</text:p>
          </table:table-cell>
          <table:table-cell table:style-name="ACE-0x2055188" office:value-type="string" office:string-value="National Highway Traffic Safety Administration">
            <text:p>National Highway Traffic Safet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1]=&quot;-&quot;;[.B101];[.B101]&amp;&quot;-&quot;&amp;[.C101]));&quot;&amp;&quot;;&quot;&quot;);&quot; &quot;;&quot;-&quot;)" office:value-type="string" office:string-value="dot-nhtsa">
            <text:p>dot-nhts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NHTSA">
            <text:p>NHTSA</text:p>
          </table:table-cell>
          <table:table-cell table:style-name="ACE-0x2055188" office:value-type="string" office:string-value="National Highway Traffice Safety Administration">
            <text:p>National Highway Traffice Safet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2]=&quot;-&quot;;[.B102];[.B102]&amp;&quot;-&quot;&amp;[.C102]));&quot;&amp;&quot;;&quot;&quot;);&quot; &quot;;&quot;-&quot;)" office:value-type="string" office:string-value="dot-oig">
            <text:p>dot-oig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OIG">
            <text:p>OIG</text:p>
          </table:table-cell>
          <table:table-cell table:style-name="ACE-0x2055188" office:value-type="string" office:string-value="Office of Inspector General">
            <text:p>Office of Inspector General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3]=&quot;-&quot;;[.B103];[.B103]&amp;&quot;-&quot;&amp;[.C103]));&quot;&amp;&quot;;&quot;&quot;);&quot; &quot;;&quot;-&quot;)" office:value-type="string" office:string-value="dot-ost">
            <text:p>dot-ost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OST">
            <text:p>OST</text:p>
          </table:table-cell>
          <table:table-cell table:style-name="ACE-0x2055188" office:value-type="string" office:string-value="Office of the Secretary of Transportation">
            <text:p>Office of the Secretary of Transport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4]=&quot;-&quot;;[.B104];[.B104]&amp;&quot;-&quot;&amp;[.C104]));&quot;&amp;&quot;;&quot;&quot;);&quot; &quot;;&quot;-&quot;)" office:value-type="string" office:string-value="dot-phmsa">
            <text:p>dot-phms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PHMSA">
            <text:p>PHMSA</text:p>
          </table:table-cell>
          <table:table-cell table:style-name="ACE-0x2055188" office:value-type="string" office:string-value="Pipeline and Hazardous Materials Safety Administration">
            <text:p>Pipeline and Hazardous Materials Safet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5]=&quot;-&quot;;[.B105];[.B105]&amp;&quot;-&quot;&amp;[.C105]));&quot;&amp;&quot;;&quot;&quot;);&quot; &quot;;&quot;-&quot;)" office:value-type="string" office:string-value="dot-rita">
            <text:p>dot-rita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RITA">
            <text:p>RITA</text:p>
          </table:table-cell>
          <table:table-cell table:style-name="ACE-0x2055188" office:value-type="string" office:string-value="Research and Innovative Technology Administration">
            <text:p>Research and Innovative Technolog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6]=&quot;-&quot;;[.B106];[.B106]&amp;&quot;-&quot;&amp;[.C106]));&quot;&amp;&quot;;&quot;&quot;);&quot; &quot;;&quot;-&quot;)" office:value-type="string" office:string-value="dot-slsdc">
            <text:p>dot-slsdc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SLSDC">
            <text:p>SLSDC</text:p>
          </table:table-cell>
          <table:table-cell table:style-name="ACE-0x2055188" office:value-type="string" office:string-value="Saint Lawrence Seaway Development Corporation">
            <text:p>Saint Lawrence Seaway Development Corpo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7]=&quot;-&quot;;[.B107];[.B107]&amp;&quot;-&quot;&amp;[.C107]));&quot;&amp;&quot;;&quot;&quot;);&quot; &quot;;&quot;-&quot;)" office:value-type="string" office:string-value="dot-stb">
            <text:p>dot-stb</text:p>
          </table:table-cell>
          <table:table-cell table:style-name="ACE-0x2055188" office:value-type="string" office:string-value="DOT">
            <text:p>DOT</text:p>
          </table:table-cell>
          <table:table-cell table:style-name="ACE-0x2055188" office:value-type="string" office:string-value="STB">
            <text:p>STB</text:p>
          </table:table-cell>
          <table:table-cell table:style-name="ACE-0x2055188" office:value-type="string" office:string-value="Surface Transportation Board">
            <text:p>Surface Transportation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8]=&quot;-&quot;;[.B108];[.B108]&amp;&quot;-&quot;&amp;[.C108]));&quot;&amp;&quot;;&quot;&quot;);&quot; &quot;;&quot;-&quot;)" office:value-type="string" office:string-value="eac">
            <text:p>eac</text:p>
          </table:table-cell>
          <table:table-cell table:style-name="ACE-0x2055188" office:value-type="string" office:string-value="EAC">
            <text:p>EA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Election Assistance Commission">
            <text:p>Election Assistance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09]=&quot;-&quot;;[.B109];[.B109]&amp;&quot;-&quot;&amp;[.C109]));&quot;&amp;&quot;;&quot;&quot;);&quot; &quot;;&quot;-&quot;)" office:value-type="string" office:string-value="ed">
            <text:p>ed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Education">
            <text:p>Department of Educ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0]=&quot;-&quot;;[.B110];[.B110]&amp;&quot;-&quot;&amp;[.C110]));&quot;&amp;&quot;;&quot;&quot;);&quot; &quot;;&quot;-&quot;)" office:value-type="string" office:string-value="ed-fsa">
            <text:p>ed-fsa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FSA">
            <text:p>FSA</text:p>
          </table:table-cell>
          <table:table-cell table:style-name="ACE-0x2055188" office:value-type="string" office:string-value="Federal Student Aid">
            <text:p>Federal Student Ai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1]=&quot;-&quot;;[.B111];[.B111]&amp;&quot;-&quot;&amp;[.C111]));&quot;&amp;&quot;;&quot;&quot;);&quot; &quot;;&quot;-&quot;)" office:value-type="string" office:string-value="ed-ies">
            <text:p>ed-ies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IES">
            <text:p>IES</text:p>
          </table:table-cell>
          <table:table-cell table:style-name="ACE-0x2055188" office:value-type="string" office:string-value="Institute of Education Sciences">
            <text:p>Institute of Education Scien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2]=&quot;-&quot;;[.B112];[.B112]&amp;&quot;-&quot;&amp;[.C112]));&quot;&amp;&quot;;&quot;&quot;);&quot; &quot;;&quot;-&quot;)" office:value-type="string" office:string-value="ed-nces">
            <text:p>ed-nces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NCES">
            <text:p>NCES</text:p>
          </table:table-cell>
          <table:table-cell table:style-name="ACE-0x2055188" office:value-type="string" office:string-value="National Center for Education Statistics">
            <text:p>National Center for Education Statistic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3]=&quot;-&quot;;[.B113];[.B113]&amp;&quot;-&quot;&amp;[.C113]));&quot;&amp;&quot;;&quot;&quot;);&quot; &quot;;&quot;-&quot;)" office:value-type="string" office:string-value="ed-ocr">
            <text:p>ed-ocr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OCR">
            <text:p>OCR</text:p>
          </table:table-cell>
          <table:table-cell table:style-name="ACE-0x2055188" office:value-type="string" office:string-value="Office for Civil Rights">
            <text:p>Office for Civil Right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4]=&quot;-&quot;;[.B114];[.B114]&amp;&quot;-&quot;&amp;[.C114]));&quot;&amp;&quot;;&quot;&quot;);&quot; &quot;;&quot;-&quot;)" office:value-type="string" office:string-value="ed-oha">
            <text:p>ed-oha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OHA">
            <text:p>OHA</text:p>
          </table:table-cell>
          <table:table-cell table:style-name="ACE-0x2055188" office:value-type="string" office:string-value="Office of Hearings and Appeals">
            <text:p>Office of Hearings and Appeal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5]=&quot;-&quot;;[.B115];[.B115]&amp;&quot;-&quot;&amp;[.C115]));&quot;&amp;&quot;;&quot;&quot;);&quot; &quot;;&quot;-&quot;)" office:value-type="string" office:string-value="ed-oii">
            <text:p>ed-oii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OII">
            <text:p>OII</text:p>
          </table:table-cell>
          <table:table-cell table:style-name="ACE-0x2055188" office:value-type="string" office:string-value="Office of Innovation and Improvement">
            <text:p>Office of Innovation and Improve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6]=&quot;-&quot;;[.B116];[.B116]&amp;&quot;-&quot;&amp;[.C116]));&quot;&amp;&quot;;&quot;&quot;);&quot; &quot;;&quot;-&quot;)" office:value-type="string" office:string-value="ed-ope">
            <text:p>ed-ope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OPE">
            <text:p>OPE</text:p>
          </table:table-cell>
          <table:table-cell table:style-name="ACE-0x2055188" office:value-type="string" office:string-value="Office of Postsecondary Education">
            <text:p>Office of Postsecondary Educ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7]=&quot;-&quot;;[.B117];[.B117]&amp;&quot;-&quot;&amp;[.C117]));&quot;&amp;&quot;;&quot;&quot;);&quot; &quot;;&quot;-&quot;)" office:value-type="string" office:string-value="ed-osers">
            <text:p>ed-osers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OSERS">
            <text:p>OSERS</text:p>
          </table:table-cell>
          <table:table-cell table:style-name="ACE-0x2055188" office:value-type="string" office:string-value="Office of Special Education and Rehabilitative Services">
            <text:p>Office of Special Education and Rehabilitative Serv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8]=&quot;-&quot;;[.B118];[.B118]&amp;&quot;-&quot;&amp;[.C118]));&quot;&amp;&quot;;&quot;&quot;);&quot; &quot;;&quot;-&quot;)" office:value-type="string" office:string-value="ed-ovae">
            <text:p>ed-ovae</text:p>
          </table:table-cell>
          <table:table-cell table:style-name="ACE-0x2055188" office:value-type="string" office:string-value="ED">
            <text:p>ED</text:p>
          </table:table-cell>
          <table:table-cell table:style-name="ACE-0x2055188" office:value-type="string" office:string-value="OVAE">
            <text:p>OVAE</text:p>
          </table:table-cell>
          <table:table-cell table:style-name="ACE-0x2055188" office:value-type="string" office:string-value="Office of Vocational and Adult Education">
            <text:p>Office of Vocational and Adult Educ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19]=&quot;-&quot;;[.B119];[.B119]&amp;&quot;-&quot;&amp;[.C119]));&quot;&amp;&quot;;&quot;&quot;);&quot; &quot;;&quot;-&quot;)" office:value-type="string" office:string-value="eeoc">
            <text:p>eeoc</text:p>
          </table:table-cell>
          <table:table-cell table:style-name="ACE-0x2055188" office:value-type="string" office:string-value="EEOC">
            <text:p>EEO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Equal Employment Opportunity Commission">
            <text:p>US Equal Employment Opportunity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0]=&quot;-&quot;;[.B120];[.B120]&amp;&quot;-&quot;&amp;[.C120]));&quot;&amp;&quot;;&quot;&quot;);&quot; &quot;;&quot;-&quot;)" office:value-type="string" office:string-value="eop">
            <text:p>eop</text:p>
          </table:table-cell>
          <table:table-cell table:style-name="ACE-0x2055188" office:value-type="string" office:string-value="EOP">
            <text:p>EOP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Executive Office of the President">
            <text:p>Executive Office of the Presid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1]=&quot;-&quot;;[.B121];[.B121]&amp;&quot;-&quot;&amp;[.C121]));&quot;&amp;&quot;;&quot;&quot;);&quot; &quot;;&quot;-&quot;)" office:value-type="string" office:string-value="eop-ceq">
            <text:p>eop-ceq</text:p>
          </table:table-cell>
          <table:table-cell table:style-name="ACE-0x2055188" office:value-type="string" office:string-value="EOP">
            <text:p>EOP</text:p>
          </table:table-cell>
          <table:table-cell table:style-name="ACE-0x2055188" office:value-type="string" office:string-value="CEQ">
            <text:p>CEQ</text:p>
          </table:table-cell>
          <table:table-cell table:style-name="ACE-0x2055188" office:value-type="string" office:string-value="Council on Environmental Quality">
            <text:p>Council on Environmental Qualit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2]=&quot;-&quot;;[.B122];[.B122]&amp;&quot;-&quot;&amp;[.C122]));&quot;&amp;&quot;;&quot;&quot;);&quot; &quot;;&quot;-&quot;)" office:value-type="string" office:string-value="eop-omb">
            <text:p>eop-omb</text:p>
          </table:table-cell>
          <table:table-cell table:style-name="ACE-0x2055188" office:value-type="string" office:string-value="EOP">
            <text:p>EOP</text:p>
          </table:table-cell>
          <table:table-cell table:style-name="ACE-0x2055188" office:value-type="string" office:string-value="OMB">
            <text:p>OMB</text:p>
          </table:table-cell>
          <table:table-cell table:style-name="ACE-0x2055188" office:value-type="string" office:string-value="Office of Management and Budget">
            <text:p>Office of Management and Budge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3]=&quot;-&quot;;[.B123];[.B123]&amp;&quot;-&quot;&amp;[.C123]));&quot;&amp;&quot;;&quot;&quot;);&quot; &quot;;&quot;-&quot;)" office:value-type="string" office:string-value="eop-ondcp">
            <text:p>eop-ondcp</text:p>
          </table:table-cell>
          <table:table-cell table:style-name="ACE-0x2055188" office:value-type="string" office:string-value="EOP">
            <text:p>EOP</text:p>
          </table:table-cell>
          <table:table-cell table:style-name="ACE-0x2055188" office:value-type="string" office:string-value="ONDCP">
            <text:p>ONDCP</text:p>
          </table:table-cell>
          <table:table-cell table:style-name="ACE-0x2055188" office:value-type="string" office:string-value="Office of National Drug Control Policy">
            <text:p>Office of National Drug Control Poli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4]=&quot;-&quot;;[.B124];[.B124]&amp;&quot;-&quot;&amp;[.C124]));&quot;&amp;&quot;;&quot;&quot;);&quot; &quot;;&quot;-&quot;)" office:value-type="string" office:string-value="eop-ostp">
            <text:p>eop-ostp</text:p>
          </table:table-cell>
          <table:table-cell table:style-name="ACE-0x2055188" office:value-type="string" office:string-value="EOP">
            <text:p>EOP</text:p>
          </table:table-cell>
          <table:table-cell table:style-name="ACE-0x2055188" office:value-type="string" office:string-value="OSTP">
            <text:p>OSTP</text:p>
          </table:table-cell>
          <table:table-cell table:style-name="ACE-0x2055188" office:value-type="string" office:string-value="Office of Science and Technology Policy">
            <text:p>Office of Science and Technology Poli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5]=&quot;-&quot;;[.B125];[.B125]&amp;&quot;-&quot;&amp;[.C125]));&quot;&amp;&quot;;&quot;&quot;);&quot; &quot;;&quot;-&quot;)" office:value-type="string" office:string-value="eop-ustr">
            <text:p>eop-ustr</text:p>
          </table:table-cell>
          <table:table-cell table:style-name="ACE-0x2055188" office:value-type="string" office:string-value="EOP">
            <text:p>EOP</text:p>
          </table:table-cell>
          <table:table-cell table:style-name="ACE-0x2055188" office:value-type="string" office:string-value="USTR">
            <text:p>USTR</text:p>
          </table:table-cell>
          <table:table-cell table:style-name="ACE-0x2055188" office:value-type="string" office:string-value="US Trade Representative">
            <text:p>US Trade Representativ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6]=&quot;-&quot;;[.B126];[.B126]&amp;&quot;-&quot;&amp;[.C126]));&quot;&amp;&quot;;&quot;&quot;);&quot; &quot;;&quot;-&quot;)" office:value-type="string" office:string-value="eop-white-house">
            <text:p>eop-white-house</text:p>
          </table:table-cell>
          <table:table-cell table:style-name="ACE-0x2055188" office:value-type="string" office:string-value="EOP">
            <text:p>EOP</text:p>
          </table:table-cell>
          <table:table-cell table:style-name="ACE-0x2055188" office:value-type="string" office:string-value="White House">
            <text:p>White House</text:p>
          </table:table-cell>
          <table:table-cell table:style-name="ACE-0x2055188" office:value-type="string" office:string-value="White House">
            <text:p>White Hous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7]=&quot;-&quot;;[.B127];[.B127]&amp;&quot;-&quot;&amp;[.C127]));&quot;&amp;&quot;;&quot;&quot;);&quot; &quot;;&quot;-&quot;)" office:value-type="string" office:string-value="epa">
            <text:p>epa</text:p>
          </table:table-cell>
          <table:table-cell table:style-name="ACE-0x2055188" office:value-type="string" office:string-value="EPA">
            <text:p>EP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Environmental Protection Agency">
            <text:p>Environmental Protection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8]=&quot;-&quot;;[.B128];[.B128]&amp;&quot;-&quot;&amp;[.C128]));&quot;&amp;&quot;;&quot;&quot;);&quot; &quot;;&quot;-&quot;)" office:value-type="string" office:string-value="exim">
            <text:p>exim</text:p>
          </table:table-cell>
          <table:table-cell table:style-name="ACE-0x2055188" office:value-type="string" office:string-value="EXIM">
            <text:p>EXIM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Export-Import Bank of the US">
            <text:p>Export-Import Bank of the U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29]=&quot;-&quot;;[.B129];[.B129]&amp;&quot;-&quot;&amp;[.C129]));&quot;&amp;&quot;;&quot;&quot;);&quot; &quot;;&quot;-&quot;)" office:value-type="string" office:string-value="fca">
            <text:p>fca</text:p>
          </table:table-cell>
          <table:table-cell table:style-name="ACE-0x2055188" office:value-type="string" office:string-value="FCA">
            <text:p>FC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arm Credit Administration">
            <text:p>Farm Credit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0]=&quot;-&quot;;[.B130];[.B130]&amp;&quot;-&quot;&amp;[.C130]));&quot;&amp;&quot;;&quot;&quot;);&quot; &quot;;&quot;-&quot;)" office:value-type="string" office:string-value="fcc">
            <text:p>fcc</text:p>
          </table:table-cell>
          <table:table-cell table:style-name="ACE-0x2055188" office:value-type="string" office:string-value="FCC">
            <text:p>FC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Communications Commission">
            <text:p>Federal Communications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1]=&quot;-&quot;;[.B131];[.B131]&amp;&quot;-&quot;&amp;[.C131]));&quot;&amp;&quot;;&quot;&quot;);&quot; &quot;;&quot;-&quot;)" office:value-type="string" office:string-value="fdic">
            <text:p>fdic</text:p>
          </table:table-cell>
          <table:table-cell table:style-name="ACE-0x2055188" office:value-type="string" office:string-value="FDIC">
            <text:p>FDI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Deposit Insurance Corporation">
            <text:p>Federal Deposit Insurance Corpo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2]=&quot;-&quot;;[.B132];[.B132]&amp;&quot;-&quot;&amp;[.C132]));&quot;&amp;&quot;;&quot;&quot;);&quot; &quot;;&quot;-&quot;)" office:value-type="string" office:string-value="fec">
            <text:p>fec</text:p>
          </table:table-cell>
          <table:table-cell table:style-name="ACE-0x2055188" office:value-type="string" office:string-value="FEC">
            <text:p>FE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Election Commission">
            <text:p>Federal Election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3]=&quot;-&quot;;[.B133];[.B133]&amp;&quot;-&quot;&amp;[.C133]));&quot;&amp;&quot;;&quot;&quot;);&quot; &quot;;&quot;-&quot;)" office:value-type="string" office:string-value="ferc">
            <text:p>ferc</text:p>
          </table:table-cell>
          <table:table-cell table:style-name="ACE-0x2055188" office:value-type="string" office:string-value="FERC">
            <text:p>FER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Energy Regulatory Commission">
            <text:p>Federal Energy Regulatory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4]=&quot;-&quot;;[.B134];[.B134]&amp;&quot;-&quot;&amp;[.C134]));&quot;&amp;&quot;;&quot;&quot;);&quot; &quot;;&quot;-&quot;)" office:value-type="string" office:string-value="fgdc">
            <text:p>fgdc</text:p>
          </table:table-cell>
          <table:table-cell table:style-name="ACE-0x2055188" office:value-type="string" office:string-value="FGDC">
            <text:p>FGD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Geographic Data Committee">
            <text:p>Federal Geographic Data Committe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5]=&quot;-&quot;;[.B135];[.B135]&amp;&quot;-&quot;&amp;[.C135]));&quot;&amp;&quot;;&quot;&quot;);&quot; &quot;;&quot;-&quot;)" office:value-type="string" office:string-value="fhfa">
            <text:p>fhfa</text:p>
          </table:table-cell>
          <table:table-cell table:style-name="ACE-0x2055188" office:value-type="string" office:string-value="FHFA">
            <text:p>FHF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Housing Finance Agency">
            <text:p>Federal Housing Finance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6]=&quot;-&quot;;[.B136];[.B136]&amp;&quot;-&quot;&amp;[.C136]));&quot;&amp;&quot;;&quot;&quot;);&quot; &quot;;&quot;-&quot;)" office:value-type="string" office:string-value="flra">
            <text:p>flra</text:p>
          </table:table-cell>
          <table:table-cell table:style-name="ACE-0x2055188" office:value-type="string" office:string-value="FLRA">
            <text:p>FLR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Labor Relations Authority">
            <text:p>Federal Labor Relations Authorit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7]=&quot;-&quot;;[.B137];[.B137]&amp;&quot;-&quot;&amp;[.C137]));&quot;&amp;&quot;;&quot;&quot;);&quot; &quot;;&quot;-&quot;)" office:value-type="string" office:string-value="fmc">
            <text:p>fmc</text:p>
          </table:table-cell>
          <table:table-cell table:style-name="ACE-0x2055188" office:value-type="string" office:string-value="FMC">
            <text:p>FM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Maritime Commission">
            <text:p>Federal Maritime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8]=&quot;-&quot;;[.B138];[.B138]&amp;&quot;-&quot;&amp;[.C138]));&quot;&amp;&quot;;&quot;&quot;);&quot; &quot;;&quot;-&quot;)" office:value-type="string" office:string-value="fmshrc">
            <text:p>fmshrc</text:p>
          </table:table-cell>
          <table:table-cell table:style-name="ACE-0x2055188" office:value-type="string" office:string-value="FMSHRC">
            <text:p>FMSHR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Mine Safety and Health Review Commission">
            <text:p>Federal Mine Safety and Health Review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39]=&quot;-&quot;;[.B139];[.B139]&amp;&quot;-&quot;&amp;[.C139]));&quot;&amp;&quot;;&quot;&quot;);&quot; &quot;;&quot;-&quot;)" office:value-type="string" office:string-value="frb">
            <text:p>frb</text:p>
          </table:table-cell>
          <table:table-cell table:style-name="ACE-0x2055188" office:value-type="string" office:string-value="FRB">
            <text:p>FR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Reserve Board">
            <text:p>Federal Reserve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0]=&quot;-&quot;;[.B140];[.B140]&amp;&quot;-&quot;&amp;[.C140]));&quot;&amp;&quot;;&quot;&quot;);&quot; &quot;;&quot;-&quot;)" office:value-type="string" office:string-value="ftc">
            <text:p>ftc</text:p>
          </table:table-cell>
          <table:table-cell table:style-name="ACE-0x2055188" office:value-type="string" office:string-value="FTC">
            <text:p>FT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Federal Trade Commission">
            <text:p>Federal Trade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1]=&quot;-&quot;;[.B141];[.B141]&amp;&quot;-&quot;&amp;[.C141]));&quot;&amp;&quot;;&quot;&quot;);&quot; &quot;;&quot;-&quot;)" office:value-type="string" office:string-value="gpo">
            <text:p>gpo</text:p>
          </table:table-cell>
          <table:table-cell table:style-name="ACE-0x2055188" office:value-type="string" office:string-value="GPO">
            <text:p>GPO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Government Printing Office">
            <text:p>Government Printing Off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2]=&quot;-&quot;;[.B142];[.B142]&amp;&quot;-&quot;&amp;[.C142]));&quot;&amp;&quot;;&quot;&quot;);&quot; &quot;;&quot;-&quot;)" office:value-type="string" office:string-value="gsa">
            <text:p>gsa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General Services Administration">
            <text:p>General Services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3]=&quot;-&quot;;[.B143];[.B143]&amp;&quot;-&quot;&amp;[.C143]));&quot;&amp;&quot;;&quot;&quot;);&quot; &quot;;&quot;-&quot;)" office:value-type="string" office:string-value="gsa-cao">
            <text:p>gsa-cao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CAO">
            <text:p>CAO</text:p>
          </table:table-cell>
          <table:table-cell table:style-name="ACE-0x2055188" office:value-type="string" office:string-value="Chief Acquisition Officer">
            <text:p>Chief Acquisition Offic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4]=&quot;-&quot;;[.B144];[.B144]&amp;&quot;-&quot;&amp;[.C144]));&quot;&amp;&quot;;&quot;&quot;);&quot; &quot;;&quot;-&quot;)" office:value-type="string" office:string-value="gsa-cpo">
            <text:p>gsa-cpo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CPO">
            <text:p>CPO</text:p>
          </table:table-cell>
          <table:table-cell table:style-name="ACE-0x2055188" office:value-type="string" office:string-value="Office of the Chief People Officer">
            <text:p>Office of the Chief People Offic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5]=&quot;-&quot;;[.B145];[.B145]&amp;&quot;-&quot;&amp;[.C145]));&quot;&amp;&quot;;&quot;&quot;);&quot; &quot;;&quot;-&quot;)" office:value-type="string" office:string-value="gsa-fas">
            <text:p>gsa-fas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FAS">
            <text:p>FAS</text:p>
          </table:table-cell>
          <table:table-cell table:style-name="ACE-0x2055188" office:value-type="string" office:string-value="Federal Acquisition Service">
            <text:p>Federal Acquisition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6]=&quot;-&quot;;[.B146];[.B146]&amp;&quot;-&quot;&amp;[.C146]));&quot;&amp;&quot;;&quot;&quot;);&quot; &quot;;&quot;-&quot;)" office:value-type="string" office:string-value="gsa-ocfo">
            <text:p>gsa-ocfo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OCFO">
            <text:p>OCFO</text:p>
          </table:table-cell>
          <table:table-cell table:style-name="ACE-0x2055188" office:value-type="string" office:string-value="Office of the Chief Financial Officer">
            <text:p>Office of the Chief Financial Offic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7]=&quot;-&quot;;[.B147];[.B147]&amp;&quot;-&quot;&amp;[.C147]));&quot;&amp;&quot;;&quot;&quot;);&quot; &quot;;&quot;-&quot;)" office:value-type="string" office:string-value="gsa-ocio">
            <text:p>gsa-ocio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OCIO">
            <text:p>OCIO</text:p>
          </table:table-cell>
          <table:table-cell table:style-name="ACE-0x2055188" office:value-type="string" office:string-value="Office of the Chief Information Officer">
            <text:p>Office of the Chief Information Offic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8]=&quot;-&quot;;[.B148];[.B148]&amp;&quot;-&quot;&amp;[.C148]));&quot;&amp;&quot;;&quot;&quot;);&quot; &quot;;&quot;-&quot;)" office:value-type="string" office:string-value="gsa-ocr">
            <text:p>gsa-ocr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OCR">
            <text:p>OCR</text:p>
          </table:table-cell>
          <table:table-cell table:style-name="ACE-0x2055188" office:value-type="string" office:string-value="Office of Civil Rights">
            <text:p>Office of Civil Right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49]=&quot;-&quot;;[.B149];[.B149]&amp;&quot;-&quot;&amp;[.C149]));&quot;&amp;&quot;;&quot;&quot;);&quot; &quot;;&quot;-&quot;)" office:value-type="string" office:string-value="gsa-ocsit">
            <text:p>gsa-ocsit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OCSIT">
            <text:p>OCSIT</text:p>
          </table:table-cell>
          <table:table-cell table:style-name="ACE-0x2055188" office:value-type="string" office:string-value="Office of Citizen Services and Innovative Technologies">
            <text:p>Office of Citizen Services and Innovative Technologi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0]=&quot;-&quot;;[.B150];[.B150]&amp;&quot;-&quot;&amp;[.C150]));&quot;&amp;&quot;;&quot;&quot;);&quot; &quot;;&quot;-&quot;)" office:value-type="string" office:string-value="gsa-ogp">
            <text:p>gsa-ogp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OGP">
            <text:p>OGP</text:p>
          </table:table-cell>
          <table:table-cell table:style-name="ACE-0x2055188" office:value-type="string" office:string-value="Office of Governmentwide Policy">
            <text:p>Office of Governmentwide Poli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1]=&quot;-&quot;;[.B151];[.B151]&amp;&quot;-&quot;&amp;[.C151]));&quot;&amp;&quot;;&quot;&quot;);&quot; &quot;;&quot;-&quot;)" office:value-type="string" office:string-value="gsa-opi">
            <text:p>gsa-opi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OPI">
            <text:p>OPI</text:p>
          </table:table-cell>
          <table:table-cell table:style-name="ACE-0x2055188" office:value-type="string" office:string-value="Office of Performance Improvement">
            <text:p>Office of Performance Improve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2]=&quot;-&quot;;[.B152];[.B152]&amp;&quot;-&quot;&amp;[.C152]));&quot;&amp;&quot;;&quot;&quot;);&quot; &quot;;&quot;-&quot;)" office:value-type="string" office:string-value="gsa-osbu">
            <text:p>gsa-osbu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OSBU">
            <text:p>OSBU</text:p>
          </table:table-cell>
          <table:table-cell table:style-name="ACE-0x2055188" office:value-type="string" office:string-value="Office of Small Business Utilization">
            <text:p>Office of Small Business Utiliz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3]=&quot;-&quot;;[.B153];[.B153]&amp;&quot;-&quot;&amp;[.C153]));&quot;&amp;&quot;;&quot;&quot;);&quot; &quot;;&quot;-&quot;)" office:value-type="string" office:string-value="gsa-pbs">
            <text:p>gsa-pbs</text:p>
          </table:table-cell>
          <table:table-cell table:style-name="ACE-0x2055188" office:value-type="string" office:string-value="GSA">
            <text:p>GSA</text:p>
          </table:table-cell>
          <table:table-cell table:style-name="ACE-0x2055188" office:value-type="string" office:string-value="PBS">
            <text:p>PBS</text:p>
          </table:table-cell>
          <table:table-cell table:style-name="ACE-0x2055188" office:value-type="string" office:string-value="Public Buildings Service">
            <text:p>Public Buildings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4]=&quot;-&quot;;[.B154];[.B154]&amp;&quot;-&quot;&amp;[.C154]));&quot;&amp;&quot;;&quot;&quot;);&quot; &quot;;&quot;-&quot;)" office:value-type="string" office:string-value="hhs">
            <text:p>hhs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Health and Human Services">
            <text:p>Department of Health and Human Serv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5]=&quot;-&quot;;[.B155];[.B155]&amp;&quot;-&quot;&amp;[.C155]));&quot;&amp;&quot;;&quot;&quot;);&quot; &quot;;&quot;-&quot;)" office:value-type="string" office:string-value="hhs-acf">
            <text:p>hhs-acf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ACF">
            <text:p>ACF</text:p>
          </table:table-cell>
          <table:table-cell table:style-name="ACE-0x2055188" office:value-type="string" office:string-value="Administration for Children and Families">
            <text:p>Administration for Children and Famili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6]=&quot;-&quot;;[.B156];[.B156]&amp;&quot;-&quot;&amp;[.C156]));&quot;&amp;&quot;;&quot;&quot;);&quot; &quot;;&quot;-&quot;)" office:value-type="string" office:string-value="hhs-ahrq">
            <text:p>hhs-ahrq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AHRQ">
            <text:p>AHRQ</text:p>
          </table:table-cell>
          <table:table-cell table:style-name="ACE-0x2055188" office:value-type="string" office:string-value="Agency for Healthcare Research and Quality">
            <text:p>Agency for Healthcare Research and Qualit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7]=&quot;-&quot;;[.B157];[.B157]&amp;&quot;-&quot;&amp;[.C157]));&quot;&amp;&quot;;&quot;&quot;);&quot; &quot;;&quot;-&quot;)" office:value-type="string" office:string-value="hhs-aoa">
            <text:p>hhs-aoa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AOA">
            <text:p>AOA</text:p>
          </table:table-cell>
          <table:table-cell table:style-name="ACE-0x2055188" office:value-type="string" office:string-value="Administration on Aging">
            <text:p>Administration on Aging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8]=&quot;-&quot;;[.B158];[.B158]&amp;&quot;-&quot;&amp;[.C158]));&quot;&amp;&quot;;&quot;&quot;);&quot; &quot;;&quot;-&quot;)" office:value-type="string" office:string-value="hhs-cdc">
            <text:p>hhs-cdc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CDC">
            <text:p>CDC</text:p>
          </table:table-cell>
          <table:table-cell table:style-name="ACE-0x2055188" office:value-type="string" office:string-value="Centers for Disease Control and Prevention">
            <text:p>Centers for Disease Control and Preven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59]=&quot;-&quot;;[.B159];[.B159]&amp;&quot;-&quot;&amp;[.C159]));&quot;&amp;&quot;;&quot;&quot;);&quot; &quot;;&quot;-&quot;)" office:value-type="string" office:string-value="hhs-cms">
            <text:p>hhs-cms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CMS">
            <text:p>CMS</text:p>
          </table:table-cell>
          <table:table-cell table:style-name="ACE-0x2055188" office:value-type="string" office:string-value="Centers for Medicare and Medicaid Services">
            <text:p>Centers for Medicare and Medicaid Serv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0]=&quot;-&quot;;[.B160];[.B160]&amp;&quot;-&quot;&amp;[.C160]));&quot;&amp;&quot;;&quot;&quot;);&quot; &quot;;&quot;-&quot;)" office:value-type="string" office:string-value="hhs-fda">
            <text:p>hhs-fda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FDA">
            <text:p>FDA</text:p>
          </table:table-cell>
          <table:table-cell table:style-name="ACE-0x2055188" office:value-type="string" office:string-value="US Food and Drug Administration">
            <text:p>US Food and Drug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1]=&quot;-&quot;;[.B161];[.B161]&amp;&quot;-&quot;&amp;[.C161]));&quot;&amp;&quot;;&quot;&quot;);&quot; &quot;;&quot;-&quot;)" office:value-type="string" office:string-value="hhs-hrsa">
            <text:p>hhs-hrsa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HRSA">
            <text:p>HRSA</text:p>
          </table:table-cell>
          <table:table-cell table:style-name="ACE-0x2055188" office:value-type="string" office:string-value="Health Resources and Services Administration">
            <text:p>Health Resources and Services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2]=&quot;-&quot;;[.B162];[.B162]&amp;&quot;-&quot;&amp;[.C162]));&quot;&amp;&quot;;&quot;&quot;);&quot; &quot;;&quot;-&quot;)" office:value-type="string" office:string-value="hhs-ihs">
            <text:p>hhs-ihs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IHS">
            <text:p>IHS</text:p>
          </table:table-cell>
          <table:table-cell table:style-name="ACE-0x2055188" office:value-type="string" office:string-value="Indian Health Services">
            <text:p>Indian Health Serv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3]=&quot;-&quot;;[.B163];[.B163]&amp;&quot;-&quot;&amp;[.C163]));&quot;&amp;&quot;;&quot;&quot;);&quot; &quot;;&quot;-&quot;)" office:value-type="string" office:string-value="hhs-nchs">
            <text:p>hhs-nchs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NCHS">
            <text:p>NCHS</text:p>
          </table:table-cell>
          <table:table-cell table:style-name="ACE-0x2055188" office:value-type="string" office:string-value="National Center for Health Statistics">
            <text:p>National Center for Health Statistic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4]=&quot;-&quot;;[.B164];[.B164]&amp;&quot;-&quot;&amp;[.C164]));&quot;&amp;&quot;;&quot;&quot;);&quot; &quot;;&quot;-&quot;)" office:value-type="string" office:string-value="hhs-nci">
            <text:p>hhs-nci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NCI">
            <text:p>NCI</text:p>
          </table:table-cell>
          <table:table-cell table:style-name="ACE-0x2055188" office:value-type="string" office:string-value="National Cancer Institute">
            <text:p>National Cancer Institut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5]=&quot;-&quot;;[.B165];[.B165]&amp;&quot;-&quot;&amp;[.C165]));&quot;&amp;&quot;;&quot;&quot;);&quot; &quot;;&quot;-&quot;)" office:value-type="string" office:string-value="hhs-nida">
            <text:p>hhs-nida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NIDA">
            <text:p>NIDA</text:p>
          </table:table-cell>
          <table:table-cell table:style-name="ACE-0x2055188" office:value-type="string" office:string-value="National Institute on Drug Abuse">
            <text:p>National Institute on Drug Abus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6]=&quot;-&quot;;[.B166];[.B166]&amp;&quot;-&quot;&amp;[.C166]));&quot;&amp;&quot;;&quot;&quot;);&quot; &quot;;&quot;-&quot;)" office:value-type="string" office:string-value="hhs-nih">
            <text:p>hhs-nih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NIH">
            <text:p>NIH</text:p>
          </table:table-cell>
          <table:table-cell table:style-name="ACE-0x2055188" office:value-type="string" office:string-value="National Institutes of Health">
            <text:p>National Institutes of Health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7]=&quot;-&quot;;[.B167];[.B167]&amp;&quot;-&quot;&amp;[.C167]));&quot;&amp;&quot;;&quot;&quot;);&quot; &quot;;&quot;-&quot;)" office:value-type="string" office:string-value="hhs-nlm">
            <text:p>hhs-nlm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NLM">
            <text:p>NLM</text:p>
          </table:table-cell>
          <table:table-cell table:style-name="ACE-0x2055188" office:value-type="string" office:string-value="National Library of Medicine">
            <text:p>National Library of Medicin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8]=&quot;-&quot;;[.B168];[.B168]&amp;&quot;-&quot;&amp;[.C168]));&quot;&amp;&quot;;&quot;&quot;);&quot; &quot;;&quot;-&quot;)" office:value-type="string" office:string-value="hhs-samhsa">
            <text:p>hhs-samhsa</text:p>
          </table:table-cell>
          <table:table-cell table:style-name="ACE-0x2055188" office:value-type="string" office:string-value="HHS">
            <text:p>HHS</text:p>
          </table:table-cell>
          <table:table-cell table:style-name="ACE-0x2055188" office:value-type="string" office:string-value="SAMHSA">
            <text:p>SAMHSA</text:p>
          </table:table-cell>
          <table:table-cell table:style-name="ACE-0x2055188" office:value-type="string" office:string-value="Substance Abuse and Mental Health Services Administration">
            <text:p>Substance Abuse and Mental Health Services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69]=&quot;-&quot;;[.B169];[.B169]&amp;&quot;-&quot;&amp;[.C169]));&quot;&amp;&quot;;&quot;&quot;);&quot; &quot;;&quot;-&quot;)" office:value-type="string" office:string-value="hud">
            <text:p>hud</text:p>
          </table:table-cell>
          <table:table-cell table:style-name="ACE-0x2055188" office:value-type="string" office:string-value="HUD">
            <text:p>HUD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Housing and Urban Development">
            <text:p>Department of Housing and Urban Develop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0]=&quot;-&quot;;[.B170];[.B170]&amp;&quot;-&quot;&amp;[.C170]));&quot;&amp;&quot;;&quot;&quot;);&quot; &quot;;&quot;-&quot;)" office:value-type="string" office:string-value="hud-oh">
            <text:p>hud-oh</text:p>
          </table:table-cell>
          <table:table-cell table:style-name="ACE-0x2055188" office:value-type="string" office:string-value="HUD">
            <text:p>HUD</text:p>
          </table:table-cell>
          <table:table-cell table:style-name="ACE-0x2055188" office:value-type="string" office:string-value="OH">
            <text:p>OH</text:p>
          </table:table-cell>
          <table:table-cell table:style-name="ACE-0x2055188" office:value-type="string" office:string-value="Office of Housing">
            <text:p>Office of Housing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1]=&quot;-&quot;;[.B171];[.B171]&amp;&quot;-&quot;&amp;[.C171]));&quot;&amp;&quot;;&quot;&quot;);&quot; &quot;;&quot;-&quot;)" office:value-type="string" office:string-value="imls">
            <text:p>imls</text:p>
          </table:table-cell>
          <table:table-cell table:style-name="ACE-0x2055188" office:value-type="string" office:string-value="IMLS">
            <text:p>IMLS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Institute of Museum and Library Services">
            <text:p>Institute of Museum and Library Serv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2]=&quot;-&quot;;[.B172];[.B172]&amp;&quot;-&quot;&amp;[.C172]));&quot;&amp;&quot;;&quot;&quot;);&quot; &quot;;&quot;-&quot;)" office:value-type="string" office:string-value="kennedy-center">
            <text:p>kennedy-center</text:p>
          </table:table-cell>
          <table:table-cell table:style-name="ACE-0x2055188" office:value-type="string" office:string-value="Kennedy Center">
            <text:p>Kennedy Center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John F. Kennedy Center for Performing Arts">
            <text:p>John F. Kennedy Center for Performing Art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3]=&quot;-&quot;;[.B173];[.B173]&amp;&quot;-&quot;&amp;[.C173]));&quot;&amp;&quot;;&quot;&quot;);&quot; &quot;;&quot;-&quot;)" office:value-type="string" office:string-value="mcc">
            <text:p>mcc</text:p>
          </table:table-cell>
          <table:table-cell table:style-name="ACE-0x2055188" office:value-type="string" office:string-value="MCC">
            <text:p>MC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Millenium Challenge Corporation">
            <text:p>Millenium Challenge Corpo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4]=&quot;-&quot;;[.B174];[.B174]&amp;&quot;-&quot;&amp;[.C174]));&quot;&amp;&quot;;&quot;&quot;);&quot; &quot;;&quot;-&quot;)" office:value-type="string" office:string-value="mmc">
            <text:p>mmc</text:p>
          </table:table-cell>
          <table:table-cell table:style-name="ACE-0x2055188" office:value-type="string" office:string-value="MMC">
            <text:p>MM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Marine Mammal Commission">
            <text:p>Marine Mammal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5]=&quot;-&quot;;[.B175];[.B175]&amp;&quot;-&quot;&amp;[.C175]));&quot;&amp;&quot;;&quot;&quot;);&quot; &quot;;&quot;-&quot;)" office:value-type="string" office:string-value="mspb">
            <text:p>mspb</text:p>
          </table:table-cell>
          <table:table-cell table:style-name="ACE-0x2055188" office:value-type="string" office:string-value="MSPB">
            <text:p>MSP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Merit Systems Protection Board">
            <text:p>Merit Systems Protection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6]=&quot;-&quot;;[.B176];[.B176]&amp;&quot;-&quot;&amp;[.C176]));&quot;&amp;&quot;;&quot;&quot;);&quot; &quot;;&quot;-&quot;)" office:value-type="string" office:string-value="nara">
            <text:p>nara</text:p>
          </table:table-cell>
          <table:table-cell table:style-name="ACE-0x2055188" office:value-type="string" office:string-value="NARA">
            <text:p>NAR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Archives and Records Administration">
            <text:p>National Archives and Records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7]=&quot;-&quot;;[.B177];[.B177]&amp;&quot;-&quot;&amp;[.C177]));&quot;&amp;&quot;;&quot;&quot;);&quot; &quot;;&quot;-&quot;)" office:value-type="string" office:string-value="nara-ofr">
            <text:p>nara-ofr</text:p>
          </table:table-cell>
          <table:table-cell table:style-name="ACE-0x2055188" office:value-type="string" office:string-value="NARA">
            <text:p>NARA</text:p>
          </table:table-cell>
          <table:table-cell table:style-name="ACE-0x2055188" office:value-type="string" office:string-value="OFR">
            <text:p>OFR</text:p>
          </table:table-cell>
          <table:table-cell table:style-name="ACE-0x2055188" office:value-type="string" office:string-value="Office of the Federal Register">
            <text:p>Office of the Federal Regist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8]=&quot;-&quot;;[.B178];[.B178]&amp;&quot;-&quot;&amp;[.C178]));&quot;&amp;&quot;;&quot;&quot;);&quot; &quot;;&quot;-&quot;)" office:value-type="string" office:string-value="nasa">
            <text:p>nasa</text:p>
          </table:table-cell>
          <table:table-cell table:style-name="ACE-0x2055188" office:value-type="string" office:string-value="NASA">
            <text:p>NAS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Aeronautics and Space Administration">
            <text:p>National Aeronautics and Space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79]=&quot;-&quot;;[.B179];[.B179]&amp;&quot;-&quot;&amp;[.C179]));&quot;&amp;&quot;;&quot;&quot;);&quot; &quot;;&quot;-&quot;)" office:value-type="string" office:string-value="ncpc">
            <text:p>ncpc</text:p>
          </table:table-cell>
          <table:table-cell table:style-name="ACE-0x2055188" office:value-type="string" office:string-value="NCPC">
            <text:p>NCP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Capital Planning Commission">
            <text:p>National Capital Planning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0]=&quot;-&quot;;[.B180];[.B180]&amp;&quot;-&quot;&amp;[.C180]));&quot;&amp;&quot;;&quot;&quot;);&quot; &quot;;&quot;-&quot;)" office:value-type="string" office:string-value="nea">
            <text:p>nea</text:p>
          </table:table-cell>
          <table:table-cell table:style-name="ACE-0x2055188" office:value-type="string" office:string-value="NEA">
            <text:p>NE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Endowment for the Arts">
            <text:p>National Endowment for the Art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1]=&quot;-&quot;;[.B181];[.B181]&amp;&quot;-&quot;&amp;[.C181]));&quot;&amp;&quot;;&quot;&quot;);&quot; &quot;;&quot;-&quot;)" office:value-type="string" office:string-value="neh">
            <text:p>neh</text:p>
          </table:table-cell>
          <table:table-cell table:style-name="ACE-0x2055188" office:value-type="string" office:string-value="NEH">
            <text:p>NEH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Endowment for the Humanities">
            <text:p>National Endowment for the Humaniti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2]=&quot;-&quot;;[.B182];[.B182]&amp;&quot;-&quot;&amp;[.C182]));&quot;&amp;&quot;;&quot;&quot;);&quot; &quot;;&quot;-&quot;)" office:value-type="string" office:string-value="nga">
            <text:p>nga</text:p>
          </table:table-cell>
          <table:table-cell table:style-name="ACE-0x2055188" office:value-type="string" office:string-value="NGA">
            <text:p>NG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Gallery of Art">
            <text:p>National Gallery of Ar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3]=&quot;-&quot;;[.B183];[.B183]&amp;&quot;-&quot;&amp;[.C183]));&quot;&amp;&quot;;&quot;&quot;);&quot; &quot;;&quot;-&quot;)" office:value-type="string" office:string-value="nigc">
            <text:p>nigc</text:p>
          </table:table-cell>
          <table:table-cell table:style-name="ACE-0x2055188" office:value-type="string" office:string-value="NIGC">
            <text:p>NIG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Indian Gaming Commission">
            <text:p>National Indian Gaming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4]=&quot;-&quot;;[.B184];[.B184]&amp;&quot;-&quot;&amp;[.C184]));&quot;&amp;&quot;;&quot;&quot;);&quot; &quot;;&quot;-&quot;)" office:value-type="string" office:string-value="nih">
            <text:p>nih</text:p>
          </table:table-cell>
          <table:table-cell table:style-name="ACE-0x2055188" office:value-type="string" office:string-value="NIH">
            <text:p>NIH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Institutes of Health">
            <text:p>National Institutes of Health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5]=&quot;-&quot;;[.B185];[.B185]&amp;&quot;-&quot;&amp;[.C185]));&quot;&amp;&quot;;&quot;&quot;);&quot; &quot;;&quot;-&quot;)" office:value-type="string" office:string-value="nlrb">
            <text:p>nlrb</text:p>
          </table:table-cell>
          <table:table-cell table:style-name="ACE-0x2055188" office:value-type="string" office:string-value="NLRB">
            <text:p>NLR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Labor Relations Board">
            <text:p>National Labor Relations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6]=&quot;-&quot;;[.B186];[.B186]&amp;&quot;-&quot;&amp;[.C186]));&quot;&amp;&quot;;&quot;&quot;);&quot; &quot;;&quot;-&quot;)" office:value-type="string" office:string-value="nmb">
            <text:p>nmb</text:p>
          </table:table-cell>
          <table:table-cell table:style-name="ACE-0x2055188" office:value-type="string" office:string-value="NMB">
            <text:p>NM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Mediation Board">
            <text:p>National Mediation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7]=&quot;-&quot;;[.B187];[.B187]&amp;&quot;-&quot;&amp;[.C187]));&quot;&amp;&quot;;&quot;&quot;);&quot; &quot;;&quot;-&quot;)" office:value-type="string" office:string-value="nrc">
            <text:p>nrc</text:p>
          </table:table-cell>
          <table:table-cell table:style-name="ACE-0x2055188" office:value-type="string" office:string-value="NRC">
            <text:p>NR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uclear Regulatory Commission">
            <text:p>Nuclear Regulatory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8]=&quot;-&quot;;[.B188];[.B188]&amp;&quot;-&quot;&amp;[.C188]));&quot;&amp;&quot;;&quot;&quot;);&quot; &quot;;&quot;-&quot;)" office:value-type="string" office:string-value="nsf">
            <text:p>nsf</text:p>
          </table:table-cell>
          <table:table-cell table:style-name="ACE-0x2055188" office:value-type="string" office:string-value="NSF">
            <text:p>NSF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Science Foundation">
            <text:p>National Science Found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89]=&quot;-&quot;;[.B189];[.B189]&amp;&quot;-&quot;&amp;[.C189]));&quot;&amp;&quot;;&quot;&quot;);&quot; &quot;;&quot;-&quot;)" office:value-type="string" office:string-value="ntsb">
            <text:p>ntsb</text:p>
          </table:table-cell>
          <table:table-cell table:style-name="ACE-0x2055188" office:value-type="string" office:string-value="NTSB">
            <text:p>NTS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ational Transportation Safety Board">
            <text:p>National Transportation Safety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0]=&quot;-&quot;;[.B190];[.B190]&amp;&quot;-&quot;&amp;[.C190]));&quot;&amp;&quot;;&quot;&quot;);&quot; &quot;;&quot;-&quot;)" office:value-type="string" office:string-value="nwtrb">
            <text:p>nwtrb</text:p>
          </table:table-cell>
          <table:table-cell table:style-name="ACE-0x2055188" office:value-type="string" office:string-value="NWTRB">
            <text:p>NWTR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Nuclear Waste Technical Review Board">
            <text:p>Nuclear Waste Technical Review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1]=&quot;-&quot;;[.B191];[.B191]&amp;&quot;-&quot;&amp;[.C191]));&quot;&amp;&quot;;&quot;&quot;);&quot; &quot;;&quot;-&quot;)" office:value-type="string" office:string-value="oge">
            <text:p>oge</text:p>
          </table:table-cell>
          <table:table-cell table:style-name="ACE-0x2055188" office:value-type="string" office:string-value="OGE">
            <text:p>OGE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Office of Government Ethics">
            <text:p>Office of Government Ethic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2]=&quot;-&quot;;[.B192];[.B192]&amp;&quot;-&quot;&amp;[.C192]));&quot;&amp;&quot;;&quot;&quot;);&quot; &quot;;&quot;-&quot;)" office:value-type="string" office:string-value="onhir">
            <text:p>onhir</text:p>
          </table:table-cell>
          <table:table-cell table:style-name="ACE-0x2055188" office:value-type="string" office:string-value="ONHIR">
            <text:p>ONHIR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Office of Navajo and Hopi Indian Relocation">
            <text:p>Office of Navajo and Hopi Indian Reloc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3]=&quot;-&quot;;[.B193];[.B193]&amp;&quot;-&quot;&amp;[.C193]));&quot;&amp;&quot;;&quot;&quot;);&quot; &quot;;&quot;-&quot;)" office:value-type="string" office:string-value="opic">
            <text:p>opic</text:p>
          </table:table-cell>
          <table:table-cell table:style-name="ACE-0x2055188" office:value-type="string" office:string-value="OPIC">
            <text:p>OPI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Overseas Private Investment Corporation">
            <text:p>Overseas Private Investment Corpo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4]=&quot;-&quot;;[.B194];[.B194]&amp;&quot;-&quot;&amp;[.C194]));&quot;&amp;&quot;;&quot;&quot;);&quot; &quot;;&quot;-&quot;)" office:value-type="string" office:string-value="opm">
            <text:p>opm</text:p>
          </table:table-cell>
          <table:table-cell table:style-name="ACE-0x2055188" office:value-type="string" office:string-value="OPM">
            <text:p>OPM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Office of Personnel Management">
            <text:p>Office of Personnel Manage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5]=&quot;-&quot;;[.B195];[.B195]&amp;&quot;-&quot;&amp;[.C195]));&quot;&amp;&quot;;&quot;&quot;);&quot; &quot;;&quot;-&quot;)" office:value-type="string" office:string-value="osc">
            <text:p>osc</text:p>
          </table:table-cell>
          <table:table-cell table:style-name="ACE-0x2055188" office:value-type="string" office:string-value="OSC">
            <text:p>OS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Office of the Special Counsel">
            <text:p>US Office of the Special Counsel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6]=&quot;-&quot;;[.B196];[.B196]&amp;&quot;-&quot;&amp;[.C196]));&quot;&amp;&quot;;&quot;&quot;);&quot; &quot;;&quot;-&quot;)" office:value-type="string" office:string-value="oshrc">
            <text:p>oshrc</text:p>
          </table:table-cell>
          <table:table-cell table:style-name="ACE-0x2055188" office:value-type="string" office:string-value="OSHRC">
            <text:p>OSHR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Occupational Safety and Health Review Commission">
            <text:p>Occupational Safety and Health Review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7]=&quot;-&quot;;[.B197];[.B197]&amp;&quot;-&quot;&amp;[.C197]));&quot;&amp;&quot;;&quot;&quot;);&quot; &quot;;&quot;-&quot;)" office:value-type="string" office:string-value="pbgc">
            <text:p>pbgc</text:p>
          </table:table-cell>
          <table:table-cell table:style-name="ACE-0x2055188" office:value-type="string" office:string-value="PBGC">
            <text:p>PBG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Pension Benefit Guaranty Corporation">
            <text:p>Pension Benefit Guaranty Corpo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8]=&quot;-&quot;;[.B198];[.B198]&amp;&quot;-&quot;&amp;[.C198]));&quot;&amp;&quot;;&quot;&quot;);&quot; &quot;;&quot;-&quot;)" office:value-type="string" office:string-value="peace-corps">
            <text:p>peace-corps</text:p>
          </table:table-cell>
          <table:table-cell table:style-name="ACE-0x2055188" office:value-type="string" office:string-value="Peace Corps">
            <text:p>Peace Corps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Peace Corps">
            <text:p>US Peace Corp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199]=&quot;-&quot;;[.B199];[.B199]&amp;&quot;-&quot;&amp;[.C199]));&quot;&amp;&quot;;&quot;&quot;);&quot; &quot;;&quot;-&quot;)" office:value-type="string" office:string-value="prc">
            <text:p>prc</text:p>
          </table:table-cell>
          <table:table-cell table:style-name="ACE-0x2055188" office:value-type="string" office:string-value="PRC">
            <text:p>PR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Postal Regulatory Commission">
            <text:p>Postal Regulatory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0]=&quot;-&quot;;[.B200];[.B200]&amp;&quot;-&quot;&amp;[.C200]));&quot;&amp;&quot;;&quot;&quot;);&quot; &quot;;&quot;-&quot;)" office:value-type="string" office:string-value="rrb">
            <text:p>rrb</text:p>
          </table:table-cell>
          <table:table-cell table:style-name="ACE-0x2055188" office:value-type="string" office:string-value="RRB">
            <text:p>RRB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Railroad Retirement Board">
            <text:p>Railroad Retirement Board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1]=&quot;-&quot;;[.B201];[.B201]&amp;&quot;-&quot;&amp;[.C201]));&quot;&amp;&quot;;&quot;&quot;);&quot; &quot;;&quot;-&quot;)" office:value-type="string" office:string-value="sba">
            <text:p>sba</text:p>
          </table:table-cell>
          <table:table-cell table:style-name="ACE-0x2055188" office:value-type="string" office:string-value="SBA">
            <text:p>SB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Small Business Administration">
            <text:p>Small Business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2]=&quot;-&quot;;[.B202];[.B202]&amp;&quot;-&quot;&amp;[.C202]));&quot;&amp;&quot;;&quot;&quot;);&quot; &quot;;&quot;-&quot;)" office:value-type="string" office:string-value="sec">
            <text:p>sec</text:p>
          </table:table-cell>
          <table:table-cell table:style-name="ACE-0x2055188" office:value-type="string" office:string-value="SEC">
            <text:p>SE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Securities and Exchange Commission">
            <text:p>Securities and Exchange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3]=&quot;-&quot;;[.B203];[.B203]&amp;&quot;-&quot;&amp;[.C203]));&quot;&amp;&quot;;&quot;&quot;);&quot; &quot;;&quot;-&quot;)" office:value-type="string" office:string-value="si">
            <text:p>si</text:p>
          </table:table-cell>
          <table:table-cell table:style-name="ACE-0x2055188" office:value-type="string" office:string-value="SI">
            <text:p>SI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Smithsonian Institution">
            <text:p>Smithsonian Institu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4]=&quot;-&quot;;[.B204];[.B204]&amp;&quot;-&quot;&amp;[.C204]));&quot;&amp;&quot;;&quot;&quot;);&quot; &quot;;&quot;-&quot;)" office:value-type="string" office:string-value="ssa">
            <text:p>ssa</text:p>
          </table:table-cell>
          <table:table-cell table:style-name="ACE-0x2055188" office:value-type="string" office:string-value="SSA">
            <text:p>SS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Social Security Administration">
            <text:p>Social Securit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5]=&quot;-&quot;;[.B205];[.B205]&amp;&quot;-&quot;&amp;[.C205]));&quot;&amp;&quot;;&quot;&quot;);&quot; &quot;;&quot;-&quot;)" office:value-type="string" office:string-value="sss">
            <text:p>sss</text:p>
          </table:table-cell>
          <table:table-cell table:style-name="ACE-0x2055188" office:value-type="string" office:string-value="SSS">
            <text:p>SSS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Selective Service System">
            <text:p>Selective Service System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6]=&quot;-&quot;;[.B206];[.B206]&amp;&quot;-&quot;&amp;[.C206]));&quot;&amp;&quot;;&quot;&quot;);&quot; &quot;;&quot;-&quot;)" office:value-type="string" office:string-value="state">
            <text:p>state</text:p>
          </table:table-cell>
          <table:table-cell table:style-name="ACE-0x2055188" office:value-type="string" office:string-value="STATE">
            <text:p>STATE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State">
            <text:p>Department of Stat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7]=&quot;-&quot;;[.B207];[.B207]&amp;&quot;-&quot;&amp;[.C207]));&quot;&amp;&quot;;&quot;&quot;);&quot; &quot;;&quot;-&quot;)" office:value-type="string" office:string-value="state-oecd">
            <text:p>state-oecd</text:p>
          </table:table-cell>
          <table:table-cell table:style-name="ACE-0x2055188" office:value-type="string" office:string-value="STATE">
            <text:p>STATE</text:p>
          </table:table-cell>
          <table:table-cell table:style-name="ACE-0x2055188" office:value-type="string" office:string-value="OECD">
            <text:p>OECD</text:p>
          </table:table-cell>
          <table:table-cell table:style-name="ACE-0x2055188" office:value-type="string" office:string-value="Organisation for Economic Cooperation and Development">
            <text:p>Organisation for Economic Cooperation and Develop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8]=&quot;-&quot;;[.B208];[.B208]&amp;&quot;-&quot;&amp;[.C208]));&quot;&amp;&quot;;&quot;&quot;);&quot; &quot;;&quot;-&quot;)" office:value-type="string" office:string-value="treas">
            <text:p>treas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the Treasury">
            <text:p>Department of the Treasur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09]=&quot;-&quot;;[.B209];[.B209]&amp;&quot;-&quot;&amp;[.C209]));&quot;&amp;&quot;;&quot;&quot;);&quot; &quot;;&quot;-&quot;)" office:value-type="string" office:string-value="treas-bep">
            <text:p>treas-bep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BEP">
            <text:p>BEP</text:p>
          </table:table-cell>
          <table:table-cell table:style-name="ACE-0x2055188" office:value-type="string" office:string-value="Bureau of Engraving and Printing">
            <text:p>Bureau of Engraving and Printing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0]=&quot;-&quot;;[.B210];[.B210]&amp;&quot;-&quot;&amp;[.C210]));&quot;&amp;&quot;;&quot;&quot;);&quot; &quot;;&quot;-&quot;)" office:value-type="string" office:string-value="treas-bpd">
            <text:p>treas-bpd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BPD">
            <text:p>BPD</text:p>
          </table:table-cell>
          <table:table-cell table:style-name="ACE-0x2055188" office:value-type="string" office:string-value="Bureau of the Public Debt">
            <text:p>Bureau of the Public Deb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1]=&quot;-&quot;;[.B211];[.B211]&amp;&quot;-&quot;&amp;[.C211]));&quot;&amp;&quot;;&quot;&quot;);&quot; &quot;;&quot;-&quot;)" office:value-type="string" office:string-value="treas-df">
            <text:p>treas-df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DF">
            <text:p>DF</text:p>
          </table:table-cell>
          <table:table-cell table:style-name="ACE-0x2055188" office:value-type="string" office:string-value="Domestic Finance">
            <text:p>Domestic Finan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2]=&quot;-&quot;;[.B212];[.B212]&amp;&quot;-&quot;&amp;[.C212]));&quot;&amp;&quot;;&quot;&quot;);&quot; &quot;;&quot;-&quot;)" office:value-type="string" office:string-value="treas-do">
            <text:p>treas-do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DO">
            <text:p>DO</text:p>
          </table:table-cell>
          <table:table-cell table:style-name="ACE-0x2055188" office:value-type="string" office:string-value="Departmental Offices">
            <text:p>Departmental Office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3]=&quot;-&quot;;[.B213];[.B213]&amp;&quot;-&quot;&amp;[.C213]));&quot;&amp;&quot;;&quot;&quot;);&quot; &quot;;&quot;-&quot;)" office:value-type="string" office:string-value="treas-ep">
            <text:p>treas-ep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EP">
            <text:p>EP</text:p>
          </table:table-cell>
          <table:table-cell table:style-name="ACE-0x2055188" office:value-type="string" office:string-value="Economic Policy">
            <text:p>Economic Poli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4]=&quot;-&quot;;[.B214];[.B214]&amp;&quot;-&quot;&amp;[.C214]));&quot;&amp;&quot;;&quot;&quot;);&quot; &quot;;&quot;-&quot;)" office:value-type="string" office:string-value="treas-fincen">
            <text:p>treas-fincen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FINCEN">
            <text:p>FINCEN</text:p>
          </table:table-cell>
          <table:table-cell table:style-name="ACE-0x2055188" office:value-type="string" office:string-value="Financial Crimes Enforcement Network">
            <text:p>Financial Crimes Enforcement Network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5]=&quot;-&quot;;[.B215];[.B215]&amp;&quot;-&quot;&amp;[.C215]));&quot;&amp;&quot;;&quot;&quot;);&quot; &quot;;&quot;-&quot;)" office:value-type="string" office:string-value="treas-fms">
            <text:p>treas-fms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FMS">
            <text:p>FMS</text:p>
          </table:table-cell>
          <table:table-cell table:style-name="ACE-0x2055188" office:value-type="string" office:string-value="Financial Management Service">
            <text:p>Financial Management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6]=&quot;-&quot;;[.B216];[.B216]&amp;&quot;-&quot;&amp;[.C216]));&quot;&amp;&quot;;&quot;&quot;);&quot; &quot;;&quot;-&quot;)" office:value-type="string" office:string-value="treas-hrc">
            <text:p>treas-hrc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HRC">
            <text:p>HRC</text:p>
          </table:table-cell>
          <table:table-cell table:style-name="ACE-0x2055188" office:value-type="string" office:string-value="HRConnect">
            <text:p>HRConnec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7]=&quot;-&quot;;[.B217];[.B217]&amp;&quot;-&quot;&amp;[.C217]));&quot;&amp;&quot;;&quot;&quot;);&quot; &quot;;&quot;-&quot;)" office:value-type="string" office:string-value="treas-irs">
            <text:p>treas-irs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IRS">
            <text:p>IRS</text:p>
          </table:table-cell>
          <table:table-cell table:style-name="ACE-0x2055188" office:value-type="string" office:string-value="Internal Revenue Service">
            <text:p>Internal Revenue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8]=&quot;-&quot;;[.B218];[.B218]&amp;&quot;-&quot;&amp;[.C218]));&quot;&amp;&quot;;&quot;&quot;);&quot; &quot;;&quot;-&quot;)" office:value-type="string" office:string-value="treas-mint">
            <text:p>treas-mint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MINT">
            <text:p>MINT</text:p>
          </table:table-cell>
          <table:table-cell table:style-name="ACE-0x2055188" office:value-type="string" office:string-value="United States Mint">
            <text:p>United States Mi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19]=&quot;-&quot;;[.B219];[.B219]&amp;&quot;-&quot;&amp;[.C219]));&quot;&amp;&quot;;&quot;&quot;);&quot; &quot;;&quot;-&quot;)" office:value-type="string" office:string-value="treas-occ">
            <text:p>treas-occ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OCC">
            <text:p>OCC</text:p>
          </table:table-cell>
          <table:table-cell table:style-name="ACE-0x2055188" office:value-type="string" office:string-value="Office of the Comptroller of the Currency">
            <text:p>Office of the Comptroller of the Curr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0]=&quot;-&quot;;[.B220];[.B220]&amp;&quot;-&quot;&amp;[.C220]));&quot;&amp;&quot;;&quot;&quot;);&quot; &quot;;&quot;-&quot;)" office:value-type="string" office:string-value="treas-ots">
            <text:p>treas-ots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OTS">
            <text:p>OTS</text:p>
          </table:table-cell>
          <table:table-cell table:style-name="ACE-0x2055188" office:value-type="string" office:string-value="Office of Thrift Supervision">
            <text:p>Office of Thrift Supervi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1]=&quot;-&quot;;[.B221];[.B221]&amp;&quot;-&quot;&amp;[.C221]));&quot;&amp;&quot;;&quot;&quot;);&quot; &quot;;&quot;-&quot;)" office:value-type="string" office:string-value="treas-ptr">
            <text:p>treas-ptr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PTR">
            <text:p>PTR</text:p>
          </table:table-cell>
          <table:table-cell table:style-name="ACE-0x2055188" office:value-type="string" office:string-value="Privacy, Transparency, Records">
            <text:p>Privacy, Transparency, Record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2]=&quot;-&quot;;[.B222];[.B222]&amp;&quot;-&quot;&amp;[.C222]));&quot;&amp;&quot;;&quot;&quot;);&quot; &quot;;&quot;-&quot;)" office:value-type="string" office:string-value="treas-tigta">
            <text:p>treas-tigta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TIGTA">
            <text:p>TIGTA</text:p>
          </table:table-cell>
          <table:table-cell table:style-name="ACE-0x2055188" office:value-type="string" office:string-value="Treasury Inspector General for Tax Administration">
            <text:p>Treasury Inspector General for Tax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3]=&quot;-&quot;;[.B223];[.B223]&amp;&quot;-&quot;&amp;[.C223]));&quot;&amp;&quot;;&quot;&quot;);&quot; &quot;;&quot;-&quot;)" office:value-type="string" office:string-value="treas-tp">
            <text:p>treas-tp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TP">
            <text:p>TP</text:p>
          </table:table-cell>
          <table:table-cell table:style-name="ACE-0x2055188" office:value-type="string" office:string-value="Tax Policy">
            <text:p>Tax Poli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4]=&quot;-&quot;;[.B224];[.B224]&amp;&quot;-&quot;&amp;[.C224]));&quot;&amp;&quot;;&quot;&quot;);&quot; &quot;;&quot;-&quot;)" office:value-type="string" office:string-value="treas-ttb">
            <text:p>treas-ttb</text:p>
          </table:table-cell>
          <table:table-cell table:style-name="ACE-0x2055188" office:value-type="string" office:string-value="TREAS">
            <text:p>TREAS</text:p>
          </table:table-cell>
          <table:table-cell table:style-name="ACE-0x2055188" office:value-type="string" office:string-value="TTB">
            <text:p>TTB</text:p>
          </table:table-cell>
          <table:table-cell table:style-name="ACE-0x2055188" office:value-type="string" office:string-value="The Alcohol and Tobacco Tax and Trade Bureau">
            <text:p>The Alcohol and Tobacco Tax and Trade Bureau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5]=&quot;-&quot;;[.B225];[.B225]&amp;&quot;-&quot;&amp;[.C225]));&quot;&amp;&quot;;&quot;&quot;);&quot; &quot;;&quot;-&quot;)" office:value-type="string" office:string-value="tva">
            <text:p>tva</text:p>
          </table:table-cell>
          <table:table-cell table:style-name="ACE-0x2055188" office:value-type="string" office:string-value="TVA">
            <text:p>TV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Tennessee Valley Authority">
            <text:p>Tennessee Valley Authorit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6]=&quot;-&quot;;[.B226];[.B226]&amp;&quot;-&quot;&amp;[.C226]));&quot;&amp;&quot;;&quot;&quot;);&quot; &quot;;&quot;-&quot;)" office:value-type="string" office:string-value="usaid">
            <text:p>usaid</text:p>
          </table:table-cell>
          <table:table-cell table:style-name="ACE-0x2055188" office:value-type="string" office:string-value="USAID">
            <text:p>USAID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Agency for International Development">
            <text:p>US Agency for International Develop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7]=&quot;-&quot;;[.B227];[.B227]&amp;&quot;-&quot;&amp;[.C227]));&quot;&amp;&quot;;&quot;&quot;);&quot; &quot;;&quot;-&quot;)" office:value-type="string" office:string-value="usda">
            <text:p>usda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Agriculture">
            <text:p>Department of Agricultur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8]=&quot;-&quot;;[.B228];[.B228]&amp;&quot;-&quot;&amp;[.C228]));&quot;&amp;&quot;;&quot;&quot;);&quot; &quot;;&quot;-&quot;)" office:value-type="string" office:string-value="usda-ams">
            <text:p>usda-am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AMS">
            <text:p>AMS</text:p>
          </table:table-cell>
          <table:table-cell table:style-name="ACE-0x2055188" office:value-type="string" office:string-value="Agricultural Marketing Service">
            <text:p>Agricultural Marketing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29]=&quot;-&quot;;[.B229];[.B229]&amp;&quot;-&quot;&amp;[.C229]));&quot;&amp;&quot;;&quot;&quot;);&quot; &quot;;&quot;-&quot;)" office:value-type="string" office:string-value="usda-aphis">
            <text:p>usda-aphi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APHIS">
            <text:p>APHIS</text:p>
          </table:table-cell>
          <table:table-cell table:style-name="ACE-0x2055188" office:value-type="string" office:string-value="Animal and Plant Health Inspection Service">
            <text:p>Animal and Plant Health Inspection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0]=&quot;-&quot;;[.B230];[.B230]&amp;&quot;-&quot;&amp;[.C230]));&quot;&amp;&quot;;&quot;&quot;);&quot; &quot;;&quot;-&quot;)" office:value-type="string" office:string-value="usda-ars">
            <text:p>usda-ar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ARS">
            <text:p>ARS</text:p>
          </table:table-cell>
          <table:table-cell table:style-name="ACE-0x2055188" office:value-type="string" office:string-value="Agricultural Research Service">
            <text:p>Agricultural Research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1]=&quot;-&quot;;[.B231];[.B231]&amp;&quot;-&quot;&amp;[.C231]));&quot;&amp;&quot;;&quot;&quot;);&quot; &quot;;&quot;-&quot;)" office:value-type="string" office:string-value="usda-ascr">
            <text:p>usda-ascr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ASCR">
            <text:p>ASCR</text:p>
          </table:table-cell>
          <table:table-cell table:style-name="ACE-0x2055188" office:value-type="string" office:string-value="Office of Assistant Secretary for Civil Rights">
            <text:p>Office of Assistant Secretary for Civil Right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2]=&quot;-&quot;;[.B232];[.B232]&amp;&quot;-&quot;&amp;[.C232]));&quot;&amp;&quot;;&quot;&quot;);&quot; &quot;;&quot;-&quot;)" office:value-type="string" office:string-value="usda-dm">
            <text:p>usda-dm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DM">
            <text:p>DM</text:p>
          </table:table-cell>
          <table:table-cell table:style-name="ACE-0x2055188" office:value-type="string" office:string-value="Departmental Management">
            <text:p>Departmental Manage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3]=&quot;-&quot;;[.B233];[.B233]&amp;&quot;-&quot;&amp;[.C233]));&quot;&amp;&quot;;&quot;&quot;);&quot; &quot;;&quot;-&quot;)" office:value-type="string" office:string-value="usda-ers">
            <text:p>usda-er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ERS">
            <text:p>ERS</text:p>
          </table:table-cell>
          <table:table-cell table:style-name="ACE-0x2055188" office:value-type="string" office:string-value="Economic Research Service">
            <text:p>Economic Research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4]=&quot;-&quot;;[.B234];[.B234]&amp;&quot;-&quot;&amp;[.C234]));&quot;&amp;&quot;;&quot;&quot;);&quot; &quot;;&quot;-&quot;)" office:value-type="string" office:string-value="usda-fas">
            <text:p>usda-fa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FAS">
            <text:p>FAS</text:p>
          </table:table-cell>
          <table:table-cell table:style-name="ACE-0x2055188" office:value-type="string" office:string-value="Foreign Agricultural Service">
            <text:p>Foreign Agricultural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5]=&quot;-&quot;;[.B235];[.B235]&amp;&quot;-&quot;&amp;[.C235]));&quot;&amp;&quot;;&quot;&quot;);&quot; &quot;;&quot;-&quot;)" office:value-type="string" office:string-value="usda-fns">
            <text:p>usda-fn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FNS">
            <text:p>FNS</text:p>
          </table:table-cell>
          <table:table-cell table:style-name="ACE-0x2055188" office:value-type="string" office:string-value="Food and Nutrition Service">
            <text:p>Food and Nutrition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6]=&quot;-&quot;;[.B236];[.B236]&amp;&quot;-&quot;&amp;[.C236]));&quot;&amp;&quot;;&quot;&quot;);&quot; &quot;;&quot;-&quot;)" office:value-type="string" office:string-value="usda-fs">
            <text:p>usda-f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FS">
            <text:p>FS</text:p>
          </table:table-cell>
          <table:table-cell table:style-name="ACE-0x2055188" office:value-type="string" office:string-value="US Forest Service">
            <text:p>US Forest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7]=&quot;-&quot;;[.B237];[.B237]&amp;&quot;-&quot;&amp;[.C237]));&quot;&amp;&quot;;&quot;&quot;);&quot; &quot;;&quot;-&quot;)" office:value-type="string" office:string-value="usda-fsa">
            <text:p>usda-fsa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FSA">
            <text:p>FSA</text:p>
          </table:table-cell>
          <table:table-cell table:style-name="ACE-0x2055188" office:value-type="string" office:string-value="Farm Service Agency">
            <text:p>Farm Service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8]=&quot;-&quot;;[.B238];[.B238]&amp;&quot;-&quot;&amp;[.C238]));&quot;&amp;&quot;;&quot;&quot;);&quot; &quot;;&quot;-&quot;)" office:value-type="string" office:string-value="usda-fsis">
            <text:p>usda-fsi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FSIS">
            <text:p>FSIS</text:p>
          </table:table-cell>
          <table:table-cell table:style-name="ACE-0x2055188" office:value-type="string" office:string-value="Food Safety and Inspection Service">
            <text:p>Food Safety and Inspection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39]=&quot;-&quot;;[.B239];[.B239]&amp;&quot;-&quot;&amp;[.C239]));&quot;&amp;&quot;;&quot;&quot;);&quot; &quot;;&quot;-&quot;)" office:value-type="string" office:string-value="usda-gipsa">
            <text:p>usda-gipsa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GIPSA">
            <text:p>GIPSA</text:p>
          </table:table-cell>
          <table:table-cell table:style-name="ACE-0x2055188" office:value-type="string" office:string-value="Grain Inspection, Packers, and Stockyard Administration">
            <text:p>Grain Inspection, Packers, and Stockyard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0]=&quot;-&quot;;[.B240];[.B240]&amp;&quot;-&quot;&amp;[.C240]));&quot;&amp;&quot;;&quot;&quot;);&quot; &quot;;&quot;-&quot;)" office:value-type="string" office:string-value="usda-nad">
            <text:p>usda-nad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NAD">
            <text:p>NAD</text:p>
          </table:table-cell>
          <table:table-cell table:style-name="ACE-0x2055188" office:value-type="string" office:string-value="National Appeals Division">
            <text:p>National Appeals Divi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1]=&quot;-&quot;;[.B241];[.B241]&amp;&quot;-&quot;&amp;[.C241]));&quot;&amp;&quot;;&quot;&quot;);&quot; &quot;;&quot;-&quot;)" office:value-type="string" office:string-value="usda-nass">
            <text:p>usda-nas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NASS">
            <text:p>NASS</text:p>
          </table:table-cell>
          <table:table-cell table:style-name="ACE-0x2055188" office:value-type="string" office:string-value="National Agricultural Statistics Service">
            <text:p>National Agricultural Statistics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2]=&quot;-&quot;;[.B242];[.B242]&amp;&quot;-&quot;&amp;[.C242]));&quot;&amp;&quot;;&quot;&quot;);&quot; &quot;;&quot;-&quot;)" office:value-type="string" office:string-value="usda-nifa">
            <text:p>usda-nifa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NIFA">
            <text:p>NIFA</text:p>
          </table:table-cell>
          <table:table-cell table:style-name="ACE-0x2055188" office:value-type="string" office:string-value="National Institute of Food and Agriculture">
            <text:p>National Institute of Food and Agricultur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3]=&quot;-&quot;;[.B243];[.B243]&amp;&quot;-&quot;&amp;[.C243]));&quot;&amp;&quot;;&quot;&quot;);&quot; &quot;;&quot;-&quot;)" office:value-type="string" office:string-value="usda-nrcs">
            <text:p>usda-nrc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NRCS">
            <text:p>NRCS</text:p>
          </table:table-cell>
          <table:table-cell table:style-name="ACE-0x2055188" office:value-type="string" office:string-value="Natural Resources Conservation Service">
            <text:p>Natural Resources Conservation Servi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4]=&quot;-&quot;;[.B244];[.B244]&amp;&quot;-&quot;&amp;[.C244]));&quot;&amp;&quot;;&quot;&quot;);&quot; &quot;;&quot;-&quot;)" office:value-type="string" office:string-value="usda-obpa">
            <text:p>usda-obpa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OBPA">
            <text:p>OBPA</text:p>
          </table:table-cell>
          <table:table-cell table:style-name="ACE-0x2055188" office:value-type="string" office:string-value="Office of Budget and Program Analysis">
            <text:p>Office of Budget and Program Analysi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5]=&quot;-&quot;;[.B245];[.B245]&amp;&quot;-&quot;&amp;[.C245]));&quot;&amp;&quot;;&quot;&quot;);&quot; &quot;;&quot;-&quot;)" office:value-type="string" office:string-value="usda-oc">
            <text:p>usda-oc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OC">
            <text:p>OC</text:p>
          </table:table-cell>
          <table:table-cell table:style-name="ACE-0x2055188" office:value-type="string" office:string-value="Office of Communications">
            <text:p>Office of Communication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6]=&quot;-&quot;;[.B246];[.B246]&amp;&quot;-&quot;&amp;[.C246]));&quot;&amp;&quot;;&quot;&quot;);&quot; &quot;;&quot;-&quot;)" office:value-type="string" office:string-value="usda-oce">
            <text:p>usda-oce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OCE">
            <text:p>OCE</text:p>
          </table:table-cell>
          <table:table-cell table:style-name="ACE-0x2055188" office:value-type="string" office:string-value="Office of the Chief Economist">
            <text:p>Office of the Chief Economis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7]=&quot;-&quot;;[.B247];[.B247]&amp;&quot;-&quot;&amp;[.C247]));&quot;&amp;&quot;;&quot;&quot;);&quot; &quot;;&quot;-&quot;)" office:value-type="string" office:string-value="usda-ocfo-fs">
            <text:p>usda-ocfo-f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OCFO-FS">
            <text:p>OCFO-FS</text:p>
          </table:table-cell>
          <table:table-cell table:style-name="ACE-0x2055188" office:value-type="string" office:string-value="Office of Chief Financial Officer-Financial Systems">
            <text:p>Office of Chief Financial Officer-Financial System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8]=&quot;-&quot;;[.B248];[.B248]&amp;&quot;-&quot;&amp;[.C248]));&quot;&amp;&quot;;&quot;&quot;);&quot; &quot;;&quot;-&quot;)" office:value-type="string" office:string-value="usda-ocfo-nf">
            <text:p>usda-ocfo-nf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OCFO-NF">
            <text:p>OCFO-NF</text:p>
          </table:table-cell>
          <table:table-cell table:style-name="ACE-0x2055188" office:value-type="string" office:string-value="Office of Chief Financial Officer-National Finance">
            <text:p>Office of Chief Financial Officer-National Finan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49]=&quot;-&quot;;[.B249];[.B249]&amp;&quot;-&quot;&amp;[.C249]));&quot;&amp;&quot;;&quot;&quot;);&quot; &quot;;&quot;-&quot;)" office:value-type="string" office:string-value="usda-ocio">
            <text:p>usda-ocio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OCIO">
            <text:p>OCIO</text:p>
          </table:table-cell>
          <table:table-cell table:style-name="ACE-0x2055188" office:value-type="string" office:string-value="Office of the Chief Information Officer">
            <text:p>Office of the Chief Information Officer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0]=&quot;-&quot;;[.B250];[.B250]&amp;&quot;-&quot;&amp;[.C250]));&quot;&amp;&quot;;&quot;&quot;);&quot; &quot;;&quot;-&quot;)" office:value-type="string" office:string-value="usda-oes">
            <text:p>usda-oes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OES">
            <text:p>OES</text:p>
          </table:table-cell>
          <table:table-cell table:style-name="ACE-0x2055188" office:value-type="string" office:string-value="Office of Executive Secretary">
            <text:p>Office of Executive Secretar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1]=&quot;-&quot;;[.B251];[.B251]&amp;&quot;-&quot;&amp;[.C251]));&quot;&amp;&quot;;&quot;&quot;);&quot; &quot;;&quot;-&quot;)" office:value-type="string" office:string-value="usda-ogc">
            <text:p>usda-ogc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OGC">
            <text:p>OGC</text:p>
          </table:table-cell>
          <table:table-cell table:style-name="ACE-0x2055188" office:value-type="string" office:string-value="Office of the General Council">
            <text:p>Office of the General Council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2]=&quot;-&quot;;[.B252];[.B252]&amp;&quot;-&quot;&amp;[.C252]));&quot;&amp;&quot;;&quot;&quot;);&quot; &quot;;&quot;-&quot;)" office:value-type="string" office:string-value="usda-rd">
            <text:p>usda-rd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RD">
            <text:p>RD</text:p>
          </table:table-cell>
          <table:table-cell table:style-name="ACE-0x2055188" office:value-type="string" office:string-value="Rural Development">
            <text:p>Rural Develop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3]=&quot;-&quot;;[.B253];[.B253]&amp;&quot;-&quot;&amp;[.C253]));&quot;&amp;&quot;;&quot;&quot;);&quot; &quot;;&quot;-&quot;)" office:value-type="string" office:string-value="usda-rma">
            <text:p>usda-rma</text:p>
          </table:table-cell>
          <table:table-cell table:style-name="ACE-0x2055188" office:value-type="string" office:string-value="USDA">
            <text:p>USDA</text:p>
          </table:table-cell>
          <table:table-cell table:style-name="ACE-0x2055188" office:value-type="string" office:string-value="RMA">
            <text:p>RMA</text:p>
          </table:table-cell>
          <table:table-cell table:style-name="ACE-0x2055188" office:value-type="string" office:string-value="Risk Management Agency">
            <text:p>Risk Management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4]=&quot;-&quot;;[.B254];[.B254]&amp;&quot;-&quot;&amp;[.C254]));&quot;&amp;&quot;;&quot;&quot;);&quot; &quot;;&quot;-&quot;)" office:value-type="string" office:string-value="ushmm">
            <text:p>ushmm</text:p>
          </table:table-cell>
          <table:table-cell table:style-name="ACE-0x2055188" office:value-type="string" office:string-value="USHMM">
            <text:p>USHMM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Holocaust Memorial Museum">
            <text:p>US Holocaust Memorial Museum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5]=&quot;-&quot;;[.B255];[.B255]&amp;&quot;-&quot;&amp;[.C255]));&quot;&amp;&quot;;&quot;&quot;);&quot; &quot;;&quot;-&quot;)" office:value-type="string" office:string-value="usip">
            <text:p>usip</text:p>
          </table:table-cell>
          <table:table-cell table:style-name="ACE-0x2055188" office:value-type="string" office:string-value="USIP">
            <text:p>USIP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Institute of Peace">
            <text:p>US Institute of Peace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6]=&quot;-&quot;;[.B256];[.B256]&amp;&quot;-&quot;&amp;[.C256]));&quot;&amp;&quot;;&quot;&quot;);&quot; &quot;;&quot;-&quot;)" office:value-type="string" office:string-value="usitc">
            <text:p>usitc</text:p>
          </table:table-cell>
          <table:table-cell table:style-name="ACE-0x2055188" office:value-type="string" office:string-value="USITC">
            <text:p>USITC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International Trade Commission">
            <text:p>US International Trade Commiss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7]=&quot;-&quot;;[.B257];[.B257]&amp;&quot;-&quot;&amp;[.C257]));&quot;&amp;&quot;;&quot;&quot;);&quot; &quot;;&quot;-&quot;)" office:value-type="string" office:string-value="ustda">
            <text:p>ustda</text:p>
          </table:table-cell>
          <table:table-cell table:style-name="ACE-0x2055188" office:value-type="string" office:string-value="USTDA">
            <text:p>USTD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US Trade and Development Agency">
            <text:p>US Trade and Development Agenc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8]=&quot;-&quot;;[.B258];[.B258]&amp;&quot;-&quot;&amp;[.C258]));&quot;&amp;&quot;;&quot;&quot;);&quot; &quot;;&quot;-&quot;)" office:value-type="string" office:string-value="va">
            <text:p>va</text:p>
          </table:table-cell>
          <table:table-cell table:style-name="ACE-0x2055188" office:value-type="string" office:string-value="VA">
            <text:p>VA</text:p>
          </table:table-cell>
          <table:table-cell table:style-name="ACE-0x2055188" office:value-type="string" office:string-value="-">
            <text:p>-</text:p>
          </table:table-cell>
          <table:table-cell table:style-name="ACE-0x2055188" office:value-type="string" office:string-value="Department of Veterans Affairs">
            <text:p>Department of Veterans Affair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59]=&quot;-&quot;;[.B259];[.B259]&amp;&quot;-&quot;&amp;[.C259]));&quot;&amp;&quot;;&quot;&quot;);&quot; &quot;;&quot;-&quot;)" office:value-type="string" office:string-value="va-bva">
            <text:p>va-bva</text:p>
          </table:table-cell>
          <table:table-cell table:style-name="ACE-0x2055188" office:value-type="string" office:string-value="VA">
            <text:p>VA</text:p>
          </table:table-cell>
          <table:table-cell table:style-name="ACE-0x2055188" office:value-type="string" office:string-value="BVA">
            <text:p>BVA</text:p>
          </table:table-cell>
          <table:table-cell table:style-name="ACE-0x2055188" office:value-type="string" office:string-value="Board of Veterans' Appeals">
            <text:p>Board of Veterans' Appeals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60]=&quot;-&quot;;[.B260];[.B260]&amp;&quot;-&quot;&amp;[.C260]));&quot;&amp;&quot;;&quot;&quot;);&quot; &quot;;&quot;-&quot;)" office:value-type="string" office:string-value="va-nca">
            <text:p>va-nca</text:p>
          </table:table-cell>
          <table:table-cell table:style-name="ACE-0x2055188" office:value-type="string" office:string-value="VA">
            <text:p>VA</text:p>
          </table:table-cell>
          <table:table-cell table:style-name="ACE-0x2055188" office:value-type="string" office:string-value="NCA">
            <text:p>NCA</text:p>
          </table:table-cell>
          <table:table-cell table:style-name="ACE-0x2055188" office:value-type="string" office:string-value="National Cemetery Administration">
            <text:p>National Cemetery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61]=&quot;-&quot;;[.B261];[.B261]&amp;&quot;-&quot;&amp;[.C261]));&quot;&amp;&quot;;&quot;&quot;);&quot; &quot;;&quot;-&quot;)" office:value-type="string" office:string-value="va-oit">
            <text:p>va-oit</text:p>
          </table:table-cell>
          <table:table-cell table:style-name="ACE-0x2055188" office:value-type="string" office:string-value="VA">
            <text:p>VA</text:p>
          </table:table-cell>
          <table:table-cell table:style-name="ACE-0x2055188" office:value-type="string" office:string-value="OIT">
            <text:p>OIT</text:p>
          </table:table-cell>
          <table:table-cell table:style-name="ACE-0x2055188" office:value-type="string" office:string-value="Office of Information Technology">
            <text:p>Office of Information Technology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62]=&quot;-&quot;;[.B262];[.B262]&amp;&quot;-&quot;&amp;[.C262]));&quot;&amp;&quot;;&quot;&quot;);&quot; &quot;;&quot;-&quot;)" office:value-type="string" office:string-value="va-om">
            <text:p>va-om</text:p>
          </table:table-cell>
          <table:table-cell table:style-name="ACE-0x2055188" office:value-type="string" office:string-value="VA">
            <text:p>VA</text:p>
          </table:table-cell>
          <table:table-cell table:style-name="ACE-0x2055188" office:value-type="string" office:string-value="OM">
            <text:p>OM</text:p>
          </table:table-cell>
          <table:table-cell table:style-name="ACE-0x2055188" office:value-type="string" office:string-value="Office of Management">
            <text:p>Office of Management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63]=&quot;-&quot;;[.B263];[.B263]&amp;&quot;-&quot;&amp;[.C263]));&quot;&amp;&quot;;&quot;&quot;);&quot; &quot;;&quot;-&quot;)" office:value-type="string" office:string-value="va-opp">
            <text:p>va-opp</text:p>
          </table:table-cell>
          <table:table-cell table:style-name="ACE-0x2055188" office:value-type="string" office:string-value="VA">
            <text:p>VA</text:p>
          </table:table-cell>
          <table:table-cell table:style-name="ACE-0x2055188" office:value-type="string" office:string-value="OPP">
            <text:p>OPP</text:p>
          </table:table-cell>
          <table:table-cell table:style-name="ACE-0x2055188" office:value-type="string" office:string-value="Office of Policy and Planning">
            <text:p>Office of Policy and Planning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64]=&quot;-&quot;;[.B264];[.B264]&amp;&quot;-&quot;&amp;[.C264]));&quot;&amp;&quot;;&quot;&quot;);&quot; &quot;;&quot;-&quot;)" office:value-type="string" office:string-value="va-vba">
            <text:p>va-vba</text:p>
          </table:table-cell>
          <table:table-cell table:style-name="ACE-0x2055188" office:value-type="string" office:string-value="VA">
            <text:p>VA</text:p>
          </table:table-cell>
          <table:table-cell table:style-name="ACE-0x2055188" office:value-type="string" office:string-value="VBA">
            <text:p>VBA</text:p>
          </table:table-cell>
          <table:table-cell table:style-name="ACE-0x2055188" office:value-type="string" office:string-value="Veterans Benefits Administration">
            <text:p>Veterans Benefits Administration</text:p>
          </table:table-cell>
          <table:table-cell table:number-columns-repeated="252" table:style-name="ACE-0x2055188"/>
        </table:table-row>
        <table:table-row table:style-name="AROW-1">
          <table:table-cell table:style-name="ACE-0x2055188" table:formula="of:=SUBSTITUTE(SUBSTITUTE(LOWER(IF([.C265]=&quot;-&quot;;[.B265];[.B265]&amp;&quot;-&quot;&amp;[.C265]));&quot;&amp;&quot;;&quot;&quot;);&quot; &quot;;&quot;-&quot;)" office:value-type="string" office:string-value="va-vha">
            <text:p>va-vha</text:p>
          </table:table-cell>
          <table:table-cell table:style-name="ACE-0x2055188" office:value-type="string" office:string-value="VA">
            <text:p>VA</text:p>
          </table:table-cell>
          <table:table-cell table:style-name="ACE-0x2055188" office:value-type="string" office:string-value="VHA">
            <text:p>VHA</text:p>
          </table:table-cell>
          <table:table-cell table:style-name="ACE-0x2055188" office:value-type="string" office:string-value="Veterans Health Administration">
            <text:p>Veterans Health Administration</text:p>
          </table:table-cell>
          <table:table-cell table:number-columns-repeated="252" table:style-name="ACE-0x2055188"/>
        </table:table-row>
        <table:table-row table:style-name="AROW-0">
          <table:table-cell table:number-columns-repeated="256" table:style-name="ACE-0x2055188"/>
        </table:table-row>
        <table:table-row table:style-name="AROW-0" table:number-rows-repeated="65270">
          <table:table-cell table:number-columns-repeated="256" table:style-name="ACE-0x205518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f4c5f0" table:print="true">
        <office:forms form:automatic-focus="false" form:apply-design-mode="false">
          <form:form/>
        </office:forms>
        <table:table-column table:default-cell-style-name="ACE-0x20552a8" table:style-name="ACOL-9" table:number-columns-repeated="4"/>
        <table:table-column table:default-cell-style-name="ACE-0x20552a8" table:style-name="ACOL-8" table:number-columns-repeated="2"/>
        <table:table-column table:default-cell-style-name="ACE-0x20552a8" table:style-name="ACOL-8" table:number-columns-repeated="250"/>
        <table:table-row table:style-name="AROW-0">
          <table:table-cell table:number-columns-repeated="256" table:style-name="ACE-0x20552a8"/>
        </table:table-row>
        <table:table-row table:style-name="AROW-1">
          <table:table-cell table:style-name="ACE-0x20552a8" office:value-type="string" office:string-value="cmusialek">
            <text:p>cmusialek</text:p>
          </table:table-cell>
          <table:table-cell table:style-name="ACE-0x20552a8" office:value-type="string" office:string-value="Chris Musialek">
            <text:p>Chris Musialek</text:p>
          </table:table-cell>
          <table:table-cell table:style-name="ACE-0x20552a8" office:value-type="string" office:string-value="eop/White-House">
            <text:p>eop/White-House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]);&quot;/&quot;;&quot;-&quot;);&quot;&amp;&quot;;&quot;&quot;)" office:value-type="string" office:string-value="eop-white-house">
            <text:p>eop-white-house</text:p>
          </table:table-cell>
          <table:table-cell table:style-name="ACE-0x20552a8" table:formula="of:=VLOOKUP([.E2];[$'Sheet2'.A$1:.D$65536];4;FALSE)" office:value-type="string" office:string-value="White House">
            <text:p>White Hous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SusanSullivan">
            <text:p>SusanSullivan</text:p>
          </table:table-cell>
          <table:table-cell table:style-name="ACE-0x20552a8" office:value-type="string" office:string-value="Susan Sullivan">
            <text:p>Susan Sullivan</text:p>
          </table:table-cell>
          <table:table-cell table:style-name="ACE-0x20552a8" office:value-type="string" office:string-value="VA/OM">
            <text:p>VA/OM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]);&quot;/&quot;;&quot;-&quot;);&quot;&amp;&quot;;&quot;&quot;)" office:value-type="string" office:string-value="va-om">
            <text:p>va-om</text:p>
          </table:table-cell>
          <table:table-cell table:style-name="ACE-0x20552a8" table:formula="of:=VLOOKUP([.E3];[$'Sheet2'.A$1:.D$65536];4;FALSE)" office:value-type="string" office:string-value="Office of Management">
            <text:p>Office of Manage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kmcleroy">
            <text:p>kmcleroy</text:p>
          </table:table-cell>
          <table:table-cell table:style-name="ACE-0x20552a8" office:value-type="string" office:string-value="Kristie McLeroy">
            <text:p>Kristie McLeroy</text:p>
          </table:table-cell>
          <table:table-cell table:style-name="ACE-0x20552a8" office:value-type="string" office:string-value="USDA/NRCS">
            <text:p>USDA/NRC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]);&quot;/&quot;;&quot;-&quot;);&quot;&amp;&quot;;&quot;&quot;)" office:value-type="string" office:string-value="usda-nrcs">
            <text:p>usda-nrcs</text:p>
          </table:table-cell>
          <table:table-cell table:style-name="ACE-0x20552a8" table:formula="of:=VLOOKUP([.E4];[$'Sheet2'.A$1:.D$65536];4;FALSE)" office:value-type="string" office:string-value="Natural Resources Conservation Service">
            <text:p>Natural Resources Conservation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pfreich">
            <text:p>pfreich</text:p>
          </table:table-cell>
          <table:table-cell table:style-name="ACE-0x20552a8" office:value-type="string" office:string-value="Paul Reich">
            <text:p>Paul Reich</text:p>
          </table:table-cell>
          <table:table-cell table:style-name="ACE-0x20552a8" office:value-type="string" office:string-value="USDA/NRCS">
            <text:p>USDA/NRC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]);&quot;/&quot;;&quot;-&quot;);&quot;&amp;&quot;;&quot;&quot;)" office:value-type="string" office:string-value="usda-nrcs">
            <text:p>usda-nrcs</text:p>
          </table:table-cell>
          <table:table-cell table:style-name="ACE-0x20552a8" table:formula="of:=VLOOKUP([.E5];[$'Sheet2'.A$1:.D$65536];4;FALSE)" office:value-type="string" office:string-value="Natural Resources Conservation Service">
            <text:p>Natural Resources Conservation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snechero">
            <text:p>snechero</text:p>
          </table:table-cell>
          <table:table-cell table:style-name="ACE-0x20552a8" office:value-type="string" office:string-value="Steve Nechero">
            <text:p>Steve Nechero</text:p>
          </table:table-cell>
          <table:table-cell table:style-name="ACE-0x20552a8" office:value-type="string" office:string-value="USDA/NRCS">
            <text:p>USDA/NRC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]);&quot;/&quot;;&quot;-&quot;);&quot;&amp;&quot;;&quot;&quot;)" office:value-type="string" office:string-value="usda-nrcs">
            <text:p>usda-nrcs</text:p>
          </table:table-cell>
          <table:table-cell table:style-name="ACE-0x20552a8" table:formula="of:=VLOOKUP([.E6];[$'Sheet2'.A$1:.D$65536];4;FALSE)" office:value-type="string" office:string-value="Natural Resources Conservation Service">
            <text:p>Natural Resources Conservation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ASS22030">
            <text:p>NASS22030</text:p>
          </table:table-cell>
          <table:table-cell table:style-name="ACE-0x20552a8" office:value-type="string" office:string-value="Patrick Willis">
            <text:p>Patrick Willis</text:p>
          </table:table-cell>
          <table:table-cell table:style-name="ACE-0x20552a8" office:value-type="string" office:string-value="USDA/NASS">
            <text:p>USDA/NAS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]);&quot;/&quot;;&quot;-&quot;);&quot;&amp;&quot;;&quot;&quot;)" office:value-type="string" office:string-value="usda-nass">
            <text:p>usda-nass</text:p>
          </table:table-cell>
          <table:table-cell table:style-name="ACE-0x20552a8" table:formula="of:=VLOOKUP([.E7];[$'Sheet2'.A$1:.D$65536];4;FALSE)" office:value-type="string" office:string-value="National Agricultural Statistics Service">
            <text:p>National Agricultural Statistics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kent.williams">
            <text:p>kent.williams</text:p>
          </table:table-cell>
          <table:table-cell table:style-name="ACE-0x20552a8" office:value-type="string" office:string-value="Kent Williams">
            <text:p>Kent Williams</text:p>
          </table:table-cell>
          <table:table-cell table:style-name="ACE-0x20552a8" office:value-type="string" office:string-value="USDA/FSA">
            <text:p>USDA/F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]);&quot;/&quot;;&quot;-&quot;);&quot;&amp;&quot;;&quot;&quot;)" office:value-type="string" office:string-value="usda-fsa">
            <text:p>usda-fsa</text:p>
          </table:table-cell>
          <table:table-cell table:style-name="ACE-0x20552a8" table:formula="of:=VLOOKUP([.E8];[$'Sheet2'.A$1:.D$65536];4;FALSE)" office:value-type="string" office:string-value="Farm Service Agency">
            <text:p>Farm Service Agenc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shadley">
            <text:p>mshadley</text:p>
          </table:table-cell>
          <table:table-cell table:style-name="ACE-0x20552a8" office:value-type="string" office:string-value="Michael Hadley">
            <text:p>Michael Hadley</text:p>
          </table:table-cell>
          <table:table-cell table:style-name="ACE-0x20552a8" office:value-type="string" office:string-value="USDA/FSA">
            <text:p>USDA/F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]);&quot;/&quot;;&quot;-&quot;);&quot;&amp;&quot;;&quot;&quot;)" office:value-type="string" office:string-value="usda-fsa">
            <text:p>usda-fsa</text:p>
          </table:table-cell>
          <table:table-cell table:style-name="ACE-0x20552a8" table:formula="of:=VLOOKUP([.E9];[$'Sheet2'.A$1:.D$65536];4;FALSE)" office:value-type="string" office:string-value="Farm Service Agency">
            <text:p>Farm Service Agenc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AIP_update">
            <text:p>NAIP_update</text:p>
          </table:table-cell>
          <table:table-cell table:style-name="ACE-0x20552a8" office:value-type="string" office:string-value="Bridget Barlow">
            <text:p>Bridget Barlow</text:p>
          </table:table-cell>
          <table:table-cell table:style-name="ACE-0x20552a8" office:value-type="string" office:string-value="USDA/FSA">
            <text:p>USDA/F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]);&quot;/&quot;;&quot;-&quot;);&quot;&amp;&quot;;&quot;&quot;)" office:value-type="string" office:string-value="usda-fsa">
            <text:p>usda-fsa</text:p>
          </table:table-cell>
          <table:table-cell table:style-name="ACE-0x20552a8" table:formula="of:=VLOOKUP([.E10];[$'Sheet2'.A$1:.D$65536];4;FALSE)" office:value-type="string" office:string-value="Farm Service Agency">
            <text:p>Farm Service Agenc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kanalley">
            <text:p>bkanalley</text:p>
          </table:table-cell>
          <table:table-cell table:style-name="ACE-0x20552a8" office:value-type="string" office:string-value="Betsy Kanalley">
            <text:p>Betsy Kanalley</text:p>
          </table:table-cell>
          <table:table-cell table:style-name="ACE-0x20552a8" office:value-type="string" office:string-value="USDA/FS">
            <text:p>USDA/F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]);&quot;/&quot;;&quot;-&quot;);&quot;&amp;&quot;;&quot;&quot;)" office:value-type="string" office:string-value="usda-fs">
            <text:p>usda-fs</text:p>
          </table:table-cell>
          <table:table-cell table:style-name="ACE-0x20552a8" table:formula="of:=VLOOKUP([.E11];[$'Sheet2'.A$1:.D$65536];4;FALSE)" office:value-type="string" office:string-value="US Forest Service">
            <text:p>US Forest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greeve">
            <text:p>greeve</text:p>
          </table:table-cell>
          <table:table-cell table:style-name="ACE-0x20552a8" office:value-type="string" office:string-value="Greg Reeve">
            <text:p>Greg Reeve</text:p>
          </table:table-cell>
          <table:table-cell table:style-name="ACE-0x20552a8" office:value-type="string" office:string-value="USDA/FS">
            <text:p>USDA/F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]);&quot;/&quot;;&quot;-&quot;);&quot;&amp;&quot;;&quot;&quot;)" office:value-type="string" office:string-value="usda-fs">
            <text:p>usda-fs</text:p>
          </table:table-cell>
          <table:table-cell table:style-name="ACE-0x20552a8" table:formula="of:=VLOOKUP([.E12];[$'Sheet2'.A$1:.D$65536];4;FALSE)" office:value-type="string" office:string-value="US Forest Service">
            <text:p>US Forest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aco500">
            <text:p>jaco500</text:p>
          </table:table-cell>
          <table:table-cell table:style-name="ACE-0x20552a8" office:value-type="string" office:string-value="Bob Baldwin">
            <text:p>Bob Baldwin</text:p>
          </table:table-cell>
          <table:table-cell table:style-name="ACE-0x20552a8" office:value-type="string" office:string-value="USDA/FAS">
            <text:p>USDA/FA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]);&quot;/&quot;;&quot;-&quot;);&quot;&amp;&quot;;&quot;&quot;)" office:value-type="string" office:string-value="usda-fas">
            <text:p>usda-fas</text:p>
          </table:table-cell>
          <table:table-cell table:style-name="ACE-0x20552a8" table:formula="of:=VLOOKUP([.E13];[$'Sheet2'.A$1:.D$65536];4;FALSE)" office:value-type="string" office:string-value="Foreign Agricultural Service">
            <text:p>Foreign Agricultural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hicks">
            <text:p>bhicks</text:p>
          </table:table-cell>
          <table:table-cell table:style-name="ACE-0x20552a8" office:value-type="string" office:string-value="Bradley Hicks">
            <text:p>Bradley Hicks</text:p>
          </table:table-cell>
          <table:table-cell table:style-name="ACE-0x20552a8" office:value-type="string" office:string-value="USDA/APHIS">
            <text:p>USDA/APHI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]);&quot;/&quot;;&quot;-&quot;);&quot;&amp;&quot;;&quot;&quot;)" office:value-type="string" office:string-value="usda-aphis">
            <text:p>usda-aphis</text:p>
          </table:table-cell>
          <table:table-cell table:style-name="ACE-0x20552a8" table:formula="of:=VLOOKUP([.E14];[$'Sheet2'.A$1:.D$65536];4;FALSE)" office:value-type="string" office:string-value="Animal and Plant Health Inspection Service">
            <text:p>Animal and Plant Health Inspection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tvamaps">
            <text:p>tvamaps</text:p>
          </table:table-cell>
          <table:table-cell table:style-name="ACE-0x20552a8" office:value-type="string" office:string-value="Robert Wilson">
            <text:p>Robert Wilson</text:p>
          </table:table-cell>
          <table:table-cell table:style-name="ACE-0x20552a8" office:value-type="string" office:string-value="TVA">
            <text:p>TV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5]);&quot;/&quot;;&quot;-&quot;);&quot;&amp;&quot;;&quot;&quot;)" office:value-type="string" office:string-value="tva">
            <text:p>tva</text:p>
          </table:table-cell>
          <table:table-cell table:style-name="ACE-0x20552a8" table:formula="of:=VLOOKUP([.E15];[$'Sheet2'.A$1:.D$65536];4;FALSE)" office:value-type="string" office:string-value="Tennessee Valley Authority">
            <text:p>Tennessee Valley Authorit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float" office:value="456118">
            <text:p>456118</text:p>
          </table:table-cell>
          <table:table-cell table:style-name="ACE-0x20552a8" office:value-type="string" office:string-value="Richard Chard">
            <text:p>Richard Chard</text:p>
          </table:table-cell>
          <table:table-cell table:style-name="ACE-0x20552a8" office:value-type="string" office:string-value="SSA">
            <text:p>S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6]);&quot;/&quot;;&quot;-&quot;);&quot;&amp;&quot;;&quot;&quot;)" office:value-type="string" office:string-value="ssa">
            <text:p>ssa</text:p>
          </table:table-cell>
          <table:table-cell table:style-name="ACE-0x20552a8" table:formula="of:=VLOOKUP([.E16];[$'Sheet2'.A$1:.D$65536];4;FALSE)" office:value-type="string" office:string-value="Social Security Administration">
            <text:p>Social Security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mcging">
            <text:p>jmcging</text:p>
          </table:table-cell>
          <table:table-cell table:style-name="ACE-0x20552a8" office:value-type="string" office:string-value="John McGing">
            <text:p>John McGing</text:p>
          </table:table-cell>
          <table:table-cell table:style-name="ACE-0x20552a8" office:value-type="string" office:string-value="SSA">
            <text:p>S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7]);&quot;/&quot;;&quot;-&quot;);&quot;&amp;&quot;;&quot;&quot;)" office:value-type="string" office:string-value="ssa">
            <text:p>ssa</text:p>
          </table:table-cell>
          <table:table-cell table:style-name="ACE-0x20552a8" table:formula="of:=VLOOKUP([.E17];[$'Sheet2'.A$1:.D$65536];4;FALSE)" office:value-type="string" office:string-value="Social Security Administration">
            <text:p>Social Security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nadeau">
            <text:p>dnadeau</text:p>
          </table:table-cell>
          <table:table-cell table:style-name="ACE-0x20552a8" office:value-type="string" office:string-value="Denis Nadeau">
            <text:p>Denis Nadeau</text:p>
          </table:table-cell>
          <table:table-cell table:style-name="ACE-0x20552a8" office:value-type="string" office:string-value="NASA">
            <text:p>NA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8]);&quot;/&quot;;&quot;-&quot;);&quot;&amp;&quot;;&quot;&quot;)" office:value-type="string" office:string-value="nasa">
            <text:p>nasa</text:p>
          </table:table-cell>
          <table:table-cell table:style-name="ACE-0x20552a8" table:formula="of:=VLOOKUP([.E18];[$'Sheet2'.A$1:.D$65536];4;FALSE)" office:value-type="string" office:string-value="National Aeronautics and Space Administration">
            <text:p>National Aeronautics and Space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tstevens1979">
            <text:p>tstevens1979</text:p>
          </table:table-cell>
          <table:table-cell table:style-name="ACE-0x20552a8" office:value-type="string" office:string-value="Tyler Stevens">
            <text:p>Tyler Stevens</text:p>
          </table:table-cell>
          <table:table-cell table:style-name="ACE-0x20552a8" office:value-type="string" office:string-value="NASA">
            <text:p>NA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9]);&quot;/&quot;;&quot;-&quot;);&quot;&amp;&quot;;&quot;&quot;)" office:value-type="string" office:string-value="nasa">
            <text:p>nasa</text:p>
          </table:table-cell>
          <table:table-cell table:style-name="ACE-0x20552a8" table:formula="of:=VLOOKUP([.E19];[$'Sheet2'.A$1:.D$65536];4;FALSE)" office:value-type="string" office:string-value="National Aeronautics and Space Administration">
            <text:p>National Aeronautics and Space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wyang">
            <text:p>wyang</text:p>
          </table:table-cell>
          <table:table-cell table:style-name="ACE-0x20552a8" office:value-type="string" office:string-value="Wenli Yang">
            <text:p>Wenli Yang</text:p>
          </table:table-cell>
          <table:table-cell table:style-name="ACE-0x20552a8" office:value-type="string" office:string-value="NASA">
            <text:p>NA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0]);&quot;/&quot;;&quot;-&quot;);&quot;&amp;&quot;;&quot;&quot;)" office:value-type="string" office:string-value="nasa">
            <text:p>nasa</text:p>
          </table:table-cell>
          <table:table-cell table:style-name="ACE-0x20552a8" table:formula="of:=VLOOKUP([.E20];[$'Sheet2'.A$1:.D$65536];4;FALSE)" office:value-type="string" office:string-value="National Aeronautics and Space Administration">
            <text:p>National Aeronautics and Space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rettnara">
            <text:p>Brettnara</text:p>
          </table:table-cell>
          <table:table-cell table:style-name="ACE-0x20552a8" office:value-type="string" office:string-value="Brett Abrams">
            <text:p>Brett Abrams</text:p>
          </table:table-cell>
          <table:table-cell table:style-name="ACE-0x20552a8" office:value-type="string" office:string-value="NARA">
            <text:p>NAR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1]);&quot;/&quot;;&quot;-&quot;);&quot;&amp;&quot;;&quot;&quot;)" office:value-type="string" office:string-value="nara">
            <text:p>nara</text:p>
          </table:table-cell>
          <table:table-cell table:style-name="ACE-0x20552a8" table:formula="of:=VLOOKUP([.E21];[$'Sheet2'.A$1:.D$65536];4;FALSE)" office:value-type="string" office:string-value="National Archives and Records Administration">
            <text:p>National Archives and Records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sperling">
            <text:p>jsperling</text:p>
          </table:table-cell>
          <table:table-cell table:style-name="ACE-0x20552a8" office:value-type="string" office:string-value="Jon Sperling">
            <text:p>Jon Sperling</text:p>
          </table:table-cell>
          <table:table-cell table:style-name="ACE-0x20552a8" office:value-type="string" office:string-value="HUD">
            <text:p>HUD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2]);&quot;/&quot;;&quot;-&quot;);&quot;&amp;&quot;;&quot;&quot;)" office:value-type="string" office:string-value="hud">
            <text:p>hud</text:p>
          </table:table-cell>
          <table:table-cell table:style-name="ACE-0x20552a8" table:formula="of:=VLOOKUP([.E22];[$'Sheet2'.A$1:.D$65536];4;FALSE)" office:value-type="string" office:string-value="Department of Housing and Urban Development">
            <text:p>Department of Housing and Urban Develop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oletteH">
            <text:p>ColetteH</text:p>
          </table:table-cell>
          <table:table-cell table:style-name="ACE-0x20552a8" office:value-type="string" office:string-value="Colette Hochstein">
            <text:p>Colette Hochstein</text:p>
          </table:table-cell>
          <table:table-cell table:style-name="ACE-0x20552a8" office:value-type="string" office:string-value="HHS/NIH">
            <text:p>HHS/NIH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3]);&quot;/&quot;;&quot;-&quot;);&quot;&amp;&quot;;&quot;&quot;)" office:value-type="string" office:string-value="hhs-nih">
            <text:p>hhs-nih</text:p>
          </table:table-cell>
          <table:table-cell table:style-name="ACE-0x20552a8" table:formula="of:=VLOOKUP([.E23];[$'Sheet2'.A$1:.D$65536];4;FALSE)" office:value-type="string" office:string-value="National Institutes of Health">
            <text:p>National Institutes of Health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TCohen">
            <text:p>TCohen</text:p>
          </table:table-cell>
          <table:table-cell table:style-name="ACE-0x20552a8" office:value-type="string" office:string-value="Terri Cohen">
            <text:p>Terri Cohen</text:p>
          </table:table-cell>
          <table:table-cell table:style-name="ACE-0x20552a8" office:value-type="string" office:string-value="HHS/HRSA">
            <text:p>HHS/HRS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4]);&quot;/&quot;;&quot;-&quot;);&quot;&amp;&quot;;&quot;&quot;)" office:value-type="string" office:string-value="hhs-hrsa">
            <text:p>hhs-hrsa</text:p>
          </table:table-cell>
          <table:table-cell table:style-name="ACE-0x20552a8" table:formula="of:=VLOOKUP([.E24];[$'Sheet2'.A$1:.D$65536];4;FALSE)" office:value-type="string" office:string-value="Health Resources and Services Administration">
            <text:p>Health Resources and Services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brantley">
            <text:p>dbrantley</text:p>
          </table:table-cell>
          <table:table-cell table:style-name="ACE-0x20552a8" office:value-type="string" office:string-value="Dabo Brantley">
            <text:p>Dabo Brantley</text:p>
          </table:table-cell>
          <table:table-cell table:style-name="ACE-0x20552a8" office:value-type="string" office:string-value="HHS/CDC">
            <text:p>HHS/CDC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5]);&quot;/&quot;;&quot;-&quot;);&quot;&amp;&quot;;&quot;&quot;)" office:value-type="string" office:string-value="hhs-cdc">
            <text:p>hhs-cdc</text:p>
          </table:table-cell>
          <table:table-cell table:style-name="ACE-0x20552a8" table:formula="of:=VLOOKUP([.E25];[$'Sheet2'.A$1:.D$65536];4;FALSE)" office:value-type="string" office:string-value="Centers for Disease Control and Prevention">
            <text:p>Centers for Disease Control and Preven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anmelnick">
            <text:p>danmelnick</text:p>
          </table:table-cell>
          <table:table-cell table:style-name="ACE-0x20552a8" office:value-type="string" office:string-value="Dan Melnick">
            <text:p>Dan Melnick</text:p>
          </table:table-cell>
          <table:table-cell table:style-name="ACE-0x20552a8" office:value-type="string" office:string-value="HHS">
            <text:p>HH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6]);&quot;/&quot;;&quot;-&quot;);&quot;&amp;&quot;;&quot;&quot;)" office:value-type="string" office:string-value="hhs">
            <text:p>hhs</text:p>
          </table:table-cell>
          <table:table-cell table:style-name="ACE-0x20552a8" table:formula="of:=VLOOKUP([.E26];[$'Sheet2'.A$1:.D$65536];4;FALSE)" office:value-type="string" office:string-value="Department of Health and Human Services">
            <text:p>Department of Health and Human Services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adparcel">
            <text:p>cadparcel</text:p>
          </table:table-cell>
          <table:table-cell table:style-name="ACE-0x20552a8" office:value-type="string" office:string-value="FGDC Cadsubcommittee">
            <text:p>FGDC Cadsubcommittee</text:p>
          </table:table-cell>
          <table:table-cell table:style-name="ACE-0x20552a8" office:value-type="string" office:string-value="FGDC">
            <text:p>FGDC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7]);&quot;/&quot;;&quot;-&quot;);&quot;&amp;&quot;;&quot;&quot;)" office:value-type="string" office:string-value="fgdc">
            <text:p>fgdc</text:p>
          </table:table-cell>
          <table:table-cell table:style-name="ACE-0x20552a8" table:formula="of:=VLOOKUP([.E27];[$'Sheet2'.A$1:.D$65536];4;FALSE)" office:value-type="string" office:string-value="Federal Geographic Data Committee">
            <text:p>Federal Geographic Data Committe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FGDC">
            <text:p>FGDC</text:p>
          </table:table-cell>
          <table:table-cell table:style-name="ACE-0x20552a8" office:value-type="string" office:string-value="Melissa Wegner">
            <text:p>Melissa Wegner</text:p>
          </table:table-cell>
          <table:table-cell table:style-name="ACE-0x20552a8" office:value-type="string" office:string-value="FGDC">
            <text:p>FGDC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8]);&quot;/&quot;;&quot;-&quot;);&quot;&amp;&quot;;&quot;&quot;)" office:value-type="string" office:string-value="fgdc">
            <text:p>fgdc</text:p>
          </table:table-cell>
          <table:table-cell table:style-name="ACE-0x20552a8" table:formula="of:=VLOOKUP([.E28];[$'Sheet2'.A$1:.D$65536];4;FALSE)" office:value-type="string" office:string-value="Federal Geographic Data Committee">
            <text:p>Federal Geographic Data Committe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GOS_Wayne">
            <text:p>GOS_Wayne</text:p>
          </table:table-cell>
          <table:table-cell table:style-name="ACE-0x20552a8" office:value-type="string" office:string-value="Lynda Wayne">
            <text:p>Lynda Wayne</text:p>
          </table:table-cell>
          <table:table-cell table:style-name="ACE-0x20552a8" office:value-type="string" office:string-value="FGDC">
            <text:p>FGDC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29]);&quot;/&quot;;&quot;-&quot;);&quot;&amp;&quot;;&quot;&quot;)" office:value-type="string" office:string-value="fgdc">
            <text:p>fgdc</text:p>
          </table:table-cell>
          <table:table-cell table:style-name="ACE-0x20552a8" table:formula="of:=VLOOKUP([.E29];[$'Sheet2'.A$1:.D$65536];4;FALSE)" office:value-type="string" office:string-value="Federal Geographic Data Committee">
            <text:p>Federal Geographic Data Committe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EPA_HARVEST">
            <text:p>EPA_HARVEST</text:p>
          </table:table-cell>
          <table:table-cell table:style-name="ACE-0x20552a8" office:value-type="string" office:string-value="Jessica Zichichi">
            <text:p>Jessica Zichichi</text:p>
          </table:table-cell>
          <table:table-cell table:style-name="ACE-0x20552a8" office:value-type="string" office:string-value="EPA">
            <text:p>EP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0]);&quot;/&quot;;&quot;-&quot;);&quot;&amp;&quot;;&quot;&quot;)" office:value-type="string" office:string-value="epa">
            <text:p>epa</text:p>
          </table:table-cell>
          <table:table-cell table:style-name="ACE-0x20552a8" table:formula="of:=VLOOKUP([.E30];[$'Sheet2'.A$1:.D$65536];4;FALSE)" office:value-type="string" office:string-value="Environmental Protection Agency">
            <text:p>Environmental Protection Agenc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sddsnces">
            <text:p>sddsnces</text:p>
          </table:table-cell>
          <table:table-cell table:style-name="ACE-0x20552a8" office:value-type="string" office:string-value="Tai Phan">
            <text:p>Tai Phan</text:p>
          </table:table-cell>
          <table:table-cell table:style-name="ACE-0x20552a8" office:value-type="string" office:string-value="ED">
            <text:p>ED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1]);&quot;/&quot;;&quot;-&quot;);&quot;&amp;&quot;;&quot;&quot;)" office:value-type="string" office:string-value="ed">
            <text:p>ed</text:p>
          </table:table-cell>
          <table:table-cell table:style-name="ACE-0x20552a8" table:formula="of:=VLOOKUP([.E31];[$'Sheet2'.A$1:.D$65536];4;FALSE)" office:value-type="string" office:string-value="Department of Education">
            <text:p>Department of Educ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ts_gis">
            <text:p>bts_gis</text:p>
          </table:table-cell>
          <table:table-cell table:style-name="ACE-0x20552a8" office:value-type="string" office:string-value="Raquel Wright">
            <text:p>Raquel Wright</text:p>
          </table:table-cell>
          <table:table-cell table:style-name="ACE-0x20552a8" office:value-type="string" office:string-value="DOT/FTA">
            <text:p>DOT/FT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2]);&quot;/&quot;;&quot;-&quot;);&quot;&amp;&quot;;&quot;&quot;)" office:value-type="string" office:string-value="dot-fta">
            <text:p>dot-fta</text:p>
          </table:table-cell>
          <table:table-cell table:style-name="ACE-0x20552a8" table:formula="of:=VLOOKUP([.E32];[$'Sheet2'.A$1:.D$65536];4;FALSE)" office:value-type="string" office:string-value="Federal Transit Administration">
            <text:p>Federal Transit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LSUGeographer">
            <text:p>LSUGeographer</text:p>
          </table:table-cell>
          <table:table-cell table:style-name="ACE-0x20552a8" office:value-type="string" office:string-value="Dennis Nicholas">
            <text:p>Dennis Nicholas</text:p>
          </table:table-cell>
          <table:table-cell table:style-name="ACE-0x20552a8" office:value-type="string" office:string-value="DOT/FAA">
            <text:p>DOT/F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3]);&quot;/&quot;;&quot;-&quot;);&quot;&amp;&quot;;&quot;&quot;)" office:value-type="string" office:string-value="dot-faa">
            <text:p>dot-faa</text:p>
          </table:table-cell>
          <table:table-cell table:style-name="ACE-0x20552a8" table:formula="of:=VLOOKUP([.E33];[$'Sheet2'.A$1:.D$65536];4;FALSE)" office:value-type="string" office:string-value="Federal Aviation Administration">
            <text:p>Federal Aviation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oevans">
            <text:p>oevans</text:p>
          </table:table-cell>
          <table:table-cell table:style-name="ACE-0x20552a8" office:value-type="string" office:string-value="Owen Evans">
            <text:p>Owen Evans</text:p>
          </table:table-cell>
          <table:table-cell table:style-name="ACE-0x20552a8" office:value-type="string" office:string-value="DOT/FAA">
            <text:p>DOT/F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4]);&quot;/&quot;;&quot;-&quot;);&quot;&amp;&quot;;&quot;&quot;)" office:value-type="string" office:string-value="dot-faa">
            <text:p>dot-faa</text:p>
          </table:table-cell>
          <table:table-cell table:style-name="ACE-0x20552a8" table:formula="of:=VLOOKUP([.E34];[$'Sheet2'.A$1:.D$65536];4;FALSE)" office:value-type="string" office:string-value="Federal Aviation Administration">
            <text:p>Federal Aviation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gapanalysis">
            <text:p>gapanalysis</text:p>
          </table:table-cell>
          <table:table-cell table:style-name="ACE-0x20552a8" office:value-type="string" office:string-value="Jill Maxwell">
            <text:p>Jill Maxwell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5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35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apjohnson">
            <text:p>apjohnson</text:p>
          </table:table-cell>
          <table:table-cell table:style-name="ACE-0x20552a8" office:value-type="string" office:string-value="AnniePat Johnson">
            <text:p>AnniePat Johns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6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36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dwyer">
            <text:p>bdwyer</text:p>
          </table:table-cell>
          <table:table-cell table:style-name="ACE-0x20552a8" office:value-type="string" office:string-value="Brendan Dwyer">
            <text:p>Brendan Dwyer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7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37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ellingson">
            <text:p>bellingson</text:p>
          </table:table-cell>
          <table:table-cell table:style-name="ACE-0x20552a8" office:value-type="string" office:string-value="Bryon Ellingson">
            <text:p>Bryon Ellings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8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38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iosteward">
            <text:p>Biosteward</text:p>
          </table:table-cell>
          <table:table-cell table:style-name="ACE-0x20552a8" office:value-type="string" office:string-value="Dan Phillips">
            <text:p>Dan Phillips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39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39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jfisher">
            <text:p>bjfisher</text:p>
          </table:table-cell>
          <table:table-cell table:style-name="ACE-0x20552a8" office:value-type="string" office:string-value="Bruce Fisher">
            <text:p>Bruce Fisher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0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0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jones">
            <text:p>bjones</text:p>
          </table:table-cell>
          <table:table-cell table:style-name="ACE-0x20552a8" office:value-type="string" office:string-value="Brenda Jones">
            <text:p>Brenda Jones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1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1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urbanma">
            <text:p>burbanma</text:p>
          </table:table-cell>
          <table:table-cell table:style-name="ACE-0x20552a8" office:value-type="string" office:string-value="Gita  Urban-Mathieux">
            <text:p>Gita <text:s/>Urban-Mathieux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2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2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atteam">
            <text:p>catteam</text:p>
          </table:table-cell>
          <table:table-cell table:style-name="ACE-0x20552a8" office:value-type="string" office:string-value="Catalog Team Rolla MO">
            <text:p>Catalog Team Rolla MO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3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3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hoong">
            <text:p>choong</text:p>
          </table:table-cell>
          <table:table-cell table:style-name="ACE-0x20552a8" office:value-type="string" office:string-value="Connie Hoong">
            <text:p>Connie Hoong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4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4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lampitt">
            <text:p>Clampitt</text:p>
          </table:table-cell>
          <table:table-cell table:style-name="ACE-0x20552a8" office:value-type="string" office:string-value="Lance Clampitt">
            <text:p>Lance Clampitt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5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5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rssp_gos">
            <text:p>crssp_gos</text:p>
          </table:table-cell>
          <table:table-cell table:style-name="ACE-0x20552a8" office:value-type="string" office:string-value="Michael Benson">
            <text:p>Michael Bens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6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6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skinner">
            <text:p>cskinner</text:p>
          </table:table-cell>
          <table:table-cell table:style-name="ACE-0x20552a8" office:value-type="string" office:string-value="Chris Skinner">
            <text:p>Chris Skinner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7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7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an_admin">
            <text:p>dan_admin</text:p>
          </table:table-cell>
          <table:table-cell table:style-name="ACE-0x20552a8" office:value-type="string" office:string-value="Dan Sandhaus">
            <text:p>Dan Sandhaus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8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8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avegreenlee">
            <text:p>davegreenlee</text:p>
          </table:table-cell>
          <table:table-cell table:style-name="ACE-0x20552a8" office:value-type="string" office:string-value="Dave Greenlee">
            <text:p>Dave Greenlee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49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49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dnebert">
            <text:p>ddnebert</text:p>
          </table:table-cell>
          <table:table-cell table:style-name="ACE-0x20552a8" office:value-type="string" office:string-value="Doug Nebert">
            <text:p>Doug Nebert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0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0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onnaMRoy">
            <text:p>DonnaMRoy</text:p>
          </table:table-cell>
          <table:table-cell table:style-name="ACE-0x20552a8" office:value-type="string" office:string-value="Donna Roy">
            <text:p>Donna Roy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1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1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polette">
            <text:p>dpolette</text:p>
          </table:table-cell>
          <table:table-cell table:style-name="ACE-0x20552a8" office:value-type="string" office:string-value="Danial Polette">
            <text:p>Danial Polette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2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2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sandhaus">
            <text:p>dsandhaus</text:p>
          </table:table-cell>
          <table:table-cell table:style-name="ACE-0x20552a8" office:value-type="string" office:string-value="Dan Sandhaus">
            <text:p>Dan Sandhaus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3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3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schenk">
            <text:p>dschenk</text:p>
          </table:table-cell>
          <table:table-cell table:style-name="ACE-0x20552a8" office:value-type="string" office:string-value="Doug Schenk">
            <text:p>Doug Schenk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4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4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shughes">
            <text:p>dshughes</text:p>
          </table:table-cell>
          <table:table-cell table:style-name="ACE-0x20552a8" office:value-type="string" office:string-value="Steve Skelton">
            <text:p>Steve Skelt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5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5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ehlen">
            <text:p>ehlen</text:p>
          </table:table-cell>
          <table:table-cell table:style-name="ACE-0x20552a8" office:value-type="string" office:string-value="Danielle Ehlen">
            <text:p>Danielle Ehle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6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6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eros_repo">
            <text:p>eros_repo</text:p>
          </table:table-cell>
          <table:table-cell table:style-name="ACE-0x20552a8" office:value-type="string" office:string-value="Wyatt Anderson">
            <text:p>Wyatt Anders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7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7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geoleaders">
            <text:p>geoleaders</text:p>
          </table:table-cell>
          <table:table-cell table:style-name="ACE-0x20552a8" office:value-type="string" office:string-value="Panagiotis (Peter) A. Vretanos">
            <text:p>Panagiotis (Peter) A. Vretanos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8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8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gesch">
            <text:p>gesch</text:p>
          </table:table-cell>
          <table:table-cell table:style-name="ACE-0x20552a8" office:value-type="string" office:string-value="Dean Gesch">
            <text:p>Dean Gesch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59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59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hhenkel">
            <text:p>hhenkel</text:p>
          </table:table-cell>
          <table:table-cell table:style-name="ACE-0x20552a8" office:value-type="string" office:string-value="Heather Henkel">
            <text:p>Heather Henkel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0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0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hwolter">
            <text:p>hwolter</text:p>
          </table:table-cell>
          <table:table-cell table:style-name="ACE-0x20552a8" office:value-type="string" office:string-value="Henry Wolter">
            <text:p>Henry Wolter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1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1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dcoles">
            <text:p>jdcoles</text:p>
          </table:table-cell>
          <table:table-cell table:style-name="ACE-0x20552a8" office:value-type="string" office:string-value="Jacque Fahsholtz">
            <text:p>Jacque Fahsholtz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2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2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mauck">
            <text:p>jmauck</text:p>
          </table:table-cell>
          <table:table-cell table:style-name="ACE-0x20552a8" office:value-type="string" office:string-value="Jim Mauck">
            <text:p>Jim Mauck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3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3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maxwell">
            <text:p>jmaxwell</text:p>
          </table:table-cell>
          <table:table-cell table:style-name="ACE-0x20552a8" office:value-type="string" office:string-value="Jill Maxwell">
            <text:p>Jill Maxwell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4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4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murphey">
            <text:p>jmurphey</text:p>
          </table:table-cell>
          <table:table-cell table:style-name="ACE-0x20552a8" office:value-type="string" office:string-value="John Murphey">
            <text:p>John Murphey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5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5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omalley">
            <text:p>jomalley</text:p>
          </table:table-cell>
          <table:table-cell table:style-name="ACE-0x20552a8" office:value-type="string" office:string-value="John O">
            <text:p>John O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6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6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pdonnelly">
            <text:p>jpdonnelly</text:p>
          </table:table-cell>
          <table:table-cell table:style-name="ACE-0x20552a8" office:value-type="string" office:string-value="Jay Donnelly">
            <text:p>Jay Donnelly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7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7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lanfear">
            <text:p>lanfear</text:p>
          </table:table-cell>
          <table:table-cell table:style-name="ACE-0x20552a8" office:value-type="string" office:string-value="Michael Ierardi">
            <text:p>Michael Ierardi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8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8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aberry">
            <text:p>maberry</text:p>
          </table:table-cell>
          <table:table-cell table:style-name="ACE-0x20552a8" office:value-type="string" office:string-value="Megan Berry">
            <text:p>Megan Berry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69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69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cooley">
            <text:p>mcooley</text:p>
          </table:table-cell>
          <table:table-cell table:style-name="ACE-0x20552a8" office:value-type="string" office:string-value="Michael Cooley">
            <text:p>Michael Cooley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0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0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ierardi">
            <text:p>mierardi</text:p>
          </table:table-cell>
          <table:table-cell table:style-name="ACE-0x20552a8" office:value-type="string" office:string-value="Michael Ierardi">
            <text:p>Michael Ierardi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1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1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lbooth">
            <text:p>nlbooth</text:p>
          </table:table-cell>
          <table:table-cell table:style-name="ACE-0x20552a8" office:value-type="string" office:string-value="Nate Booth">
            <text:p>Nate Booth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2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2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rdollison">
            <text:p>rdollison</text:p>
          </table:table-cell>
          <table:table-cell table:style-name="ACE-0x20552a8" office:value-type="string" office:string-value="Rob Dollison">
            <text:p>Rob Dollis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3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3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sfinn">
            <text:p>sfinn</text:p>
          </table:table-cell>
          <table:table-cell table:style-name="ACE-0x20552a8" office:value-type="string" office:string-value="Sean Finn">
            <text:p>Sean Fin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4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4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sneiers">
            <text:p>sneiers</text:p>
          </table:table-cell>
          <table:table-cell table:style-name="ACE-0x20552a8" office:value-type="string" office:string-value="Susan Neiers">
            <text:p>Susan Neiers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5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5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ssobie">
            <text:p>ssobie</text:p>
          </table:table-cell>
          <table:table-cell table:style-name="ACE-0x20552a8" office:value-type="string" office:string-value="Steven Sobieszczyk">
            <text:p>Steven Sobieszczyk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6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6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tfuller">
            <text:p>tfuller</text:p>
          </table:table-cell>
          <table:table-cell table:style-name="ACE-0x20552a8" office:value-type="string" office:string-value="Tracy Fuller">
            <text:p>Tracy Fuller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7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7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thaluska">
            <text:p>thaluska</text:p>
          </table:table-cell>
          <table:table-cell table:style-name="ACE-0x20552a8" office:value-type="string" office:string-value="Tana Haluska">
            <text:p>Tana Haluska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8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8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tsingh">
            <text:p>tsingh</text:p>
          </table:table-cell>
          <table:table-cell table:style-name="ACE-0x20552a8" office:value-type="string" office:string-value="Theresa Singh">
            <text:p>Theresa Singh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79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79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USGS_EROS_IADD">
            <text:p>USGS_EROS_IADD</text:p>
          </table:table-cell>
          <table:table-cell table:style-name="ACE-0x20552a8" office:value-type="string" office:string-value="IADD Team Member">
            <text:p>IADD Team Member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0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80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USGSInfoBank">
            <text:p>USGSInfoBank</text:p>
          </table:table-cell>
          <table:table-cell table:style-name="ACE-0x20552a8" office:value-type="string" office:string-value="Clint Steele">
            <text:p>Clint Steele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1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81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USGS_National_Map">
            <text:p>USGS_National_Map</text:p>
          </table:table-cell>
          <table:table-cell table:style-name="ACE-0x20552a8" office:value-type="string" office:string-value="Rob Dollison">
            <text:p>Rob Dollis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2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82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USGS_NGTOC">
            <text:p>USGS_NGTOC</text:p>
          </table:table-cell>
          <table:table-cell table:style-name="ACE-0x20552a8" office:value-type="string" office:string-value="Steve Skelton">
            <text:p>Steve Skelt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3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83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usgs_ngtoc_hqsp">
            <text:p>usgs_ngtoc_hqsp</text:p>
          </table:table-cell>
          <table:table-cell table:style-name="ACE-0x20552a8" office:value-type="string" office:string-value="Steve Skelton">
            <text:p>Steve Skelt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4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84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USGSPS">
            <text:p>USGSPS</text:p>
          </table:table-cell>
          <table:table-cell table:style-name="ACE-0x20552a8" office:value-type="string" office:string-value="Jerry Ornelas">
            <text:p>Jerry Ornelas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5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85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VHutchison">
            <text:p>VHutchison</text:p>
          </table:table-cell>
          <table:table-cell table:style-name="ACE-0x20552a8" office:value-type="string" office:string-value="Vivian Hutchison">
            <text:p>Vivian Hutchison</text:p>
          </table:table-cell>
          <table:table-cell table:style-name="ACE-0x20552a8" office:value-type="string" office:string-value="DOI/USGS">
            <text:p>DOI/USG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6]);&quot;/&quot;;&quot;-&quot;);&quot;&amp;&quot;;&quot;&quot;)" office:value-type="string" office:string-value="doi-usgs">
            <text:p>doi-usgs</text:p>
          </table:table-cell>
          <table:table-cell table:style-name="ACE-0x20552a8" table:formula="of:=VLOOKUP([.E86];[$'Sheet2'.A$1:.D$65536];4;FALSE)" office:value-type="string" office:string-value="US Geological Survey">
            <text:p>US Geological Surve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tezel">
            <text:p>mtezel</text:p>
          </table:table-cell>
          <table:table-cell table:style-name="ACE-0x20552a8" office:value-type="string" office:string-value="Mark Tezel">
            <text:p>Mark Tezel</text:p>
          </table:table-cell>
          <table:table-cell table:style-name="ACE-0x20552a8" office:value-type="string" office:string-value="DOI/NPS">
            <text:p>DOI/NP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7]);&quot;/&quot;;&quot;-&quot;);&quot;&amp;&quot;;&quot;&quot;)" office:value-type="string" office:string-value="doi-nps">
            <text:p>doi-nps</text:p>
          </table:table-cell>
          <table:table-cell table:style-name="ACE-0x20552a8" table:formula="of:=VLOOKUP([.E87];[$'Sheet2'.A$1:.D$65536];4;FALSE)" office:value-type="string" office:string-value="National Park Service">
            <text:p>National Park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atastore">
            <text:p>datastore</text:p>
          </table:table-cell>
          <table:table-cell table:style-name="ACE-0x20552a8" office:value-type="string" office:string-value="Datastore NR-GIS">
            <text:p>Datastore NR-GIS</text:p>
          </table:table-cell>
          <table:table-cell table:style-name="ACE-0x20552a8" office:value-type="string" office:string-value="DOI/NPS">
            <text:p>DOI/NP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8]);&quot;/&quot;;&quot;-&quot;);&quot;&amp;&quot;;&quot;&quot;)" office:value-type="string" office:string-value="doi-nps">
            <text:p>doi-nps</text:p>
          </table:table-cell>
          <table:table-cell table:style-name="ACE-0x20552a8" table:formula="of:=VLOOKUP([.E88];[$'Sheet2'.A$1:.D$65536];4;FALSE)" office:value-type="string" office:string-value="National Park Service">
            <text:p>National Park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eb_green_fws.gov">
            <text:p>deb_green_fws.gov</text:p>
          </table:table-cell>
          <table:table-cell table:style-name="ACE-0x20552a8" office:value-type="string" office:string-value="Deb Green">
            <text:p>Deb Green</text:p>
          </table:table-cell>
          <table:table-cell table:style-name="ACE-0x20552a8" office:value-type="string" office:string-value="DOI/FWS">
            <text:p>DOI/FW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89]);&quot;/&quot;;&quot;-&quot;);&quot;&amp;&quot;;&quot;&quot;)" office:value-type="string" office:string-value="doi-fws">
            <text:p>doi-fws</text:p>
          </table:table-cell>
          <table:table-cell table:style-name="ACE-0x20552a8" table:formula="of:=VLOOKUP([.E89];[$'Sheet2'.A$1:.D$65536];4;FALSE)" office:value-type="string" office:string-value="US Fish and Wildlife Service">
            <text:p>US Fish and Wildlife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fwsgis">
            <text:p>fwsgis</text:p>
          </table:table-cell>
          <table:table-cell table:style-name="ACE-0x20552a8" office:value-type="string" office:string-value="Chris Lett">
            <text:p>Chris Lett</text:p>
          </table:table-cell>
          <table:table-cell table:style-name="ACE-0x20552a8" office:value-type="string" office:string-value="DOI/FWS">
            <text:p>DOI/FW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0]);&quot;/&quot;;&quot;-&quot;);&quot;&amp;&quot;;&quot;&quot;)" office:value-type="string" office:string-value="doi-fws">
            <text:p>doi-fws</text:p>
          </table:table-cell>
          <table:table-cell table:style-name="ACE-0x20552a8" table:formula="of:=VLOOKUP([.E90];[$'Sheet2'.A$1:.D$65536];4;FALSE)" office:value-type="string" office:string-value="US Fish and Wildlife Service">
            <text:p>US Fish and Wildlife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steffy">
            <text:p>jsteffy</text:p>
          </table:table-cell>
          <table:table-cell table:style-name="ACE-0x20552a8" office:value-type="string" office:string-value="Jay Steffy">
            <text:p>Jay Steffy</text:p>
          </table:table-cell>
          <table:table-cell table:style-name="ACE-0x20552a8" office:value-type="string" office:string-value="DOI/FWS">
            <text:p>DOI/FW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1]);&quot;/&quot;;&quot;-&quot;);&quot;&amp;&quot;;&quot;&quot;)" office:value-type="string" office:string-value="doi-fws">
            <text:p>doi-fws</text:p>
          </table:table-cell>
          <table:table-cell table:style-name="ACE-0x20552a8" table:formula="of:=VLOOKUP([.E91];[$'Sheet2'.A$1:.D$65536];4;FALSE)" office:value-type="string" office:string-value="US Fish and Wildlife Service">
            <text:p>US Fish and Wildlife Service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taylor67">
            <text:p>ctaylor67</text:p>
          </table:table-cell>
          <table:table-cell table:style-name="ACE-0x20552a8" office:value-type="string" office:string-value="Christine Taylor">
            <text:p>Christine Taylor</text:p>
          </table:table-cell>
          <table:table-cell table:style-name="ACE-0x20552a8" office:value-type="string" office:string-value="DOI/BOE">
            <text:p>DOI/BOE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2]);&quot;/&quot;;&quot;-&quot;);&quot;&amp;&quot;;&quot;&quot;)" office:value-type="string" office:string-value="doi-boe">
            <text:p>doi-boe</text:p>
          </table:table-cell>
          <table:table-cell table:style-name="ACE-0x20552a8" table:formula="of:=VLOOKUP([.E92];[$'Sheet2'.A$1:.D$65536];4;FALSE)" office:value-type="string" office:string-value="Bureau of Ocean Energy Management, Regulation and Enforcement">
            <text:p>Bureau of Ocean Energy Management, Regulation and Enforce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MS_MBB">
            <text:p>MMS_MBB</text:p>
          </table:table-cell>
          <table:table-cell table:style-name="ACE-0x20552a8" office:value-type="string" office:string-value="Jim Fulmer">
            <text:p>Jim Fulmer</text:p>
          </table:table-cell>
          <table:table-cell table:style-name="ACE-0x20552a8" office:value-type="string" office:string-value="DOI/BOE">
            <text:p>DOI/BOE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3]);&quot;/&quot;;&quot;-&quot;);&quot;&amp;&quot;;&quot;&quot;)" office:value-type="string" office:string-value="doi-boe">
            <text:p>doi-boe</text:p>
          </table:table-cell>
          <table:table-cell table:style-name="ACE-0x20552a8" table:formula="of:=VLOOKUP([.E93];[$'Sheet2'.A$1:.D$65536];4;FALSE)" office:value-type="string" office:string-value="Bureau of Ocean Energy Management, Regulation and Enforcement">
            <text:p>Bureau of Ocean Energy Management, Regulation and Enforce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agismgr">
            <text:p>cagismgr</text:p>
          </table:table-cell>
          <table:table-cell table:style-name="ACE-0x20552a8" office:value-type="string" office:string-value="Bob Milton">
            <text:p>Bob Milton</text:p>
          </table:table-cell>
          <table:table-cell table:style-name="ACE-0x20552a8" office:value-type="string" office:string-value="DOI/BLM">
            <text:p>DOI/BLM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4]);&quot;/&quot;;&quot;-&quot;);&quot;&amp;&quot;;&quot;&quot;)" office:value-type="string" office:string-value="doi-blm">
            <text:p>doi-blm</text:p>
          </table:table-cell>
          <table:table-cell table:style-name="ACE-0x20552a8" table:formula="of:=VLOOKUP([.E94];[$'Sheet2'.A$1:.D$65536];4;FALSE)" office:value-type="string" office:string-value="Bureau of Land Management">
            <text:p>Bureau of Land Manage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gpyles">
            <text:p>gpyles</text:p>
          </table:table-cell>
          <table:table-cell table:style-name="ACE-0x20552a8" office:value-type="string" office:string-value="Virginia Pyles">
            <text:p>Virginia Pyles</text:p>
          </table:table-cell>
          <table:table-cell table:style-name="ACE-0x20552a8" office:value-type="string" office:string-value="DOI/BLM">
            <text:p>DOI/BLM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5]);&quot;/&quot;;&quot;-&quot;);&quot;&amp;&quot;;&quot;&quot;)" office:value-type="string" office:string-value="doi-blm">
            <text:p>doi-blm</text:p>
          </table:table-cell>
          <table:table-cell table:style-name="ACE-0x20552a8" table:formula="of:=VLOOKUP([.E95];[$'Sheet2'.A$1:.D$65536];4;FALSE)" office:value-type="string" office:string-value="Bureau of Land Management">
            <text:p>Bureau of Land Manage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oshsisco">
            <text:p>joshsisco</text:p>
          </table:table-cell>
          <table:table-cell table:style-name="ACE-0x20552a8" office:value-type="string" office:string-value="Josh Sisco">
            <text:p>Josh Sisco</text:p>
          </table:table-cell>
          <table:table-cell table:style-name="ACE-0x20552a8" office:value-type="string" office:string-value="DOI/BLM">
            <text:p>DOI/BLM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6]);&quot;/&quot;;&quot;-&quot;);&quot;&amp;&quot;;&quot;&quot;)" office:value-type="string" office:string-value="doi-blm">
            <text:p>doi-blm</text:p>
          </table:table-cell>
          <table:table-cell table:style-name="ACE-0x20552a8" table:formula="of:=VLOOKUP([.E96];[$'Sheet2'.A$1:.D$65536];4;FALSE)" office:value-type="string" office:string-value="Bureau of Land Management">
            <text:p>Bureau of Land Manage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reitsma">
            <text:p>jreitsma</text:p>
          </table:table-cell>
          <table:table-cell table:style-name="ACE-0x20552a8" office:value-type="string" office:string-value="John Reitsma">
            <text:p>John Reitsma</text:p>
          </table:table-cell>
          <table:table-cell table:style-name="ACE-0x20552a8" office:value-type="string" office:string-value="DOI/BLM">
            <text:p>DOI/BLM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7]);&quot;/&quot;;&quot;-&quot;);&quot;&amp;&quot;;&quot;&quot;)" office:value-type="string" office:string-value="doi-blm">
            <text:p>doi-blm</text:p>
          </table:table-cell>
          <table:table-cell table:style-name="ACE-0x20552a8" table:formula="of:=VLOOKUP([.E97];[$'Sheet2'.A$1:.D$65536];4;FALSE)" office:value-type="string" office:string-value="Bureau of Land Management">
            <text:p>Bureau of Land Manage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set76">
            <text:p>set76</text:p>
          </table:table-cell>
          <table:table-cell table:style-name="ACE-0x20552a8" office:value-type="string" office:string-value="Sean Triplett">
            <text:p>Sean Triplett</text:p>
          </table:table-cell>
          <table:table-cell table:style-name="ACE-0x20552a8" office:value-type="string" office:string-value="DOI/BLM">
            <text:p>DOI/BLM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8]);&quot;/&quot;;&quot;-&quot;);&quot;&amp;&quot;;&quot;&quot;)" office:value-type="string" office:string-value="doi-blm">
            <text:p>doi-blm</text:p>
          </table:table-cell>
          <table:table-cell table:style-name="ACE-0x20552a8" table:formula="of:=VLOOKUP([.E98];[$'Sheet2'.A$1:.D$65536];4;FALSE)" office:value-type="string" office:string-value="Bureau of Land Management">
            <text:p>Bureau of Land Management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RFPMoore">
            <text:p>RFPMoore</text:p>
          </table:table-cell>
          <table:table-cell table:style-name="ACE-0x20552a8" office:value-type="string" office:string-value="Richard Moore">
            <text:p>Richard Moore</text:p>
          </table:table-cell>
          <table:table-cell table:style-name="ACE-0x20552a8" office:value-type="string" office:string-value="DOI/BIA">
            <text:p>DOI/BI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99]);&quot;/&quot;;&quot;-&quot;);&quot;&amp;&quot;;&quot;&quot;)" office:value-type="string" office:string-value="doi-bia">
            <text:p>doi-bia</text:p>
          </table:table-cell>
          <table:table-cell table:style-name="ACE-0x20552a8" table:formula="of:=VLOOKUP([.E99];[$'Sheet2'.A$1:.D$65536];4;FALSE)" office:value-type="string" office:string-value="Bureau of Indian Affairs">
            <text:p>Bureau of Indian Affairs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giri">
            <text:p>giri</text:p>
          </table:table-cell>
          <table:table-cell table:style-name="ACE-0x20552a8" office:value-type="string" office:string-value="Giri Palanisamy">
            <text:p>Giri Palanisamy</text:p>
          </table:table-cell>
          <table:table-cell table:style-name="ACE-0x20552a8" office:value-type="string" office:string-value="DOE/OSTI">
            <text:p>DOE/OSTI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0]);&quot;/&quot;;&quot;-&quot;);&quot;&amp;&quot;;&quot;&quot;)" office:value-type="string" office:string-value="doe-osti">
            <text:p>doe-osti</text:p>
          </table:table-cell>
          <table:table-cell table:style-name="ACE-0x20552a8" table:formula="of:=VLOOKUP([.E100];[$'Sheet2'.A$1:.D$65536];4;FALSE)" office:value-type="string" office:string-value="Office of Scientific and Technical Information">
            <text:p>Office of Scientific and Technical Inform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pgray">
            <text:p>pgray</text:p>
          </table:table-cell>
          <table:table-cell table:style-name="ACE-0x20552a8" office:value-type="string" office:string-value="Pamela Gray-Hann">
            <text:p>Pamela Gray-Hann</text:p>
          </table:table-cell>
          <table:table-cell table:style-name="ACE-0x20552a8" office:value-type="string" office:string-value="DOE/OSTI">
            <text:p>DOE/OSTI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1]);&quot;/&quot;;&quot;-&quot;);&quot;&amp;&quot;;&quot;&quot;)" office:value-type="string" office:string-value="doe-osti">
            <text:p>doe-osti</text:p>
          </table:table-cell>
          <table:table-cell table:style-name="ACE-0x20552a8" table:formula="of:=VLOOKUP([.E101];[$'Sheet2'.A$1:.D$65536];4;FALSE)" office:value-type="string" office:string-value="Office of Scientific and Technical Information">
            <text:p>Office of Scientific and Technical Inform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lindsley">
            <text:p>lindsley</text:p>
          </table:table-cell>
          <table:table-cell table:style-name="ACE-0x20552a8" office:value-type="string" office:string-value="Chris Lindsley">
            <text:p>Chris Lindsley</text:p>
          </table:table-cell>
          <table:table-cell table:style-name="ACE-0x20552a8" office:value-type="string" office:string-value="DOE/EIA">
            <text:p>DOE/EI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2]);&quot;/&quot;;&quot;-&quot;);&quot;&amp;&quot;;&quot;&quot;)" office:value-type="string" office:string-value="doe-eia">
            <text:p>doe-eia</text:p>
          </table:table-cell>
          <table:table-cell table:style-name="ACE-0x20552a8" table:formula="of:=VLOOKUP([.E102];[$'Sheet2'.A$1:.D$65536];4;FALSE)" office:value-type="string" office:string-value="Energy Information Administration">
            <text:p>Energy Information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PA_Portal">
            <text:p>BPA_Portal</text:p>
          </table:table-cell>
          <table:table-cell table:style-name="ACE-0x20552a8" office:value-type="string" office:string-value="Eric Lowrance">
            <text:p>Eric Lowrance</text:p>
          </table:table-cell>
          <table:table-cell table:style-name="ACE-0x20552a8" office:value-type="string" office:string-value="DOE">
            <text:p>DOE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3]);&quot;/&quot;;&quot;-&quot;);&quot;&amp;&quot;;&quot;&quot;)" office:value-type="string" office:string-value="doe">
            <text:p>doe</text:p>
          </table:table-cell>
          <table:table-cell table:style-name="ACE-0x20552a8" table:formula="of:=VLOOKUP([.E103];[$'Sheet2'.A$1:.D$65536];4;FALSE)" office:value-type="string" office:string-value="Department of Energy">
            <text:p>Department of Energ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DOE_GSPMO">
            <text:p>DOE_GSPMO</text:p>
          </table:table-cell>
          <table:table-cell table:style-name="ACE-0x20552a8" office:value-type="string" office:string-value="Stephen Bryce">
            <text:p>Stephen Bryce</text:p>
          </table:table-cell>
          <table:table-cell table:style-name="ACE-0x20552a8" office:value-type="string" office:string-value="DOE">
            <text:p>DOE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4]);&quot;/&quot;;&quot;-&quot;);&quot;&amp;&quot;;&quot;&quot;)" office:value-type="string" office:string-value="doe">
            <text:p>doe</text:p>
          </table:table-cell>
          <table:table-cell table:style-name="ACE-0x20552a8" table:formula="of:=VLOOKUP([.E104];[$'Sheet2'.A$1:.D$65536];4;FALSE)" office:value-type="string" office:string-value="Department of Energy">
            <text:p>Department of Energ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ccreedy">
            <text:p>mccreedy</text:p>
          </table:table-cell>
          <table:table-cell table:style-name="ACE-0x20552a8" office:value-type="string" office:string-value="Frank McCreedy">
            <text:p>Frank McCreedy</text:p>
          </table:table-cell>
          <table:table-cell table:style-name="ACE-0x20552a8" office:value-type="string" office:string-value="DOD/NAVY">
            <text:p>DOD/NAVY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5]);&quot;/&quot;;&quot;-&quot;);&quot;&amp;&quot;;&quot;&quot;)" office:value-type="string" office:string-value="dod-navy">
            <text:p>dod-navy</text:p>
          </table:table-cell>
          <table:table-cell table:style-name="ACE-0x20552a8" table:formula="of:=VLOOKUP([.E105];[$'Sheet2'.A$1:.D$65536];4;FALSE)" office:value-type="string" office:string-value="Department of the Navy">
            <text:p>Department of the Nav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pateaston">
            <text:p>pateaston</text:p>
          </table:table-cell>
          <table:table-cell table:style-name="ACE-0x20552a8" office:value-type="string" office:string-value="Patrick Easton">
            <text:p>Patrick Easton</text:p>
          </table:table-cell>
          <table:table-cell table:style-name="ACE-0x20552a8" office:value-type="string" office:string-value="DOD/AT&amp;L">
            <text:p>DOD/AT&amp;L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6]);&quot;/&quot;;&quot;-&quot;);&quot;&amp;&quot;;&quot;&quot;)" office:value-type="string" office:string-value="dod-atl">
            <text:p>dod-atl</text:p>
          </table:table-cell>
          <table:table-cell table:style-name="ACE-0x20552a8" table:formula="of:=VLOOKUP([.E106];[$'Sheet2'.A$1:.D$65536];4;FALSE)" office:value-type="string" office:string-value="Acquisition Technology and Logistics">
            <text:p>Acquisition Technology and Logistics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krl">
            <text:p>krl</text:p>
          </table:table-cell>
          <table:table-cell table:style-name="ACE-0x20552a8" office:value-type="string" office:string-value="Keith LeClaire">
            <text:p>Keith LeClaire</text:p>
          </table:table-cell>
          <table:table-cell table:style-name="ACE-0x20552a8" office:value-type="string" office:string-value="DOD/ARMY">
            <text:p>DOD/ARMY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7]);&quot;/&quot;;&quot;-&quot;);&quot;&amp;&quot;;&quot;&quot;)" office:value-type="string" office:string-value="dod-army">
            <text:p>dod-army</text:p>
          </table:table-cell>
          <table:table-cell table:style-name="ACE-0x20552a8" table:formula="of:=VLOOKUP([.E107];[$'Sheet2'.A$1:.D$65536];4;FALSE)" office:value-type="string" office:string-value="Department of the Army">
            <text:p>Department of the Arm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sullivanc">
            <text:p>sullivanc</text:p>
          </table:table-cell>
          <table:table-cell table:style-name="ACE-0x20552a8" office:value-type="string" office:string-value="Charlene Sylvester">
            <text:p>Charlene Sylvester</text:p>
          </table:table-cell>
          <table:table-cell table:style-name="ACE-0x20552a8" office:value-type="string" office:string-value="DOD/ARMY">
            <text:p>DOD/ARMY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8]);&quot;/&quot;;&quot;-&quot;);&quot;&amp;&quot;;&quot;&quot;)" office:value-type="string" office:string-value="dod-army">
            <text:p>dod-army</text:p>
          </table:table-cell>
          <table:table-cell table:style-name="ACE-0x20552a8" table:formula="of:=VLOOKUP([.E108];[$'Sheet2'.A$1:.D$65536];4;FALSE)" office:value-type="string" office:string-value="Department of the Army">
            <text:p>Department of the Arm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brugen">
            <text:p>brugen</text:p>
          </table:table-cell>
          <table:table-cell table:style-name="ACE-0x20552a8" office:value-type="string" office:string-value="Bill Rugen">
            <text:p>Bill Rugen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09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09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fenimore">
            <text:p>cfenimore</text:p>
          </table:table-cell>
          <table:table-cell table:style-name="ACE-0x20552a8" office:value-type="string" office:string-value="Chris Fenimore">
            <text:p>Chris Fenimore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0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0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LASS_meta">
            <text:p>CLASS_meta</text:p>
          </table:table-cell>
          <table:table-cell table:style-name="ACE-0x20552a8" office:value-type="string" office:string-value="Anna Milan">
            <text:p>Anna Milan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1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1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emily.fergusson">
            <text:p>emily.fergusson</text:p>
          </table:table-cell>
          <table:table-cell table:style-name="ACE-0x20552a8" office:value-type="string" office:string-value="Emily Fergusson">
            <text:p>Emily Fergusson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2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2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Bosch777">
            <text:p>JBosch777</text:p>
          </table:table-cell>
          <table:table-cell table:style-name="ACE-0x20552a8" office:value-type="string" office:string-value="Julie Bosch">
            <text:p>Julie Bosch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3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3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kowens">
            <text:p>kowens</text:p>
          </table:table-cell>
          <table:table-cell table:style-name="ACE-0x20552a8" office:value-type="string" office:string-value="Randy Warren">
            <text:p>Randy Warren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4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4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elissa">
            <text:p>melissa</text:p>
          </table:table-cell>
          <table:table-cell table:style-name="ACE-0x20552a8" office:value-type="string" office:string-value="Melissa Ide">
            <text:p>Melissa Ide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5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5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CDDC">
            <text:p>NCDDC</text:p>
          </table:table-cell>
          <table:table-cell table:style-name="ACE-0x20552a8" office:value-type="string" office:string-value="Kathy Martinolich">
            <text:p>Kathy Martinolich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6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6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cddc_bsg">
            <text:p>ncddc_bsg</text:p>
          </table:table-cell>
          <table:table-cell table:style-name="ACE-0x20552a8" office:value-type="string" office:string-value="Betsy Schenck-Gardner">
            <text:p>Betsy Schenck-Gardner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7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7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gdc_meta">
            <text:p>ngdc_meta</text:p>
          </table:table-cell>
          <table:table-cell table:style-name="ACE-0x20552a8" office:value-type="string" office:string-value="Anna Milan">
            <text:p>Anna Milan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8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8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OAA">
            <text:p>NOAA</text:p>
          </table:table-cell>
          <table:table-cell table:style-name="ACE-0x20552a8" office:value-type="string" office:string-value="Sarah OConnor">
            <text:p>Sarah OConnor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19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19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OAA_CoRIS">
            <text:p>NOAA_CoRIS</text:p>
          </table:table-cell>
          <table:table-cell table:style-name="ACE-0x20552a8" office:value-type="string" office:string-value="Sarah OConnor">
            <text:p>Sarah OConnor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0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20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OAA_NODC">
            <text:p>NOAA_NODC</text:p>
          </table:table-cell>
          <table:table-cell table:style-name="ACE-0x20552a8" office:value-type="string" office:string-value="NODC DataOfficer">
            <text:p>NODC DataOfficer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1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21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oaanos">
            <text:p>noaanos</text:p>
          </table:table-cell>
          <table:table-cell table:style-name="ACE-0x20552a8" office:value-type="string" office:string-value="Phil Herndon">
            <text:p>Phil Herndon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2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22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OAA_NOS">
            <text:p>NOAA_NOS</text:p>
          </table:table-cell>
          <table:table-cell table:style-name="ACE-0x20552a8" office:value-type="string" office:string-value="Sarah OConnor">
            <text:p>Sarah OConnor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3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23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NOAA_NOS2">
            <text:p>NOAA_NOS2</text:p>
          </table:table-cell>
          <table:table-cell table:style-name="ACE-0x20552a8" office:value-type="string" office:string-value="Sarah OConnor">
            <text:p>Sarah OConnor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4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24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phersh2">
            <text:p>phersh2</text:p>
          </table:table-cell>
          <table:table-cell table:style-name="ACE-0x20552a8" office:value-type="string" office:string-value="Paul Hershberg">
            <text:p>Paul Hershberg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5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25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plgrimm">
            <text:p>plgrimm</text:p>
          </table:table-cell>
          <table:table-cell table:style-name="ACE-0x20552a8" office:value-type="string" office:string-value="Peter Grimm">
            <text:p>Peter Grimm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6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26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PSMFCGIS">
            <text:p>PSMFCGIS</text:p>
          </table:table-cell>
          <table:table-cell table:style-name="ACE-0x20552a8" office:value-type="string" office:string-value="Van Hare">
            <text:p>Van Hare</text:p>
          </table:table-cell>
          <table:table-cell table:style-name="ACE-0x20552a8" office:value-type="string" office:string-value="DOC/NOAA">
            <text:p>DOC/NOA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7]);&quot;/&quot;;&quot;-&quot;);&quot;&amp;&quot;;&quot;&quot;)" office:value-type="string" office:string-value="doc-noaa">
            <text:p>doc-noaa</text:p>
          </table:table-cell>
          <table:table-cell table:style-name="ACE-0x20552a8" table:formula="of:=VLOOKUP([.E127];[$'Sheet2'.A$1:.D$65536];4;FALSE)" office:value-type="string" office:string-value="National Oceanic and Atmospheric Administration">
            <text:p>National Oceanic and Atmospheric Administration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">
            <text:p>census</text:p>
          </table:table-cell>
          <table:table-cell table:style-name="ACE-0x20552a8" office:value-type="string" office:string-value="Matthew McCready">
            <text:p>Matthew McCready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8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28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7_1">
            <text:p>census2007_1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29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29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7_2">
            <text:p>census2007_2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0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0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7_3">
            <text:p>census2007_3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1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1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7_4">
            <text:p>census2007_4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2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2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7_5">
            <text:p>census2007_5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3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3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7_6">
            <text:p>census2007_6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4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4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9_1">
            <text:p>census2009_1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5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5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9_2">
            <text:p>census2009_2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6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6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9_3">
            <text:p>census2009_3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7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7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9_4">
            <text:p>census2009_4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8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8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9_5">
            <text:p>census2009_5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39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39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09_6">
            <text:p>census2009_6</text:p>
          </table:table-cell>
          <table:table-cell table:style-name="ACE-0x20552a8" office:value-type="string" office:string-value="Marten Hogeweg">
            <text:p>Marten Hogeweg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0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40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nsus2010">
            <text:p>census2010</text:p>
          </table:table-cell>
          <table:table-cell table:style-name="ACE-0x20552a8" office:value-type="string" office:string-value="Pinde Fu">
            <text:p>Pinde Fu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1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41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fusar001">
            <text:p>fusar001</text:p>
          </table:table-cell>
          <table:table-cell table:style-name="ACE-0x20552a8" office:value-type="string" office:string-value="Randy Fusaro">
            <text:p>Randy Fusaro</text:p>
          </table:table-cell>
          <table:table-cell table:style-name="ACE-0x20552a8" office:value-type="string" office:string-value="DOC/CENSUS">
            <text:p>DOC/CENSU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2]);&quot;/&quot;;&quot;-&quot;);&quot;&amp;&quot;;&quot;&quot;)" office:value-type="string" office:string-value="doc-census">
            <text:p>doc-census</text:p>
          </table:table-cell>
          <table:table-cell table:style-name="ACE-0x20552a8" table:formula="of:=VLOOKUP([.E142];[$'Sheet2'.A$1:.D$65536];4;FALSE)" office:value-type="string" office:string-value="US Census Bureau">
            <text:p>US Census Bureau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CETC">
            <text:p>CETC</text:p>
          </table:table-cell>
          <table:table-cell table:style-name="ACE-0x20552a8" office:value-type="string" office:string-value="Rod Erickson">
            <text:p>Rod Erickson</text:p>
          </table:table-cell>
          <table:table-cell table:style-name="ACE-0x20552a8" office:value-type="string" office:string-value="DHS/USCG">
            <text:p>DHS/USCG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3]);&quot;/&quot;;&quot;-&quot;);&quot;&amp;&quot;;&quot;&quot;)" office:value-type="string" office:string-value="dhs-uscg">
            <text:p>dhs-uscg</text:p>
          </table:table-cell>
          <table:table-cell table:style-name="ACE-0x20552a8" table:formula="of:=VLOOKUP([.E143];[$'Sheet2'.A$1:.D$65536];4;FALSE)" office:value-type="string" office:string-value="U.S. Coast Guard">
            <text:p>U.S. Coast Guard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FEMA_IER">
            <text:p>FEMA_IER</text:p>
          </table:table-cell>
          <table:table-cell table:style-name="ACE-0x20552a8" office:value-type="string" office:string-value="Rick Boyle">
            <text:p>Rick Boyle</text:p>
          </table:table-cell>
          <table:table-cell table:style-name="ACE-0x20552a8" office:value-type="string" office:string-value="DHS/FEMA">
            <text:p>DHS/FEM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4]);&quot;/&quot;;&quot;-&quot;);&quot;&amp;&quot;;&quot;&quot;)" office:value-type="string" office:string-value="dhs-fema">
            <text:p>dhs-fema</text:p>
          </table:table-cell>
          <table:table-cell table:style-name="ACE-0x20552a8" table:formula="of:=VLOOKUP([.E144];[$'Sheet2'.A$1:.D$65536];4;FALSE)" office:value-type="string" office:string-value="Federal Emergency Management Agency">
            <text:p>Federal Emergency Management Agenc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FEMA_MIP">
            <text:p>FEMA_MIP</text:p>
          </table:table-cell>
          <table:table-cell table:style-name="ACE-0x20552a8" office:value-type="string" office:string-value="Eliza Ledwell">
            <text:p>Eliza Ledwell</text:p>
          </table:table-cell>
          <table:table-cell table:style-name="ACE-0x20552a8" office:value-type="string" office:string-value="DHS/FEMA">
            <text:p>DHS/FEM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5]);&quot;/&quot;;&quot;-&quot;);&quot;&amp;&quot;;&quot;&quot;)" office:value-type="string" office:string-value="dhs-fema">
            <text:p>dhs-fema</text:p>
          </table:table-cell>
          <table:table-cell table:style-name="ACE-0x20552a8" table:formula="of:=VLOOKUP([.E145];[$'Sheet2'.A$1:.D$65536];4;FALSE)" office:value-type="string" office:string-value="Federal Emergency Management Agency">
            <text:p>Federal Emergency Management Agenc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jomarmal">
            <text:p>jomarmal</text:p>
          </table:table-cell>
          <table:table-cell table:style-name="ACE-0x20552a8" office:value-type="string" office:string-value="Jomar Maldonado">
            <text:p>Jomar Maldonado</text:p>
          </table:table-cell>
          <table:table-cell table:style-name="ACE-0x20552a8" office:value-type="string" office:string-value="DHS/FEMA">
            <text:p>DHS/FEM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6]);&quot;/&quot;;&quot;-&quot;);&quot;&amp;&quot;;&quot;&quot;)" office:value-type="string" office:string-value="dhs-fema">
            <text:p>dhs-fema</text:p>
          </table:table-cell>
          <table:table-cell table:style-name="ACE-0x20552a8" table:formula="of:=VLOOKUP([.E146];[$'Sheet2'.A$1:.D$65536];4;FALSE)" office:value-type="string" office:string-value="Federal Emergency Management Agency">
            <text:p>Federal Emergency Management Agenc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mdomaratz">
            <text:p>mdomaratz</text:p>
          </table:table-cell>
          <table:table-cell table:style-name="ACE-0x20552a8" office:value-type="string" office:string-value="Scott McAfee">
            <text:p>Scott McAfee</text:p>
          </table:table-cell>
          <table:table-cell table:style-name="ACE-0x20552a8" office:value-type="string" office:string-value="DHS/FEMA">
            <text:p>DHS/FEMA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7]);&quot;/&quot;;&quot;-&quot;);&quot;&amp;&quot;;&quot;&quot;)" office:value-type="string" office:string-value="dhs-fema">
            <text:p>dhs-fema</text:p>
          </table:table-cell>
          <table:table-cell table:style-name="ACE-0x20552a8" table:formula="of:=VLOOKUP([.E147];[$'Sheet2'.A$1:.D$65536];4;FALSE)" office:value-type="string" office:string-value="Federal Emergency Management Agency">
            <text:p>Federal Emergency Management Agency</text:p>
          </table:table-cell>
          <table:table-cell table:number-columns-repeated="250" table:style-name="ACE-0x20552a8"/>
        </table:table-row>
        <table:table-row table:style-name="AROW-1">
          <table:table-cell table:style-name="ACE-0x20552a8" office:value-type="string" office:string-value="thomas.mccarty">
            <text:p>thomas.mccarty</text:p>
          </table:table-cell>
          <table:table-cell table:style-name="ACE-0x20552a8" office:value-type="string" office:string-value="Tom McCarty">
            <text:p>Tom McCarty</text:p>
          </table:table-cell>
          <table:table-cell table:style-name="ACE-0x20552a8" office:value-type="string" office:string-value="DHS">
            <text:p>DHS</text:p>
          </table:table-cell>
          <table:table-cell table:style-name="ACE-0x20552a8" office:value-type="string" office:string-value="Federal Government">
            <text:p>Federal Government</text:p>
          </table:table-cell>
          <table:table-cell table:style-name="ACE-0x20552a8" table:formula="of:=SUBSTITUTE(SUBSTITUTE(LOWER([.C148]);&quot;/&quot;;&quot;-&quot;);&quot;&amp;&quot;;&quot;&quot;)" office:value-type="string" office:string-value="dhs">
            <text:p>dhs</text:p>
          </table:table-cell>
          <table:table-cell table:style-name="ACE-0x20552a8" table:formula="of:=VLOOKUP([.E148];[$'Sheet2'.A$1:.D$65536];4;FALSE)" office:value-type="string" office:string-value="Department of Homeland Security">
            <text:p>Department of Homeland Security</text:p>
          </table:table-cell>
          <table:table-cell table:number-columns-repeated="250" table:style-name="ACE-0x20552a8"/>
        </table:table-row>
        <table:table-row table:style-name="AROW-0">
          <table:table-cell table:number-columns-repeated="256" table:style-name="ACE-0x20552a8"/>
        </table:table-row>
        <table:table-row table:style-name="AROW-0" table:number-rows-repeated="65387">
          <table:table-cell table:number-columns-repeated="256" table:style-name="ACE-0x20552a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table table:name="Sheet5" table:style-name="ta-0x1f4c9d0" table:print="true">
        <office:forms form:automatic-focus="false" form:apply-design-mode="false">
          <form:form/>
        </office:forms>
        <table:table-column table:default-cell-style-name="ACE-0x20554e8" table:style-name="ACOL-11" table:number-columns-repeated="2"/>
        <table:table-column table:default-cell-style-name="ACE-0x20554e8" table:style-name="ACOL-10" table:number-columns-repeated="254"/>
        <table:table-row table:style-name="AROW-1">
          <table:table-cell table:style-name="ACE-0x20554e8" office:value-type="string" office:string-value="admin">
            <text:p>admin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philp66">
            <text:p>aphilp66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lesueur">
            <text:p>clesueur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reece">
            <text:p>creece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ubewerx_usa">
            <text:p>cubewerx_usa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anmad78">
            <text:p>danmad78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emocarl">
            <text:p>democarl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onmck">
            <text:p>donmck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pra">
            <text:p>dpra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zimble">
            <text:p>dzimble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ekeighan">
            <text:p>ekeighan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ESRI_admin">
            <text:p>ESRI_admin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frank_m_roberts">
            <text:p>frank_m_roberts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eoref">
            <text:p>georef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ercoh">
            <text:p>gercoh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isuser">
            <text:p>gisuser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Hayakawa">
            <text:p>Hayakawa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hisashi">
            <text:p>hisashi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hurricane">
            <text:p>hurricane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lundquist1955">
            <text:p>jlundquist1955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indsay">
            <text:p>lindsay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ymanj">
            <text:p>lymanj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aponics">
            <text:p>Maponics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ark5705">
            <text:p>mark5705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arten">
            <text:p>marten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atke002">
            <text:p>matke002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hogeweg">
            <text:p>mhogeweg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ytopo.com">
            <text:p>mytopo.com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eognathodus">
            <text:p>Neognathodus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unatech">
            <text:p>nunatech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bottenb">
            <text:p>pbottenb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inde111308">
            <text:p>pinde111308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inde22">
            <text:p>pinde22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INDEFU">
            <text:p>PINDEFU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royal">
            <text:p>proyal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ublisher">
            <text:p>publisher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vretano">
            <text:p>pvretano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eligma">
            <text:p>seligma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yangwm">
            <text:p>yangwm</text:p>
          </table:table-cell>
          <table:table-cell table:style-name="ACE-0x20554e8" office:value-type="string" office:string-value="other-commercial">
            <text:p>other-commerci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nthonya">
            <text:p>anthonya</text:p>
          </table:table-cell>
          <table:table-cell table:style-name="ACE-0x20554e8" office:value-type="string" office:string-value="west-sacramento-ca-local-government">
            <text:p>west-sacramento-ca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owguy">
            <text:p>lowguy</text:p>
          </table:table-cell>
          <table:table-cell table:style-name="ACE-0x20554e8" office:value-type="string" office:string-value="westlake-village-ca-local-government">
            <text:p>westlake-village-ca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isintern">
            <text:p>gisintern</text:p>
          </table:table-cell>
          <table:table-cell table:style-name="ACE-0x20554e8" office:value-type="string" office:string-value="westchester-ny-local-government">
            <text:p>westchester-ny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oscow">
            <text:p>moscow</text:p>
          </table:table-cell>
          <table:table-cell table:style-name="ACE-0x20554e8" office:value-type="string" office:string-value="westchester-ny-local-government">
            <text:p>westchester-ny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oscow1974">
            <text:p>moscow1974</text:p>
          </table:table-cell>
          <table:table-cell table:style-name="ACE-0x20554e8" office:value-type="string" office:string-value="westchester-ny-local-government">
            <text:p>westchester-ny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wcgis2004">
            <text:p>wcgis2004</text:p>
          </table:table-cell>
          <table:table-cell table:style-name="ACE-0x20554e8" office:value-type="string" office:string-value="westchester-ny-local-government">
            <text:p>westchester-ny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landwehr">
            <text:p>jlandwehr</text:p>
          </table:table-cell>
          <table:table-cell table:style-name="ACE-0x20554e8" office:value-type="string" office:string-value="waukesha-wi-local-government">
            <text:p>waukesha-wi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washoegis">
            <text:p>washoegis</text:p>
          </table:table-cell>
          <table:table-cell table:style-name="ACE-0x20554e8" office:value-type="string" office:string-value="washoe-nv-local-government">
            <text:p>washoe-nv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arter_vickery">
            <text:p>carter_vickery</text:p>
          </table:table-cell>
          <table:table-cell table:style-name="ACE-0x20554e8" office:value-type="string" office:string-value="wake-nc-local-government">
            <text:p>wake-nc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maginot">
            <text:p>bmaginot</text:p>
          </table:table-cell>
          <table:table-cell table:style-name="ACE-0x20554e8" office:value-type="string" office:string-value="volusia-fl-local-government">
            <text:p>volusia-fl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herb357">
            <text:p>herb357</text:p>
          </table:table-cell>
          <table:table-cell table:style-name="ACE-0x20554e8" office:value-type="string" office:string-value="sarpy-ne-local-government">
            <text:p>sarpy-ne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cruzcounty">
            <text:p>scruzcounty</text:p>
          </table:table-cell>
          <table:table-cell table:style-name="ACE-0x20554e8" office:value-type="string" office:string-value="santa-cruz-ca-local-government">
            <text:p>santa-cruz-ca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ickrodr">
            <text:p>rickrodr</text:p>
          </table:table-cell>
          <table:table-cell table:style-name="ACE-0x20554e8" office:value-type="string" office:string-value="san-jose-ca-local-government">
            <text:p>san-jose-ca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hofmockel">
            <text:p>jhofmockel</text:p>
          </table:table-cell>
          <table:table-cell table:style-name="ACE-0x20554e8" office:value-type="string" office:string-value="san-diego-ca-local-government">
            <text:p>san-diego-ca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acog">
            <text:p>aacog</text:p>
          </table:table-cell>
          <table:table-cell table:style-name="ACE-0x20554e8" office:value-type="string" office:string-value="san-antonio-tx-local-government">
            <text:p>san-antonio-tx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jonallred">
            <text:p>ajonallred</text:p>
          </table:table-cell>
          <table:table-cell table:style-name="ACE-0x20554e8" office:value-type="string" office:string-value="salt-lake-city-ut-local-government">
            <text:p>salt-lake-city-ut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imeedubois">
            <text:p>aimeedubois</text:p>
          </table:table-cell>
          <table:table-cell table:style-name="ACE-0x20554e8" office:value-type="string" office:string-value="saco-me-local-government">
            <text:p>saco-me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doolan">
            <text:p>cdoolan</text:p>
          </table:table-cell>
          <table:table-cell table:style-name="ACE-0x20554e8" office:value-type="string" office:string-value="rockland-ny-local-government">
            <text:p>rockland-ny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vasupilla">
            <text:p>vasupilla</text:p>
          </table:table-cell>
          <table:table-cell table:style-name="ACE-0x20554e8" office:value-type="string" office:string-value="riverside-ca-local-government">
            <text:p>riverside-ca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etro-drc">
            <text:p>metro-drc</text:p>
          </table:table-cell>
          <table:table-cell table:style-name="ACE-0x20554e8" office:value-type="string" office:string-value="portland-or-local-government">
            <text:p>portland-or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shelton">
            <text:p>jshelton</text:p>
          </table:table-cell>
          <table:table-cell table:style-name="ACE-0x20554e8" office:value-type="string" office:string-value="pend-oreille-wa-local-government">
            <text:p>pend-oreille-wa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herschbach">
            <text:p>therschbach</text:p>
          </table:table-cell>
          <table:table-cell table:style-name="ACE-0x20554e8" office:value-type="string" office:string-value="palmer-ak-local-government">
            <text:p>palmer-ak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OremUTGIS">
            <text:p>OremUTGIS</text:p>
          </table:table-cell>
          <table:table-cell table:style-name="ACE-0x20554e8" office:value-type="string" office:string-value="orem-ut-local-government">
            <text:p>orem-ut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fgis">
            <text:p>cfgis</text:p>
          </table:table-cell>
          <table:table-cell table:style-name="ACE-0x20554e8" office:value-type="string" office:string-value="orange-fl-local-government">
            <text:p>orange-fl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bourova">
            <text:p>mbourova</text:p>
          </table:table-cell>
          <table:table-cell table:style-name="ACE-0x20554e8" office:value-type="string" office:string-value="orange-fl-local-government">
            <text:p>orange-fl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schonlau">
            <text:p>mschonlau</text:p>
          </table:table-cell>
          <table:table-cell table:style-name="ACE-0x20554e8" office:value-type="string" office:string-value="omaha-ne-local-government">
            <text:p>omaha-ne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roeckers">
            <text:p>groeckers</text:p>
          </table:table-cell>
          <table:table-cell table:style-name="ACE-0x20554e8" office:value-type="string" office:string-value="olympia-wa-local-government">
            <text:p>olympia-wa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s6599">
            <text:p>bs6599</text:p>
          </table:table-cell>
          <table:table-cell table:style-name="ACE-0x20554e8" office:value-type="string" office:string-value="newport-news-city-va-local-government">
            <text:p>newport-news-city-va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apaCountyGIS">
            <text:p>NapaCountyGIS</text:p>
          </table:table-cell>
          <table:table-cell table:style-name="ACE-0x20554e8" office:value-type="string" office:string-value="napa-ca-local-government">
            <text:p>napa-ca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etroGIS">
            <text:p>MetroGIS</text:p>
          </table:table-cell>
          <table:table-cell table:style-name="ACE-0x20554e8" office:value-type="string" office:string-value="minneapolis-mn-local-government">
            <text:p>minneapolis-mn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olson">
            <text:p>nolson</text:p>
          </table:table-cell>
          <table:table-cell table:style-name="ACE-0x20554e8" office:value-type="string" office:string-value="milwaukee-wi-local-government">
            <text:p>milwaukee-wi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imolaur">
            <text:p>simolaur</text:p>
          </table:table-cell>
          <table:table-cell table:style-name="ACE-0x20554e8" office:value-type="string" office:string-value="mifflin-pa-local-government">
            <text:p>mifflin-pa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arkmurphy">
            <text:p>markmurphy</text:p>
          </table:table-cell>
          <table:table-cell table:style-name="ACE-0x20554e8" office:value-type="string" office:string-value="manatee-fl-local-government">
            <text:p>manatee-fl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arkgreninger">
            <text:p>markgreninger</text:p>
          </table:table-cell>
          <table:table-cell table:style-name="ACE-0x20554e8" office:value-type="string" office:string-value="los-angeles-ca-local-government">
            <text:p>los-angeles-ca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ickFranchino">
            <text:p>NickFranchino</text:p>
          </table:table-cell>
          <table:table-cell table:style-name="ACE-0x20554e8" office:value-type="string" office:string-value="los-angeles-ca-local-government">
            <text:p>los-angeles-ca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huntsvillegis">
            <text:p>huntsvillegis</text:p>
          </table:table-cell>
          <table:table-cell table:style-name="ACE-0x20554e8" office:value-type="string" office:string-value="huntsville-al-local-government">
            <text:p>huntsville-al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WUPPDR">
            <text:p>WUPPDR</text:p>
          </table:table-cell>
          <table:table-cell table:style-name="ACE-0x20554e8" office:value-type="string" office:string-value="houghton-mi-local-government">
            <text:p>houghton-mi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hcmetadata">
            <text:p>hcmetadata</text:p>
          </table:table-cell>
          <table:table-cell table:style-name="ACE-0x20554e8" office:value-type="string" office:string-value="hillsborough-fl-local-government">
            <text:p>hillsborough-fl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C_GIS">
            <text:p>LC_GIS</text:p>
          </table:table-cell>
          <table:table-cell table:style-name="ACE-0x20554e8" office:value-type="string" office:string-value="helena-mt-local-government">
            <text:p>helena-mt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bpuckett">
            <text:p>jbpuckett</text:p>
          </table:table-cell>
          <table:table-cell table:style-name="ACE-0x20554e8" office:value-type="string" office:string-value="gwinnett-ga-local-government">
            <text:p>gwinnett-ga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ownOfGroton">
            <text:p>TownOfGroton</text:p>
          </table:table-cell>
          <table:table-cell table:style-name="ACE-0x20554e8" office:value-type="string" office:string-value="groton-ct-local-government">
            <text:p>groton-ct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barnell">
            <text:p>bbarnell</text:p>
          </table:table-cell>
          <table:table-cell table:style-name="ACE-0x20554e8" office:value-type="string" office:string-value="greenwood-sc-local-government">
            <text:p>greenwood-sc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barnell12">
            <text:p>bbarnell12</text:p>
          </table:table-cell>
          <table:table-cell table:style-name="ACE-0x20554e8" office:value-type="string" office:string-value="greenwood-sc-local-government">
            <text:p>greenwood-sc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allatinCountyGIS">
            <text:p>GallatinCountyGIS</text:p>
          </table:table-cell>
          <table:table-cell table:style-name="ACE-0x20554e8" office:value-type="string" office:string-value="gallatin-mt-local-government">
            <text:p>gallatin-mt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EnterpriseGIS_FredCo">
            <text:p>EnterpriseGIS_FredCo</text:p>
          </table:table-cell>
          <table:table-cell table:style-name="ACE-0x20554e8" office:value-type="string" office:string-value="frederick-md-local-government">
            <text:p>frederick-md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elhami">
            <text:p>selhami</text:p>
          </table:table-cell>
          <table:table-cell table:style-name="ACE-0x20554e8" office:value-type="string" office:string-value="delaware-oh-local-government">
            <text:p>delaware-oh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vrpc">
            <text:p>mvrpc</text:p>
          </table:table-cell>
          <table:table-cell table:style-name="ACE-0x20554e8" office:value-type="string" office:string-value="dayton-oh-local-government">
            <text:p>dayton-oh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kleeson">
            <text:p>kleeson</text:p>
          </table:table-cell>
          <table:table-cell table:style-name="ACE-0x20554e8" office:value-type="string" office:string-value="cuyahoa-oh-local-government">
            <text:p>cuyahoa-oh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wheatley">
            <text:p>bwheatley</text:p>
          </table:table-cell>
          <table:table-cell table:style-name="ACE-0x20554e8" office:value-type="string" office:string-value="charleston-sc-local-government">
            <text:p>charleston-sc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tmartonis">
            <text:p>dtmartonis</text:p>
          </table:table-cell>
          <table:table-cell table:style-name="ACE-0x20554e8" office:value-type="string" office:string-value="cattaraugus-ny-local-government">
            <text:p>cattaraugus-ny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roome">
            <text:p>broome</text:p>
          </table:table-cell>
          <table:table-cell table:style-name="ACE-0x20554e8" office:value-type="string" office:string-value="broome-ny-local-government">
            <text:p>broome-ny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henderson">
            <text:p>jhenderson</text:p>
          </table:table-cell>
          <table:table-cell table:style-name="ACE-0x20554e8" office:value-type="string" office:string-value="bozeman-mt-local-government">
            <text:p>bozeman-mt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.Haley">
            <text:p>L.Haley</text:p>
          </table:table-cell>
          <table:table-cell table:style-name="ACE-0x20554e8" office:value-type="string" office:string-value="bloomington-in-local-government">
            <text:p>bloomington-in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adams">
            <text:p>dadams</text:p>
          </table:table-cell>
          <table:table-cell table:style-name="ACE-0x20554e8" office:value-type="string" office:string-value="baltimore-md-local-government">
            <text:p>baltimore-md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cisson">
            <text:p>dcisson</text:p>
          </table:table-cell>
          <table:table-cell table:style-name="ACE-0x20554e8" office:value-type="string" office:string-value="arapahoe-co-local-government">
            <text:p>arapahoe-co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ob_t1">
            <text:p>bob_t1</text:p>
          </table:table-cell>
          <table:table-cell table:style-name="ACE-0x20554e8" office:value-type="string" office:string-value="alachua-fl-local-government">
            <text:p>alachua-fl-local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saligoe">
            <text:p>jsaligoe</text:p>
          </table:table-cell>
          <table:table-cell table:style-name="ACE-0x20554e8" office:value-type="string" office:string-value="state-of-indiana-non-profit">
            <text:p>state-of-indiana-non-profi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erco67">
            <text:p>gerco67</text:p>
          </table:table-cell>
          <table:table-cell table:style-name="ACE-0x20554e8" office:value-type="string" office:string-value="redlands-ca-non-profit">
            <text:p>redlands-ca-non-profi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IRGIS">
            <text:p>CIRGIS</text:p>
          </table:table-cell>
          <table:table-cell table:style-name="ACE-0x20554e8" office:value-type="string" office:string-value="other-non-profit">
            <text:p>other-non-profi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ata123">
            <text:p>data123</text:p>
          </table:table-cell>
          <table:table-cell table:style-name="ACE-0x20554e8" office:value-type="string" office:string-value="other-non-profit">
            <text:p>other-non-profi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kreed">
            <text:p>kreed</text:p>
          </table:table-cell>
          <table:table-cell table:style-name="ACE-0x20554e8" office:value-type="string" office:string-value="other-non-profit">
            <text:p>other-non-profi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ipc">
            <text:p>nipc</text:p>
          </table:table-cell>
          <table:table-cell table:style-name="ACE-0x20554e8" office:value-type="string" office:string-value="other-non-profit">
            <text:p>other-non-profi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cvdanryan">
            <text:p>pcvdanryan</text:p>
          </table:table-cell>
          <table:table-cell table:style-name="ACE-0x20554e8" office:value-type="string" office:string-value="other-non-profit">
            <text:p>other-non-profi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giencke">
            <text:p>pgiencke</text:p>
          </table:table-cell>
          <table:table-cell table:style-name="ACE-0x20554e8" office:value-type="string" office:string-value="other-non-profit">
            <text:p>other-non-profi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miller0124">
            <text:p>smiller0124</text:p>
          </table:table-cell>
          <table:table-cell table:style-name="ACE-0x20554e8" office:value-type="string" office:string-value="other-non-profit">
            <text:p>other-non-profi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sweet">
            <text:p>tsweet</text:p>
          </table:table-cell>
          <table:table-cell table:style-name="ACE-0x20554e8" office:value-type="string" office:string-value="other-non-profit">
            <text:p>other-non-profi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AG">
            <text:p>MAG</text:p>
          </table:table-cell>
          <table:table-cell table:style-name="ACE-0x20554e8" office:value-type="string" office:string-value="maricopa-az-non-profit">
            <text:p>maricopa-az-non-profi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amona">
            <text:p>ramona</text:p>
          </table:table-cell>
          <table:table-cell table:style-name="ACE-0x20554e8" office:value-type="string" office:string-value="bel-air-md-non-profit">
            <text:p>bel-air-md-non-profi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fbiasi">
            <text:p>fbiasi</text:p>
          </table:table-cell>
          <table:table-cell table:style-name="ACE-0x20554e8" office:value-type="string" office:string-value="arlington-va-non-profit">
            <text:p>arlington-va-non-profi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oastwatch">
            <text:p>coastwatch</text:p>
          </table:table-cell>
          <table:table-cell table:style-name="ACE-0x20554e8" office:value-type="string" office:string-value="other-ohter">
            <text:p>other-oht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guile_Delaz">
            <text:p>Aguile_Delaz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jdakota">
            <text:p>ajdakota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llanWright">
            <text:p>AllanWright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lnhp">
            <text:p>alnhp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pwbe">
            <text:p>apwbe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ries04">
            <text:p>aries04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vngr566">
            <text:p>avngr566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zmetanode">
            <text:p>azmetanode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abyblue0914">
            <text:p>babyblue0914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eaverson">
            <text:p>beaverson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ronxlord">
            <text:p>bronxlord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runettep">
            <text:p>brunettep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ims">
            <text:p>cims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ive1em">
            <text:p>cive1em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kohrt">
            <text:p>ckohrt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oM3ta">
            <text:p>coM3ta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wfritz">
            <text:p>cwfritz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aniballari">
            <text:p>daniballari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annocahig">
            <text:p>dannocahig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avidkirouac">
            <text:p>davidkirouac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avinci7">
            <text:p>davinci7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giordano">
            <text:p>dgiordano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hklein">
            <text:p>dhklein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igitalglobe2004">
            <text:p>digitalglobe2004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irc_dirc">
            <text:p>dirc_dirc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lorenzini">
            <text:p>dlorenzini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nrmetadata">
            <text:p>dnrmetadata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pmac66">
            <text:p>dpmac66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ub43">
            <text:p>dub43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vyoung">
            <text:p>dvyoung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wunneburger">
            <text:p>dwunneburger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edmcnierney">
            <text:p>edmcnierney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eendrulat">
            <text:p>eendrulat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isClimateChange">
            <text:p>gisClimateChange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kx598">
            <text:p>gkx598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lobexplorer">
            <text:p>globexplorer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longsworth">
            <text:p>glongsworth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mu">
            <text:p>gmu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osadmin">
            <text:p>gosadmin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wreid">
            <text:p>gwreid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hchoi">
            <text:p>hchoi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iai">
            <text:p>iai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inteller">
            <text:p>inteller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cothran">
            <text:p>jcothran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dahlin">
            <text:p>jdahlin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ed4167">
            <text:p>jed4167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ehaga">
            <text:p>jehaga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erry.roy">
            <text:p>jerry.roy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esposo">
            <text:p>jesposo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hustler">
            <text:p>jhustler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imbash">
            <text:p>jimbash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imgrose">
            <text:p>jimgrose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kf715">
            <text:p>jkf715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oeabc">
            <text:p>joeabc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placy">
            <text:p>jplacy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rikert">
            <text:p>jrikert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vgriffis">
            <text:p>jvgriffis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K12Node">
            <text:p>K12Node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KevinMulligan">
            <text:p>KevinMulligan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kwaters">
            <text:p>kwaters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aBarbera">
            <text:p>LaBarbera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abnetIndex">
            <text:p>LabnetIndex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auralynnkelly">
            <text:p>lauralynnkelly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cabrera">
            <text:p>lcabrera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egacy">
            <text:p>legacy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moore">
            <text:p>lmoore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ovison">
            <text:p>lovison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apcontext">
            <text:p>mapcontext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braymen">
            <text:p>mbraymen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domarat">
            <text:p>mdomarat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ercierj">
            <text:p>mercierj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etzger">
            <text:p>metzger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fwiltse66">
            <text:p>mfwiltse66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nre">
            <text:p>mnre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olloy">
            <text:p>molloy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sdeq">
            <text:p>msdeq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unigis">
            <text:p>munigis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ASAULRAC">
            <text:p>NASAULRAC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cpc">
            <text:p>ncpc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pms">
            <text:p>npms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oaklandcounty">
            <text:p>oaklandcounty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ocgi">
            <text:p>ocgi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ASDA">
            <text:p>PASDA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diaz">
            <text:p>pdiaz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ixxures">
            <text:p>pixxures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ratima">
            <text:p>Pratima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quayle">
            <text:p>quayle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helz">
            <text:p>rhelz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memme">
            <text:p>rmemme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mmcjjc">
            <text:p>rmmcjjc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RBDIN">
            <text:p>RRBDIN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TSD">
            <text:p>RTSD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cigis">
            <text:p>scigis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EDAC">
            <text:p>SEDAC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Iwebadmin">
            <text:p>SIwebadmin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vinayagamoorthy">
            <text:p>svinayagamoorthy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errafly">
            <text:p>terrafly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errainpro">
            <text:p>Terrainpro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errasip">
            <text:p>terrasip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ina_freeman">
            <text:p>tina_freeman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venu_456">
            <text:p>venu_456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vnrgc">
            <text:p>vnrgc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weidu">
            <text:p>weidu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wri">
            <text:p>wri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Zsolt">
            <text:p>Zsolt</text:p>
          </table:table-cell>
          <table:table-cell table:style-name="ACE-0x20554e8" office:value-type="string" office:string-value="other-other">
            <text:p>other-other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vaplanman">
            <text:p>vaplanman</text:p>
          </table:table-cell>
          <table:table-cell table:style-name="ACE-0x20554e8" office:value-type="string" office:string-value="state-of-virginia-state-government">
            <text:p>state-of-virgini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harpie">
            <text:p>sharpie</text:p>
          </table:table-cell>
          <table:table-cell table:style-name="ACE-0x20554e8" office:value-type="string" office:string-value="state-of-vermont-state-government">
            <text:p>state-of-vermont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peters">
            <text:p>mpeters</text:p>
          </table:table-cell>
          <table:table-cell table:style-name="ACE-0x20554e8" office:value-type="string" office:string-value="state-of-utah-state-government">
            <text:p>state-of-utah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teaf">
            <text:p>tteaf</text:p>
          </table:table-cell>
          <table:table-cell table:style-name="ACE-0x20554e8" office:value-type="string" office:string-value="state-of-south-dakota-state-government">
            <text:p>state-of-south-dakot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idemgis">
            <text:p>ridemgis</text:p>
          </table:table-cell>
          <table:table-cell table:style-name="ACE-0x20554e8" office:value-type="string" office:string-value="state-of-rhode-island-state-government">
            <text:p>state-of-rhode-island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xp7">
            <text:p>cxp7</text:p>
          </table:table-cell>
          <table:table-cell table:style-name="ACE-0x20554e8" office:value-type="string" office:string-value="state-of-pennsylvania-state-government">
            <text:p>state-of-pennsylvani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cude">
            <text:p>ccude</text:p>
          </table:table-cell>
          <table:table-cell table:style-name="ACE-0x20554e8" office:value-type="string" office:string-value="state-of-oregon-state-government">
            <text:p>state-of-oregon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sisco">
            <text:p>jsisco</text:p>
          </table:table-cell>
          <table:table-cell table:style-name="ACE-0x20554e8" office:value-type="string" office:string-value="state-of-oregon-state-government">
            <text:p>state-of-oregon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oregongeo">
            <text:p>oregongeo</text:p>
          </table:table-cell>
          <table:table-cell table:style-name="ACE-0x20554e8" office:value-type="string" office:string-value="state-of-oregon-state-government">
            <text:p>state-of-oregon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psughru">
            <text:p>mpsughru</text:p>
          </table:table-cell>
          <table:table-cell table:style-name="ACE-0x20554e8" office:value-type="string" office:string-value="state-of-oklahoma-state-government">
            <text:p>state-of-oklahom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oitogrip">
            <text:p>oitogrip</text:p>
          </table:table-cell>
          <table:table-cell table:style-name="ACE-0x20554e8" office:value-type="string" office:string-value="state-of-ohio-state-government">
            <text:p>state-of-ohio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baird1">
            <text:p>tbaird1</text:p>
          </table:table-cell>
          <table:table-cell table:style-name="ACE-0x20554e8" office:value-type="string" office:string-value="state-of-ohio-state-government">
            <text:p>state-of-ohio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nutsch">
            <text:p>bnutsch</text:p>
          </table:table-cell>
          <table:table-cell table:style-name="ACE-0x20554e8" office:value-type="string" office:string-value="state-of-north-dakota-state-government">
            <text:p>state-of-north-dakot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gia">
            <text:p>cgia</text:p>
          </table:table-cell>
          <table:table-cell table:style-name="ACE-0x20554e8" office:value-type="string" office:string-value="state-of-north-carolina-state-government">
            <text:p>state-of-north-carolin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speaker">
            <text:p>lspeaker</text:p>
          </table:table-cell>
          <table:table-cell table:style-name="ACE-0x20554e8" office:value-type="string" office:string-value="state-of-north-carolina-state-government">
            <text:p>state-of-north-carolin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c1map">
            <text:p>nc1map</text:p>
          </table:table-cell>
          <table:table-cell table:style-name="ACE-0x20554e8" office:value-type="string" office:string-value="state-of-north-carolina-state-government">
            <text:p>state-of-north-carolin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LTorrijos">
            <text:p>RLTorrijos</text:p>
          </table:table-cell>
          <table:table-cell table:style-name="ACE-0x20554e8" office:value-type="string" office:string-value="state-of-new-york-state-government">
            <text:p>state-of-new-york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ustagder">
            <text:p>austagder</text:p>
          </table:table-cell>
          <table:table-cell table:style-name="ACE-0x20554e8" office:value-type="string" office:string-value="state-of-new-jersey-state-government">
            <text:p>state-of-new-jersey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konopkae">
            <text:p>konopkae</text:p>
          </table:table-cell>
          <table:table-cell table:style-name="ACE-0x20554e8" office:value-type="string" office:string-value="state-of-new-jersey-state-government">
            <text:p>state-of-new-jersey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atfish">
            <text:p>catfish</text:p>
          </table:table-cell>
          <table:table-cell table:style-name="ACE-0x20554e8" office:value-type="string" office:string-value="state-of-montana-state-government">
            <text:p>state-of-montan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daumiller">
            <text:p>gdaumiller</text:p>
          </table:table-cell>
          <table:table-cell table:style-name="ACE-0x20554e8" office:value-type="string" office:string-value="state-of-montana-state-government">
            <text:p>state-of-montan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linton.little">
            <text:p>clinton.little</text:p>
          </table:table-cell>
          <table:table-cell table:style-name="ACE-0x20554e8" office:value-type="string" office:string-value="state-of-minnesota-state-government">
            <text:p>state-of-minnesot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mic">
            <text:p>lmic</text:p>
          </table:table-cell>
          <table:table-cell table:style-name="ACE-0x20554e8" office:value-type="string" office:string-value="state-of-minnesota-state-government">
            <text:p>state-of-minnesot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ndot">
            <text:p>mndot</text:p>
          </table:table-cell>
          <table:table-cell table:style-name="ACE-0x20554e8" office:value-type="string" office:string-value="state-of-minnesota-state-government">
            <text:p>state-of-minnesot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pca">
            <text:p>mpca</text:p>
          </table:table-cell>
          <table:table-cell table:style-name="ACE-0x20554e8" office:value-type="string" office:string-value="state-of-minnesota-state-government">
            <text:p>state-of-minnesot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omaki">
            <text:p>romaki</text:p>
          </table:table-cell>
          <table:table-cell table:style-name="ACE-0x20554e8" office:value-type="string" office:string-value="state-of-minnesota-state-government">
            <text:p>state-of-minnesot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dlime">
            <text:p>sdlime</text:p>
          </table:table-cell>
          <table:table-cell table:style-name="ACE-0x20554e8" office:value-type="string" office:string-value="state-of-minnesota-state-government">
            <text:p>state-of-minnesot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freeman">
            <text:p>afreeman</text:p>
          </table:table-cell>
          <table:table-cell table:style-name="ACE-0x20554e8" office:value-type="string" office:string-value="state-of-massachusetts-state-government">
            <text:p>state-of-massachusetts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assczm">
            <text:p>massczm</text:p>
          </table:table-cell>
          <table:table-cell table:style-name="ACE-0x20554e8" office:value-type="string" office:string-value="state-of-massachusetts-state-government">
            <text:p>state-of-massachusetts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agic">
            <text:p>lagic</text:p>
          </table:table-cell>
          <table:table-cell table:style-name="ACE-0x20554e8" office:value-type="string" office:string-value="state-of-louisiana-state-government">
            <text:p>state-of-louisian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kentanness">
            <text:p>kentanness</text:p>
          </table:table-cell>
          <table:table-cell table:style-name="ACE-0x20554e8" office:value-type="string" office:string-value="state-of-kentucky-state-government">
            <text:p>state-of-kentucky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ejabrams">
            <text:p>ejabrams</text:p>
          </table:table-cell>
          <table:table-cell table:style-name="ACE-0x20554e8" office:value-type="string" office:string-value="state-of-iowa-state-government">
            <text:p>state-of-iow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igic">
            <text:p>igic</text:p>
          </table:table-cell>
          <table:table-cell table:style-name="ACE-0x20554e8" office:value-type="string" office:string-value="state-of-iowa-state-government">
            <text:p>state-of-iow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odamerj">
            <text:p>bodamerj</text:p>
          </table:table-cell>
          <table:table-cell table:style-name="ACE-0x20554e8" office:value-type="string" office:string-value="state-of-illinois-state-government">
            <text:p>state-of-illinois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irspeed">
            <text:p>Airspeed</text:p>
          </table:table-cell>
          <table:table-cell table:style-name="ACE-0x20554e8" office:value-type="string" office:string-value="state-of-idaho-state-government">
            <text:p>state-of-idaho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irspeed99">
            <text:p>airspeed99</text:p>
          </table:table-cell>
          <table:table-cell table:style-name="ACE-0x20554e8" office:value-type="string" office:string-value="state-of-idaho-state-government">
            <text:p>state-of-idaho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eorgia_clearinghouse">
            <text:p>georgia_clearinghouse</text:p>
          </table:table-cell>
          <table:table-cell table:style-name="ACE-0x20554e8" office:value-type="string" office:string-value="state-of-georgia-state-government">
            <text:p>state-of-georgi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FDEP">
            <text:p>FDEP</text:p>
          </table:table-cell>
          <table:table-cell table:style-name="ACE-0x20554e8" office:value-type="string" office:string-value="state-of-florida-state-government">
            <text:p>state-of-florid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dmario">
            <text:p>mdmario</text:p>
          </table:table-cell>
          <table:table-cell table:style-name="ACE-0x20554e8" office:value-type="string" office:string-value="state-of-district-of-columbia-state-government">
            <text:p>state-of-district-of-columbi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ike.mahaffie">
            <text:p>mike.mahaffie</text:p>
          </table:table-cell>
          <table:table-cell table:style-name="ACE-0x20554e8" office:value-type="string" office:string-value="state-of-delaware-state-government">
            <text:p>state-of-delaware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dwolfffgdc">
            <text:p>cdwolfffgdc</text:p>
          </table:table-cell>
          <table:table-cell table:style-name="ACE-0x20554e8" office:value-type="string" office:string-value="state-of-california-state-government">
            <text:p>state-of-californi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kunkel36">
            <text:p>rkunkel36</text:p>
          </table:table-cell>
          <table:table-cell table:style-name="ACE-0x20554e8" office:value-type="string" office:string-value="state-of-california-state-government">
            <text:p>state-of-californi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gio">
            <text:p>agio</text:p>
          </table:table-cell>
          <table:table-cell table:style-name="ACE-0x20554e8" office:value-type="string" office:string-value="state-of-arkansas-state-government">
            <text:p>state-of-arkansas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co">
            <text:p>sco</text:p>
          </table:table-cell>
          <table:table-cell table:style-name="ACE-0x20554e8" office:value-type="string" office:string-value="state-of-arizona-state-government">
            <text:p>state-of-arizon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sgdc">
            <text:p>asgdc</text:p>
          </table:table-cell>
          <table:table-cell table:style-name="ACE-0x20554e8" office:value-type="string" office:string-value="state-of-alaska-state-government">
            <text:p>state-of-alask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etaman">
            <text:p>metaman</text:p>
          </table:table-cell>
          <table:table-cell table:style-name="ACE-0x20554e8" office:value-type="string" office:string-value="state-of-alaska-state-government">
            <text:p>state-of-alask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patterson">
            <text:p>ppatterson</text:p>
          </table:table-cell>
          <table:table-cell table:style-name="ACE-0x20554e8" office:value-type="string" office:string-value="state-of-alabama-state-government">
            <text:p>state-of-alabam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ethking">
            <text:p>bethking</text:p>
          </table:table-cell>
          <table:table-cell table:style-name="ACE-0x20554e8" office:value-type="string" office:string-value="centre-pa-state-government">
            <text:p>centre-pa-state-government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ljackson">
            <text:p>bljackson</text:p>
          </table:table-cell>
          <table:table-cell table:style-name="ACE-0x20554e8" office:value-type="string" office:string-value="plummer-id-tribal">
            <text:p>plummer-id-triba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float" office:value="521265">
            <text:p>521265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float" office:value="4215348">
            <text:p>4215348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eo130">
            <text:p>aeo130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lex">
            <text:p>alex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mf289">
            <text:p>amf289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gou65">
            <text:p>bgou65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pliszka">
            <text:p>bpliszka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ryceb04">
            <text:p>bryceb04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jh336">
            <text:p>djh336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JS1105">
            <text:p>DJS1105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ead185">
            <text:p>ead185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fieldsg">
            <text:p>fieldsg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ed294">
            <text:p>jed294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esgould">
            <text:p>jesgould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kompanek">
            <text:p>jkompanek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wiseley">
            <text:p>lwiseley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JK">
            <text:p>MJK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reil">
            <text:p>mreil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gaudet">
            <text:p>ngaudet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jb4">
            <text:p>njb4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uthann">
            <text:p>ruthann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freytes">
            <text:p>sfreytes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koda1">
            <text:p>skoda1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magar">
            <text:p>smagar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prillaman">
            <text:p>sprillaman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tm174">
            <text:p>stm174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heutte">
            <text:p>theutte</text:p>
          </table:table-cell>
          <table:table-cell table:style-name="ACE-0x20554e8" office:value-type="string" office:string-value="university-park-pa-university">
            <text:p>university-park-p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geeraer">
            <text:p>dgeeraer</text:p>
          </table:table-cell>
          <table:table-cell table:style-name="ACE-0x20554e8" office:value-type="string" office:string-value="towson-md-university">
            <text:p>towson-md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koontz">
            <text:p>ckoontz</text:p>
          </table:table-cell>
          <table:table-cell table:style-name="ACE-0x20554e8" office:value-type="string" office:string-value="tallahassee-fl-university">
            <text:p>tallahassee-fl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hodge">
            <text:p>shodge</text:p>
          </table:table-cell>
          <table:table-cell table:style-name="ACE-0x20554e8" office:value-type="string" office:string-value="tallahassee-fl-university">
            <text:p>tallahassee-fl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jordan_uw">
            <text:p>bjordan_uw</text:p>
          </table:table-cell>
          <table:table-cell table:style-name="ACE-0x20554e8" office:value-type="string" office:string-value="seattle-wa-university">
            <text:p>seattle-w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dip">
            <text:p>cdip</text:p>
          </table:table-cell>
          <table:table-cell table:style-name="ACE-0x20554e8" office:value-type="string" office:string-value="san-diego-ca-university">
            <text:p>san-diego-c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DSU">
            <text:p>SDSU</text:p>
          </table:table-cell>
          <table:table-cell table:style-name="ACE-0x20554e8" office:value-type="string" office:string-value="san-diego-ca-university">
            <text:p>san-diego-c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falke">
            <text:p>sfalke</text:p>
          </table:table-cell>
          <table:table-cell table:style-name="ACE-0x20554e8" office:value-type="string" office:string-value="saint-louis-mo-university">
            <text:p>saint-louis-mo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uncanald">
            <text:p>duncanald</text:p>
          </table:table-cell>
          <table:table-cell table:style-name="ACE-0x20554e8" office:value-type="string" office:string-value="reno-nv-university">
            <text:p>reno-nv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webekeit">
            <text:p>webekeit</text:p>
          </table:table-cell>
          <table:table-cell table:style-name="ACE-0x20554e8" office:value-type="string" office:string-value="pocatello-id-university">
            <text:p>pocatello-id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lesea">
            <text:p>plesea</text:p>
          </table:table-cell>
          <table:table-cell table:style-name="ACE-0x20554e8" office:value-type="string" office:string-value="pasadena-ca-university">
            <text:p>pasadena-c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fmercer">
            <text:p>bfmercer</text:p>
          </table:table-cell>
          <table:table-cell table:style-name="ACE-0x20554e8" office:value-type="string" office:string-value="norman-ok-university">
            <text:p>norman-ok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yetman">
            <text:p>gyetman</text:p>
          </table:table-cell>
          <table:table-cell table:style-name="ACE-0x20554e8" office:value-type="string" office:string-value="new-york-ny-university">
            <text:p>new-york-ny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downs">
            <text:p>rdowns</text:p>
          </table:table-cell>
          <table:table-cell table:style-name="ACE-0x20554e8" office:value-type="string" office:string-value="new-york-ny-university">
            <text:p>new-york-ny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wvgis">
            <text:p>wvgis</text:p>
          </table:table-cell>
          <table:table-cell table:style-name="ACE-0x20554e8" office:value-type="string" office:string-value="morgantown-wv-university">
            <text:p>morgantown-wv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dsweet">
            <text:p>mdsweet</text:p>
          </table:table-cell>
          <table:table-cell table:style-name="ACE-0x20554e8" office:value-type="string" office:string-value="missoula-mt-university">
            <text:p>missoula-mt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adhavsinghk">
            <text:p>madhavsinghk</text:p>
          </table:table-cell>
          <table:table-cell table:style-name="ACE-0x20554e8" office:value-type="string" office:string-value="mississippi-state-ms-university">
            <text:p>mississippi-state-ms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hgis">
            <text:p>nhgis</text:p>
          </table:table-cell>
          <table:table-cell table:style-name="ACE-0x20554e8" office:value-type="string" office:string-value="minneapolis-mn-university">
            <text:p>minneapolis-mn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rbdc">
            <text:p>mrbdc</text:p>
          </table:table-cell>
          <table:table-cell table:style-name="ACE-0x20554e8" office:value-type="string" office:string-value="mankato-mn-university">
            <text:p>mankato-mn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wisclinc">
            <text:p>wisclinc</text:p>
          </table:table-cell>
          <table:table-cell table:style-name="ACE-0x20554e8" office:value-type="string" office:string-value="madison-wi-university">
            <text:p>madison-wi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knelson">
            <text:p>knelson</text:p>
          </table:table-cell>
          <table:table-cell table:style-name="ACE-0x20554e8" office:value-type="string" office:string-value="lawrence-ks-university">
            <text:p>lawrence-ks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oakleaf">
            <text:p>joakleaf</text:p>
          </table:table-cell>
          <table:table-cell table:style-name="ACE-0x20554e8" office:value-type="string" office:string-value="laramie-wy-university">
            <text:p>laramie-wy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IGISsouth">
            <text:p>RIGISsouth</text:p>
          </table:table-cell>
          <table:table-cell table:style-name="ACE-0x20554e8" office:value-type="string" office:string-value="kingston-ri-university">
            <text:p>kingston-ri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kgjenkins">
            <text:p>kgjenkins</text:p>
          </table:table-cell>
          <table:table-cell table:style-name="ACE-0x20554e8" office:value-type="string" office:string-value="ithaca-ny-university">
            <text:p>ithaca-ny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uah">
            <text:p>uah</text:p>
          </table:table-cell>
          <table:table-cell table:style-name="ACE-0x20554e8" office:value-type="string" office:string-value="huntsville-al-university">
            <text:p>huntsville-al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FGDL">
            <text:p>FGDL</text:p>
          </table:table-cell>
          <table:table-cell table:style-name="ACE-0x20554e8" office:value-type="string" office:string-value="gainesville-fl-university">
            <text:p>gainesville-fl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iuliu">
            <text:p>liuliu</text:p>
          </table:table-cell>
          <table:table-cell table:style-name="ACE-0x20554e8" office:value-type="string" office:string-value="gainesville-fl-university">
            <text:p>gainesville-fl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aullheinrich">
            <text:p>paullheinrich</text:p>
          </table:table-cell>
          <table:table-cell table:style-name="ACE-0x20554e8" office:value-type="string" office:string-value="flagstaff-az-university">
            <text:p>flagstaff-az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izhenlong">
            <text:p>lizhenlong</text:p>
          </table:table-cell>
          <table:table-cell table:style-name="ACE-0x20554e8" office:value-type="string" office:string-value="fairfax-virginia-university">
            <text:p>fairfax-virgini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eddy37">
            <text:p>reddy37</text:p>
          </table:table-cell>
          <table:table-cell table:style-name="ACE-0x20554e8" office:value-type="string" office:string-value="fairfax-virginia-university">
            <text:p>fairfax-virgini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grymes">
            <text:p>cgrymes</text:p>
          </table:table-cell>
          <table:table-cell table:style-name="ACE-0x20554e8" office:value-type="string" office:string-value="fairfax-va-university">
            <text:p>fairfax-v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yang3">
            <text:p>cyang3</text:p>
          </table:table-cell>
          <table:table-cell table:style-name="ACE-0x20554e8" office:value-type="string" office:string-value="fairfax-va-university">
            <text:p>fairfax-v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kbreezo">
            <text:p>akbreezo</text:p>
          </table:table-cell>
          <table:table-cell table:style-name="ACE-0x20554e8" office:value-type="string" office:string-value="fairbanks-ak-university">
            <text:p>fairbanks-ak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UA_GINA">
            <text:p>UA_GINA</text:p>
          </table:table-cell>
          <table:table-cell table:style-name="ACE-0x20554e8" office:value-type="string" office:string-value="fairbanks-ak-university">
            <text:p>fairbanks-ak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FayRubin">
            <text:p>FayRubin</text:p>
          </table:table-cell>
          <table:table-cell table:style-name="ACE-0x20554e8" office:value-type="string" office:string-value="durham-nh-university">
            <text:p>durham-nh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eepseadawn59">
            <text:p>deepseadawn59</text:p>
          </table:table-cell>
          <table:table-cell table:style-name="ACE-0x20554e8" office:value-type="string" office:string-value="corvallis-or-university">
            <text:p>corvallis-or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OregonSDE">
            <text:p>OregonSDE</text:p>
          </table:table-cell>
          <table:table-cell table:style-name="ACE-0x20554e8" office:value-type="string" office:string-value="corvallis-or-university">
            <text:p>corvallis-or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fiez">
            <text:p>tfiez</text:p>
          </table:table-cell>
          <table:table-cell table:style-name="ACE-0x20554e8" office:value-type="string" office:string-value="corvallis-or-university">
            <text:p>corvallis-or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ast-net">
            <text:p>cast-net</text:p>
          </table:table-cell>
          <table:table-cell table:style-name="ACE-0x20554e8" office:value-type="string" office:string-value="columbia-sc-university">
            <text:p>columbia-sc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inger69">
            <text:p>ginger69</text:p>
          </table:table-cell>
          <table:table-cell table:style-name="ACE-0x20554e8" office:value-type="string" office:string-value="columbia-sc-university">
            <text:p>columbia-sc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sdis">
            <text:p>msdis</text:p>
          </table:table-cell>
          <table:table-cell table:style-name="ACE-0x20554e8" office:value-type="string" office:string-value="columbia-mo-university">
            <text:p>columbia-mo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FIRMS">
            <text:p>FIRMS</text:p>
          </table:table-cell>
          <table:table-cell table:style-name="ACE-0x20554e8" office:value-type="string" office:string-value="college-park-md-university">
            <text:p>college-park-md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uciumd">
            <text:p>luciumd</text:p>
          </table:table-cell>
          <table:table-cell table:style-name="ACE-0x20554e8" office:value-type="string" office:string-value="college-park-md-university">
            <text:p>college-park-md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godfrey">
            <text:p>bgodfrey</text:p>
          </table:table-cell>
          <table:table-cell table:style-name="ACE-0x20554e8" office:value-type="string" office:string-value="coeur-dalene-idaho-university">
            <text:p>coeur-dalene-idaho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maene">
            <text:p>cmaene</text:p>
          </table:table-cell>
          <table:table-cell table:style-name="ACE-0x20554e8" office:value-type="string" office:string-value="chicago-il-university">
            <text:p>chicago-il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UMCON">
            <text:p>LUMCON</text:p>
          </table:table-cell>
          <table:table-cell table:style-name="ACE-0x20554e8" office:value-type="string" office:string-value="chauvin-la-university">
            <text:p>chauvin-la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aurerj">
            <text:p>maurerj</text:p>
          </table:table-cell>
          <table:table-cell table:style-name="ACE-0x20554e8" office:value-type="string" office:string-value="boulder-co-university">
            <text:p>boulder-co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rcermak3">
            <text:p>jrcermak3</text:p>
          </table:table-cell>
          <table:table-cell table:style-name="ACE-0x20554e8" office:value-type="string" office:string-value="anchorage-ak-university">
            <text:p>anchorage-ak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kbene">
            <text:p>kbene</text:p>
          </table:table-cell>
          <table:table-cell table:style-name="ACE-0x20554e8" office:value-type="string" office:string-value="albuquerque-nm-university">
            <text:p>albuquerque-nm-universit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musialek">
            <text:p>cmusialek</text:p>
          </table:table-cell>
          <table:table-cell table:style-name="ACE-0x20554e8" office:value-type="string" office:string-value="eop-white-house">
            <text:p>eop-white-house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usanSullivan">
            <text:p>SusanSullivan</text:p>
          </table:table-cell>
          <table:table-cell table:style-name="ACE-0x20554e8" office:value-type="string" office:string-value="va-om">
            <text:p>va-om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kmcleroy">
            <text:p>kmcleroy</text:p>
          </table:table-cell>
          <table:table-cell table:style-name="ACE-0x20554e8" office:value-type="string" office:string-value="usda-nrcs">
            <text:p>usda-nrc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freich">
            <text:p>pfreich</text:p>
          </table:table-cell>
          <table:table-cell table:style-name="ACE-0x20554e8" office:value-type="string" office:string-value="usda-nrcs">
            <text:p>usda-nrc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nechero">
            <text:p>snechero</text:p>
          </table:table-cell>
          <table:table-cell table:style-name="ACE-0x20554e8" office:value-type="string" office:string-value="usda-nrcs">
            <text:p>usda-nrc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ASS22030">
            <text:p>NASS22030</text:p>
          </table:table-cell>
          <table:table-cell table:style-name="ACE-0x20554e8" office:value-type="string" office:string-value="usda-nass">
            <text:p>usda-nas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kent.williams">
            <text:p>kent.williams</text:p>
          </table:table-cell>
          <table:table-cell table:style-name="ACE-0x20554e8" office:value-type="string" office:string-value="usda-fsa">
            <text:p>usda-fs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shadley">
            <text:p>mshadley</text:p>
          </table:table-cell>
          <table:table-cell table:style-name="ACE-0x20554e8" office:value-type="string" office:string-value="usda-fsa">
            <text:p>usda-fs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AIP_update">
            <text:p>NAIP_update</text:p>
          </table:table-cell>
          <table:table-cell table:style-name="ACE-0x20554e8" office:value-type="string" office:string-value="usda-fsa">
            <text:p>usda-fs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kanalley">
            <text:p>bkanalley</text:p>
          </table:table-cell>
          <table:table-cell table:style-name="ACE-0x20554e8" office:value-type="string" office:string-value="usda-fs">
            <text:p>usda-f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reeve">
            <text:p>greeve</text:p>
          </table:table-cell>
          <table:table-cell table:style-name="ACE-0x20554e8" office:value-type="string" office:string-value="usda-fs">
            <text:p>usda-f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aco500">
            <text:p>jaco500</text:p>
          </table:table-cell>
          <table:table-cell table:style-name="ACE-0x20554e8" office:value-type="string" office:string-value="usda-fas">
            <text:p>usda-fa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hicks">
            <text:p>bhicks</text:p>
          </table:table-cell>
          <table:table-cell table:style-name="ACE-0x20554e8" office:value-type="string" office:string-value="usda-aphis">
            <text:p>usda-aphi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vamaps">
            <text:p>tvamaps</text:p>
          </table:table-cell>
          <table:table-cell table:style-name="ACE-0x20554e8" office:value-type="string" office:string-value="tva">
            <text:p>tv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float" office:value="456118">
            <text:p>456118</text:p>
          </table:table-cell>
          <table:table-cell table:style-name="ACE-0x20554e8" office:value-type="string" office:string-value="ssa">
            <text:p>ss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mcging">
            <text:p>jmcging</text:p>
          </table:table-cell>
          <table:table-cell table:style-name="ACE-0x20554e8" office:value-type="string" office:string-value="ssa">
            <text:p>ss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nadeau">
            <text:p>dnadeau</text:p>
          </table:table-cell>
          <table:table-cell table:style-name="ACE-0x20554e8" office:value-type="string" office:string-value="nasa">
            <text:p>nas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stevens1979">
            <text:p>tstevens1979</text:p>
          </table:table-cell>
          <table:table-cell table:style-name="ACE-0x20554e8" office:value-type="string" office:string-value="nasa">
            <text:p>nas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wyang">
            <text:p>wyang</text:p>
          </table:table-cell>
          <table:table-cell table:style-name="ACE-0x20554e8" office:value-type="string" office:string-value="nasa">
            <text:p>nas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rettnara">
            <text:p>Brettnara</text:p>
          </table:table-cell>
          <table:table-cell table:style-name="ACE-0x20554e8" office:value-type="string" office:string-value="nara">
            <text:p>nar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sperling">
            <text:p>jsperling</text:p>
          </table:table-cell>
          <table:table-cell table:style-name="ACE-0x20554e8" office:value-type="string" office:string-value="hud">
            <text:p>hud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oletteH">
            <text:p>ColetteH</text:p>
          </table:table-cell>
          <table:table-cell table:style-name="ACE-0x20554e8" office:value-type="string" office:string-value="hhs-nih">
            <text:p>hhs-nih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Cohen">
            <text:p>TCohen</text:p>
          </table:table-cell>
          <table:table-cell table:style-name="ACE-0x20554e8" office:value-type="string" office:string-value="hhs-hrsa">
            <text:p>hhs-hrs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brantley">
            <text:p>dbrantley</text:p>
          </table:table-cell>
          <table:table-cell table:style-name="ACE-0x20554e8" office:value-type="string" office:string-value="hhs-cdc">
            <text:p>hhs-cdc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anmelnick">
            <text:p>danmelnick</text:p>
          </table:table-cell>
          <table:table-cell table:style-name="ACE-0x20554e8" office:value-type="string" office:string-value="hhs">
            <text:p>hh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adparcel">
            <text:p>cadparcel</text:p>
          </table:table-cell>
          <table:table-cell table:style-name="ACE-0x20554e8" office:value-type="string" office:string-value="fgdc">
            <text:p>fgdc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FGDC">
            <text:p>FGDC</text:p>
          </table:table-cell>
          <table:table-cell table:style-name="ACE-0x20554e8" office:value-type="string" office:string-value="fgdc">
            <text:p>fgdc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OS_Wayne">
            <text:p>GOS_Wayne</text:p>
          </table:table-cell>
          <table:table-cell table:style-name="ACE-0x20554e8" office:value-type="string" office:string-value="fgdc">
            <text:p>fgdc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EPA_HARVEST">
            <text:p>EPA_HARVEST</text:p>
          </table:table-cell>
          <table:table-cell table:style-name="ACE-0x20554e8" office:value-type="string" office:string-value="epa">
            <text:p>ep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ddsnces">
            <text:p>sddsnces</text:p>
          </table:table-cell>
          <table:table-cell table:style-name="ACE-0x20554e8" office:value-type="string" office:string-value="ed">
            <text:p>ed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ts_gis">
            <text:p>bts_gis</text:p>
          </table:table-cell>
          <table:table-cell table:style-name="ACE-0x20554e8" office:value-type="string" office:string-value="dot-fta">
            <text:p>dot-ft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SUGeographer">
            <text:p>LSUGeographer</text:p>
          </table:table-cell>
          <table:table-cell table:style-name="ACE-0x20554e8" office:value-type="string" office:string-value="dot-faa">
            <text:p>dot-f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oevans">
            <text:p>oevans</text:p>
          </table:table-cell>
          <table:table-cell table:style-name="ACE-0x20554e8" office:value-type="string" office:string-value="dot-faa">
            <text:p>dot-f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apanalysis">
            <text:p>gapanalysis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apjohnson">
            <text:p>apjohnson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dwyer">
            <text:p>bdwyer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ellingson">
            <text:p>bellingson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iosteward">
            <text:p>Biosteward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jfisher">
            <text:p>bjfisher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jones">
            <text:p>bjones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urbanma">
            <text:p>burbanma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atteam">
            <text:p>catteam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hoong">
            <text:p>choong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lampitt">
            <text:p>Clampitt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rssp_gos">
            <text:p>crssp_gos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skinner">
            <text:p>cskinner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an_admin">
            <text:p>dan_admin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avegreenlee">
            <text:p>davegreenlee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dnebert">
            <text:p>ddnebert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onnaMRoy">
            <text:p>DonnaMRoy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polette">
            <text:p>dpolette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sandhaus">
            <text:p>dsandhaus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schenk">
            <text:p>dschenk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shughes">
            <text:p>dshughes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ehlen">
            <text:p>ehlen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eros_repo">
            <text:p>eros_repo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eoleaders">
            <text:p>geoleaders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esch">
            <text:p>gesch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hhenkel">
            <text:p>hhenkel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hwolter">
            <text:p>hwolter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dcoles">
            <text:p>jdcoles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mauck">
            <text:p>jmauck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maxwell">
            <text:p>jmaxwell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murphey">
            <text:p>jmurphey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omalley">
            <text:p>jomalley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pdonnelly">
            <text:p>jpdonnelly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anfear">
            <text:p>lanfear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aberry">
            <text:p>maberry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cooley">
            <text:p>mcooley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ierardi">
            <text:p>mierardi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lbooth">
            <text:p>nlbooth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dollison">
            <text:p>rdollison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finn">
            <text:p>sfinn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neiers">
            <text:p>sneiers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sobie">
            <text:p>ssobie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fuller">
            <text:p>tfuller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haluska">
            <text:p>thaluska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singh">
            <text:p>tsingh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USGS_EROS_IADD">
            <text:p>USGS_EROS_IADD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USGSInfoBank">
            <text:p>USGSInfoBank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USGS_National_Map">
            <text:p>USGS_National_Map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USGS_NGTOC">
            <text:p>USGS_NGTOC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usgs_ngtoc_hqsp">
            <text:p>usgs_ngtoc_hqsp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USGSPS">
            <text:p>USGSPS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VHutchison">
            <text:p>VHutchison</text:p>
          </table:table-cell>
          <table:table-cell table:style-name="ACE-0x20554e8" office:value-type="string" office:string-value="doi-usgs">
            <text:p>doi-usg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tezel">
            <text:p>mtezel</text:p>
          </table:table-cell>
          <table:table-cell table:style-name="ACE-0x20554e8" office:value-type="string" office:string-value="doi-nps">
            <text:p>doi-np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atastore">
            <text:p>datastore</text:p>
          </table:table-cell>
          <table:table-cell table:style-name="ACE-0x20554e8" office:value-type="string" office:string-value="doi-nps">
            <text:p>doi-np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eb_green_fws.gov">
            <text:p>deb_green_fws.gov</text:p>
          </table:table-cell>
          <table:table-cell table:style-name="ACE-0x20554e8" office:value-type="string" office:string-value="doi-fws">
            <text:p>doi-fw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fwsgis">
            <text:p>fwsgis</text:p>
          </table:table-cell>
          <table:table-cell table:style-name="ACE-0x20554e8" office:value-type="string" office:string-value="doi-fws">
            <text:p>doi-fw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steffy">
            <text:p>jsteffy</text:p>
          </table:table-cell>
          <table:table-cell table:style-name="ACE-0x20554e8" office:value-type="string" office:string-value="doi-fws">
            <text:p>doi-fw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taylor67">
            <text:p>ctaylor67</text:p>
          </table:table-cell>
          <table:table-cell table:style-name="ACE-0x20554e8" office:value-type="string" office:string-value="doi-boe">
            <text:p>doi-boe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MS_MBB">
            <text:p>MMS_MBB</text:p>
          </table:table-cell>
          <table:table-cell table:style-name="ACE-0x20554e8" office:value-type="string" office:string-value="doi-boe">
            <text:p>doi-boe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agismgr">
            <text:p>cagismgr</text:p>
          </table:table-cell>
          <table:table-cell table:style-name="ACE-0x20554e8" office:value-type="string" office:string-value="doi-blm">
            <text:p>doi-blm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pyles">
            <text:p>gpyles</text:p>
          </table:table-cell>
          <table:table-cell table:style-name="ACE-0x20554e8" office:value-type="string" office:string-value="doi-blm">
            <text:p>doi-blm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oshsisco">
            <text:p>joshsisco</text:p>
          </table:table-cell>
          <table:table-cell table:style-name="ACE-0x20554e8" office:value-type="string" office:string-value="doi-blm">
            <text:p>doi-blm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reitsma">
            <text:p>jreitsma</text:p>
          </table:table-cell>
          <table:table-cell table:style-name="ACE-0x20554e8" office:value-type="string" office:string-value="doi-blm">
            <text:p>doi-blm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et76">
            <text:p>set76</text:p>
          </table:table-cell>
          <table:table-cell table:style-name="ACE-0x20554e8" office:value-type="string" office:string-value="doi-blm">
            <text:p>doi-blm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RFPMoore">
            <text:p>RFPMoore</text:p>
          </table:table-cell>
          <table:table-cell table:style-name="ACE-0x20554e8" office:value-type="string" office:string-value="doi-bia">
            <text:p>doi-bi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giri">
            <text:p>giri</text:p>
          </table:table-cell>
          <table:table-cell table:style-name="ACE-0x20554e8" office:value-type="string" office:string-value="doe-osti">
            <text:p>doe-osti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gray">
            <text:p>pgray</text:p>
          </table:table-cell>
          <table:table-cell table:style-name="ACE-0x20554e8" office:value-type="string" office:string-value="doe-osti">
            <text:p>doe-osti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lindsley">
            <text:p>lindsley</text:p>
          </table:table-cell>
          <table:table-cell table:style-name="ACE-0x20554e8" office:value-type="string" office:string-value="doe-eia">
            <text:p>doe-ei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PA_Portal">
            <text:p>BPA_Portal</text:p>
          </table:table-cell>
          <table:table-cell table:style-name="ACE-0x20554e8" office:value-type="string" office:string-value="doe">
            <text:p>doe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DOE_GSPMO">
            <text:p>DOE_GSPMO</text:p>
          </table:table-cell>
          <table:table-cell table:style-name="ACE-0x20554e8" office:value-type="string" office:string-value="doe">
            <text:p>doe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ccreedy">
            <text:p>mccreedy</text:p>
          </table:table-cell>
          <table:table-cell table:style-name="ACE-0x20554e8" office:value-type="string" office:string-value="dod-navy">
            <text:p>dod-nav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ateaston">
            <text:p>pateaston</text:p>
          </table:table-cell>
          <table:table-cell table:style-name="ACE-0x20554e8" office:value-type="string" office:string-value="dod-atl">
            <text:p>dod-atl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krl">
            <text:p>krl</text:p>
          </table:table-cell>
          <table:table-cell table:style-name="ACE-0x20554e8" office:value-type="string" office:string-value="dod-army">
            <text:p>dod-arm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sullivanc">
            <text:p>sullivanc</text:p>
          </table:table-cell>
          <table:table-cell table:style-name="ACE-0x20554e8" office:value-type="string" office:string-value="dod-army">
            <text:p>dod-army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brugen">
            <text:p>brugen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fenimore">
            <text:p>cfenimore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LASS_meta">
            <text:p>CLASS_meta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emily.fergusson">
            <text:p>emily.fergusson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Bosch777">
            <text:p>JBosch777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kowens">
            <text:p>kowens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elissa">
            <text:p>melissa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CDDC">
            <text:p>NCDDC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cddc_bsg">
            <text:p>ncddc_bsg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gdc_meta">
            <text:p>ngdc_meta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OAA">
            <text:p>NOAA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OAA_CoRIS">
            <text:p>NOAA_CoRIS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OAA_NODC">
            <text:p>NOAA_NODC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oaanos">
            <text:p>noaanos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OAA_NOS">
            <text:p>NOAA_NOS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NOAA_NOS2">
            <text:p>NOAA_NOS2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hersh2">
            <text:p>phersh2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lgrimm">
            <text:p>plgrimm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PSMFCGIS">
            <text:p>PSMFCGIS</text:p>
          </table:table-cell>
          <table:table-cell table:style-name="ACE-0x20554e8" office:value-type="string" office:string-value="doc-noaa">
            <text:p>doc-noa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ensus">
            <text:p>census</text:p>
          </table:table-cell>
          <table:table-cell table:style-name="ACE-0x20554e8" office:value-type="string" office:string-value="doc-census">
            <text:p>doc-censu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ensus2007_1">
            <text:p>census2007_1</text:p>
          </table:table-cell>
          <table:table-cell table:style-name="ACE-0x20554e8" office:value-type="string" office:string-value="doc-census">
            <text:p>doc-censu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ensus2007_2">
            <text:p>census2007_2</text:p>
          </table:table-cell>
          <table:table-cell table:style-name="ACE-0x20554e8" office:value-type="string" office:string-value="doc-census">
            <text:p>doc-censu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ensus2007_3">
            <text:p>census2007_3</text:p>
          </table:table-cell>
          <table:table-cell table:style-name="ACE-0x20554e8" office:value-type="string" office:string-value="doc-census">
            <text:p>doc-censu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ensus2007_4">
            <text:p>census2007_4</text:p>
          </table:table-cell>
          <table:table-cell table:style-name="ACE-0x20554e8" office:value-type="string" office:string-value="doc-census">
            <text:p>doc-censu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ensus2007_5">
            <text:p>census2007_5</text:p>
          </table:table-cell>
          <table:table-cell table:style-name="ACE-0x20554e8" office:value-type="string" office:string-value="doc-census">
            <text:p>doc-censu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ensus2007_6">
            <text:p>census2007_6</text:p>
          </table:table-cell>
          <table:table-cell table:style-name="ACE-0x20554e8" office:value-type="string" office:string-value="doc-census">
            <text:p>doc-censu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ensus2009_1">
            <text:p>census2009_1</text:p>
          </table:table-cell>
          <table:table-cell table:style-name="ACE-0x20554e8" office:value-type="string" office:string-value="doc-census">
            <text:p>doc-censu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ensus2009_2">
            <text:p>census2009_2</text:p>
          </table:table-cell>
          <table:table-cell table:style-name="ACE-0x20554e8" office:value-type="string" office:string-value="doc-census">
            <text:p>doc-censu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ensus2009_3">
            <text:p>census2009_3</text:p>
          </table:table-cell>
          <table:table-cell table:style-name="ACE-0x20554e8" office:value-type="string" office:string-value="doc-census">
            <text:p>doc-censu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ensus2009_4">
            <text:p>census2009_4</text:p>
          </table:table-cell>
          <table:table-cell table:style-name="ACE-0x20554e8" office:value-type="string" office:string-value="doc-census">
            <text:p>doc-censu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ensus2009_5">
            <text:p>census2009_5</text:p>
          </table:table-cell>
          <table:table-cell table:style-name="ACE-0x20554e8" office:value-type="string" office:string-value="doc-census">
            <text:p>doc-censu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ensus2009_6">
            <text:p>census2009_6</text:p>
          </table:table-cell>
          <table:table-cell table:style-name="ACE-0x20554e8" office:value-type="string" office:string-value="doc-census">
            <text:p>doc-censu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ensus2010">
            <text:p>census2010</text:p>
          </table:table-cell>
          <table:table-cell table:style-name="ACE-0x20554e8" office:value-type="string" office:string-value="doc-census">
            <text:p>doc-censu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fusar001">
            <text:p>fusar001</text:p>
          </table:table-cell>
          <table:table-cell table:style-name="ACE-0x20554e8" office:value-type="string" office:string-value="doc-census">
            <text:p>doc-census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CETC">
            <text:p>CETC</text:p>
          </table:table-cell>
          <table:table-cell table:style-name="ACE-0x20554e8" office:value-type="string" office:string-value="dhs-uscg">
            <text:p>dhs-uscg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FEMA_IER">
            <text:p>FEMA_IER</text:p>
          </table:table-cell>
          <table:table-cell table:style-name="ACE-0x20554e8" office:value-type="string" office:string-value="dhs-fema">
            <text:p>dhs-fem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FEMA_MIP">
            <text:p>FEMA_MIP</text:p>
          </table:table-cell>
          <table:table-cell table:style-name="ACE-0x20554e8" office:value-type="string" office:string-value="dhs-fema">
            <text:p>dhs-fem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jomarmal">
            <text:p>jomarmal</text:p>
          </table:table-cell>
          <table:table-cell table:style-name="ACE-0x20554e8" office:value-type="string" office:string-value="dhs-fema">
            <text:p>dhs-fem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mdomaratz">
            <text:p>mdomaratz</text:p>
          </table:table-cell>
          <table:table-cell table:style-name="ACE-0x20554e8" office:value-type="string" office:string-value="dhs-fema">
            <text:p>dhs-fema</text:p>
          </table:table-cell>
          <table:table-cell table:number-columns-repeated="254" table:style-name="ACE-0x20554e8"/>
        </table:table-row>
        <table:table-row table:style-name="AROW-1">
          <table:table-cell table:style-name="ACE-0x20554e8" office:value-type="string" office:string-value="thomas.mccarty">
            <text:p>thomas.mccarty</text:p>
          </table:table-cell>
          <table:table-cell table:style-name="ACE-0x20554e8" office:value-type="string" office:string-value="dhs">
            <text:p>dhs</text:p>
          </table:table-cell>
          <table:table-cell table:number-columns-repeated="254" table:style-name="ACE-0x20554e8"/>
        </table:table-row>
        <table:table-row table:style-name="AROW-0">
          <table:table-cell table:number-columns-repeated="256" table:style-name="ACE-0x20554e8"/>
        </table:table-row>
        <table:table-row table:style-name="AROW-0" table:number-rows-repeated="65050">
          <table:table-cell table:number-columns-repeated="256" table:style-name="ACE-0x20554e8"/>
        </table:table-row>
        <table:named-expressions>
          <table:named-expression table:name="Print_Area" table:expression="of:=#REF!" table:base-cell-address="$'Sheet5'.$A$1"/>
          <table:named-expression table:name="Sheet_Title" table:expression="of:=&quot;Sheet5&quot;" table:base-cell-address="$'Sheet5'.$A$1"/>
        </table:named-expressions>
      </table:table>
      <table:table table:name="Sheet4" table:style-name="ta-0x1f4c7e0" table:print="true">
        <office:forms form:automatic-focus="false" form:apply-design-mode="false">
          <form:form/>
        </office:forms>
        <table:table-column table:default-cell-style-name="ACE-0x20553c8" table:style-name="ACOL-12"/>
        <table:table-column table:default-cell-style-name="ACE-0x20553c8" table:style-name="ACOL-13" table:number-columns-repeated="2"/>
        <table:table-column table:default-cell-style-name="ACE-0x20553c8" table:style-name="ACOL-0" table:number-columns-repeated="253"/>
        <table:table-row table:style-name="AROW-1">
          <table:table-cell table:style-name="ACE-0x20553c8" office:value-type="string" office:string-value="Title">
            <text:p>Title</text:p>
          </table:table-cell>
          <table:table-cell table:style-name="ACE-0x20553c8" office:value-type="string" office:string-value="Type">
            <text:p>Type</text:p>
          </table:table-cell>
          <table:table-cell table:style-name="ACE-0x20553c8" office:value-type="string" office:string-value="name">
            <text:p>name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/>
          <table:table-cell table:style-name="ACE-0x20553c8" office:value-type="string" office:string-value="Commercial">
            <text:p>Commercial</text:p>
          </table:table-cell>
          <table:table-cell table:style-name="ACE-0x20553c8" office:value-type="string" office:string-value="other-commercial">
            <text:p>other-commerci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West Sacramento, CA">
            <text:p>West Sacramento, CA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west-sacramento-ca-local-government">
            <text:p>west-sacramento-ca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Westlake Village, CA">
            <text:p>Westlake Village, CA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westlake-village-ca-local-government">
            <text:p>westlake-village-ca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Westchester, NY">
            <text:p>Westchester, NY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westchester-ny-local-government">
            <text:p>westchester-ny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Westchester, NY">
            <text:p>Westchester, NY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westchester-ny-local-government">
            <text:p>westchester-ny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Westchester, NY">
            <text:p>Westchester, NY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westchester-ny-local-government">
            <text:p>westchester-ny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Westchester, NY">
            <text:p>Westchester, NY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westchester-ny-local-government">
            <text:p>westchester-ny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Waukesha, WI">
            <text:p>Waukesha, WI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waukesha-wi-local-government">
            <text:p>waukesha-wi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Washoe, NV">
            <text:p>Washoe, NV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washoe-nv-local-government">
            <text:p>washoe-nv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Wake, NC">
            <text:p>Wake, NC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wake-nc-local-government">
            <text:p>wake-nc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Volusia, FL">
            <text:p>Volusia, FL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volusia-fl-local-government">
            <text:p>volusia-fl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arpy, NE">
            <text:p>Sarpy, NE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sarpy-ne-local-government">
            <text:p>sarpy-ne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anta Cruz, CA">
            <text:p>Santa Cruz, CA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santa-cruz-ca-local-government">
            <text:p>santa-cruz-ca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an Jose, CA">
            <text:p>San Jose, CA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san-jose-ca-local-government">
            <text:p>san-jose-ca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an Diego, CA">
            <text:p>San Diego, CA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san-diego-ca-local-government">
            <text:p>san-diego-ca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an Antonio, TX">
            <text:p>San Antonio, TX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san-antonio-tx-local-government">
            <text:p>san-antonio-tx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alt Lake City, UT">
            <text:p>Salt Lake City, UT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salt-lake-city-ut-local-government">
            <text:p>salt-lake-city-ut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aco, ME">
            <text:p>Saco, ME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saco-me-local-government">
            <text:p>saco-me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Rockland, NY">
            <text:p>Rockland, NY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rockland-ny-local-government">
            <text:p>rockland-ny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Riverside, CA">
            <text:p>Riverside, CA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riverside-ca-local-government">
            <text:p>riverside-ca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Portland, OR">
            <text:p>Portland, OR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portland-or-local-government">
            <text:p>portland-or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Pend Oreille, WA">
            <text:p>Pend Oreille, WA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pend-oreille-wa-local-government">
            <text:p>pend-oreille-wa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Palmer, AK">
            <text:p>Palmer, AK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palmer-ak-local-government">
            <text:p>palmer-ak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rem, UT">
            <text:p>Orem, UT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orem-ut-local-government">
            <text:p>orem-ut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range, FL">
            <text:p>Orange, FL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orange-fl-local-government">
            <text:p>orange-fl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range, FL">
            <text:p>Orange, FL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orange-fl-local-government">
            <text:p>orange-fl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maha, NE">
            <text:p>Omaha, NE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omaha-ne-local-government">
            <text:p>omaha-ne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lympia, WA">
            <text:p>Olympia, WA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olympia-wa-local-government">
            <text:p>olympia-wa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ewport News City, VA">
            <text:p>Newport News City, VA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newport-news-city-va-local-government">
            <text:p>newport-news-city-va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pa, CA">
            <text:p>Napa, CA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napa-ca-local-government">
            <text:p>napa-ca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inneapolis, MN">
            <text:p>Minneapolis, MN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minneapolis-mn-local-government">
            <text:p>minneapolis-mn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ilwaukee, WI">
            <text:p>Milwaukee, WI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milwaukee-wi-local-government">
            <text:p>milwaukee-wi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ifflin, PA">
            <text:p>Mifflin, PA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mifflin-pa-local-government">
            <text:p>mifflin-pa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anatee, FL">
            <text:p>Manatee, FL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manatee-fl-local-government">
            <text:p>manatee-fl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Los Angeles, CA">
            <text:p>Los Angeles, CA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los-angeles-ca-local-government">
            <text:p>los-angeles-ca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Los Angeles, CA">
            <text:p>Los Angeles, CA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los-angeles-ca-local-government">
            <text:p>los-angeles-ca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Huntsville, AL">
            <text:p>Huntsville, AL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huntsville-al-local-government">
            <text:p>huntsville-al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Houghton, MI">
            <text:p>Houghton, MI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houghton-mi-local-government">
            <text:p>houghton-mi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Hillsborough, FL">
            <text:p>Hillsborough, FL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hillsborough-fl-local-government">
            <text:p>hillsborough-fl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Helena, MT">
            <text:p>Helena, MT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helena-mt-local-government">
            <text:p>helena-mt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Gwinnett, GA">
            <text:p>Gwinnett, GA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gwinnett-ga-local-government">
            <text:p>gwinnett-ga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Groton, CT">
            <text:p>Groton, CT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groton-ct-local-government">
            <text:p>groton-ct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Greenwood, SC">
            <text:p>Greenwood, SC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greenwood-sc-local-government">
            <text:p>greenwood-sc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Greenwood, SC">
            <text:p>Greenwood, SC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greenwood-sc-local-government">
            <text:p>greenwood-sc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Gallatin, MT">
            <text:p>Gallatin, MT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gallatin-mt-local-government">
            <text:p>gallatin-mt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rederick, MD">
            <text:p>Frederick, MD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frederick-md-local-government">
            <text:p>frederick-md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laware, OH">
            <text:p>Delaware, OH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delaware-oh-local-government">
            <text:p>delaware-oh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ayton, OH">
            <text:p>Dayton, OH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dayton-oh-local-government">
            <text:p>dayton-oh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uyahoa, OH">
            <text:p>Cuyahoa, OH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cuyahoa-oh-local-government">
            <text:p>cuyahoa-oh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harleston, SC">
            <text:p>Charleston, SC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charleston-sc-local-government">
            <text:p>charleston-sc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attaraugus, NY">
            <text:p>Cattaraugus, NY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cattaraugus-ny-local-government">
            <text:p>cattaraugus-ny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roome, NY">
            <text:p>Broome, NY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broome-ny-local-government">
            <text:p>broome-ny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ozeman, MT">
            <text:p>Bozeman, MT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bozeman-mt-local-government">
            <text:p>bozeman-mt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loomington, IN">
            <text:p>Bloomington, IN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bloomington-in-local-government">
            <text:p>bloomington-in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altimore, MD">
            <text:p>Baltimore, MD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baltimore-md-local-government">
            <text:p>baltimore-md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Arapahoe, CO">
            <text:p>Arapahoe, CO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arapahoe-co-local-government">
            <text:p>arapahoe-co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Alachua, FL">
            <text:p>Alachua, FL</text:p>
          </table:table-cell>
          <table:table-cell table:style-name="ACE-0x20553c8" office:value-type="string" office:string-value="Local Government">
            <text:p>Local Government</text:p>
          </table:table-cell>
          <table:table-cell table:style-name="ACE-0x20553c8" office:value-type="string" office:string-value="alachua-fl-local-government">
            <text:p>alachua-fl-local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Indiana">
            <text:p>State of Indiana</text:p>
          </table:table-cell>
          <table:table-cell table:style-name="ACE-0x20553c8" office:value-type="string" office:string-value="Non-Profit">
            <text:p>Non-Profit</text:p>
          </table:table-cell>
          <table:table-cell table:style-name="ACE-0x20553c8" office:value-type="string" office:string-value="state-of-indiana-non-profit">
            <text:p>state-of-indiana-non-profi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Redlands, CA">
            <text:p>Redlands, CA</text:p>
          </table:table-cell>
          <table:table-cell table:style-name="ACE-0x20553c8" office:value-type="string" office:string-value="Non-Profit">
            <text:p>Non-Profit</text:p>
          </table:table-cell>
          <table:table-cell table:style-name="ACE-0x20553c8" office:value-type="string" office:string-value="redlands-ca-non-profit">
            <text:p>redlands-ca-non-profi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Non-Profit">
            <text:p>Non-Profit</text:p>
          </table:table-cell>
          <table:table-cell table:style-name="ACE-0x20553c8" office:value-type="string" office:string-value="other-non-profit">
            <text:p>other-non-profi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Non-Profit">
            <text:p>Non-Profit</text:p>
          </table:table-cell>
          <table:table-cell table:style-name="ACE-0x20553c8" office:value-type="string" office:string-value="other-non-profit">
            <text:p>other-non-profi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Non-Profit">
            <text:p>Non-Profit</text:p>
          </table:table-cell>
          <table:table-cell table:style-name="ACE-0x20553c8" office:value-type="string" office:string-value="other-non-profit">
            <text:p>other-non-profi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Non-Profit">
            <text:p>Non-Profit</text:p>
          </table:table-cell>
          <table:table-cell table:style-name="ACE-0x20553c8" office:value-type="string" office:string-value="other-non-profit">
            <text:p>other-non-profi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Non-Profit">
            <text:p>Non-Profit</text:p>
          </table:table-cell>
          <table:table-cell table:style-name="ACE-0x20553c8" office:value-type="string" office:string-value="other-non-profit">
            <text:p>other-non-profi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Non-Profit">
            <text:p>Non-Profit</text:p>
          </table:table-cell>
          <table:table-cell table:style-name="ACE-0x20553c8" office:value-type="string" office:string-value="other-non-profit">
            <text:p>other-non-profi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Non-Profit">
            <text:p>Non-Profit</text:p>
          </table:table-cell>
          <table:table-cell table:style-name="ACE-0x20553c8" office:value-type="string" office:string-value="other-non-profit">
            <text:p>other-non-profi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Non-Profit">
            <text:p>Non-Profit</text:p>
          </table:table-cell>
          <table:table-cell table:style-name="ACE-0x20553c8" office:value-type="string" office:string-value="other-non-profit">
            <text:p>other-non-profi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aricopa, AZ">
            <text:p>Maricopa, AZ</text:p>
          </table:table-cell>
          <table:table-cell table:style-name="ACE-0x20553c8" office:value-type="string" office:string-value="Non-Profit">
            <text:p>Non-Profit</text:p>
          </table:table-cell>
          <table:table-cell table:style-name="ACE-0x20553c8" office:value-type="string" office:string-value="maricopa-az-non-profit">
            <text:p>maricopa-az-non-profi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el Air, MD">
            <text:p>Bel Air, MD</text:p>
          </table:table-cell>
          <table:table-cell table:style-name="ACE-0x20553c8" office:value-type="string" office:string-value="Non-Profit">
            <text:p>Non-Profit</text:p>
          </table:table-cell>
          <table:table-cell table:style-name="ACE-0x20553c8" office:value-type="string" office:string-value="bel-air-md-non-profit">
            <text:p>bel-air-md-non-profi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Arlington, VA">
            <text:p>Arlington, VA</text:p>
          </table:table-cell>
          <table:table-cell table:style-name="ACE-0x20553c8" office:value-type="string" office:string-value="Non-Profit">
            <text:p>Non-Profit</text:p>
          </table:table-cell>
          <table:table-cell table:style-name="ACE-0x20553c8" office:value-type="string" office:string-value="arlington-va-non-profit">
            <text:p>arlington-va-non-profi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hter">
            <text:p>Ohter</text:p>
          </table:table-cell>
          <table:table-cell table:style-name="ACE-0x20553c8" office:value-type="string" office:string-value="other-ohter">
            <text:p>other-oht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">
            <text:p>Other</text:p>
          </table:table-cell>
          <table:table-cell table:style-name="ACE-0x20553c8" office:value-type="string" office:string-value="other-other">
            <text:p>other-oth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Virginia">
            <text:p>State of Virgini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virginia-state-government">
            <text:p>state-of-virgini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Vermont">
            <text:p>State of Vermont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vermont-state-government">
            <text:p>state-of-vermont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Utah">
            <text:p>State of Utah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utah-state-government">
            <text:p>state-of-utah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South Dakota">
            <text:p>State of South Dakot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south-dakota-state-government">
            <text:p>state-of-south-dakot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Rhode Island">
            <text:p>State of Rhode Island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rhode-island-state-government">
            <text:p>state-of-rhode-island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Pennsylvania">
            <text:p>State of Pennsylvani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pennsylvania-state-government">
            <text:p>state-of-pennsylvani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Oregon">
            <text:p>State of Oregon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oregon-state-government">
            <text:p>state-of-oregon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Oregon">
            <text:p>State of Oregon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oregon-state-government">
            <text:p>state-of-oregon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Oregon">
            <text:p>State of Oregon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oregon-state-government">
            <text:p>state-of-oregon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Oklahoma">
            <text:p>State of Oklahom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oklahoma-state-government">
            <text:p>state-of-oklahom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Ohio">
            <text:p>State of Ohio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ohio-state-government">
            <text:p>state-of-ohio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Ohio">
            <text:p>State of Ohio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ohio-state-government">
            <text:p>state-of-ohio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North Dakota">
            <text:p>State of North Dakot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north-dakota-state-government">
            <text:p>state-of-north-dakot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North Carolina">
            <text:p>State of North Carolin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north-carolina-state-government">
            <text:p>state-of-north-carolin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North Carolina">
            <text:p>State of North Carolin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north-carolina-state-government">
            <text:p>state-of-north-carolin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North Carolina">
            <text:p>State of North Carolin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north-carolina-state-government">
            <text:p>state-of-north-carolin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New York">
            <text:p>State of New York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new-york-state-government">
            <text:p>state-of-new-york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New Jersey">
            <text:p>State of New Jersey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new-jersey-state-government">
            <text:p>state-of-new-jersey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New Jersey">
            <text:p>State of New Jersey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new-jersey-state-government">
            <text:p>state-of-new-jersey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Montana">
            <text:p>State of Montan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montana-state-government">
            <text:p>state-of-montan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Montana">
            <text:p>State of Montan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montana-state-government">
            <text:p>state-of-montan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Minnesota">
            <text:p>State of Minnesot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minnesota-state-government">
            <text:p>state-of-minnesot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Minnesota">
            <text:p>State of Minnesot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minnesota-state-government">
            <text:p>state-of-minnesot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Minnesota">
            <text:p>State of Minnesot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minnesota-state-government">
            <text:p>state-of-minnesot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Minnesota">
            <text:p>State of Minnesot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minnesota-state-government">
            <text:p>state-of-minnesot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Minnesota">
            <text:p>State of Minnesot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minnesota-state-government">
            <text:p>state-of-minnesot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Minnesota">
            <text:p>State of Minnesot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minnesota-state-government">
            <text:p>state-of-minnesot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Massachusetts">
            <text:p>State of Massachusetts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massachusetts-state-government">
            <text:p>state-of-massachusetts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Massachusetts">
            <text:p>State of Massachusetts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massachusetts-state-government">
            <text:p>state-of-massachusetts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Louisiana">
            <text:p>State of Louisian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louisiana-state-government">
            <text:p>state-of-louisian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Kentucky">
            <text:p>State of Kentucky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kentucky-state-government">
            <text:p>state-of-kentucky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Iowa">
            <text:p>State of Iow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iowa-state-government">
            <text:p>state-of-iow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Iowa">
            <text:p>State of Iow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iowa-state-government">
            <text:p>state-of-iow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Illinois">
            <text:p>State of Illinois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illinois-state-government">
            <text:p>state-of-illinois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Idaho">
            <text:p>State of Idaho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idaho-state-government">
            <text:p>state-of-idaho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Idaho">
            <text:p>State of Idaho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idaho-state-government">
            <text:p>state-of-idaho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Georgia">
            <text:p>State of Georgi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georgia-state-government">
            <text:p>state-of-georgi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Florida">
            <text:p>State of Florid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florida-state-government">
            <text:p>state-of-florid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District of Columbia">
            <text:p>State of District of Columbi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district-of-columbia-state-government">
            <text:p>state-of-district-of-columbi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Delaware">
            <text:p>State of Delaware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delaware-state-government">
            <text:p>state-of-delaware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California">
            <text:p>State of Californi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california-state-government">
            <text:p>state-of-californi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California">
            <text:p>State of Californi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california-state-government">
            <text:p>state-of-californi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Arkansas">
            <text:p>State of Arkansas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arkansas-state-government">
            <text:p>state-of-arkansas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Arizona">
            <text:p>State of Arizon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arizona-state-government">
            <text:p>state-of-arizon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Alaska">
            <text:p>State of Alask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alaska-state-government">
            <text:p>state-of-alask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Alaska">
            <text:p>State of Alask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alaska-state-government">
            <text:p>state-of-alask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tate of Alabama">
            <text:p>State of Alabam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state-of-alabama-state-government">
            <text:p>state-of-alabam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entre, PA">
            <text:p>Centre, PA</text:p>
          </table:table-cell>
          <table:table-cell table:style-name="ACE-0x20553c8" office:value-type="string" office:string-value="State Government">
            <text:p>State Government</text:p>
          </table:table-cell>
          <table:table-cell table:style-name="ACE-0x20553c8" office:value-type="string" office:string-value="centre-pa-state-government">
            <text:p>centre-pa-state-governme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Plummer, ID">
            <text:p>Plummer, ID</text:p>
          </table:table-cell>
          <table:table-cell table:style-name="ACE-0x20553c8" office:value-type="string" office:string-value="Tribal">
            <text:p>Tribal</text:p>
          </table:table-cell>
          <table:table-cell table:style-name="ACE-0x20553c8" office:value-type="string" office:string-value="plummer-id-tribal">
            <text:p>plummer-id-tribal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versity Park, PA">
            <text:p>University Park, P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university-park-pa-university">
            <text:p>university-park-p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Towson, MD">
            <text:p>Towson, MD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towson-md-university">
            <text:p>towson-md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Tallahassee, FL">
            <text:p>Tallahassee, FL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tallahassee-fl-university">
            <text:p>tallahassee-fl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Tallahassee, FL">
            <text:p>Tallahassee, FL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tallahassee-fl-university">
            <text:p>tallahassee-fl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eattle, WA">
            <text:p>Seattle, W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seattle-wa-university">
            <text:p>seattle-w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an Diego, CA">
            <text:p>San Diego, C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san-diego-ca-university">
            <text:p>san-diego-c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an Diego, CA">
            <text:p>San Diego, C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san-diego-ca-university">
            <text:p>san-diego-c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aint Louis, MO">
            <text:p>Saint Louis, MO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saint-louis-mo-university">
            <text:p>saint-louis-mo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Reno, NV">
            <text:p>Reno, NV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reno-nv-university">
            <text:p>reno-nv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Pocatello, ID">
            <text:p>Pocatello, ID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pocatello-id-university">
            <text:p>pocatello-id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Pasadena, CA">
            <text:p>Pasadena, C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pasadena-ca-university">
            <text:p>pasadena-c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orman, OK">
            <text:p>Norman, OK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norman-ok-university">
            <text:p>norman-ok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ew York, NY">
            <text:p>New York, NY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new-york-ny-university">
            <text:p>new-york-ny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ew York, NY">
            <text:p>New York, NY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new-york-ny-university">
            <text:p>new-york-ny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organtown, WV">
            <text:p>Morgantown, WV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morgantown-wv-university">
            <text:p>morgantown-wv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issoula, MT">
            <text:p>Missoula, MT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missoula-mt-university">
            <text:p>missoula-mt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ississippi State, MS">
            <text:p>Mississippi State, MS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mississippi-state-ms-university">
            <text:p>mississippi-state-ms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inneapolis, MN">
            <text:p>Minneapolis, MN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minneapolis-mn-university">
            <text:p>minneapolis-mn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ankato, MN">
            <text:p>Mankato, MN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mankato-mn-university">
            <text:p>mankato-mn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adison, WI">
            <text:p>Madison, WI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madison-wi-university">
            <text:p>madison-wi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Lawrence, KS">
            <text:p>Lawrence, KS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lawrence-ks-university">
            <text:p>lawrence-ks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Laramie, WY">
            <text:p>Laramie, WY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laramie-wy-university">
            <text:p>laramie-wy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Kingston, RI">
            <text:p>Kingston, RI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kingston-ri-university">
            <text:p>kingston-ri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Ithaca, NY">
            <text:p>Ithaca, NY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ithaca-ny-university">
            <text:p>ithaca-ny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Huntsville, AL">
            <text:p>Huntsville, AL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huntsville-al-university">
            <text:p>huntsville-al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Gainesville, FL">
            <text:p>Gainesville, FL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gainesville-fl-university">
            <text:p>gainesville-fl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Gainesville, FL">
            <text:p>Gainesville, FL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gainesville-fl-university">
            <text:p>gainesville-fl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lagstaff, AZ">
            <text:p>Flagstaff, AZ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flagstaff-az-university">
            <text:p>flagstaff-az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airfax, Virginia">
            <text:p>Fairfax, Virgini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fairfax-virginia-university">
            <text:p>fairfax-virgini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airfax, Virginia">
            <text:p>Fairfax, Virgini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fairfax-virginia-university">
            <text:p>fairfax-virgini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airfax, VA">
            <text:p>Fairfax, V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fairfax-va-university">
            <text:p>fairfax-v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airfax, VA">
            <text:p>Fairfax, V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fairfax-va-university">
            <text:p>fairfax-v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airbanks, AK">
            <text:p>Fairbanks, AK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fairbanks-ak-university">
            <text:p>fairbanks-ak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airbanks, AK">
            <text:p>Fairbanks, AK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fairbanks-ak-university">
            <text:p>fairbanks-ak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urham, NH">
            <text:p>Durham, NH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durham-nh-university">
            <text:p>durham-nh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orvallis, OR">
            <text:p>Corvallis, OR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corvallis-or-university">
            <text:p>corvallis-or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orvallis, OR">
            <text:p>Corvallis, OR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corvallis-or-university">
            <text:p>corvallis-or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orvallis, OR">
            <text:p>Corvallis, OR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corvallis-or-university">
            <text:p>corvallis-or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olumbia, SC">
            <text:p>Columbia, SC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columbia-sc-university">
            <text:p>columbia-sc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olumbia, SC">
            <text:p>Columbia, SC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columbia-sc-university">
            <text:p>columbia-sc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olumbia, MO">
            <text:p>Columbia, MO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columbia-mo-university">
            <text:p>columbia-mo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ollege Park, MD">
            <text:p>College Park, MD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college-park-md-university">
            <text:p>college-park-md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ollege Park, MD">
            <text:p>College Park, MD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college-park-md-university">
            <text:p>college-park-md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oeur d'Alene, Idaho">
            <text:p>Coeur d'Alene, Idaho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coeur-dalene-idaho-university">
            <text:p>coeur-dalene-idaho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hicago, IL">
            <text:p>Chicago, IL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chicago-il-university">
            <text:p>chicago-il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hauvin, LA">
            <text:p>Chauvin, LA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chauvin-la-university">
            <text:p>chauvin-la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oulder, CO">
            <text:p>Boulder, CO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boulder-co-university">
            <text:p>boulder-co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Anchorage, AK">
            <text:p>Anchorage, AK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anchorage-ak-university">
            <text:p>anchorage-ak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Albuquerque, NM">
            <text:p>Albuquerque, NM</text:p>
          </table:table-cell>
          <table:table-cell table:style-name="ACE-0x20553c8" office:value-type="string" office:string-value="University">
            <text:p>University</text:p>
          </table:table-cell>
          <table:table-cell table:style-name="ACE-0x20553c8" office:value-type="string" office:string-value="albuquerque-nm-university">
            <text:p>albuquerque-nm-universit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American Battle Monuments Commission">
            <text:p>American Battle Monuments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abmc">
            <text:p>abm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Alaska Natural Gas Transportation Projects">
            <text:p>Alaska Natural Gas Transportation Project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angtp">
            <text:p>angtp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Appalachian Regional Commission">
            <text:p>Appalachian Regional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arc">
            <text:p>ar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roadcasting Board of Governors">
            <text:p>Broadcasting Board of Governor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bbg">
            <text:p>bbg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ongressional Budget Office">
            <text:p>Congressional Budget Off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cbo">
            <text:p>cbo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hristopher Columbus Fellowship Foundation">
            <text:p>Christopher Columbus Fellowship Found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ccff">
            <text:p>ccff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ommodity Futures Trading Commission">
            <text:p>Commodity Futures Trading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cftc">
            <text:p>cft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orporation for National and Community Service">
            <text:p>Corporation for National and Community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cns">
            <text:p>cn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Consumer Product Safety Commission">
            <text:p>US Consumer Product Safety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cpsc">
            <text:p>cps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hemical Safety Board">
            <text:p>Chemical Safety Board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csb">
            <text:p>csb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ourt Services and Offender Supervision Agency">
            <text:p>Court Services and Offender Supervision Agen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csosa">
            <text:p>csos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Homeland Security">
            <text:p>Department of Homeland Securit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hs">
            <text:p>dh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Emergency Management Agency">
            <text:p>Federal Emergency Management Agen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hs-fema">
            <text:p>dhs-fem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.S. Immigration and Customs Enforcement">
            <text:p>U.S. Immigration and Customs Enforcemen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hs-ice">
            <text:p>dhs-ice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Health Affairs">
            <text:p>Office of Health Affair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hs-oha">
            <text:p>dhs-oh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Immigration Statistics">
            <text:p>Office of Immigration Statistic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hs-ois">
            <text:p>dhs-oi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.S. Coast Guard">
            <text:p>U.S. Coast Guard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hs-uscg">
            <text:p>dhs-uscg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.S. Citizenship and Immigration Services">
            <text:p>U.S. Citizenship and Immigration Service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hs-uscis">
            <text:p>dhs-usci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fense Nuclear Facilities Safety Board">
            <text:p>Defense Nuclear Facilities Safety Board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nfsb">
            <text:p>dnfsb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irector of National Intelligence">
            <text:p>Director of National Intelligen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ni">
            <text:p>dni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Commerce">
            <text:p>Department of Commer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c">
            <text:p>do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ureau of Economic Analysis">
            <text:p>Bureau of Economic Analysi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c-bea">
            <text:p>doc-be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ureau of Industry and Security">
            <text:p>Bureau of Industry and Securit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c-bis">
            <text:p>doc-bi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Census Bureau">
            <text:p>US Census Bureau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c-census">
            <text:p>doc-censu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fense Manpower Data Center">
            <text:p>Defense Manpower Data Center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c-dmdc">
            <text:p>doc-dmd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Economic Development Administration">
            <text:p>Economic Development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c-eda">
            <text:p>doc-ed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International Trade Administration">
            <text:p>International Trade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c-ita">
            <text:p>doc-it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inority Business Development Agency">
            <text:p>Minority Business Development Agen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c-mbda">
            <text:p>doc-mbd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Institute of Standards and Technology">
            <text:p>National Institute of Standards and Technolog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c-nist">
            <text:p>doc-nis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Oceanic and Atmospheric Administration">
            <text:p>National Oceanic and Atmospheric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c-noaa">
            <text:p>doc-noa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Telecommunication and Information Administration">
            <text:p>National Telecommunication and Information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c-ntia">
            <text:p>doc-nti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Technical Information Service">
            <text:p>National Technical Information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c-ntis">
            <text:p>doc-nti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Weather Service">
            <text:p>National Weather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c-nws">
            <text:p>doc-nw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Patent and Trademark Office">
            <text:p>US Patent and Trademark Off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c-uspto">
            <text:p>doc-uspto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Defense">
            <text:p>Department of Defens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d">
            <text:p>dod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the Air Force">
            <text:p>Department of the Air For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d-airforce">
            <text:p>dod-airforce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the Army">
            <text:p>Department of the Arm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d-army">
            <text:p>dod-arm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Acquisition Technology and Logistics">
            <text:p>Acquisition Technology and Logistic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d-atl">
            <text:p>dod-atl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usiness Transformation Agency">
            <text:p>Business Transformation Agen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d-bta">
            <text:p>dod-bt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fense Installation Spatial Data Infrastructure">
            <text:p>Defense Installation Spatial Data Infrastructur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d-disdi">
            <text:p>dod-disdi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fense Logistics Agency">
            <text:p>Defense Logistics Agen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d-dla">
            <text:p>dod-dl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fense Technical Information Center">
            <text:p>Defense Technical Information Center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d-dtic">
            <text:p>dod-dti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orce Health Protection and Readiness Programs">
            <text:p>Force Health Protection and Readiness Program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d-fhprp">
            <text:p>dod-fhprp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Voting Assistance Program">
            <text:p>Federal Voting Assistance Program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d-fvap">
            <text:p>dod-fvap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Health Affairs Tricare Management Activity">
            <text:p>Health Affairs Tricare Management Activit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d-hrtma">
            <text:p>dod-hrtm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the Navy">
            <text:p>Department of the Nav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d-navy">
            <text:p>dod-navy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Army Corps of Engineers">
            <text:p>US Army Corps of Engineer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d-usace">
            <text:p>dod-usace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der Secretary of Defense for Personnel and Readiness">
            <text:p>Under Secretary of Defense for Personnel and Readines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d-usdpr">
            <text:p>dod-usdp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Energy">
            <text:p>Department of Energ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e">
            <text:p>doe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Energy Information Administration">
            <text:p>Energy Information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e-eia">
            <text:p>doe-ei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Scientific and Technical Information">
            <text:p>Office of Scientific and Technical Inform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e-osti">
            <text:p>doe-osti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the Interior">
            <text:p>Department of the Interior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i">
            <text:p>doi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ureau of Indian Affairs">
            <text:p>Bureau of Indian Affair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i-bia">
            <text:p>doi-bi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ureau of Indian Education">
            <text:p>Bureau of Indian Educ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i-bie">
            <text:p>doi-bie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ureau of Land Management">
            <text:p>Bureau of Land Managemen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i-blm">
            <text:p>doi-blm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ureau of Ocean Energy Management, Regulation and Enforcement">
            <text:p>Bureau of Ocean Energy Management, Regulation and Enforcemen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i-boe">
            <text:p>doi-boe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Fish and Wildlife Service">
            <text:p>US Fish and Wildlife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i-fws">
            <text:p>doi-fw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Business Center">
            <text:p>National Business Center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i-nbc">
            <text:p>doi-nb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Park Service">
            <text:p>National Park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i-nps">
            <text:p>doi-np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Hearings and Appeals">
            <text:p>Office of Hearings and Appeal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i-oha">
            <text:p>doi-oh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the Solicitor">
            <text:p>Office of the Solicitor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i-os">
            <text:p>doi-o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Surface Mining">
            <text:p>Office of Surface Mining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i-osm">
            <text:p>doi-osm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Bureau of Reclamation">
            <text:p>US Bureau of Reclam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i-usbr">
            <text:p>doi-usb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Geological Survey">
            <text:p>US Geological Surve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i-usgs">
            <text:p>doi-usg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Justice">
            <text:p>Department of Just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j">
            <text:p>doj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Antitrust Division">
            <text:p>Antitrust Divi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j-atr">
            <text:p>doj-at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oard of Immigration Appeals">
            <text:p>Board of Immigration Appeal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j-bia">
            <text:p>doj-bi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ureau of Justice Statistics">
            <text:p>Bureau of Justice Statistic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j-bjs">
            <text:p>doj-bj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ureau of Prison">
            <text:p>Bureau of Pris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j-bop">
            <text:p>doj-bop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ivil Division">
            <text:p>Civil Divi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j-civ">
            <text:p>doj-civ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riminal Justice Information Services">
            <text:p>Criminal Justice Information Service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j-cjis">
            <text:p>doj-cji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ommunity Oriented Policing Services">
            <text:p>Community Oriented Policing Service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j-cops">
            <text:p>doj-cop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ivil Rights Division">
            <text:p>Civil Rights Divi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j-crt">
            <text:p>doj-cr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Executive Office for Immigration Review">
            <text:p>Executive Office for Immigration Review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j-eoir">
            <text:p>doj-eoi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Bureau of Investigation">
            <text:p>Federal Bureau of Investig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j-fbi">
            <text:p>doj-fbi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Legal Counsel">
            <text:p>Office of Legal Counsel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j-olc">
            <text:p>doj-ol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Attorney's Office">
            <text:p>US Attorney's Off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j-usao">
            <text:p>doj-usao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Trustee Program">
            <text:p>US Trustee Program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j-ustp">
            <text:p>doj-ustp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Labor">
            <text:p>Department of Labor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l">
            <text:p>dol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ureau of Labor Statistics">
            <text:p>Bureau of Labor Statistic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l-bls">
            <text:p>dol-bl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enefits Review Board">
            <text:p>Benefits Review Board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l-brb">
            <text:p>dol-brb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Employee Benefits Security Administration">
            <text:p>Employee Benefits Security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l-ebsa">
            <text:p>dol-ebs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Employees' Compensation Appeals Board">
            <text:p>Employees' Compensation Appeals Board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l-ecab">
            <text:p>dol-ecab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Employment and Training Administration">
            <text:p>Employment and Training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l-eta">
            <text:p>dol-et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ine Safety and Health Administration">
            <text:p>Mine Safety and Health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l-msha">
            <text:p>dol-msh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Administrative Law Judges">
            <text:p>Office of Administrative Law Judge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l-oalj">
            <text:p>dol-oalj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the Assistant Secretary for Policy">
            <text:p>Office of the Assistant Secretary for Poli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l-oasp">
            <text:p>dol-oasp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Job Corps">
            <text:p>Office of Job Corp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l-ojc">
            <text:p>dol-oj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ccupational Safety and Health Administration">
            <text:p>Occupational Safety and Health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l-osha">
            <text:p>dol-osh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Wage and Hour Division">
            <text:p>Wage and Hour Divi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l-whd">
            <text:p>dol-whd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Transportation">
            <text:p>Department of Transport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t">
            <text:p>do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ureau of Transportation Statistics">
            <text:p>Bureau of Transportation Statistic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t-bts">
            <text:p>dot-bt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Aviation Administration">
            <text:p>Federal Aviation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t-faa">
            <text:p>dot-fa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Highway Administration">
            <text:p>Federal Highway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t-fha">
            <text:p>dot-fh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Motor Carrier Safety Administration">
            <text:p>Federal Motor Carrier Safety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t-fmcsa">
            <text:p>dot-fmcs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Railroad Administration">
            <text:p>Federal Railroad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t-fra">
            <text:p>dot-fr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Transit Administration">
            <text:p>Federal Transit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t-fta">
            <text:p>dot-ft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aritime Administration">
            <text:p>Maritime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t-ma">
            <text:p>dot-m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Highway Traffic Safety Administration">
            <text:p>National Highway Traffic Safety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t-nhtsa">
            <text:p>dot-nhts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Highway Traffice Safety Administration">
            <text:p>National Highway Traffice Safety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t-nhtsa">
            <text:p>dot-nhts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Inspector General">
            <text:p>Office of Inspector General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t-oig">
            <text:p>dot-oig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the Secretary of Transportation">
            <text:p>Office of the Secretary of Transport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t-ost">
            <text:p>dot-os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Pipeline and Hazardous Materials Safety Administration">
            <text:p>Pipeline and Hazardous Materials Safety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t-phmsa">
            <text:p>dot-phms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Research and Innovative Technology Administration">
            <text:p>Research and Innovative Technology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t-rita">
            <text:p>dot-rit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aint Lawrence Seaway Development Corporation">
            <text:p>Saint Lawrence Seaway Development Corpo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t-slsdc">
            <text:p>dot-slsd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urface Transportation Board">
            <text:p>Surface Transportation Board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dot-stb">
            <text:p>dot-stb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Election Assistance Commission">
            <text:p>Election Assistance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ac">
            <text:p>ea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Education">
            <text:p>Department of Educ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d">
            <text:p>ed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Student Aid">
            <text:p>Federal Student Aid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d-fsa">
            <text:p>ed-fs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Institute of Education Sciences">
            <text:p>Institute of Education Science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d-ies">
            <text:p>ed-ie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Center for Education Statistics">
            <text:p>National Center for Education Statistic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d-nces">
            <text:p>ed-nce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for Civil Rights">
            <text:p>Office for Civil Right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d-ocr">
            <text:p>ed-oc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Hearings and Appeals">
            <text:p>Office of Hearings and Appeal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d-oha">
            <text:p>ed-oh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Innovation and Improvement">
            <text:p>Office of Innovation and Improvemen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d-oii">
            <text:p>ed-oii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Postsecondary Education">
            <text:p>Office of Postsecondary Educ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d-ope">
            <text:p>ed-ope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Special Education and Rehabilitative Services">
            <text:p>Office of Special Education and Rehabilitative Service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d-osers">
            <text:p>ed-oser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Vocational and Adult Education">
            <text:p>Office of Vocational and Adult Educ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d-ovae">
            <text:p>ed-ovae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Equal Employment Opportunity Commission">
            <text:p>US Equal Employment Opportunity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eoc">
            <text:p>eeo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Executive Office of the President">
            <text:p>Executive Office of the Presiden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op">
            <text:p>eop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ouncil on Environmental Quality">
            <text:p>Council on Environmental Qualit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op-ceq">
            <text:p>eop-ceq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Management and Budget">
            <text:p>Office of Management and Budge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op-omb">
            <text:p>eop-omb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National Drug Control Policy">
            <text:p>Office of National Drug Control Poli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op-ondcp">
            <text:p>eop-ondcp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Science and Technology Policy">
            <text:p>Office of Science and Technology Poli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op-ostp">
            <text:p>eop-ostp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Trade Representative">
            <text:p>US Trade Representativ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op-ustr">
            <text:p>eop-ust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White House">
            <text:p>White Hous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op-white-house">
            <text:p>eop-white-house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Environmental Protection Agency">
            <text:p>Environmental Protection Agen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pa">
            <text:p>ep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Export-Import Bank of the US">
            <text:p>Export-Import Bank of the U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exim">
            <text:p>exim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arm Credit Administration">
            <text:p>Farm Credit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fca">
            <text:p>fc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Communications Commission">
            <text:p>Federal Communications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fcc">
            <text:p>fc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Deposit Insurance Corporation">
            <text:p>Federal Deposit Insurance Corpo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fdic">
            <text:p>fdi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Election Commission">
            <text:p>Federal Election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fec">
            <text:p>fe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Energy Regulatory Commission">
            <text:p>Federal Energy Regulatory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ferc">
            <text:p>fer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Geographic Data Committee">
            <text:p>Federal Geographic Data Committe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fgdc">
            <text:p>fgd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Housing Finance Agency">
            <text:p>Federal Housing Finance Agen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fhfa">
            <text:p>fhf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Labor Relations Authority">
            <text:p>Federal Labor Relations Authorit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flra">
            <text:p>flr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Maritime Commission">
            <text:p>Federal Maritime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fmc">
            <text:p>fm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Mine Safety and Health Review Commission">
            <text:p>Federal Mine Safety and Health Review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fmshrc">
            <text:p>fmshr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Reserve Board">
            <text:p>Federal Reserve Board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frb">
            <text:p>frb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Trade Commission">
            <text:p>Federal Trade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ftc">
            <text:p>ft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Government Printing Office">
            <text:p>Government Printing Off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gpo">
            <text:p>gpo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General Services Administration">
            <text:p>General Services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gsa">
            <text:p>gs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hief Acquisition Officer">
            <text:p>Chief Acquisition Officer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gsa-cao">
            <text:p>gsa-cao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the Chief People Officer">
            <text:p>Office of the Chief People Officer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gsa-cpo">
            <text:p>gsa-cpo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ederal Acquisition Service">
            <text:p>Federal Acquisition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gsa-fas">
            <text:p>gsa-fa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the Chief Financial Officer">
            <text:p>Office of the Chief Financial Officer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gsa-ocfo">
            <text:p>gsa-ocfo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the Chief Information Officer">
            <text:p>Office of the Chief Information Officer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gsa-ocio">
            <text:p>gsa-ocio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Civil Rights">
            <text:p>Office of Civil Right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gsa-ocr">
            <text:p>gsa-oc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Citizen Services and Innovative Technologies">
            <text:p>Office of Citizen Services and Innovative Technologie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gsa-ocsit">
            <text:p>gsa-ocsi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Governmentwide Policy">
            <text:p>Office of Governmentwide Poli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gsa-ogp">
            <text:p>gsa-ogp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Performance Improvement">
            <text:p>Office of Performance Improvemen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gsa-opi">
            <text:p>gsa-opi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Small Business Utilization">
            <text:p>Office of Small Business Utiliz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gsa-osbu">
            <text:p>gsa-osbu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Public Buildings Service">
            <text:p>Public Buildings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gsa-pbs">
            <text:p>gsa-pb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Health and Human Services">
            <text:p>Department of Health and Human Service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hs">
            <text:p>hh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Administration for Children and Families">
            <text:p>Administration for Children and Familie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hs-acf">
            <text:p>hhs-acf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Agency for Healthcare Research and Quality">
            <text:p>Agency for Healthcare Research and Qualit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hs-ahrq">
            <text:p>hhs-ahrq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Administration on Aging">
            <text:p>Administration on Aging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hs-aoa">
            <text:p>hhs-ao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enters for Disease Control and Prevention">
            <text:p>Centers for Disease Control and Preven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hs-cdc">
            <text:p>hhs-cd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Centers for Medicare and Medicaid Services">
            <text:p>Centers for Medicare and Medicaid Service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hs-cms">
            <text:p>hhs-cm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Food and Drug Administration">
            <text:p>US Food and Drug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hs-fda">
            <text:p>hhs-fd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Health Resources and Services Administration">
            <text:p>Health Resources and Services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hs-hrsa">
            <text:p>hhs-hrs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Indian Health Services">
            <text:p>Indian Health Service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hs-ihs">
            <text:p>hhs-ih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Center for Health Statistics">
            <text:p>National Center for Health Statistic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hs-nchs">
            <text:p>hhs-nch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Cancer Institute">
            <text:p>National Cancer Institut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hs-nci">
            <text:p>hhs-nci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Institute on Drug Abuse">
            <text:p>National Institute on Drug Abus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hs-nida">
            <text:p>hhs-nid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Institutes of Health">
            <text:p>National Institutes of Health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hs-nih">
            <text:p>hhs-nih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Library of Medicine">
            <text:p>National Library of Medicin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hs-nlm">
            <text:p>hhs-nlm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ubstance Abuse and Mental Health Services Administration">
            <text:p>Substance Abuse and Mental Health Services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hs-samhsa">
            <text:p>hhs-samhs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Housing and Urban Development">
            <text:p>Department of Housing and Urban Developmen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ud">
            <text:p>hud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Housing">
            <text:p>Office of Housing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hud-oh">
            <text:p>hud-oh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Institute of Museum and Library Services">
            <text:p>Institute of Museum and Library Service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imls">
            <text:p>iml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John F. Kennedy Center for Performing Arts">
            <text:p>John F. Kennedy Center for Performing Art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kennedy-center">
            <text:p>kennedy-cente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illenium Challenge Corporation">
            <text:p>Millenium Challenge Corpo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mcc">
            <text:p>mc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arine Mammal Commission">
            <text:p>Marine Mammal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mmc">
            <text:p>mm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Merit Systems Protection Board">
            <text:p>Merit Systems Protection Board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mspb">
            <text:p>mspb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Archives and Records Administration">
            <text:p>National Archives and Records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nara">
            <text:p>nar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the Federal Register">
            <text:p>Office of the Federal Register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nara-ofr">
            <text:p>nara-of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Aeronautics and Space Administration">
            <text:p>National Aeronautics and Space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nasa">
            <text:p>nas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Capital Planning Commission">
            <text:p>National Capital Planning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ncpc">
            <text:p>ncp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Endowment for the Arts">
            <text:p>National Endowment for the Art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nea">
            <text:p>ne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Endowment for the Humanities">
            <text:p>National Endowment for the Humanitie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neh">
            <text:p>neh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Gallery of Art">
            <text:p>National Gallery of Ar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nga">
            <text:p>ng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Indian Gaming Commission">
            <text:p>National Indian Gaming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nigc">
            <text:p>nig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Institutes of Health">
            <text:p>National Institutes of Health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nih">
            <text:p>nih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Labor Relations Board">
            <text:p>National Labor Relations Board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nlrb">
            <text:p>nlrb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Mediation Board">
            <text:p>National Mediation Board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nmb">
            <text:p>nmb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uclear Regulatory Commission">
            <text:p>Nuclear Regulatory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nrc">
            <text:p>nr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Science Foundation">
            <text:p>National Science Found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nsf">
            <text:p>nsf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Transportation Safety Board">
            <text:p>National Transportation Safety Board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ntsb">
            <text:p>ntsb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uclear Waste Technical Review Board">
            <text:p>Nuclear Waste Technical Review Board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nwtrb">
            <text:p>nwtrb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Government Ethics">
            <text:p>Office of Government Ethic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oge">
            <text:p>oge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Navajo and Hopi Indian Relocation">
            <text:p>Office of Navajo and Hopi Indian Reloc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onhir">
            <text:p>onhi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verseas Private Investment Corporation">
            <text:p>Overseas Private Investment Corpo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opic">
            <text:p>opi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Personnel Management">
            <text:p>Office of Personnel Managemen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opm">
            <text:p>opm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Office of the Special Counsel">
            <text:p>US Office of the Special Counsel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osc">
            <text:p>os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ccupational Safety and Health Review Commission">
            <text:p>Occupational Safety and Health Review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oshrc">
            <text:p>oshr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Pension Benefit Guaranty Corporation">
            <text:p>Pension Benefit Guaranty Corpo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pbgc">
            <text:p>pbg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Peace Corps">
            <text:p>US Peace Corp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peace-corps">
            <text:p>peace-corp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Postal Regulatory Commission">
            <text:p>Postal Regulatory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prc">
            <text:p>pr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Railroad Retirement Board">
            <text:p>Railroad Retirement Board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rrb">
            <text:p>rrb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mall Business Administration">
            <text:p>Small Business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sba">
            <text:p>sb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ecurities and Exchange Commission">
            <text:p>Securities and Exchange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sec">
            <text:p>se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mithsonian Institution">
            <text:p>Smithsonian Institu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si">
            <text:p>si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ocial Security Administration">
            <text:p>Social Security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ssa">
            <text:p>ss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Selective Service System">
            <text:p>Selective Service System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sss">
            <text:p>ss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State">
            <text:p>Department of Stat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state">
            <text:p>state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rganisation for Economic Cooperation and Development">
            <text:p>Organisation for Economic Cooperation and Developmen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state-oecd">
            <text:p>state-oecd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the Treasury">
            <text:p>Department of the Treasur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">
            <text:p>trea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ureau of Engraving and Printing">
            <text:p>Bureau of Engraving and Printing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-bep">
            <text:p>treas-bep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ureau of the Public Debt">
            <text:p>Bureau of the Public Deb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-bpd">
            <text:p>treas-bpd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omestic Finance">
            <text:p>Domestic Finan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-df">
            <text:p>treas-df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al Offices">
            <text:p>Departmental Office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-do">
            <text:p>treas-do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Economic Policy">
            <text:p>Economic Poli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-ep">
            <text:p>treas-ep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inancial Crimes Enforcement Network">
            <text:p>Financial Crimes Enforcement Network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-fincen">
            <text:p>treas-fincen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inancial Management Service">
            <text:p>Financial Management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-fms">
            <text:p>treas-fm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HRConnect">
            <text:p>HRConnec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-hrc">
            <text:p>treas-hr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Internal Revenue Service">
            <text:p>Internal Revenue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-irs">
            <text:p>treas-ir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nited States Mint">
            <text:p>United States Min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-mint">
            <text:p>treas-min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the Comptroller of the Currency">
            <text:p>Office of the Comptroller of the Curren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-occ">
            <text:p>treas-oc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Thrift Supervision">
            <text:p>Office of Thrift Supervi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-ots">
            <text:p>treas-ot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Privacy, Transparency, Records">
            <text:p>Privacy, Transparency, Record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-ptr">
            <text:p>treas-pt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Treasury Inspector General for Tax Administration">
            <text:p>Treasury Inspector General for Tax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-tigta">
            <text:p>treas-tigt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Tax Policy">
            <text:p>Tax Poli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-tp">
            <text:p>treas-tp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The Alcohol and Tobacco Tax and Trade Bureau">
            <text:p>The Alcohol and Tobacco Tax and Trade Bureau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reas-ttb">
            <text:p>treas-ttb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Tennessee Valley Authority">
            <text:p>Tennessee Valley Authorit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tva">
            <text:p>tv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Agency for International Development">
            <text:p>US Agency for International Developmen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aid">
            <text:p>usaid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Agriculture">
            <text:p>Department of Agricultur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">
            <text:p>usd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Agricultural Marketing Service">
            <text:p>Agricultural Marketing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ams">
            <text:p>usda-am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Animal and Plant Health Inspection Service">
            <text:p>Animal and Plant Health Inspection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aphis">
            <text:p>usda-aphi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Agricultural Research Service">
            <text:p>Agricultural Research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ars">
            <text:p>usda-ar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Assistant Secretary for Civil Rights">
            <text:p>Office of Assistant Secretary for Civil Right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ascr">
            <text:p>usda-ascr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al Management">
            <text:p>Departmental Managemen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dm">
            <text:p>usda-dm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Economic Research Service">
            <text:p>Economic Research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ers">
            <text:p>usda-er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oreign Agricultural Service">
            <text:p>Foreign Agricultural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fas">
            <text:p>usda-fa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ood and Nutrition Service">
            <text:p>Food and Nutrition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fns">
            <text:p>usda-fn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Forest Service">
            <text:p>US Forest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fs">
            <text:p>usda-f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arm Service Agency">
            <text:p>Farm Service Agen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fsa">
            <text:p>usda-fs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Food Safety and Inspection Service">
            <text:p>Food Safety and Inspection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fsis">
            <text:p>usda-fsi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Grain Inspection, Packers, and Stockyard Administration">
            <text:p>Grain Inspection, Packers, and Stockyard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gipsa">
            <text:p>usda-gips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Appeals Division">
            <text:p>National Appeals Divi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nad">
            <text:p>usda-nad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Agricultural Statistics Service">
            <text:p>National Agricultural Statistics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nass">
            <text:p>usda-nas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Institute of Food and Agriculture">
            <text:p>National Institute of Food and Agricultur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nifa">
            <text:p>usda-nif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ural Resources Conservation Service">
            <text:p>Natural Resources Conservation Servi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nrcs">
            <text:p>usda-nrc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Budget and Program Analysis">
            <text:p>Office of Budget and Program Analysi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obpa">
            <text:p>usda-obp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Communications">
            <text:p>Office of Communication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oc">
            <text:p>usda-o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the Chief Economist">
            <text:p>Office of the Chief Economis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oce">
            <text:p>usda-oce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Chief Financial Officer-Financial Systems">
            <text:p>Office of Chief Financial Officer-Financial System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ocfo-fs">
            <text:p>usda-ocfo-f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Chief Financial Officer-National Finance">
            <text:p>Office of Chief Financial Officer-National Finan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ocfo-nf">
            <text:p>usda-ocfo-nf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the Chief Information Officer">
            <text:p>Office of the Chief Information Officer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ocio">
            <text:p>usda-ocio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Executive Secretary">
            <text:p>Office of Executive Secretar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oes">
            <text:p>usda-oes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the General Council">
            <text:p>Office of the General Council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ogc">
            <text:p>usda-og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Rural Development">
            <text:p>Rural Developmen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rd">
            <text:p>usda-rd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Risk Management Agency">
            <text:p>Risk Management Agen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da-rma">
            <text:p>usda-rm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Holocaust Memorial Museum">
            <text:p>US Holocaust Memorial Museum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hmm">
            <text:p>ushmm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Institute of Peace">
            <text:p>US Institute of Peace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ip">
            <text:p>usip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International Trade Commission">
            <text:p>US International Trade Commiss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itc">
            <text:p>usitc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US Trade and Development Agency">
            <text:p>US Trade and Development Agenc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ustda">
            <text:p>ustd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Department of Veterans Affairs">
            <text:p>Department of Veterans Affair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va">
            <text:p>v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Board of Veterans' Appeals">
            <text:p>Board of Veterans' Appeals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va-bva">
            <text:p>va-bv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National Cemetery Administration">
            <text:p>National Cemetery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va-nca">
            <text:p>va-nc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Information Technology">
            <text:p>Office of Information Technology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va-oit">
            <text:p>va-oit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Management">
            <text:p>Office of Management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va-om">
            <text:p>va-om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Office of Policy and Planning">
            <text:p>Office of Policy and Planning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va-opp">
            <text:p>va-opp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Veterans Benefits Administration">
            <text:p>Veterans Benefits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va-vba">
            <text:p>va-vba</text:p>
          </table:table-cell>
          <table:table-cell table:number-columns-repeated="253" table:style-name="ACE-0x20553c8"/>
        </table:table-row>
        <table:table-row table:style-name="AROW-1">
          <table:table-cell table:style-name="ACE-0x20553c8" office:value-type="string" office:string-value="Veterans Health Administration">
            <text:p>Veterans Health Administration</text:p>
          </table:table-cell>
          <table:table-cell table:style-name="ACE-0x20553c8" office:value-type="string" office:string-value="Federal Government">
            <text:p>Federal Government</text:p>
          </table:table-cell>
          <table:table-cell table:style-name="ACE-0x20553c8" office:value-type="string" office:string-value="va-vha">
            <text:p>va-vha</text:p>
          </table:table-cell>
          <table:table-cell table:number-columns-repeated="253" table:style-name="ACE-0x20553c8"/>
        </table:table-row>
        <table:table-row table:style-name="AROW-0">
          <table:table-cell table:number-columns-repeated="256" table:style-name="ACE-0x20553c8"/>
        </table:table-row>
        <table:table-row table:style-name="AROW-0" table:number-rows-repeated="64932">
          <table:table-cell table:number-columns-repeated="256" table:style-name="ACE-0x20553c8"/>
        </table:table-row>
        <table:named-expressions>
          <table:named-expression table:name="Print_Area" table:expression="of:=#REF!" table:base-cell-address="$'Sheet4'.$A$1"/>
          <table:named-expression table:name="Sheet_Title" table:expression="of:=&quot;Sheet4&quot;" table:base-cell-address="$'Sheet4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2020a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1fe41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20071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28516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2f84f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1f4c210" style:display-name="Sheet1" style:page-layout-name="pl-0x2020a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f4c400" style:display-name="Sheet2" style:page-layout-name="pl-0x1fe41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f4c5f0" style:display-name="Sheet3" style:page-layout-name="pl-0x20071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f4c9d0" style:display-name="Sheet5" style:page-layout-name="pl-0x28516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f4c7e0" style:display-name="Sheet4" style:page-layout-name="pl-0x2f84f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1-10T17:09:02Z</dc:date>
    <meta:creation-date>2013-01-09T11:36:43Z</meta:creation-date>
    <meta:generator>gnumeric/1.10.17</meta:generator>
  </office:meta>
</office:document-meta>
</file>